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7.094cm" table:align="left"/>
    </style:style>
    <style:style style:name="Tableau1.A" style:family="table-column">
      <style:table-column-properties style:column-width="1.289cm"/>
    </style:style>
    <style:style style:name="Tableau1.B" style:family="table-column">
      <style:table-column-properties style:column-width="5.805cm"/>
    </style:style>
    <style:style style:name="Tableau1.A1" style:family="table-cell">
      <style:table-cell-properties style:vertical-align="middle" fo:padding="0.049cm" fo:border="none"/>
    </style:style>
    <style:style style:name="Tableau2" style:family="table">
      <style:table-properties style:width="5.549cm" table:align="left"/>
    </style:style>
    <style:style style:name="Tableau2.A" style:family="table-column">
      <style:table-column-properties style:column-width="1.782cm"/>
    </style:style>
    <style:style style:name="Tableau2.B" style:family="table-column">
      <style:table-column-properties style:column-width="3.768cm"/>
    </style:style>
    <style:style style:name="Tableau2.A1" style:family="table-cell">
      <style:table-cell-properties style:vertical-align="middle" fo:padding="0.049cm" fo:border="none"/>
    </style:style>
    <style:style style:name="Tableau3" style:family="table">
      <style:table-properties style:width="13.564cm" table:align="left"/>
    </style:style>
    <style:style style:name="Tableau3.A" style:family="table-column">
      <style:table-column-properties style:column-width="3.302cm"/>
    </style:style>
    <style:style style:name="Tableau3.B" style:family="table-column">
      <style:table-column-properties style:column-width="3.126cm"/>
    </style:style>
    <style:style style:name="Tableau3.C" style:family="table-column">
      <style:table-column-properties style:column-width="2.695cm"/>
    </style:style>
    <style:style style:name="Tableau3.D" style:family="table-column">
      <style:table-column-properties style:column-width="4.441cm"/>
    </style:style>
    <style:style style:name="Tableau3.A1" style:family="table-cell">
      <style:table-cell-properties style:vertical-align="middle" fo:padding="0.049cm" fo:border="none"/>
    </style:style>
    <style:style style:name="Tableau4" style:family="table">
      <style:table-properties style:width="3.022cm" table:align="left"/>
    </style:style>
    <style:style style:name="Tableau4.A" style:family="table-column">
      <style:table-column-properties style:column-width="0.399cm"/>
    </style:style>
    <style:style style:name="Tableau4.B" style:family="table-column">
      <style:table-column-properties style:column-width="0.372cm"/>
    </style:style>
    <style:style style:name="Tableau4.D" style:family="table-column">
      <style:table-column-properties style:column-width="0.293cm"/>
    </style:style>
    <style:style style:name="Tableau4.H" style:family="table-column">
      <style:table-column-properties style:column-width="0.549cm"/>
    </style:style>
    <style:style style:name="Tableau4.A1" style:family="table-cell">
      <style:table-cell-properties style:vertical-align="middle" fo:padding="0.049cm" fo:border="none"/>
    </style:style>
    <style:style style:name="Tableau5" style:family="table">
      <style:table-properties style:width="4.927cm" table:align="left"/>
    </style:style>
    <style:style style:name="Tableau5.A" style:family="table-column">
      <style:table-column-properties style:column-width="0.399cm"/>
    </style:style>
    <style:style style:name="Tableau5.B" style:family="table-column">
      <style:table-column-properties style:column-width="0.346cm"/>
    </style:style>
    <style:style style:name="Tableau5.C" style:family="table-column">
      <style:table-column-properties style:column-width="0.319cm"/>
    </style:style>
    <style:style style:name="Tableau5.D" style:family="table-column">
      <style:table-column-properties style:column-width="0.231cm"/>
    </style:style>
    <style:style style:name="Tableau5.E" style:family="table-column">
      <style:table-column-properties style:column-width="0.372cm"/>
    </style:style>
    <style:style style:name="Tableau5.F" style:family="table-column">
      <style:table-column-properties style:column-width="0.293cm"/>
    </style:style>
    <style:style style:name="Tableau5.J" style:family="table-column">
      <style:table-column-properties style:column-width="0.469cm"/>
    </style:style>
    <style:style style:name="Tableau5.M" style:family="table-column">
      <style:table-column-properties style:column-width="0.549cm"/>
    </style:style>
    <style:style style:name="Tableau5.A1" style:family="table-cell">
      <style:table-cell-properties style:vertical-align="middle" fo:padding="0.049cm" fo:border="none"/>
    </style:style>
    <style:style style:name="Tableau6" style:family="table">
      <style:table-properties style:width="5.015cm" table:align="left"/>
    </style:style>
    <style:style style:name="Tableau6.A" style:family="table-column">
      <style:table-column-properties style:column-width="1.591cm"/>
    </style:style>
    <style:style style:name="Tableau6.B" style:family="table-column">
      <style:table-column-properties style:column-width="1.575cm"/>
    </style:style>
    <style:style style:name="Tableau6.C" style:family="table-column">
      <style:table-column-properties style:column-width="1.849cm"/>
    </style:style>
    <style:style style:name="Tableau6.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au6.C1" style:family="table-cell">
      <style:table-cell-properties style:vertical-align="middle" style:border-line-width="0.002cm 0.035cm 0.002cm" fo:padding="0.049cm" fo:border="0.05pt double #808080"/>
    </style:style>
    <style:style style:name="Tableau6.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au6.C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au7" style:family="table">
      <style:table-properties style:width="18.089cm" table:align="left"/>
    </style:style>
    <style:style style:name="Tableau7.A" style:family="table-column">
      <style:table-column-properties style:column-width="1.512cm"/>
    </style:style>
    <style:style style:name="Tableau7.B" style:family="table-column">
      <style:table-column-properties style:column-width="0.935cm"/>
    </style:style>
    <style:style style:name="Tableau7.C" style:family="table-column">
      <style:table-column-properties style:column-width="1.342cm"/>
    </style:style>
    <style:style style:name="Tableau7.D" style:family="table-column">
      <style:table-column-properties style:column-width="1.651cm"/>
    </style:style>
    <style:style style:name="Tableau7.E" style:family="table-column">
      <style:table-column-properties style:column-width="2.339cm"/>
    </style:style>
    <style:style style:name="Tableau7.F" style:family="table-column">
      <style:table-column-properties style:column-width="2.122cm"/>
    </style:style>
    <style:style style:name="Tableau7.I" style:family="table-column">
      <style:table-column-properties style:column-width="1.57cm"/>
    </style:style>
    <style:style style:name="Tableau7.J" style:family="table-column">
      <style:table-column-properties style:column-width="1.741cm"/>
    </style:style>
    <style:style style:name="Tableau7.K" style:family="table-column">
      <style:table-column-properties style:column-width="1.575cm"/>
    </style:style>
    <style:style style:name="Tableau7.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1.933cm"/>
    </style:style>
    <style:style style:name="Tableau8.B" style:family="table-column">
      <style:table-column-properties style:column-width="6.683cm"/>
    </style:style>
    <style:style style:name="Tableau8.C" style:family="table-column">
      <style:table-column-properties style:column-width="1.819cm"/>
    </style:style>
    <style:style style:name="Tableau8.D" style:family="table-column">
      <style:table-column-properties style:column-width="6.565cm"/>
    </style:style>
    <style:style style:name="Tableau8.A1" style:family="table-cell">
      <style:table-cell-properties style:vertical-align="middle" fo:padding="0.049cm" fo:border="none"/>
    </style:style>
    <style:style style:name="Tableau9" style:family="table">
      <style:table-properties style:width="9.447cm" table:align="left"/>
    </style:style>
    <style:style style:name="Tableau9.A" style:family="table-column">
      <style:table-column-properties style:column-width="0.743cm"/>
    </style:style>
    <style:style style:name="Tableau9.B" style:family="table-column">
      <style:table-column-properties style:column-width="0.557cm"/>
    </style:style>
    <style:style style:name="Tableau9.E" style:family="table-column">
      <style:table-column-properties style:column-width="0.478cm"/>
    </style:style>
    <style:style style:name="Tableau9.F" style:family="table-column">
      <style:table-column-properties style:column-width="0.663cm"/>
    </style:style>
    <style:style style:name="Tableau9.G" style:family="table-column">
      <style:table-column-properties style:column-width="0.637cm"/>
    </style:style>
    <style:style style:name="Tableau9.H" style:family="table-column">
      <style:table-column-properties style:column-width="0.531cm"/>
    </style:style>
    <style:style style:name="Tableau9.I" style:family="table-column">
      <style:table-column-properties style:column-width="0.788cm"/>
    </style:style>
    <style:style style:name="Tableau9.J" style:family="table-column">
      <style:table-column-properties style:column-width="1.027cm"/>
    </style:style>
    <style:style style:name="Tableau9.L" style:family="table-column">
      <style:table-column-properties style:column-width="2.166cm"/>
    </style:style>
    <style:style style:name="Tableau9.A1" style:family="table-cell">
      <style:table-cell-properties style:vertical-align="middle" fo:padding="0.049cm" fo:border="none"/>
    </style:style>
    <style:style style:name="Tableau10" style:family="table">
      <style:table-properties style:width="15.118cm" table:align="left"/>
    </style:style>
    <style:style style:name="Tableau10.A" style:family="table-column">
      <style:table-column-properties style:column-width="1.591cm"/>
    </style:style>
    <style:style style:name="Tableau10.B" style:family="table-column">
      <style:table-column-properties style:column-width="4.06cm"/>
    </style:style>
    <style:style style:name="Tableau10.C" style:family="table-column">
      <style:table-column-properties style:column-width="5.29cm"/>
    </style:style>
    <style:style style:name="Tableau10.D" style:family="table-column">
      <style:table-column-properties style:column-width="4.177cm"/>
    </style:style>
    <style:style style:name="Tableau10.A1" style:family="table-cell">
      <style:table-cell-properties style:vertical-align="middle" fo:padding="0.049cm" fo:border="none"/>
    </style:style>
    <style:style style:name="Tableau11" style:family="table">
      <style:table-properties style:width="11.296cm" table:align="left"/>
    </style:style>
    <style:style style:name="Tableau11.A" style:family="table-column">
      <style:table-column-properties style:column-width="1.591cm"/>
    </style:style>
    <style:style style:name="Tableau11.B" style:family="table-column">
      <style:table-column-properties style:column-width="1.582cm"/>
    </style:style>
    <style:style style:name="Tableau11.C" style:family="table-column">
      <style:table-column-properties style:column-width="2.489cm"/>
    </style:style>
    <style:style style:name="Tableau11.D" style:family="table-column">
      <style:table-column-properties style:column-width="2.637cm"/>
    </style:style>
    <style:style style:name="Tableau11.E" style:family="table-column">
      <style:table-column-properties style:column-width="2.997cm"/>
    </style:style>
    <style:style style:name="Tableau11.A1" style:family="table-cell">
      <style:table-cell-properties style:vertical-align="middle" fo:padding="0.049cm" fo:border="none"/>
    </style:style>
    <style:style style:name="Tableau12" style:family="table">
      <style:table-properties style:width="3.189cm" table:align="left"/>
    </style:style>
    <style:style style:name="Tableau12.A" style:family="table-column">
      <style:table-column-properties style:column-width="1.591cm"/>
    </style:style>
    <style:style style:name="Tableau12.B" style:family="table-column">
      <style:table-column-properties style:column-width="1.598cm"/>
    </style:style>
    <style:style style:name="Tableau12.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2.845cm"/>
    </style:style>
    <style:style style:name="Tableau13.B" style:family="table-column">
      <style:table-column-properties style:column-width="2.462cm"/>
    </style:style>
    <style:style style:name="Tableau13.C" style:family="table-column">
      <style:table-column-properties style:column-width="5.211cm"/>
    </style:style>
    <style:style style:name="Tableau13.D" style:family="table-column">
      <style:table-column-properties style:column-width="6.482cm"/>
    </style:style>
    <style:style style:name="Tableau13.A1" style:family="table-cell">
      <style:table-cell-properties style:vertical-align="middle" fo:padding="0.049cm" fo:border="none"/>
    </style:style>
    <style:style style:name="Tableau14" style:family="table">
      <style:table-properties style:width="3.577cm" table:align="left"/>
    </style:style>
    <style:style style:name="Tableau14.A" style:family="table-column">
      <style:table-column-properties style:column-width="1.591cm"/>
    </style:style>
    <style:style style:name="Tableau14.B" style:family="table-column">
      <style:table-column-properties style:column-width="1.986cm"/>
    </style:style>
    <style:style style:name="Tableau14.A1" style:family="table-cell">
      <style:table-cell-properties style:vertical-align="middle" fo:padding="0.049cm" fo:border="none"/>
    </style:style>
    <style:style style:name="Tableau15" style:family="table">
      <style:table-properties style:width="14.153cm" table:align="left"/>
    </style:style>
    <style:style style:name="Tableau15.A" style:family="table-column">
      <style:table-column-properties style:column-width="3.657cm"/>
    </style:style>
    <style:style style:name="Tableau15.B" style:family="table-column">
      <style:table-column-properties style:column-width="1.771cm"/>
    </style:style>
    <style:style style:name="Tableau15.C" style:family="table-column">
      <style:table-column-properties style:column-width="2.383cm"/>
    </style:style>
    <style:style style:name="Tableau15.D" style:family="table-column">
      <style:table-column-properties style:column-width="1.748cm"/>
    </style:style>
    <style:style style:name="Tableau15.E" style:family="table-column">
      <style:table-column-properties style:column-width="1.529cm"/>
    </style:style>
    <style:style style:name="Tableau15.G" style:family="table-column">
      <style:table-column-properties style:column-width="1.536cm"/>
    </style:style>
    <style:style style:name="Tableau15.A1" style:family="table-cell">
      <style:table-cell-properties style:vertical-align="middle" fo:padding="0.049cm" fo:border="none"/>
    </style:style>
    <style:style style:name="Tableau16" style:family="table">
      <style:table-properties style:width="15.72cm" table:align="left"/>
    </style:style>
    <style:style style:name="Tableau16.A" style:family="table-column">
      <style:table-column-properties style:column-width="3.657cm"/>
    </style:style>
    <style:style style:name="Tableau16.B" style:family="table-column">
      <style:table-column-properties style:column-width="2.171cm"/>
    </style:style>
    <style:style style:name="Tableau16.C" style:family="table-column">
      <style:table-column-properties style:column-width="2.383cm"/>
    </style:style>
    <style:style style:name="Tableau16.D" style:family="table-column">
      <style:table-column-properties style:column-width="1.529cm"/>
    </style:style>
    <style:style style:name="Tableau16.F" style:family="table-column">
      <style:table-column-properties style:column-width="0.822cm"/>
    </style:style>
    <style:style style:name="Tableau16.G" style:family="table-column">
      <style:table-column-properties style:column-width="1.88cm"/>
    </style:style>
    <style:style style:name="Tableau16.H" style:family="table-column">
      <style:table-column-properties style:column-width="1.748cm"/>
    </style:style>
    <style:style style:name="Tableau16.A1" style:family="table-cell">
      <style:table-cell-properties style:vertical-align="middle" fo:padding="0.049cm" fo:border="none"/>
    </style:style>
    <style:style style:name="Tableau17" style:family="table">
      <style:table-properties style:width="9.862cm" table:align="left"/>
    </style:style>
    <style:style style:name="Tableau17.A" style:family="table-column">
      <style:table-column-properties style:column-width="7.347cm"/>
    </style:style>
    <style:style style:name="Tableau17.B" style:family="table-column">
      <style:table-column-properties style:column-width="2.515cm"/>
    </style:style>
    <style:style style:name="Tableau17.A1" style:family="table-cell">
      <style:table-cell-properties style:vertical-align="middle" fo:padding="0.049cm" fo:border="none"/>
    </style:style>
    <style:style style:name="Tableau18" style:family="table">
      <style:table-properties style:width="9.523cm" table:align="left"/>
    </style:style>
    <style:style style:name="Tableau18.A" style:family="table-column">
      <style:table-column-properties style:column-width="6.976cm"/>
    </style:style>
    <style:style style:name="Tableau18.B" style:family="table-column">
      <style:table-column-properties style:column-width="2.547cm"/>
    </style:style>
    <style:style style:name="Tableau18.A1" style:family="table-cell">
      <style:table-cell-properties style:vertical-align="middle" fo:padding="0.049cm" fo:border="none"/>
    </style:style>
    <style:style style:name="Tableau19" style:family="table">
      <style:table-properties style:width="10.709cm" table:align="left"/>
    </style:style>
    <style:style style:name="Tableau19.A" style:family="table-column">
      <style:table-column-properties style:column-width="7.654cm"/>
    </style:style>
    <style:style style:name="Tableau19.B" style:family="table-column">
      <style:table-column-properties style:column-width="3.055cm"/>
    </style:style>
    <style:style style:name="Tableau19.A1" style:family="table-cell">
      <style:table-cell-properties style:vertical-align="middle" fo:padding="0.049cm" fo:border="none"/>
    </style:style>
    <style:style style:name="Tableau20" style:family="table">
      <style:table-properties style:width="9.523cm" table:align="left"/>
    </style:style>
    <style:style style:name="Tableau20.A" style:family="table-column">
      <style:table-column-properties style:column-width="6.484cm"/>
    </style:style>
    <style:style style:name="Tableau20.B" style:family="table-column">
      <style:table-column-properties style:column-width="3.039cm"/>
    </style:style>
    <style:style style:name="Tableau20.A1" style:family="table-cell">
      <style:table-cell-properties style:vertical-align="middle" fo:padding="0.049cm" fo:border="none"/>
    </style:style>
    <style:style style:name="Tableau21" style:family="table">
      <style:table-properties style:width="5.161cm" table:align="left"/>
    </style:style>
    <style:style style:name="Tableau21.A" style:family="table-column">
      <style:table-column-properties style:column-width="5.161cm"/>
    </style:style>
    <style:style style:name="Tableau21.A1" style:family="table-cell">
      <style:table-cell-properties style:vertical-align="middle" fo:padding="0.049cm" fo:border="none"/>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fo:text-align="end" style:justify-single-word="false"/>
      <style:text-properties style:font-name="Courier 10 Pitch" fo:font-size="10pt" fo:font-weight="bold" style:font-size-asian="10pt" style:font-weight-asian="bold" style:font-size-complex="10pt" style:font-weight-complex="bold"/>
    </style:style>
    <style:style style:name="P5" style:family="paragraph" style:parent-style-name="Text_20_body">
      <style:paragraph-properties fo:margin-top="0cm" fo:margin-bottom="0cm"/>
      <style:text-properties fo:font-size="12pt" style:font-size-asian="12pt" style:font-size-complex="12pt"/>
    </style:style>
    <style:style style:name="P6" style:family="paragraph" style:parent-style-name="Text_20_body">
      <style:paragraph-properties fo:margin-top="0cm" fo:margin-bottom="0cm" fo:text-align="end" style:justify-single-word="false"/>
      <style:text-properties fo:font-size="12pt" fo:font-style="italic" style:font-size-asian="12pt" style:font-style-asian="italic" style:font-size-complex="12pt" style:font-style-complex="italic"/>
    </style:style>
    <style:style style:name="P7" style:family="paragraph" style:parent-style-name="Heading_20_1">
      <style:paragraph-properties fo:text-align="center" style:justify-single-word="false"/>
    </style:style>
    <style:style style:name="P8" style:family="paragraph" style:parent-style-name="Standard">
      <style:paragraph-properties fo:break-before="page"/>
    </style:style>
    <style:style style:name="P9" style:family="paragraph" style:parent-style-name="Text_20_body">
      <style:text-properties fo:font-weight="bold"/>
    </style:style>
    <style:style style:name="P10" style:family="paragraph" style:parent-style-name="Text_20_body" style:list-style-name="L111"/>
    <style:style style:name="P11" style:family="paragraph" style:parent-style-name="Text_20_body" style:list-style-name="L112"/>
    <style:style style:name="P12" style:family="paragraph" style:parent-style-name="Text_20_body" style:list-style-name="L113"/>
    <style:style style:name="P13" style:family="paragraph" style:parent-style-name="Text_20_body" style:list-style-name="L114"/>
    <style:style style:name="P14" style:family="paragraph" style:parent-style-name="Text_20_body" style:list-style-name="L115"/>
    <style:style style:name="P15" style:family="paragraph" style:parent-style-name="Text_20_body" style:list-style-name="L116"/>
    <style:style style:name="P16" style:family="paragraph" style:parent-style-name="Text_20_body" style:list-style-name="L117"/>
    <style:style style:name="P17" style:family="paragraph" style:parent-style-name="Text_20_body" style:list-style-name="L118"/>
    <style:style style:name="P18" style:family="paragraph" style:parent-style-name="Text_20_body" style:list-style-name="L119"/>
    <style:style style:name="P19" style:family="paragraph" style:parent-style-name="Text_20_body" style:list-style-name="L120"/>
    <style:style style:name="P20" style:family="paragraph" style:parent-style-name="Text_20_body" style:list-style-name="L121"/>
    <style:style style:name="P21" style:family="paragraph" style:parent-style-name="Text_20_body" style:list-style-name="L122"/>
    <style:style style:name="P22" style:family="paragraph" style:parent-style-name="Text_20_body" style:list-style-name="L123"/>
    <style:style style:name="P23" style:family="paragraph" style:parent-style-name="Text_20_body" style:list-style-name="L124"/>
    <style:style style:name="P24" style:family="paragraph" style:parent-style-name="Text_20_body" style:list-style-name="L125"/>
    <style:style style:name="P25" style:family="paragraph" style:parent-style-name="Text_20_body" style:list-style-name="L126"/>
    <style:style style:name="P26" style:family="paragraph" style:parent-style-name="Text_20_body" style:list-style-name="L127"/>
    <style:style style:name="P27" style:family="paragraph" style:parent-style-name="Text_20_body" style:list-style-name="L128"/>
    <style:style style:name="P28" style:family="paragraph" style:parent-style-name="Text_20_body" style:list-style-name="L129"/>
    <style:style style:name="P29" style:family="paragraph" style:parent-style-name="Text_20_body" style:list-style-name="L130"/>
    <style:style style:name="P30" style:family="paragraph" style:parent-style-name="Text_20_body" style:list-style-name="L131"/>
    <style:style style:name="P31" style:family="paragraph" style:parent-style-name="Text_20_body" style:list-style-name="L132"/>
    <style:style style:name="P32" style:family="paragraph" style:parent-style-name="Text_20_body" style:list-style-name="L133"/>
    <style:style style:name="P33" style:family="paragraph" style:parent-style-name="Text_20_body" style:list-style-name="L134"/>
    <style:style style:name="P34" style:family="paragraph" style:parent-style-name="Text_20_body" style:list-style-name="L135"/>
    <style:style style:name="P35" style:family="paragraph" style:parent-style-name="Text_20_body" style:list-style-name="L136"/>
    <style:style style:name="P36" style:family="paragraph" style:parent-style-name="Text_20_body" style:list-style-name="L137"/>
    <style:style style:name="P37" style:family="paragraph" style:parent-style-name="Text_20_body" style:list-style-name="L138"/>
    <style:style style:name="P38" style:family="paragraph" style:parent-style-name="Text_20_body" style:list-style-name="L139"/>
    <style:style style:name="P39" style:family="paragraph" style:parent-style-name="Text_20_body" style:list-style-name="L140"/>
    <style:style style:name="P40" style:family="paragraph" style:parent-style-name="Text_20_body" style:list-style-name="L141"/>
    <style:style style:name="P41" style:family="paragraph" style:parent-style-name="Text_20_body" style:list-style-name="L142"/>
    <style:style style:name="P42" style:family="paragraph" style:parent-style-name="Text_20_body" style:list-style-name="L143"/>
    <style:style style:name="P43" style:family="paragraph" style:parent-style-name="Text_20_body" style:list-style-name="L144"/>
    <style:style style:name="P44" style:family="paragraph" style:parent-style-name="Text_20_body" style:list-style-name="L145"/>
    <style:style style:name="P45" style:family="paragraph" style:parent-style-name="Text_20_body" style:list-style-name="L146"/>
    <style:style style:name="P46" style:family="paragraph" style:parent-style-name="Text_20_body" style:list-style-name="L147"/>
    <style:style style:name="P47" style:family="paragraph" style:parent-style-name="Text_20_body" style:list-style-name="L148"/>
    <style:style style:name="P48" style:family="paragraph" style:parent-style-name="Text_20_body" style:list-style-name="L149"/>
    <style:style style:name="P49" style:family="paragraph" style:parent-style-name="Text_20_body" style:list-style-name="L150"/>
    <style:style style:name="P50" style:family="paragraph" style:parent-style-name="Text_20_body" style:list-style-name="L151"/>
    <style:style style:name="P51" style:family="paragraph" style:parent-style-name="Text_20_body" style:list-style-name="L152"/>
    <style:style style:name="P52" style:family="paragraph" style:parent-style-name="Text_20_body" style:list-style-name="L153"/>
    <style:style style:name="P53" style:family="paragraph" style:parent-style-name="Text_20_body" style:list-style-name="L154"/>
    <style:style style:name="P54" style:family="paragraph" style:parent-style-name="Text_20_body" style:list-style-name="L155"/>
    <style:style style:name="P55" style:family="paragraph" style:parent-style-name="Text_20_body" style:list-style-name="L156"/>
    <style:style style:name="P56" style:family="paragraph" style:parent-style-name="Text_20_body" style:list-style-name="L157"/>
    <style:style style:name="P57" style:family="paragraph" style:parent-style-name="Text_20_body" style:list-style-name="L158"/>
    <style:style style:name="P58" style:family="paragraph" style:parent-style-name="Text_20_body" style:list-style-name="L159"/>
    <style:style style:name="P59" style:family="paragraph" style:parent-style-name="Text_20_body" style:list-style-name="L160"/>
    <style:style style:name="P60" style:family="paragraph" style:parent-style-name="Text_20_body" style:list-style-name="L161"/>
    <style:style style:name="P61" style:family="paragraph" style:parent-style-name="Text_20_body" style:list-style-name="L162"/>
    <style:style style:name="P62" style:family="paragraph" style:parent-style-name="Text_20_body" style:list-style-name="L163"/>
    <style:style style:name="P63" style:family="paragraph" style:parent-style-name="Text_20_body" style:list-style-name="L164"/>
    <style:style style:name="P64" style:family="paragraph" style:parent-style-name="Text_20_body" style:list-style-name="L165"/>
    <style:style style:name="P65" style:family="paragraph" style:parent-style-name="Text_20_body" style:list-style-name="L166"/>
    <style:style style:name="P66" style:family="paragraph" style:parent-style-name="Text_20_body" style:list-style-name="L167"/>
    <style:style style:name="P67" style:family="paragraph" style:parent-style-name="Text_20_body" style:list-style-name="L168"/>
    <style:style style:name="P68" style:family="paragraph" style:parent-style-name="Text_20_body" style:list-style-name="L169"/>
    <style:style style:name="P69" style:family="paragraph" style:parent-style-name="Text_20_body" style:list-style-name="L170"/>
    <style:style style:name="P70" style:family="paragraph" style:parent-style-name="Text_20_body" style:list-style-name="L171"/>
    <style:style style:name="P71" style:family="paragraph" style:parent-style-name="Text_20_body" style:list-style-name="L172"/>
    <style:style style:name="P72" style:family="paragraph" style:parent-style-name="Text_20_body" style:list-style-name="L173"/>
    <style:style style:name="P73" style:family="paragraph" style:parent-style-name="Text_20_body" style:list-style-name="L174"/>
    <style:style style:name="P74" style:family="paragraph" style:parent-style-name="Text_20_body" style:list-style-name="L175"/>
    <style:style style:name="P75" style:family="paragraph" style:parent-style-name="Text_20_body" style:list-style-name="L176"/>
    <style:style style:name="P76" style:family="paragraph" style:parent-style-name="Text_20_body" style:list-style-name="L177"/>
    <style:style style:name="P77" style:family="paragraph" style:parent-style-name="Text_20_body" style:list-style-name="L178"/>
    <style:style style:name="P78" style:family="paragraph" style:parent-style-name="Text_20_body" style:list-style-name="L179"/>
    <style:style style:name="P79" style:family="paragraph" style:parent-style-name="Text_20_body" style:list-style-name="L180"/>
    <style:style style:name="P80" style:family="paragraph" style:parent-style-name="Text_20_body" style:list-style-name="L181"/>
    <style:style style:name="P81" style:family="paragraph" style:parent-style-name="Text_20_body" style:list-style-name="L182"/>
    <style:style style:name="P82" style:family="paragraph" style:parent-style-name="Text_20_body" style:list-style-name="L183"/>
    <style:style style:name="P83" style:family="paragraph" style:parent-style-name="Text_20_body" style:list-style-name="L184"/>
    <style:style style:name="P84" style:family="paragraph" style:parent-style-name="Text_20_body" style:list-style-name="L185"/>
    <style:style style:name="P85" style:family="paragraph" style:parent-style-name="Text_20_body" style:list-style-name="L186"/>
    <style:style style:name="P86" style:family="paragraph" style:parent-style-name="Text_20_body" style:list-style-name="L187"/>
    <style:style style:name="P87" style:family="paragraph" style:parent-style-name="Text_20_body" style:list-style-name="L188"/>
    <style:style style:name="P88" style:family="paragraph" style:parent-style-name="Text_20_body" style:list-style-name="L189"/>
    <style:style style:name="P89" style:family="paragraph" style:parent-style-name="Text_20_body" style:list-style-name="L190"/>
    <style:style style:name="P90" style:family="paragraph" style:parent-style-name="Text_20_body" style:list-style-name="L191"/>
    <style:style style:name="P91" style:family="paragraph" style:parent-style-name="Text_20_body" style:list-style-name="L192"/>
    <style:style style:name="P92" style:family="paragraph" style:parent-style-name="Text_20_body" style:list-style-name="L193"/>
    <style:style style:name="P93" style:family="paragraph" style:parent-style-name="Text_20_body" style:list-style-name="L194"/>
    <style:style style:name="P94" style:family="paragraph" style:parent-style-name="Text_20_body" style:list-style-name="L195"/>
    <style:style style:name="P95" style:family="paragraph" style:parent-style-name="Text_20_body" style:list-style-name="L196"/>
    <style:style style:name="P96" style:family="paragraph" style:parent-style-name="Text_20_body" style:list-style-name="L197"/>
    <style:style style:name="P97" style:family="paragraph" style:parent-style-name="Text_20_body" style:list-style-name="L198"/>
    <style:style style:name="P98" style:family="paragraph" style:parent-style-name="Text_20_body" style:list-style-name="L199"/>
    <style:style style:name="P99" style:family="paragraph" style:parent-style-name="Text_20_body" style:list-style-name="L200"/>
    <style:style style:name="P100" style:family="paragraph" style:parent-style-name="Text_20_body" style:list-style-name="L201"/>
    <style:style style:name="P101" style:family="paragraph" style:parent-style-name="Text_20_body" style:list-style-name="L202"/>
    <style:style style:name="P102" style:family="paragraph" style:parent-style-name="Text_20_body" style:list-style-name="L203"/>
    <style:style style:name="P103" style:family="paragraph" style:parent-style-name="Text_20_body" style:list-style-name="L204"/>
    <style:style style:name="P104" style:family="paragraph" style:parent-style-name="Text_20_body" style:list-style-name="L205"/>
    <style:style style:name="P105" style:family="paragraph" style:parent-style-name="Text_20_body" style:list-style-name="L206"/>
    <style:style style:name="P106" style:family="paragraph" style:parent-style-name="Text_20_body" style:list-style-name="L207"/>
    <style:style style:name="P107" style:family="paragraph" style:parent-style-name="Text_20_body" style:list-style-name="L208"/>
    <style:style style:name="P108" style:family="paragraph" style:parent-style-name="Text_20_body" style:list-style-name="L209"/>
    <style:style style:name="P109" style:family="paragraph" style:parent-style-name="Text_20_body" style:list-style-name="L210"/>
    <style:style style:name="P110" style:family="paragraph" style:parent-style-name="Text_20_body" style:list-style-name="L211"/>
    <style:style style:name="P111" style:family="paragraph" style:parent-style-name="Text_20_body" style:list-style-name="L212"/>
    <style:style style:name="P112" style:family="paragraph" style:parent-style-name="Text_20_body" style:list-style-name="L213"/>
    <style:style style:name="P113" style:family="paragraph" style:parent-style-name="Text_20_body" style:list-style-name="L214"/>
    <style:style style:name="P114" style:family="paragraph" style:parent-style-name="Text_20_body" style:list-style-name="L215"/>
    <style:style style:name="P115" style:family="paragraph" style:parent-style-name="Text_20_body" style:list-style-name="L216"/>
    <style:style style:name="P116" style:family="paragraph" style:parent-style-name="Text_20_body" style:list-style-name="L217"/>
    <style:style style:name="P117" style:family="paragraph" style:parent-style-name="Text_20_body">
      <style:paragraph-properties fo:margin-top="0cm" fo:margin-bottom="0cm"/>
    </style:style>
    <style:style style:name="P118" style:family="paragraph" style:parent-style-name="Text_20_body" style:list-style-name="L111">
      <style:paragraph-properties fo:margin-top="0cm" fo:margin-bottom="0cm"/>
    </style:style>
    <style:style style:name="P119" style:family="paragraph" style:parent-style-name="Text_20_body" style:list-style-name="L112">
      <style:paragraph-properties fo:margin-top="0cm" fo:margin-bottom="0cm"/>
    </style:style>
    <style:style style:name="P120" style:family="paragraph" style:parent-style-name="Text_20_body" style:list-style-name="L113">
      <style:paragraph-properties fo:margin-top="0cm" fo:margin-bottom="0cm"/>
    </style:style>
    <style:style style:name="P121" style:family="paragraph" style:parent-style-name="Text_20_body" style:list-style-name="L114">
      <style:paragraph-properties fo:margin-top="0cm" fo:margin-bottom="0cm"/>
    </style:style>
    <style:style style:name="P122" style:family="paragraph" style:parent-style-name="Text_20_body" style:list-style-name="L115">
      <style:paragraph-properties fo:margin-top="0cm" fo:margin-bottom="0cm"/>
    </style:style>
    <style:style style:name="P123" style:family="paragraph" style:parent-style-name="Text_20_body" style:list-style-name="L116">
      <style:paragraph-properties fo:margin-top="0cm" fo:margin-bottom="0cm"/>
    </style:style>
    <style:style style:name="P124" style:family="paragraph" style:parent-style-name="Text_20_body" style:list-style-name="L117">
      <style:paragraph-properties fo:margin-top="0cm" fo:margin-bottom="0cm"/>
    </style:style>
    <style:style style:name="P125" style:family="paragraph" style:parent-style-name="Text_20_body" style:list-style-name="L118">
      <style:paragraph-properties fo:margin-top="0cm" fo:margin-bottom="0cm"/>
    </style:style>
    <style:style style:name="P126" style:family="paragraph" style:parent-style-name="Text_20_body" style:list-style-name="L119">
      <style:paragraph-properties fo:margin-top="0cm" fo:margin-bottom="0cm"/>
    </style:style>
    <style:style style:name="P127" style:family="paragraph" style:parent-style-name="Text_20_body" style:list-style-name="L120">
      <style:paragraph-properties fo:margin-top="0cm" fo:margin-bottom="0cm"/>
    </style:style>
    <style:style style:name="P128" style:family="paragraph" style:parent-style-name="Text_20_body" style:list-style-name="L121">
      <style:paragraph-properties fo:margin-top="0cm" fo:margin-bottom="0cm"/>
    </style:style>
    <style:style style:name="P129" style:family="paragraph" style:parent-style-name="Text_20_body" style:list-style-name="L122">
      <style:paragraph-properties fo:margin-top="0cm" fo:margin-bottom="0cm"/>
    </style:style>
    <style:style style:name="P130" style:family="paragraph" style:parent-style-name="Text_20_body" style:list-style-name="L123">
      <style:paragraph-properties fo:margin-top="0cm" fo:margin-bottom="0cm"/>
    </style:style>
    <style:style style:name="P131" style:family="paragraph" style:parent-style-name="Text_20_body" style:list-style-name="L124">
      <style:paragraph-properties fo:margin-top="0cm" fo:margin-bottom="0cm"/>
    </style:style>
    <style:style style:name="P132" style:family="paragraph" style:parent-style-name="Text_20_body" style:list-style-name="L125">
      <style:paragraph-properties fo:margin-top="0cm" fo:margin-bottom="0cm"/>
    </style:style>
    <style:style style:name="P133" style:family="paragraph" style:parent-style-name="Text_20_body" style:list-style-name="L126">
      <style:paragraph-properties fo:margin-top="0cm" fo:margin-bottom="0cm"/>
    </style:style>
    <style:style style:name="P134" style:family="paragraph" style:parent-style-name="Text_20_body" style:list-style-name="L127">
      <style:paragraph-properties fo:margin-top="0cm" fo:margin-bottom="0cm"/>
    </style:style>
    <style:style style:name="P135" style:family="paragraph" style:parent-style-name="Text_20_body" style:list-style-name="L128">
      <style:paragraph-properties fo:margin-top="0cm" fo:margin-bottom="0cm"/>
    </style:style>
    <style:style style:name="P136" style:family="paragraph" style:parent-style-name="Text_20_body" style:list-style-name="L129">
      <style:paragraph-properties fo:margin-top="0cm" fo:margin-bottom="0cm"/>
    </style:style>
    <style:style style:name="P137" style:family="paragraph" style:parent-style-name="Text_20_body" style:list-style-name="L130">
      <style:paragraph-properties fo:margin-top="0cm" fo:margin-bottom="0cm"/>
    </style:style>
    <style:style style:name="P138" style:family="paragraph" style:parent-style-name="Text_20_body" style:list-style-name="L131">
      <style:paragraph-properties fo:margin-top="0cm" fo:margin-bottom="0cm"/>
    </style:style>
    <style:style style:name="P139" style:family="paragraph" style:parent-style-name="Text_20_body" style:list-style-name="L132">
      <style:paragraph-properties fo:margin-top="0cm" fo:margin-bottom="0cm"/>
    </style:style>
    <style:style style:name="P140" style:family="paragraph" style:parent-style-name="Text_20_body" style:list-style-name="L133">
      <style:paragraph-properties fo:margin-top="0cm" fo:margin-bottom="0cm"/>
    </style:style>
    <style:style style:name="P141" style:family="paragraph" style:parent-style-name="Text_20_body" style:list-style-name="L134">
      <style:paragraph-properties fo:margin-top="0cm" fo:margin-bottom="0cm"/>
    </style:style>
    <style:style style:name="P142" style:family="paragraph" style:parent-style-name="Text_20_body" style:list-style-name="L135">
      <style:paragraph-properties fo:margin-top="0cm" fo:margin-bottom="0cm"/>
    </style:style>
    <style:style style:name="P143" style:family="paragraph" style:parent-style-name="Text_20_body" style:list-style-name="L136">
      <style:paragraph-properties fo:margin-top="0cm" fo:margin-bottom="0cm"/>
    </style:style>
    <style:style style:name="P144" style:family="paragraph" style:parent-style-name="Text_20_body" style:list-style-name="L137">
      <style:paragraph-properties fo:margin-top="0cm" fo:margin-bottom="0cm"/>
    </style:style>
    <style:style style:name="P145" style:family="paragraph" style:parent-style-name="Text_20_body" style:list-style-name="L138">
      <style:paragraph-properties fo:margin-top="0cm" fo:margin-bottom="0cm"/>
    </style:style>
    <style:style style:name="P146" style:family="paragraph" style:parent-style-name="Text_20_body" style:list-style-name="L139">
      <style:paragraph-properties fo:margin-top="0cm" fo:margin-bottom="0cm"/>
    </style:style>
    <style:style style:name="P147" style:family="paragraph" style:parent-style-name="Text_20_body" style:list-style-name="L140">
      <style:paragraph-properties fo:margin-top="0cm" fo:margin-bottom="0cm"/>
    </style:style>
    <style:style style:name="P148" style:family="paragraph" style:parent-style-name="Text_20_body" style:list-style-name="L141">
      <style:paragraph-properties fo:margin-top="0cm" fo:margin-bottom="0cm"/>
    </style:style>
    <style:style style:name="P149" style:family="paragraph" style:parent-style-name="Text_20_body" style:list-style-name="L142">
      <style:paragraph-properties fo:margin-top="0cm" fo:margin-bottom="0cm"/>
    </style:style>
    <style:style style:name="P150" style:family="paragraph" style:parent-style-name="Text_20_body" style:list-style-name="L143">
      <style:paragraph-properties fo:margin-top="0cm" fo:margin-bottom="0cm"/>
    </style:style>
    <style:style style:name="P151" style:family="paragraph" style:parent-style-name="Text_20_body" style:list-style-name="L144">
      <style:paragraph-properties fo:margin-top="0cm" fo:margin-bottom="0cm"/>
    </style:style>
    <style:style style:name="P152" style:family="paragraph" style:parent-style-name="Text_20_body" style:list-style-name="L145">
      <style:paragraph-properties fo:margin-top="0cm" fo:margin-bottom="0cm"/>
    </style:style>
    <style:style style:name="P153" style:family="paragraph" style:parent-style-name="Text_20_body" style:list-style-name="L146">
      <style:paragraph-properties fo:margin-top="0cm" fo:margin-bottom="0cm"/>
    </style:style>
    <style:style style:name="P154" style:family="paragraph" style:parent-style-name="Text_20_body" style:list-style-name="L147">
      <style:paragraph-properties fo:margin-top="0cm" fo:margin-bottom="0cm"/>
    </style:style>
    <style:style style:name="P155" style:family="paragraph" style:parent-style-name="Text_20_body" style:list-style-name="L148">
      <style:paragraph-properties fo:margin-top="0cm" fo:margin-bottom="0cm"/>
    </style:style>
    <style:style style:name="P156" style:family="paragraph" style:parent-style-name="Text_20_body" style:list-style-name="L149">
      <style:paragraph-properties fo:margin-top="0cm" fo:margin-bottom="0cm"/>
    </style:style>
    <style:style style:name="P157" style:family="paragraph" style:parent-style-name="Text_20_body" style:list-style-name="L150">
      <style:paragraph-properties fo:margin-top="0cm" fo:margin-bottom="0cm"/>
    </style:style>
    <style:style style:name="P158" style:family="paragraph" style:parent-style-name="Text_20_body" style:list-style-name="L151">
      <style:paragraph-properties fo:margin-top="0cm" fo:margin-bottom="0cm"/>
    </style:style>
    <style:style style:name="P159" style:family="paragraph" style:parent-style-name="Text_20_body" style:list-style-name="L152">
      <style:paragraph-properties fo:margin-top="0cm" fo:margin-bottom="0cm"/>
    </style:style>
    <style:style style:name="P160" style:family="paragraph" style:parent-style-name="Text_20_body" style:list-style-name="L153">
      <style:paragraph-properties fo:margin-top="0cm" fo:margin-bottom="0cm"/>
    </style:style>
    <style:style style:name="P161" style:family="paragraph" style:parent-style-name="Text_20_body" style:list-style-name="L154">
      <style:paragraph-properties fo:margin-top="0cm" fo:margin-bottom="0cm"/>
    </style:style>
    <style:style style:name="P162" style:family="paragraph" style:parent-style-name="Text_20_body" style:list-style-name="L155">
      <style:paragraph-properties fo:margin-top="0cm" fo:margin-bottom="0cm"/>
    </style:style>
    <style:style style:name="P163" style:family="paragraph" style:parent-style-name="Text_20_body" style:list-style-name="L156">
      <style:paragraph-properties fo:margin-top="0cm" fo:margin-bottom="0cm"/>
    </style:style>
    <style:style style:name="P164" style:family="paragraph" style:parent-style-name="Text_20_body" style:list-style-name="L157">
      <style:paragraph-properties fo:margin-top="0cm" fo:margin-bottom="0cm"/>
    </style:style>
    <style:style style:name="P165" style:family="paragraph" style:parent-style-name="Text_20_body" style:list-style-name="L158">
      <style:paragraph-properties fo:margin-top="0cm" fo:margin-bottom="0cm"/>
    </style:style>
    <style:style style:name="P166" style:family="paragraph" style:parent-style-name="Text_20_body" style:list-style-name="L159">
      <style:paragraph-properties fo:margin-top="0cm" fo:margin-bottom="0cm"/>
    </style:style>
    <style:style style:name="P167" style:family="paragraph" style:parent-style-name="Text_20_body" style:list-style-name="L161">
      <style:paragraph-properties fo:margin-top="0cm" fo:margin-bottom="0cm"/>
    </style:style>
    <style:style style:name="P168" style:family="paragraph" style:parent-style-name="Text_20_body" style:list-style-name="L162">
      <style:paragraph-properties fo:margin-top="0cm" fo:margin-bottom="0cm"/>
    </style:style>
    <style:style style:name="P169" style:family="paragraph" style:parent-style-name="Text_20_body" style:list-style-name="L163">
      <style:paragraph-properties fo:margin-top="0cm" fo:margin-bottom="0cm"/>
    </style:style>
    <style:style style:name="P170" style:family="paragraph" style:parent-style-name="Text_20_body">
      <style:paragraph-properties fo:margin-top="0cm" fo:margin-bottom="0cm" fo:text-align="center" style:justify-single-word="false"/>
    </style:style>
    <style:style style:name="P171" style:family="paragraph" style:parent-style-name="Text_20_body" style:list-style-name="L164">
      <style:paragraph-properties fo:margin-top="0cm" fo:margin-bottom="0cm"/>
    </style:style>
    <style:style style:name="P172" style:family="paragraph" style:parent-style-name="Text_20_body" style:list-style-name="L165">
      <style:paragraph-properties fo:margin-top="0cm" fo:margin-bottom="0cm"/>
    </style:style>
    <style:style style:name="P173" style:family="paragraph" style:parent-style-name="Text_20_body" style:list-style-name="L166">
      <style:paragraph-properties fo:margin-top="0cm" fo:margin-bottom="0cm"/>
    </style:style>
    <style:style style:name="P174" style:family="paragraph" style:parent-style-name="Text_20_body" style:list-style-name="L167">
      <style:paragraph-properties fo:margin-top="0cm" fo:margin-bottom="0cm"/>
    </style:style>
    <style:style style:name="P175" style:family="paragraph" style:parent-style-name="Text_20_body" style:list-style-name="L168">
      <style:paragraph-properties fo:margin-top="0cm" fo:margin-bottom="0cm"/>
    </style:style>
    <style:style style:name="P176" style:family="paragraph" style:parent-style-name="Text_20_body" style:list-style-name="L169">
      <style:paragraph-properties fo:margin-top="0cm" fo:margin-bottom="0cm"/>
    </style:style>
    <style:style style:name="P177" style:family="paragraph" style:parent-style-name="Text_20_body" style:list-style-name="L170">
      <style:paragraph-properties fo:margin-top="0cm" fo:margin-bottom="0cm"/>
    </style:style>
    <style:style style:name="P178" style:family="paragraph" style:parent-style-name="Text_20_body" style:list-style-name="L171">
      <style:paragraph-properties fo:margin-top="0cm" fo:margin-bottom="0cm"/>
    </style:style>
    <style:style style:name="P179" style:family="paragraph" style:parent-style-name="Text_20_body" style:list-style-name="L172">
      <style:paragraph-properties fo:margin-top="0cm" fo:margin-bottom="0cm"/>
    </style:style>
    <style:style style:name="P180" style:family="paragraph" style:parent-style-name="Text_20_body" style:list-style-name="L173">
      <style:paragraph-properties fo:margin-top="0cm" fo:margin-bottom="0cm"/>
    </style:style>
    <style:style style:name="P181" style:family="paragraph" style:parent-style-name="Text_20_body" style:list-style-name="L174">
      <style:paragraph-properties fo:margin-top="0cm" fo:margin-bottom="0cm"/>
    </style:style>
    <style:style style:name="P182" style:family="paragraph" style:parent-style-name="Text_20_body" style:list-style-name="L175">
      <style:paragraph-properties fo:margin-top="0cm" fo:margin-bottom="0cm"/>
    </style:style>
    <style:style style:name="P183" style:family="paragraph" style:parent-style-name="Text_20_body" style:list-style-name="L176">
      <style:paragraph-properties fo:margin-top="0cm" fo:margin-bottom="0cm"/>
    </style:style>
    <style:style style:name="P184" style:family="paragraph" style:parent-style-name="Text_20_body" style:list-style-name="L177">
      <style:paragraph-properties fo:margin-top="0cm" fo:margin-bottom="0cm"/>
    </style:style>
    <style:style style:name="P185" style:family="paragraph" style:parent-style-name="Text_20_body" style:list-style-name="L178">
      <style:paragraph-properties fo:margin-top="0cm" fo:margin-bottom="0cm"/>
    </style:style>
    <style:style style:name="P186" style:family="paragraph" style:parent-style-name="Text_20_body" style:list-style-name="L179">
      <style:paragraph-properties fo:margin-top="0cm" fo:margin-bottom="0cm"/>
    </style:style>
    <style:style style:name="P187" style:family="paragraph" style:parent-style-name="Text_20_body" style:list-style-name="L180">
      <style:paragraph-properties fo:margin-top="0cm" fo:margin-bottom="0cm"/>
    </style:style>
    <style:style style:name="P188" style:family="paragraph" style:parent-style-name="Text_20_body" style:list-style-name="L181">
      <style:paragraph-properties fo:margin-top="0cm" fo:margin-bottom="0cm"/>
    </style:style>
    <style:style style:name="P189" style:family="paragraph" style:parent-style-name="Text_20_body" style:list-style-name="L182">
      <style:paragraph-properties fo:margin-top="0cm" fo:margin-bottom="0cm"/>
    </style:style>
    <style:style style:name="P190" style:family="paragraph" style:parent-style-name="Text_20_body" style:list-style-name="L183">
      <style:paragraph-properties fo:margin-top="0cm" fo:margin-bottom="0cm"/>
    </style:style>
    <style:style style:name="P191" style:family="paragraph" style:parent-style-name="Text_20_body" style:list-style-name="L184">
      <style:paragraph-properties fo:margin-top="0cm" fo:margin-bottom="0cm"/>
    </style:style>
    <style:style style:name="P192" style:family="paragraph" style:parent-style-name="Text_20_body" style:list-style-name="L185">
      <style:paragraph-properties fo:margin-top="0cm" fo:margin-bottom="0cm"/>
    </style:style>
    <style:style style:name="P193" style:family="paragraph" style:parent-style-name="Text_20_body" style:list-style-name="L186">
      <style:paragraph-properties fo:margin-top="0cm" fo:margin-bottom="0cm"/>
    </style:style>
    <style:style style:name="P194" style:family="paragraph" style:parent-style-name="Text_20_body" style:list-style-name="L187">
      <style:paragraph-properties fo:margin-top="0cm" fo:margin-bottom="0cm"/>
    </style:style>
    <style:style style:name="P195" style:family="paragraph" style:parent-style-name="Text_20_body" style:list-style-name="L188">
      <style:paragraph-properties fo:margin-top="0cm" fo:margin-bottom="0cm"/>
    </style:style>
    <style:style style:name="P196" style:family="paragraph" style:parent-style-name="Text_20_body" style:list-style-name="L189">
      <style:paragraph-properties fo:margin-top="0cm" fo:margin-bottom="0cm"/>
    </style:style>
    <style:style style:name="P197" style:family="paragraph" style:parent-style-name="Text_20_body" style:list-style-name="L190">
      <style:paragraph-properties fo:margin-top="0cm" fo:margin-bottom="0cm"/>
    </style:style>
    <style:style style:name="P198" style:family="paragraph" style:parent-style-name="Text_20_body" style:list-style-name="L191">
      <style:paragraph-properties fo:margin-top="0cm" fo:margin-bottom="0cm"/>
    </style:style>
    <style:style style:name="P199" style:family="paragraph" style:parent-style-name="Text_20_body" style:list-style-name="L192">
      <style:paragraph-properties fo:margin-top="0cm" fo:margin-bottom="0cm"/>
    </style:style>
    <style:style style:name="P200" style:family="paragraph" style:parent-style-name="Text_20_body" style:list-style-name="L193">
      <style:paragraph-properties fo:margin-top="0cm" fo:margin-bottom="0cm"/>
    </style:style>
    <style:style style:name="P201" style:family="paragraph" style:parent-style-name="Text_20_body" style:list-style-name="L194">
      <style:paragraph-properties fo:margin-top="0cm" fo:margin-bottom="0cm"/>
    </style:style>
    <style:style style:name="P202" style:family="paragraph" style:parent-style-name="Text_20_body" style:list-style-name="L195">
      <style:paragraph-properties fo:margin-top="0cm" fo:margin-bottom="0cm"/>
    </style:style>
    <style:style style:name="P203" style:family="paragraph" style:parent-style-name="Text_20_body" style:list-style-name="L196">
      <style:paragraph-properties fo:margin-top="0cm" fo:margin-bottom="0cm"/>
    </style:style>
    <style:style style:name="P204" style:family="paragraph" style:parent-style-name="Text_20_body" style:list-style-name="L197">
      <style:paragraph-properties fo:margin-top="0cm" fo:margin-bottom="0cm"/>
    </style:style>
    <style:style style:name="P205" style:family="paragraph" style:parent-style-name="Text_20_body" style:list-style-name="L198">
      <style:paragraph-properties fo:margin-top="0cm" fo:margin-bottom="0cm"/>
    </style:style>
    <style:style style:name="P206" style:family="paragraph" style:parent-style-name="Text_20_body" style:list-style-name="L199">
      <style:paragraph-properties fo:margin-top="0cm" fo:margin-bottom="0cm"/>
    </style:style>
    <style:style style:name="P207" style:family="paragraph" style:parent-style-name="Text_20_body" style:list-style-name="L200">
      <style:paragraph-properties fo:margin-top="0cm" fo:margin-bottom="0cm"/>
    </style:style>
    <style:style style:name="P208" style:family="paragraph" style:parent-style-name="Text_20_body" style:list-style-name="L201">
      <style:paragraph-properties fo:margin-top="0cm" fo:margin-bottom="0cm"/>
    </style:style>
    <style:style style:name="P209" style:family="paragraph" style:parent-style-name="Text_20_body" style:list-style-name="L202">
      <style:paragraph-properties fo:margin-top="0cm" fo:margin-bottom="0cm"/>
    </style:style>
    <style:style style:name="P210" style:family="paragraph" style:parent-style-name="Text_20_body" style:list-style-name="L204">
      <style:paragraph-properties fo:margin-top="0cm" fo:margin-bottom="0cm"/>
    </style:style>
    <style:style style:name="P211" style:family="paragraph" style:parent-style-name="Text_20_body" style:list-style-name="L205">
      <style:paragraph-properties fo:margin-top="0cm" fo:margin-bottom="0cm"/>
    </style:style>
    <style:style style:name="P212" style:family="paragraph" style:parent-style-name="Text_20_body" style:list-style-name="L206">
      <style:paragraph-properties fo:margin-top="0cm" fo:margin-bottom="0cm"/>
    </style:style>
    <style:style style:name="P213" style:family="paragraph" style:parent-style-name="Text_20_body" style:list-style-name="L207">
      <style:paragraph-properties fo:margin-top="0cm" fo:margin-bottom="0cm"/>
    </style:style>
    <style:style style:name="P214" style:family="paragraph" style:parent-style-name="Text_20_body" style:list-style-name="L209">
      <style:paragraph-properties fo:margin-top="0cm" fo:margin-bottom="0cm"/>
    </style:style>
    <style:style style:name="P215" style:family="paragraph" style:parent-style-name="Text_20_body" style:list-style-name="L210">
      <style:paragraph-properties fo:margin-top="0cm" fo:margin-bottom="0cm"/>
    </style:style>
    <style:style style:name="P216" style:family="paragraph" style:parent-style-name="Text_20_body" style:list-style-name="L211">
      <style:paragraph-properties fo:margin-top="0cm" fo:margin-bottom="0cm"/>
    </style:style>
    <style:style style:name="P217" style:family="paragraph" style:parent-style-name="Text_20_body" style:list-style-name="L212">
      <style:paragraph-properties fo:margin-top="0cm" fo:margin-bottom="0cm"/>
    </style:style>
    <style:style style:name="P218" style:family="paragraph" style:parent-style-name="Text_20_body" style:list-style-name="L213">
      <style:paragraph-properties fo:margin-top="0cm" fo:margin-bottom="0cm"/>
    </style:style>
    <style:style style:name="P219" style:family="paragraph" style:parent-style-name="Text_20_body" style:list-style-name="L214">
      <style:paragraph-properties fo:margin-top="0cm" fo:margin-bottom="0cm"/>
    </style:style>
    <style:style style:name="P220" style:family="paragraph" style:parent-style-name="Text_20_body" style:list-style-name="L215">
      <style:paragraph-properties fo:margin-top="0cm" fo:margin-bottom="0cm"/>
    </style:style>
    <style:style style:name="P221" style:family="paragraph" style:parent-style-name="Text_20_body" style:list-style-name="L216">
      <style:paragraph-properties fo:margin-top="0cm" fo:margin-bottom="0cm"/>
    </style:style>
    <style:style style:name="P222" style:family="paragraph" style:parent-style-name="Text_20_body" style:list-style-name="L217">
      <style:paragraph-properties fo:margin-top="0cm" fo:margin-bottom="0cm"/>
    </style:style>
    <style:style style:name="P223" style:family="paragraph" style:parent-style-name="Heading_20_1">
      <style:paragraph-properties fo:break-before="page"/>
    </style:style>
    <style:style style:name="P224" style:family="paragraph" style:parent-style-name="Sender">
      <style:text-properties fo:font-weight="bold"/>
    </style:style>
    <style:style style:name="P225" style:family="paragraph" style:parent-style-name="List_20_Heading" style:list-style-name="L203"/>
    <style:style style:name="P226" style:family="paragraph" style:parent-style-name="List_20_Heading">
      <style:paragraph-properties fo:margin-top="0cm" fo:margin-bottom="0.499cm" fo:break-before="page"/>
    </style:style>
    <style:style style:name="P227" style:family="paragraph" style:parent-style-name="List_20_Contents" style:list-style-name="L203"/>
    <style:style style:name="P228" style:family="paragraph" style:parent-style-name="List_20_Contents">
      <style:paragraph-properties fo:margin-top="0cm" fo:margin-bottom="0.499cm"/>
    </style:style>
    <style:style style:name="P229" style:family="paragraph" style:parent-style-name="List_20_Contents" style:list-style-name="L203">
      <style:paragraph-properties fo:margin-top="0cm" fo:margin-bottom="0.499cm"/>
    </style:style>
    <style:style style:name="P230" style:family="paragraph" style:parent-style-name="List_20_Contents">
      <style:paragraph-properties fo:margin-top="0cm" fo:margin-bottom="0.499cm" fo:break-before="page"/>
    </style:style>
    <style:style style:name="P231" style:family="paragraph" style:parent-style-name="Preformatted_20_Text">
      <style:text-properties fo:font-weight="bold"/>
    </style:style>
    <style:style style:name="P232" style:family="paragraph" style:parent-style-name="Preformatted_20_Text" style:list-style-name="L145"/>
    <style:style style:name="P233" style:family="paragraph" style:parent-style-name="Preformatted_20_Text">
      <style:paragraph-properties fo:margin-top="0cm" fo:margin-bottom="0.499cm"/>
    </style:style>
    <style:style style:name="P234" style:family="paragraph" style:parent-style-name="Preformatted_20_Text">
      <style:paragraph-properties fo:margin-top="0cm" fo:margin-bottom="0.499cm"/>
      <style:text-properties fo:font-weight="bold"/>
    </style:style>
    <style:style style:name="P235" style:family="paragraph" style:parent-style-name="Preformatted_20_Text" style:list-style-name="L145">
      <style:paragraph-properties fo:margin-top="0cm" fo:margin-bottom="0.499cm"/>
    </style:style>
    <style:style style:name="P236" style:family="paragraph" style:parent-style-name="Preformatted_20_Text">
      <style:paragraph-properties fo:margin-left="1cm" fo:margin-right="0cm" fo:text-indent="0cm" style:auto-text-indent="false"/>
    </style:style>
    <style:style style:name="P237" style:family="paragraph" style:parent-style-name="Preformatted_20_Text" style:list-style-name="L203">
      <style:paragraph-properties fo:margin-left="1cm" fo:margin-right="0cm" fo:text-indent="0cm" style:auto-text-indent="false"/>
    </style:style>
    <style:style style:name="P238" style:family="paragraph" style:parent-style-name="Preformatted_20_Text">
      <style:paragraph-properties fo:margin-left="1cm" fo:margin-right="0cm" fo:margin-top="0cm" fo:margin-bottom="0.499cm" fo:text-indent="0cm" style:auto-text-indent="false"/>
    </style:style>
    <style:style style:name="P239" style:family="paragraph" style:parent-style-name="Preformatted_20_Text" style:list-style-name="L203">
      <style:paragraph-properties fo:margin-left="1cm" fo:margin-right="0cm" fo:margin-top="0cm" fo:margin-bottom="0.499cm" fo:text-indent="0cm" style:auto-text-indent="false"/>
    </style:style>
    <style:style style:name="P240" style:family="paragraph" style:parent-style-name="Table_20_Contents">
      <style:text-properties fo:font-weight="bold"/>
    </style:style>
    <style:style style:name="P241" style:family="paragraph" style:parent-style-name="Table_20_Heading">
      <style:paragraph-properties fo:text-align="center" style:justify-single-word="false"/>
    </style:style>
    <style:style style:name="P242" style:family="paragraph" style:parent-style-name="Table_20_Heading">
      <style:text-properties fo:font-size="10pt" style:font-size-asian="10pt" style:font-size-complex="10pt"/>
    </style:style>
    <style:style style:name="P243" style:family="paragraph" style:parent-style-name="Contents_20_Heading">
      <style:paragraph-properties fo:break-before="page"/>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weight="bold"/>
    </style:style>
    <style:style style:name="T3" style:family="text">
      <style:text-properties fo:font-style="italic"/>
    </style:style>
    <style:style style:name="T4" style:family="text">
      <style:text-properties style:text-position="33% 80%"/>
    </style:style>
    <style:style style:name="T5" style:family="text">
      <style:text-properties fo:font-size="14pt"/>
    </style:style>
    <style:style style:name="T6" style:family="text">
      <style:text-properties fo:font-size="12pt" style:font-size-asian="12pt" style:font-size-complex="12pt"/>
    </style:style>
    <style:style style:name="T7" style:family="text">
      <style:text-properties fo:font-size="10pt" style:font-size-asian="10pt" style:font-size-complex="10pt"/>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u">
        <text:h text:style-name="P7" text:outline-level="1"/>
        <text:h text:style-name="P7" text:outline-level="1"/>
        <text:h text:style-name="P7" text:outline-level="1"/>
        <text:h text:style-name="P7" text:outline-level="1"><text:bookmark-start text:name="__RefHeading__15838_1021975873"/>Introduction au C++ <text:bookmark-end text:name="__RefHeading__15838_1021975873"/></text:h>
        <text:h text:style-name="P7" text:outline-level="1"><text:bookmark-start text:name="__RefHeading__15840_1021975873"/>et <text:bookmark-end text:name="__RefHeading__15840_1021975873"/></text:h>
        <text:h text:style-name="P7" text:outline-level="1"><text:bookmark-start text:name="__RefHeading__15842_1021975873"/>à la programmation objet <text:bookmark-end text:name="__RefHeading__15842_102197587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Strong_20_Emphasis"><text:span text:style-name="T6">Version 1.12b</text:span></text:span><text:span text:style-name="T6"><text:line-break/></text:span><text:span text:style-name="Emphasis"><text:span text:style-name="T6">(Mars 2013)</text:span></text:span></text:p>
        <text:p text:style-name="P5"/>
        <text:p text:style-name="P3"/>
        <text:p text:style-name="P3"/>
        <text:p text:style-name="P3"/>
        <text:p text:style-name="P3"/>
        <text:p text:style-name="P3"/>
        <text:p text:style-name="P3"/>
        <text:p text:style-name="P3"/>
        <text:p text:style-name="P3"/>
        <text:p text:style-name="P3"/>
        <text:p text:style-name="P3"/>
        <text:p text:style-name="P6">par Emmanuel Courcelle</text:p>
        <text:p text:style-name="P4">emmanuel.courcelle@toulouse.inra.fr</text:p>
        <text:p text:style-name="P5"/>
      </text:section>
      <text:p text:style-name="P8"/>
      <text:p text:style-name="P8"/>
      <text:section text:style-name="Sect1" text:name="Section3">
        <text:section text:style-name="Sect1" text:name="Section2">
          <text:h text:style-name="Heading_20_1" text:outline-level="1"><text:bookmark-start text:name="__RefHeading__16240_2073142818"/><text:bookmark text:name="contenu"/>Introduction<text:bookmark-end text:name="__RefHeading__16240_2073142818"/></text:h>
          <text:h text:style-name="Heading_20_2" text:outline-level="2"><text:bookmark-start text:name="__RefHeading__16242_2073142818"/><text:bookmark text:name="copyleft"/>A propos de ce cours<text:bookmark-end text:name="__RefHeading__16242_2073142818"/></text:h>
          <text:p text:style-name="Text_20_body">Vous pouvez <text:a xlink:type="simple" xlink:href="http://lipm-bioinfo.toulouse.inra.fr/download/c_plus_plus/">télécharger</text:a> l'ensemble des fichiers constituant ce cours. Vous pourrez alors l'installer sur votre machine personnelle et le lire avec tout navigateur. Il vous suffira d'ouvrir le fichier <text:span text:style-name="Source_20_Text">index.html</text:span></text:p>
          <text:p text:style-name="Text_20_body">Vous pouvez aussi installer ce cours sur votre serveur web, mais dans ce cas merci de noter que ce cours est placé sous licence <text:a xlink:type="simple" xlink:href="http://creativecommons.org/licenses/by-nc-nd/3.0/deed.fr">Creative Commons, "Attribution - Pas d’Utilisation Commerciale - Pas de Modification 3.0 non transposé (CC BY-NC-ND 3.0)" </text:a></text:p>
          <text:p text:style-name="Text_20_body">Si vous trouvez des inexactitudes, ou si vous avez des idées d'améliorations, merci de me contacter.</text:p>
          <text:h text:style-name="Heading_20_2" text:outline-level="2"><text:bookmark-start text:name="__RefHeading__16244_2073142818"/><text:bookmark text:name="symboles"/>Symboles et conventions utilisés dans ce cours<text:bookmark-end text:name="__RefHeading__16244_2073142818"/></text:h>
          <text:p text:style-name="List_20_Heading"><text:a xlink:type="simple" xlink:href="../../html/exos.html">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cplusplus</text:a> </text:p>
          <text:p text:style-name="List_20_Contents">Un pointeur vers l'excellent site web http://www.cplusplus.com/. La référence du langage, y compris les entrées-sorties.(en Anglais). </text:p>
          <text:p text:style-name="List_20_Heading"><text:a xlink:type="simple" xlink:href="http://c.developpez.com/faq/cpp/">FAQ C++</text:a> </text:p>
          <text:p text:style-name="List_20_Contents">Les FAQ C++: un livre, mais aussi un site web ! A lire et à relire pour bien comprendre l'esprit du C++ </text:p>
          <text:p text:style-name="List_20_Heading"><text:a xlink:type="simple" xlink:href="http://www.stroustrup.com/C++11FAQ.html">C++11</text:a> </text:p>
          <text:p text:style-name="List_20_Contents">Par Bjarne Stroustrup, les innovations apportées par la norme de 2011 du C++ </text:p>
          <text:p text:style-name="List_20_Heading"><text:a xlink:type="simple" xlink:href="http://www.boost.org/">BOOST</text:a> </text:p>
          <text:p text:style-name="P228">Avant de programmer, allez donc voir si le projet BOOST n'aurait pas un objet tout fait à vous proposer! </text:p>
          <text:p text:style-name="Text_20_body"><draw:frame draw:style-name="fr2" draw:name="images6" text:anchor-type="as-char" svg:width="0.529cm" svg:height="0.529cm" draw:z-index="110"><draw:image xlink:href="../../html/61.gif" xlink:type="simple" xlink:show="embed" xlink:actuate="onLoad"/><svg:title>Pour les terriens</svg:title></draw:frame>Cliquez là-dessus pour accéder à une page destinée aux terriens normaux, qui vous donnera des explications plus simples à comprendre, en particulier grâce à des analogies avec le monde réel.</text:p>
          <text:p text:style-name="Text_20_body">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233">};</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3" draw:name="images7" text:anchor-type="as-char" svg:width="0.291cm" svg:height="0.344cm" draw:z-index="111"><draw:image xlink:href="../../html/apres.gif" xlink:type="simple" xlink:show="embed" xlink:actuate="onLoad"/><svg:title>apres</svg:title></draw:frame></draw:a> </text:p>
          <text:p text:style-name="Text_20_body"><draw:frame draw:style-name="fr2" draw:name="images8" text:anchor-type="as-char" svg:width="0.397cm" svg:height="0.397cm" draw:z-index="112"><draw:image xlink:href="../../html/attention.gif" xlink:type="simple" xlink:show="embed" xlink:actuate="onLoad"/><svg:title>ATTENTION</svg:title></draw:frame>Le C++ est un langage très simple à apprendre (mais si...) mais il y a tout-de-même quelques difficultés. Celles-ci sont indiquées comme ce paragraphe-ci.</text:p>
          <text:p text:style-name="Text_20_body"><draw:frame draw:style-name="fr2" draw:name="images9" text:anchor-type="as-char" svg:width="0.503cm" svg:height="0.503cm" draw:z-index="113"><draw:image xlink:href="../../html/diam.gif" xlink:type="simple" xlink:show="embed" xlink:actuate="onLoad"/><svg:title>REGLE     D'OR</svg:title></draw:frame>Certaines règles, dites "règles d'or", sont plutôt des règles de bon usage que des règles imposées par le compilateur. Elles sont indiquées comme ceci.</text:p>
          <text:p text:style-name="Text_20_body"><draw:frame draw:style-name="fr2" draw:name="images10" text:anchor-type="as-char" svg:width="0.529cm" svg:height="0.529cm" draw:z-index="114"><draw:image xlink:href="../../html/dechirure.gif" xlink:type="simple" xlink:show="embed" xlink:actuate="onLoad"/><svg:title>Les autres ?</svg:title></draw:frame>Et chez les autres, comment ça se dit ? Derrière cette icône sont regroupées quelques comparaisons avec d'autres <text:soft-page-break/>langages objets: certaines notions se retrouvent (mais se disent différemment), alors que d'autres notions sont absentes de certains langages.</text:p>
          <text:p text:style-name="Text_20_body"><text:a xlink:type="simple" xlink:href="../../html/intro.html#"/></text:p>
          <text:h text:style-name="Heading_20_2" text:outline-level="2"><text:bookmark-start text:name="__RefHeading__16246_2073142818"/><text:bookmark text:name="impasses"/>Impasses...<text:bookmark-end text:name="__RefHeading__16246_2073142818"/></text:h>
          <text:p text:style-name="Text_20_body">J'ai volontairement fait l'impasse sur plusieurs aspects du langage:</text:p>
          <text:p text:style-name="List_20_Heading"><text:span text:style-name="T2">Fichiers sources</text:span> </text:p>
          <text:p text:style-name="List_20_Contents">Le découpage en fichiers <text:span text:style-name="Source_20_Text">.h</text:span> et <text:span text:style-name="Source_20_Text">.cpp</text:span> n'est pas abordé. </text:p>
          <text:p text:style-name="List_20_Heading"><text:span text:style-name="T2">Fonctions </text:span><text:span text:style-name="Source_20_Text"><text:span text:style-name="T2">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2">Héritage privé ou protégé</text:span> </text:p>
          <text:p text:style-name="List_20_Contents">L'héritage privé ou protégé n'est pas abordé. </text:p>
          <text:p text:style-name="List_20_Heading"><text:span text:style-name="T2">R.T.T.I.</text:span> </text:p>
          <text:p text:style-name="List_20_Contents">Run Time Type Identification. Permet de déterminer quel est le type d'une variable. Dans de rares cas cela est indispensable, mais la plupart du tempsdes mécanismes basés sur l'héritage seront préférables. </text:p>
          <text:p text:style-name="List_20_Heading"><text:span text:style-name="T2">C++11</text:span> </text:p>
          <text:p text:style-name="P228">Les innovations de la nouvelle norme du C++, ne sont que très partiellement évoquées. </text:p>
          <text:h text:style-name="Heading_20_2" text:outline-level="2"><text:bookmark-start text:name="__RefHeading__16248_2073142818"/><text:bookmark text:name="historique"/>Un peu d'histoire.<text:bookmark-end text:name="__RefHeading__16248_2073142818"/></text:h>
          <text:p text:style-name="Text_20_body">Le C++ est apparu durant les années 80; il s'agit d'une création de Bjarne Stroustrup, un informaticien qui travaillait chez ATT sur de gros projets d'informatique distribuée. Quelques dates:</text:p>
          <text:list xml:id="list1689467293" text:style-name="L111">
            <text:list-item>
              <text:p text:style-name="P118">1965-1970 Le langage BCPL est largement utilisé pour la programmation système, en particulier chez ATT </text:p>
            </text:list-item>
            <text:list-item>
              <text:p text:style-name="P118">1969-1972 Naissance du langage B, une évolution de BCPL, puis du langage C, lui-même une évolution de B </text:p>
            </text:list-item>
            <text:list-item>
              <text:p text:style-name="P118">1978 The C Programming Language par Richie et Kernighan, ce livre a tenu lieu de manuel de référence du langage pendant plusieurs années. </text:p>
            </text:list-item>
            <text:list-item>
              <text:p text:style-name="P118">1979 Bjorne Stroustrup commence à travailler sur un nouveau C ("C with Classes") </text:p>
            </text:list-item>
            <text:list-item>
              <text:p text:style-name="P118">1983 La première version du C++ est utilisée en interne chez ATT </text:p>
            </text:list-item>
            <text:list-item>
              <text:p text:style-name="P118">1983 Mise en place de la commission de normalisation du C par l'ANSI </text:p>
            </text:list-item>
            <text:list-item>
              <text:p text:style-name="P118">1985 Première implémentation commerciale du C++ </text:p>
            </text:list-item>
            <text:list-item>
              <text:p text:style-name="P118">1985 Normalisation du C ("C Ansi") </text:p>
            </text:list-item>
            <text:list-item>
              <text:p text:style-name="P118">1989 Premiers travaux de normalisation du C++ </text:p>
            </text:list-item>
            <text:list-item>
              <text:p text:style-name="P118">Nov 1997 - Approbation du nouveau standard (Ansi C++) par le comité de normalisation. Aussi appelé C++98 ou C++03 </text:p>
            </text:list-item>
            <text:list-item>
              <text:p text:style-name="P118">1998-2011 - Reprise des travaux de normalisation </text:p>
            </text:list-item>
            <text:list-item>
              <text:p text:style-name="P118">Juillet 2011 - Approbation du dernier standard à ce jour: C++11, appelé dans un premier temps C++0x. Ce document porte essentiellement sur le C++98, cependant certaines innovations du C++11 ont été ajoutées et seront signalées. </text:p>
            </text:list-item>
            <text:list-item>
              <text:p text:style-name="P10"><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281344569" text:style-name="L112">
            <text:list-item>
              <text:p text:style-name="P119">La notion de pointeur ne présente aucune difficulté à implémenter </text:p>
            </text:list-item>
            <text:list-item>
              <text:p text:style-name="P11">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1976282722" text:style-name="L113">
            <text:list-item>
              <text:p text:style-name="P120">Les opérateurs mettant en jeu des pointeurs, conçus pour des machines sur 18 bits, deviennent très inefficaces avec la nouvelle machine. </text:p>
            </text:list-item>
            <text:list-item>
              <text:p text:style-name="P12">Le pdp 11 étant équipé de coprocesseur flottant, comment en tirer parti avec un langage ne connaissant que des <text:soft-page-break/>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text:bookmark-start text:name="__RefHeading__16250_2073142818"/>Langage proche de la machine ou abstraction de données ?<text:bookmark-end text:name="__RefHeading__16250_2073142818"/></text:h>
          <text:p text:style-name="Text_20_body">On voit donc bien l'évolution, qui s'est poursuivie jusqu'au C++: on part d'une situation où le langage n'est au fond qu'un "super-assembleur", pour gagner petit à petit en abstraction, (type <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section>
        <text:section text:style-name="Sect1" text:name="Section5">
          <text:h text:style-name="P223" text:outline-level="1"/>
          <text:h text:style-name="P223" text:outline-level="1"><text:bookmark-start text:name="__RefHeading__16252_2073142818"/><text:bookmark text:name="contenu1"/>La programmation objet<text:bookmark-end text:name="__RefHeading__16252_2073142818"/></text:h>
          <text:h text:style-name="Heading_20_2" text:outline-level="2"><text:bookmark-start text:name="__RefHeading__16254_2073142818"/><text:bookmark text:name="probl"/>Poser un problème<text:bookmark-end text:name="__RefHeading__16254_2073142818"/></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start text:name="__RefHeading__16256_2073142818"/><text:bookmark text:name="prog"/>La programmation objets expliquée aux programmeurs<text:bookmark-end text:name="__RefHeading__16256_2073142818"/></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2" draw:name="images17" text:anchor-type="as-char" svg:width="0.529cm" svg:height="0.529cm" draw:z-index="115"><draw:image xlink:href="../../html/61.gif" xlink:type="simple" xlink:show="embed" xlink:actuate="onLoad"/><svg:title>Pour les terriens</svg:title></draw:frame> Mais si vous êtes débutant en programmation, vous êtes encore des "gens normaux", dans ce cas vous pouvez passer directement au chapitre suivant.<draw:a xlink:type="simple" xlink:href="../../html/progobj.html#normaux"><draw:frame draw:style-name="fr4" draw:name="images18" text:anchor-type="as-char" svg:width="0.291cm" svg:height="0.344cm" draw:z-index="116"><draw:image xlink:href="../../html/apres.gif" xlink:type="simple" xlink:show="embed" xlink:actuate="onLoad"/><svg:title>apres</svg:title></draw:frame></draw:a> </text:p>
          <text:h text:style-name="Heading_20_2" text:outline-level="2"><text:bookmark-start text:name="__RefHeading__16258_2073142818"/><text:bookmark text:name="proc"/>L'approche procédurale<text:bookmark-end text:name="__RefHeading__16258_2073142818"/></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start text:name="__RefHeading__16260_2073142818"/><text:bookmark text:name="fonct"/>Qu'est-ce qu'une fonction ? <text:bookmark-end text:name="__RefHeading__16260_2073142818"/></text:h>
          <text:p text:style-name="Text_20_body">Une fonction est un sous-programme caractérisé par:</text:p>
          <text:list xml:id="list536508190" text:style-name="L114">
            <text:list-item>
              <text:p text:style-name="P121">Son nom </text:p>
            </text:list-item>
            <text:list-item>
              <text:p text:style-name="P121">Des données en entrée (les paramètres) </text:p>
            </text:list-item>
            <text:list-item>
              <text:p text:style-name="P121">Une valeur de retour </text:p>
            </text:list-item>
            <text:list-item>
              <text:p text:style-name="P13">Une action sur le système, représentée par un algorithme </text:p>
            </text:list-item>
          </text:list>
          <text:h text:style-name="Heading_20_3" text:outline-level="3"><text:bookmark-start text:name="__RefHeading__16262_2073142818"/><text:bookmark text:name="loca-glo"/>Variables locales ou globales<text:bookmark-end text:name="__RefHeading__16262_2073142818"/></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start text:name="__RefHeading__16264_2073142818"/><text:bookmark text:name="modul"/>L'approche modulaire<text:bookmark-end text:name="__RefHeading__16264_2073142818"/></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1817936272" text:style-name="L115">
            <text:list-item>
              <text:p text:style-name="P122">Une <text:span text:style-name="Emphasis">interface</text:span> qui spécifie exactement les fonctions qui seront visibles depuis l'extérieur. </text:p>
            </text:list-item>
            <text:list-item>
              <text:p text:style-name="P14">Une <text:span text:style-name="Emphasis">implémentation</text:span> qui contient des variables d'une part, du code d'autre part. </text:p>
            </text:list-item>
          </text:list>
          <text:h text:style-name="Heading_20_3" text:outline-level="3"><text:bookmark-start text:name="__RefHeading__16266_2073142818"/><text:bookmark text:name="interf"/>Interface publique...<text:bookmark-end text:name="__RefHeading__16266_2073142818"/></text:h>
          <text:p text:style-name="Text_20_body">Le module comporte une interface, c'est-à-dire un ensemble de fonctions (et éventuellement de variables), qui seules seront vues par l'utilisateur du module. Un soin particulier doit être apporté à l'écriture de l'interface, puisque la <text:soft-page-break/>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start text:name="__RefHeading__16268_2073142818"/><text:bookmark text:name="impl"/>...Implémentation cachée<text:bookmark-end text:name="__RefHeading__16268_2073142818"/></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start text:name="__RefHeading__16270_2073142818"/><text:bookmark text:name="encaps"/>Encapsulation des données<text:bookmark-end text:name="__RefHeading__16270_2073142818"/></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233">}</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start text:name="__RefHeading__16272_2073142818"/><text:bookmark text:name="proto"/>Prototypage<text:bookmark-end text:name="__RefHeading__16272_2073142818"/></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start text:name="__RefHeading__16274_2073142818"/><text:bookmark text:name="obj"/>L'approche objets<text:bookmark-end text:name="__RefHeading__16274_2073142818"/></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233">void push (char);</text:p>
          <text:p text:style-name="Text_20_body">On peut dire qu'un tel module est un "archéo-objet". Mais nous aimerions répondre aux trois questions suivantes:</text:p>
          <text:list xml:id="list122878515" text:style-name="L116">
            <text:list-item>
              <text:p text:style-name="P123">Comment faire si nous avons besoin de plusieurs piles dans notre programme ? </text:p>
            </text:list-item>
            <text:list-item>
              <text:p text:style-name="P123">Comment classer nos objets par "familles d'objets" ? </text:p>
            </text:list-item>
            <text:list-item>
              <text:p text:style-name="P15">Comment faire si nous avons besoin de piles d'entiers ? </text:p>
            </text:list-item>
          </text:list>
          <text:h text:style-name="Heading_20_3" text:outline-level="3"><text:bookmark-start text:name="__RefHeading__16276_2073142818"/><text:bookmark text:name="obj-typ"/>Des objets intégrés au système de typage<text:bookmark-end text:name="__RefHeading__16276_2073142818"/></text:h>
          <text:h text:style-name="Heading_20_4" text:outline-level="4"><text:bookmark-start text:name="__RefHeading__16278_2073142818"/>Donner un numéro d'identification aux piles:<text:bookmark-end text:name="__RefHeading__16278_2073142818"/></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text:soft-page-break/>char pop(int Id);</text:p>
          <text:p text:style-name="P233">void push(int Id, char c);</text:p>
          <text:h text:style-name="Heading_20_4" text:outline-level="4"><text:bookmark-start text:name="__RefHeading__16280_2073142818"/>La solution du C++<text:bookmark-end text:name="__RefHeading__16280_2073142818"/></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3" draw:name="images19" text:anchor-type="as-char" svg:width="0.291cm" svg:height="0.344cm" draw:z-index="117"><draw:image xlink:href="../../html/apres.gif" xlink:type="simple" xlink:show="embed" xlink:actuate="onLoad"/><svg:title>apres</svg:title></draw:frame></draw:a></text:span> 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
          <text:p text:style-name="Preformatted_20_Text">A.pop();</text:p>
          <text:p text:style-name="P233">C.push(B.pop());</text:p>
          <text:h text:style-name="Heading_20_4" text:outline-level="4"><text:bookmark-start text:name="__RefHeading__16282_2073142818"/>Opérations sur les objets<text:bookmark-end text:name="__RefHeading__16282_2073142818"/></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233">stack[10] Stacks;</text:p>
          <text:p text:style-name="Text_20_body">Une variable pourra être initialisée:</text:p>
          <text:p text:style-name="P233">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233">B=A;</text:p>
          <text:p text:style-name="Text_20_body">On pourra faire un transtypage (cast) d'un type dans un autre:</text:p>
          <text:p text:style-name="Preformatted_20_Text">stack A;</text:p>
          <text:p text:style-name="Preformatted_20_Text">int B;</text:p>
          <text:p text:style-name="Preformatted_20_Text">...</text:p>
          <text:p text:style-name="P233">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start text:name="__RefHeading__16284_2073142818"/><text:bookmark text:name="class-obj"/>Classer les objets<text:bookmark-end text:name="__RefHeading__16284_2073142818"/></text:h>
          <text:p text:style-name="Text_20_body">Nous avons maintenant à notre disposition autant de types de variables que nous voulons. Nous allons avoir rapidement besoin de définir une classification.</text:p>
          <text:h text:style-name="Heading_20_4" text:outline-level="4"><text:bookmark-start text:name="__RefHeading__16286_2073142818"/>Un exemple tiré de la vie quotidienne<text:bookmark-end text:name="__RefHeading__16286_2073142818"/></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bookmark-start text:name="__RefHeading__16288_2073142818"/><text:soft-page-break/>Un objet de type "shape"<text:bookmark-end text:name="__RefHeading__16288_2073142818"/></text:h>
          <text:p text:style-name="Text_20_body">Suposons que nous voulions définir une série d'objets permettant de dessiner des formes à l'écran ("circle", "triangle", "square"). Nous pouvons procéder de plusieurs manières:</text:p>
          <text:h text:style-name="Heading_20_5" text:outline-level="5"><text:bookmark-start text:name="__RefHeading__16290_2073142818"/>La méthode "tout à plat"<text:bookmark-end text:name="__RefHeading__16290_2073142818"/></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233">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text:bookmark-start text:name="__RefHeading__16292_2073142818"/>La méthode étiquette<text:bookmark-end text:name="__RefHeading__16292_2073142818"/></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233">};</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488911040" text:style-name="L117">
            <text:list-item>
              <text:p text:style-name="P124">Plus le nombre de formes sera grand, plus la fonction draw sera longue. </text:p>
            </text:list-item>
            <text:list-item>
              <text:p text:style-name="P16">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text:bookmark-start text:name="__RefHeading__16294_2073142818"/>La méthode par l'héritage<text:bookmark-end text:name="__RefHeading__16294_2073142818"/></text:h>
          <text:p text:style-name="Text_20_body">L'héritage <draw:a xlink:type="simple" xlink:href="../../html/heritage.html"><draw:frame draw:style-name="fr4" draw:name="images20" text:anchor-type="as-char" svg:width="0.291cm" svg:height="0.344cm" draw:z-index="118"><draw:image xlink:href="../../html/apres.gif" xlink:type="simple" xlink:show="embed" xlink:actuate="onLoad"/><svg:title>apres</svg:title></draw:frame></draw:a> 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233">}</text:p>
          <text:h text:style-name="Heading_20_6" text:outline-level="6"><text:bookmark-start text:name="__RefHeading__16296_2073142818"/>La classe de base<text:bookmark-end text:name="__RefHeading__16296_2073142818"/></text:h>
          <text:p text:style-name="Text_20_body">La déclaration de fonction <draw:a xlink:type="simple" xlink:href="../../html/heritage.html#fct-virt"><draw:frame draw:style-name="fr3" draw:name="images21" text:anchor-type="as-char" svg:width="0.291cm" svg:height="0.344cm" draw:z-index="119"><draw:image xlink:href="../../html/apres.gif" xlink:type="simple" xlink:show="embed" xlink:actuate="onLoad"/><svg:title>apres</svg:title></draw:frame></draw:a> <text:span text:style-name="Source_20_Text">draw</text:span> signifie qu'une forme doit pouvoir être dessinée, mais on ne sait pas encore, à ce <text:soft-page-break/>stade, comment elle sera dessinée. Une conséquence de la présence de cette fonction est qu'il est impossible d'écrire dans un code quelque chose comme:</text:p>
          <text:p text:style-name="P233">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233">void arriere_plan (shape s);</text:p>
          <text:p text:style-name="Text_20_body">Je ne peux pas dire "Bien, aujourd'hui je vais créer un machin", mais n'importe qui a le droit de demander son machin à un ami...</text:p>
          <text:h text:style-name="Heading_20_6" text:outline-level="6"><text:bookmark-start text:name="__RefHeading__16298_2073142818"/>Les classes dérivées<text:bookmark-end text:name="__RefHeading__16298_2073142818"/></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class square: public shape {</text:p>
          <text:p text:style-name="Preformatted_20_Text"><text:s text:c="3"/>int cote;</text:p>
          <text:p text:style-name="Preformatted_20_Text">public:</text:p>
          <text:p text:style-name="Preformatted_20_Text"><text:s text:c="3"/>void draw();</text:p>
          <text:p text:style-name="Preformatted_20_Text">};</text:p>
          <text:p text:style-name="P233"/>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start text:name="__RefHeading__16300_2073142818"/><text:bookmark text:name="piles"/>Définir des piles de n'importe quoi<text:bookmark-end text:name="__RefHeading__16300_2073142818"/></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3">modèles</text:span>. On pourra par exemple définir des piles de formes en déclarant: <draw:a xlink:type="simple" xlink:href="../../html/modeles.html"><draw:frame draw:style-name="fr3" draw:name="images22" text:anchor-type="as-char" svg:width="0.291cm" svg:height="0.344cm" draw:z-index="120"><draw:image xlink:href="../../html/apres.gif" xlink:type="simple" xlink:show="embed" xlink:actuate="onLoad"/><svg:title>apres</svg:title></draw:frame></draw:a></text:p>
          <text:p text:style-name="P233">stack&lt;shape&gt; pile-de-formes;</text:p>
          <text:h text:style-name="Heading_20_3" text:outline-level="3"><text:bookmark-start text:name="__RefHeading__16302_2073142818"/><text:bookmark text:name="heritcor"/>Héritage correct: faire du neuf avec du vieux<text:bookmark-end text:name="__RefHeading__16302_2073142818"/></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text:soft-page-break/>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2" draw:name="images23" text:anchor-type="as-char" svg:width="0.397cm" svg:height="0.397cm" draw:z-index="121"><draw:image xlink:href="../../html/attention.gif" xlink:type="simple" xlink:show="embed" xlink:actuate="onLoad"/><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start text:name="__RefHeading__16304_2073142818"/><text:bookmark text:name="biblio"/>Des bibliothèques d'objets<text:bookmark-end text:name="__RefHeading__16304_2073142818"/></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start text:name="__RefHeading__16306_2073142818"/><text:bookmark text:name="normaux"/>La programmation objets expliquée aux gens normaux<text:bookmark-end text:name="__RefHeading__16306_2073142818"/></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html/progobj.html#prog"><draw:frame draw:style-name="fr3" draw:name="images24" text:anchor-type="as-char" svg:width="0.291cm" svg:height="0.344cm" draw:z-index="122"><draw:image xlink:href="../../html/avant.gif" xlink:type="simple" xlink:show="embed" xlink:actuate="onLoad"/><svg:title>avant</svg:title></draw:frame></draw:a></text:p>
          <text:h text:style-name="Heading_20_3" text:outline-level="3"><text:bookmark-start text:name="__RefHeading__16308_2073142818"/><text:bookmark text:name="cafeteria"/>Une cafétéria informatisée<text:bookmark-end text:name="__RefHeading__16308_2073142818"/></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1153016071" text:style-name="L118">
            <text:list-item>
              <text:p text:style-name="P125">Les machines à café utilisant du café en grain </text:p>
            </text:list-item>
            <text:list-item>
              <text:p text:style-name="P125">Les machines à café utilisant du café moulu </text:p>
            </text:list-item>
            <text:list-item>
              <text:p text:style-name="P17">Les machines à café utilisant du café soluble </text:p>
            </text:list-item>
          </text:list>
          <text:h text:style-name="Heading_20_3" text:outline-level="3"><text:bookmark-start text:name="__RefHeading__16310_2073142818"/><text:bookmark text:name="cafproc"/>Le café en programmation procédurale<text:bookmark-end text:name="__RefHeading__16310_2073142818"/></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233">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text:soft-page-break/>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233">}</text:p>
          <text:p text:style-name="Text_20_body">Il faut connaître pour chaque machine quel est son type, cela peut faire l'objet d'un tableau <text:span text:style-name="Source_20_Text">caf_types</text:span>:</text:p>
          <text:p text:style-name="P233">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233">}</text:p>
          <text:h text:style-name="Heading_20_3" text:outline-level="3"><text:bookmark-start text:name="__RefHeading__16312_2073142818"/><text:bookmark text:name="cafobj"/>Le café en programmation objet<text:bookmark-end text:name="__RefHeading__16312_2073142818"/></text:h>
          <text:p text:style-name="Text_20_body">Tout cela est bien beau, mais on voit d'emblée que cette manière de procéder peut poser quelques problèmes:</text:p>
          <text:list xml:id="list1126675366" text:style-name="L119">
            <text:list-item>
              <text:p text:style-name="P126">Ecrite de cette manière, la programmation n'a qu'un très lointain rapport avec la manière dont nous pensons, de sorte qu'elle a un côté artificiel, y compris lors de la conception du programme. </text:p>
            </text:list-item>
            <text:list-item>
              <text:p text:style-name="P18">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nouveau modèle de cafetière. D'autant plus qu'elles seront probablement dispersées un peu partout dans le code. Lors de cette modification, on risque d'ajouter des erreurs dans les lignes de code <text:span text:style-name="T3">correspondant aux cafetières existant déjà</text:span>. </text:p>
            </text:list-item>
          </text:list>
          <text:h text:style-name="Heading_20_4" text:outline-level="4"><text:bookmark-start text:name="__RefHeading__16314_2073142818"/><text:bookmark text:name="cafmodele"/>Modéliser une cafetière<text:bookmark-end text:name="__RefHeading__16314_2073142818"/></text:h>
          <text:p text:style-name="Text_20_body">Il est bien plus naturel de raisonner en termes d'objets, car c'est notre manière quotidienne de penser: il s'agit en effet de faire fonctionner un ensemble <text:span text:style-name="Emphasis">d'objets</text:span>. Ceux-ci:</text:p>
          <text:list xml:id="list1915798800" text:style-name="L120">
            <text:list-item>
              <text:p text:style-name="P127">Ont un grand nombre de points en commun (il s'agit toujours de machines à café) </text:p>
            </text:list-item>
            <text:list-item>
              <text:p text:style-name="P127">Sont cependant de plusieurs types </text:p>
            </text:list-item>
            <text:list-item>
              <text:p text:style-name="P127">Ont une certaine structure (en fait, ils contiennent d'autres objets), ainsi qu'un comportement vis-à-vis du monde extérieur: </text:p>
              <text:list>
                <text:list-item>
                  <text:p text:style-name="P127">On peut leur "donner l'ordre" de faire le café. </text:p>
                </text:list-item>
                <text:list-item>
                  <text:p text:style-name="P19">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text:soft-page-break/>ne devrait pas avoir d'impact sur les caractéristiques d'un autre objet, ou sur les caractéristiques générales du programme; le programme sera donc plus robuste, et plus facile à maintenir.</text:p>
          <text:h text:style-name="Heading_20_4" text:outline-level="4"><text:bookmark-start text:name="__RefHeading__16316_2073142818"/><text:bookmark text:name="cafecekoi"/>qu'est-ce qu'une cafetière ?<text:bookmark-end text:name="__RefHeading__16316_2073142818"/></text:h>
          <text:p text:style-name="Text_20_body">Nous dirons qu'une cafetière est un objet. Cet objet est un ensemble de composants:</text:p>
          <text:list xml:id="list1355879420" text:style-name="L121">
            <text:list-item>
              <text:p text:style-name="P128">Réservoir d'eau </text:p>
            </text:list-item>
            <text:list-item>
              <text:p text:style-name="P128">Réservoir de café </text:p>
            </text:list-item>
            <text:list-item>
              <text:p text:style-name="P128">Réservoir de sucre </text:p>
            </text:list-item>
            <text:list-item>
              <text:p text:style-name="P128">Réservoir de cuillers </text:p>
            </text:list-item>
            <text:list-item>
              <text:p text:style-name="P128">Réservoir de gobelets </text:p>
            </text:list-item>
            <text:list-item>
              <text:p text:style-name="P20">Résistance chauffante </text:p>
            </text:list-item>
          </text:list>
          <text:p text:style-name="Text_20_body">Lorsque nous écrirons le programme, il nous suffira de représenter ces objets par des <text:span text:style-name="Emphasis">variables</text:span>, ainsi il sera possible d'écrire:</text:p>
          <text:p text:style-name="P233">cafetiere A;</text:p>
          <text:p text:style-name="Text_20_body">de la même manière qu'on écrit en C:</text:p>
          <text:p text:style-name="P233">int B;</text:p>
          <text:h text:style-name="Heading_20_4" text:outline-level="4"><text:bookmark-start text:name="__RefHeading__16318_2073142818"/><text:bookmark text:name="cafesortes"/>Une cafetière est une cafetière, mais il y en a plusieurs sortes<text:bookmark-end text:name="__RefHeading__16318_2073142818"/></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start text:name="__RefHeading__16320_2073142818"/><text:bookmark text:name="boutons"/>Boutons marche-arrêt ou autres réglages<text:bookmark-end text:name="__RefHeading__16320_2073142818"/></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233">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text:soft-page-break/>l'utilisateur: c'est moins confortable, mais ça fait tout-de-même du café). Donc la fonction <text:span text:style-name="Source_20_Text">force()</text:span> sera une méthode de <text:span text:style-name="Source_20_Text">cafetiere_grain</text:span>, <text:span text:style-name="Emphasis">pas</text:span> de <text:span text:style-name="Source_20_Text">cafetiere</text:span>.</text:p>
          <text:h text:style-name="Heading_20_4" text:outline-level="4"><text:bookmark-start text:name="__RefHeading__16322_2073142818"/><text:bookmark text:name="voyants"/>Voyants<text:bookmark-end text:name="__RefHeading__16322_2073142818"/></text:h>
          <text:p text:style-name="Text_20_body">La fonction appelée précédemment <text:span text:style-name="Source_20_Text">lire_etat</text:span> devient, elle aussi, une fonction-membre: elle joue alors le rôle d'un voyant.</text:p>
          <text:h text:style-name="Heading_20_4" text:outline-level="4"><text:bookmark-start text:name="__RefHeading__16324_2073142818"/><text:bookmark text:name="cafemain"/>Programme principal<text:bookmark-end text:name="__RefHeading__16324_2073142818"/></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233">}</text:p>
          <text:h text:style-name="Heading_20_4" text:outline-level="4"><text:bookmark-start text:name="__RefHeading__16326_2073142818"/><text:bookmark text:name="robusta"/>Des programmes plus robustes<text:bookmark-end text:name="__RefHeading__16326_2073142818"/></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start text:name="__RefHeading__16328_2073142818"/><text:bookmark text:name="obj-classes"/>Classes et objets<text:bookmark-end text:name="__RefHeading__16328_2073142818"/></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1915177507" text:style-name="L122">
            <text:list-item>
              <text:p text:style-name="P129">Un état </text:p>
            </text:list-item>
            <text:list-item>
              <text:p text:style-name="P129">Un comportement </text:p>
            </text:list-item>
            <text:list-item>
              <text:p text:style-name="P21">Une identité </text:p>
            </text:list-item>
          </text:list>
          <text:h text:style-name="Heading_20_4" text:outline-level="4"><text:bookmark-start text:name="__RefHeading__16330_2073142818"/><text:bookmark text:name="obj-etat"/>L'état d'un objet:<text:bookmark-end text:name="__RefHeading__16330_2073142818"/></text:h>
          <text:p text:style-name="Text_20_body">L'état d'un objet est la combinaison de ses propriétés: celles-ci peuvent elles-mêmes être des objets. Par exemple, l'état de la machine à café sera:</text:p>
          <text:list xml:id="list1250260257" text:style-name="L123">
            <text:list-item>
              <text:p text:style-name="P130">En fonctionnement </text:p>
            </text:list-item>
            <text:list-item>
              <text:p text:style-name="P130">Prête à faire le café </text:p>
            </text:list-item>
            <text:list-item>
              <text:p text:style-name="P130">Réservoir à café plein ou vide </text:p>
            </text:list-item>
            <text:list-item>
              <text:p text:style-name="P22">etc. </text:p>
            </text:list-item>
          </text:list>
          <text:p text:style-name="Text_20_body">L'état d'un objet dépend de son histoire: si la machine à café est plusieurs fois en fonctionnement, son réservoir finira par se vider.</text:p>
          <text:h text:style-name="Heading_20_4" text:outline-level="4"><text:bookmark-start text:name="__RefHeading__16332_2073142818"/><text:bookmark text:name="obj-comp"/><text:soft-page-break/>Le comportement d'un objet: <text:bookmark-end text:name="__RefHeading__16332_2073142818"/></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peut générer un comportement particulier (le réservoir à café se vide: l'objet téléphone à la maintenance), et réciproquement une action entraînera un changement d'état.</text:p>
          <text:h text:style-name="Heading_20_4" text:outline-level="4"><text:bookmark-start text:name="__RefHeading__16334_2073142818"/><text:bookmark text:name="obj-id"/>L'identité d'un objet:<text:bookmark-end text:name="__RefHeading__16334_2073142818"/></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start text:name="__RefHeading__16336_2073142818"/><text:bookmark text:name="obj-met"/>Des objets "métiers"<text:bookmark-end text:name="__RefHeading__16336_2073142818"/></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start text:name="__RefHeading__16338_2073142818"/><text:bookmark text:name="obj-rel"/>Relations entre objets<text:bookmark-end text:name="__RefHeading__16338_2073142818"/></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228">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3" draw:name="images25" text:anchor-type="as-char" svg:width="0.291cm" svg:height="0.344cm" draw:z-index="123"><draw:image xlink:href="../../html/apres.gif" xlink:type="simple" xlink:show="embed" xlink:actuate="onLoad"/><svg:title>apres</svg:title></draw:frame></draw:a>). Dans le cas de la relation de composition, il convient de s'assurer que les objets sont construits ou détruits ensemble. La relation "est une sorte de" s'exprime grâce à l'héritage (<text:a xlink:type="simple" xlink:href="../../html/heritage.html"> </text:a><draw:a xlink:type="simple" xlink:href="../../html/heritage.html"><draw:frame draw:style-name="fr3" draw:name="images26" text:anchor-type="as-char" svg:width="0.291cm" svg:height="0.344cm" draw:z-index="124"><draw:image xlink:href="../../html/apres.gif" xlink:type="simple" xlink:show="embed" xlink:actuate="onLoad"/><svg:title>apres</svg:title></draw:frame></draw:a>). Les autres relations s'expriment par les modèles (<draw:a xlink:type="simple" xlink:href="../../html/modeles.html"><draw:frame draw:style-name="fr3" draw:name="images27" text:anchor-type="as-char" svg:width="0.291cm" svg:height="0.344cm" draw:z-index="125"><draw:image xlink:href="../../html/apres.gif" xlink:type="simple" xlink:show="embed" xlink:actuate="onLoad"/><svg:title>apres</svg:title></draw:frame></draw:a>)</text:p>
          <text:p text:style-name="Sender"/>
        </text:section>
        <text:section text:style-name="Sect1" text:name="Section7">
          <text:h text:style-name="P223" text:outline-level="1"><text:bookmark-start text:name="__RefHeading__16340_2073142818"/><text:bookmark text:name="contenu2"/><text:bookmark text:name="type-base"/>Au coeur des langages C/C++<text:bookmark-end text:name="__RefHeading__16340_2073142818"/></text:h>
          <text:h text:style-name="Heading_20_2" text:outline-level="2"><text:bookmark-start text:name="__RefHeading__16342_2073142818"/><text:bookmark text:name="expressions"/>Les expressions<text:bookmark-end text:name="__RefHeading__16342_2073142818"/></text:h>
          <text:p text:style-name="Text_20_body">Une expression est composée d'opérateurs et d'opérandes (variables ou constantes). L'expression la plus simple ne comporte qu'une variable. Par exemple:</text:p>
          <text:p text:style-name="P233">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start text:name="__RefHeading__16344_2073142818"/><text:bookmark text:name="instructions"/>Les instructions<text:bookmark-end text:name="__RefHeading__16344_2073142818"/></text:h>
          <text:p text:style-name="Text_20_body">Une instruction est :</text:p>
          <text:list xml:id="list1863218894" text:style-name="L124">
            <text:list-item>
              <text:p text:style-name="P131">soit une instruction simple: elle se termine toujours par un ";" </text:p>
            </text:list-item>
            <text:list-item>
              <text:p text:style-name="P131">soit un bloc d'instructions (instruction composée): il a la structure suivante: </text:p>
              <text:list>
                <text:list-item>
                  <text:p text:style-name="P131">Une accolade ouvrante "<text:span text:style-name="Source_20_Text"><text:span text:style-name="T2">{</text:span></text:span>" </text:p>
                </text:list-item>
                <text:list-item>
                  <text:p text:style-name="P131">Des définitions optionnelles (déclarations de variables) locales au bloc et des instructions </text:p>
                </text:list-item>
                <text:list-item>
                  <text:p text:style-name="P23">Une accolade fermante "<text:span text:style-name="Source_20_Text"><text:span text:style-name="T2">}</text:span></text:span>" </text:p>
                </text:list-item>
              </text:list>
            </text:list-item>
          </text:list>
          <text:p text:style-name="Text_20_body"><draw:frame draw:style-name="fr2" draw:name="images34" text:anchor-type="as-char" svg:width="0.397cm" svg:height="0.397cm" draw:z-index="126"><draw:image xlink:href="../../html/attention.gif" xlink:type="simple" xlink:show="embed" xlink:actuate="onLoad"/><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text:bookmark-start text:name="__RefHeading__16346_2073142818"/>L'instruction conditionnelle <text:span text:style-name="Source_20_Text">if</text:span><text:bookmark-end text:name="__RefHeading__16346_2073142818"/></text:h>
          <text:p text:style-name="Text_20_body"><text:span text:style-name="Source_20_Text"><text:span text:style-name="T2">if ( expression ) instruction</text:span></text:span> L'expression est évaluée : si le résultat est différent de 0 (en C) ou de <text:span text:style-name="Source_20_Text">false</text:span> (en C++), l'instruction est exécutée, sinon rien n'est fait. Exemple:</text:p>
          <text:p text:style-name="P233"><text:s text:c="3"/>if (i==0) nb = nb + 1;</text:p>
          <text:p text:style-name="Text_20_body">L'instruction <text:span text:style-name="Source_20_Text">if</text:span> peut aussi rendre la forme <text:span text:style-name="Source_20_Text"><text:span text:style-name="T2">if... else</text:span></text:span><text:span text:style-name="Source_20_Text"> </text:span>:</text:p>
          <text:p text:style-name="Preformatted_20_Text">if ( expression ) </text:p>
          <text:p text:style-name="Preformatted_20_Text"><text:s text:c="3"/>instruction1;</text:p>
          <text:p text:style-name="Preformatted_20_Text">else</text:p>
          <text:p text:style-name="P233"><text:s text:c="3"/>instruction2;</text:p>
          <text:p text:style-name="Text_20_body">ou encore <text:span text:style-name="Source_20_Text"><text:span text:style-name="T2">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233"><text:s text:c="3"/>instruction3;</text:p>
          <text:h text:style-name="Heading_20_3" text:outline-level="3"><text:bookmark-start text:name="__RefHeading__16348_2073142818"/>L'instruction <text:span text:style-name="Source_20_Text">switch</text:span><text:bookmark-end text:name="__RefHeading__16348_2073142818"/></text:h>
          <text:p text:style-name="Text_20_body">Dans ce dernier cas, on risque d'aboutir à un code pas très lisible; l'instruction <text:span text:style-name="Source_20_Text"><text:span text:style-name="T2">switch</text:span></text:span> offre une meilleure structuration du code:</text:p>
          <text:p text:style-name="Preformatted_20_Text"><text:span text:style-name="T2">switch(expression)</text:span> {</text:p>
          <text:p text:style-name="Preformatted_20_Text"><text:s text:c="4"/><text:span text:style-name="T2">case valeur constante</text:span>: instructions1;</text:p>
          <text:p text:style-name="Preformatted_20_Text"><text:s text:c="4"/><text:span text:style-name="T2">case autre valeur constante</text:span>: instructions2;</text:p>
          <text:p text:style-name="Preformatted_20_Text"><text:s text:c="4"/><text:span text:style-name="T2">default</text:span>: instructions;</text:p>
          <text:p text:style-name="P233">}</text:p>
          <text:p text:style-name="Text_20_body">Le <text:span text:style-name="Source_20_Text"><text:span text:style-name="T2">switch</text:span></text:span> est une instruction de prise de décision à choix multiples qui, en fonction de la valeur de l'expression, effectue les instructions associées à la valeur correspondante.</text:p>
          <text:p text:style-name="Text_20_body"><text:soft-page-break/><draw:frame draw:style-name="fr2" draw:name="images35" text:anchor-type="as-char" svg:width="0.397cm" svg:height="0.397cm" draw:z-index="127"><draw:image xlink:href="../../html/attention.gif" xlink:type="simple" xlink:show="embed" xlink:actuate="onLoad"/><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2">break</text:span>;</text:p>
          <text:p text:style-name="Preformatted_20_Text"><text:s text:c="7"/>case '+' : exp = a + b: <text:span text:style-name="T2">break</text:span>;</text:p>
          <text:p text:style-name="Preformatted_20_Text"><text:s text:c="7"/>default <text:s/>: cout &lt;&lt; "Operateur inconnu\n";</text:p>
          <text:p text:style-name="P233"><text:s text:c="3"/>}</text:p>
          <text:p text:style-name="Text_20_body"><draw:frame draw:style-name="fr2" draw:name="images36" text:anchor-type="as-char" svg:width="0.397cm" svg:height="0.397cm" draw:z-index="128"><draw:image xlink:href="../../html/attention.gif" xlink:type="simple" xlink:show="embed" xlink:actuate="onLoad"/><svg:title>ATTENTION</svg:title></draw:frame>L'utilisation des objets et de l'héritage vont permettre de supprimer un bon nombre d'instructions <text:span text:style-name="Source_20_Text"><text:span text:style-name="T2">switch</text:span></text:span> ou <text:span text:style-name="Source_20_Text"><text:span text:style-name="T2">if</text:span></text:span>.</text:p>
          <text:h text:style-name="Heading_20_3" text:outline-level="3"><text:bookmark-start text:name="__RefHeading__16350_2073142818"/>L'instruction <text:span text:style-name="T2">while</text:span><text:bookmark-end text:name="__RefHeading__16350_2073142818"/></text:h>
          <text:p text:style-name="Text_20_body"><text:span text:style-name="Source_20_Text"><text:span text:style-name="T2">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2">while</text:span> (c!=' ') {</text:p>
          <text:p text:style-name="Preformatted_20_Text"><text:s text:c="3"/>c = getchar();</text:p>
          <text:p text:style-name="Preformatted_20_Text"><text:s text:c="3"/>chaine[i++] = c;</text:p>
          <text:p text:style-name="P233">}</text:p>
          <text:h text:style-name="Heading_20_3" text:outline-level="3"><text:bookmark-start text:name="__RefHeading__16352_2073142818"/>L'instruction de boucle <text:span text:style-name="Source_20_Text">for</text:span><text:bookmark-end text:name="__RefHeading__16352_2073142818"/></text:h>
          <text:p text:style-name="Text_20_body"><text:span text:style-name="Source_20_Text"><text:span text:style-name="T2">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2">expression1; while(expression2) {instruction; expression3; }</text:span></text:span>. Exemple d'utilisation de la boucle for; calcul de 2 <text:span text:style-name="T4">n</text:span>:</text:p>
          <text:p text:style-name="Preformatted_20_Text"><text:s text:c="3"/>x=1;</text:p>
          <text:p text:style-name="Preformatted_20_Text"><text:s text:c="3"/><text:span text:style-name="T2">for</text:span> (int i=0; i&lt;n; i++)</text:p>
          <text:p text:style-name="P233"><text:s text:c="7"/>x = 2*x;</text:p>
          <text:h text:style-name="Heading_20_4" text:outline-level="4"><text:bookmark-start text:name="__RefHeading__16354_2073142818"/>L'instruction de boucle <text:span text:style-name="Source_20_Text">for</text:span> basée sur des intervalles<text:bookmark-end text:name="__RefHeading__16354_2073142818"/></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text:bookmark-start text:name="__RefHeading__16356_2073142818"/>L'instruction <text:span text:style-name="Source_20_Text">do... while</text:span><text:bookmark-end text:name="__RefHeading__16356_2073142818"/></text:h>
          <text:p text:style-name="Text_20_body"><text:span text:style-name="Source_20_Text"><text:span text:style-name="T2">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text:bookmark-start text:name="__RefHeading__16358_2073142818"/>L'instruction ? :<text:bookmark-end text:name="__RefHeading__16358_2073142818"/></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text:soft-page-break/>int A;</text:p>
          <text:p text:style-name="Preformatted_20_Text">if ( b == 1 )</text:p>
          <text:p text:style-name="Preformatted_20_Text">{</text:p>
          <text:p text:style-name="Preformatted_20_Text"><text:s text:c="8"/>A = 3000;</text:p>
          <text:p text:style-name="Preformatted_20_Text">}</text:p>
          <text:p text:style-name="Preformatted_20_Text">else</text:p>
          <text:p text:style-name="Preformatted_20_Text">{</text:p>
          <text:p text:style-name="Preformatted_20_Text"><text:s text:c="8"/>A = -10;</text:p>
          <text:p text:style-name="P233">}</text:p>
          <text:p text:style-name="P233">int A = b==1?3000:-10;</text:p>
          <text:h text:style-name="Heading_20_3" text:outline-level="3"><text:bookmark-start text:name="__RefHeading__16360_2073142818"/>Autres instructions utiles:<text:bookmark-end text:name="__RefHeading__16360_2073142818"/></text:h>
          <text:p text:style-name="Text_20_body"><text:span text:style-name="Source_20_Text"><text:span text:style-name="T2">return</text:span></text:span> ou <text:span text:style-name="Source_20_Text"><text:span text:style-name="T2">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2">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2">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2">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2" draw:name="images37" text:anchor-type="as-char" svg:width="0.397cm" svg:height="0.397cm" draw:z-index="129"><draw:image xlink:href="../../html/attention.gif" xlink:type="simple" xlink:show="embed" xlink:actuate="onLoad"/><svg:title>ATTENTION</svg:title></draw:frame>En C, comme en C++, comme dans tous les langages, on sait qu'on peut se passer de l'instruction goto: afin d'avoir un code bien structuré et lisible, <text:span text:style-name="Emphasis"><text:span text:style-name="T2">on doit</text:span></text:span> s'en passer.</text:p>
          <text:h text:style-name="Heading_20_2" text:outline-level="2"><text:bookmark-start text:name="__RefHeading__16362_2073142818"/><text:bookmark text:name="constC"/>Les constantes en langage C<text:bookmark-end text:name="__RefHeading__16362_2073142818"/></text:h>
          <text:p text:style-name="Text_20_body">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233">float x = PI;</text:p>
          <text:p text:style-name="Text_20_body"><draw:frame draw:style-name="fr2" draw:name="images38" text:anchor-type="as-char" svg:width="0.397cm" svg:height="0.397cm" draw:z-index="130"><draw:image xlink:href="../../html/attention.gif" xlink:type="simple" xlink:show="embed" xlink:actuate="onLoad"/><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text:bookmark-start text:name="__RefHeading__16364_2073142818"/>Constantes entières<text:bookmark-end text:name="__RefHeading__16364_2073142818"/></text:h>
          <text:p text:style-name="Text_20_body">Les constantes entières peuvent être écrites en décimal (base 10), en octal (base 8) ou en hexadécimal (base 16). La détermination de la base se fait comme suit :</text:p>
          <text:list xml:id="list472842133" text:style-name="L125">
            <text:list-item>
              <text:p text:style-name="P132">un nombre qui ne commence pas par un 0 (chiffre zéro) est en base 10 </text:p>
            </text:list-item>
            <text:list-item>
              <text:p text:style-name="P132">un nombre qui commence par un 0 suivi d'un ou plusieurs chiffres est en base 8 </text:p>
            </text:list-item>
            <text:list-item>
              <text:p text:style-name="P24">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2">long</text:span></text:span>.</text:p>
          <text:h text:style-name="Heading_20_4" text:outline-level="4"><text:bookmark-start text:name="__RefHeading__16366_2073142818"/>Quelques exemples :<text:bookmark-end text:name="__RefHeading__16366_2073142818"/></text:h>
          <table:table table:name="Tableau1" table:style-name="Tableau1">
            <table:table-column table:style-name="Tableau1.A"/>
            <table:table-column table:style-name="Tableau1.B"/>
            <table:table-row>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ext:soft-page-break/>
            <table:table-row>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text:bookmark-start text:name="__RefHeading__16368_2073142818"/>Constantes flottantes:<text:bookmark-end text:name="__RefHeading__16368_2073142818"/></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2">float</text:span></text:span>), l ou L (pour <text:span text:style-name="Teletype"><text:span text:style-name="T2">long double</text:span></text:span>). On peut omettre la partie entière ou la partie fractionnaire, mais pas les deux; on peut aussi omettre le point décimal ou le e suivi de l'exposant, mais pas les deux.</text:p>
          <text:h text:style-name="Heading_20_4" text:outline-level="4"><text:bookmark-start text:name="__RefHeading__16370_2073142818"/>Quelques exemples :<text:bookmark-end text:name="__RefHeading__16370_2073142818"/></text:h>
          <table:table table:name="Tableau2" table:style-name="Tableau2">
            <table:table-column table:style-name="Tableau2.A"/>
            <table:table-column table:style-name="Tableau2.B"/>
            <table:table-row>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table-cell table:style-name="Tableau2.A1" office:value-type="string">
                <text:p text:style-name="Table_20_Contents">3.15</text:p>
              </table:table-cell>
              <table:table-cell table:style-name="Tableau2.A1" office:value-type="string">
                <text:p text:style-name="Table_20_Contents">3,15</text:p>
              </table:table-cell>
            </table:table-row>
            <table:table-row>
              <table:table-cell table:style-name="Tableau2.A1" office:value-type="string">
                <text:p text:style-name="Table_20_Contents">-45.20</text:p>
              </table:table-cell>
              <table:table-cell table:style-name="Tableau2.A1" office:value-type="string">
                <text:p text:style-name="Table_20_Contents">-45,2</text:p>
              </table:table-cell>
            </table:table-row>
            <table:table-row>
              <table:table-cell table:style-name="Tableau2.A1" office:value-type="string">
                <text:p text:style-name="Table_20_Contents">-3.e10</text:p>
              </table:table-cell>
              <table:table-cell table:style-name="Tableau2.A1" office:value-type="string">
                <text:p text:style-name="Table_20_Contents">-3 x 10<text:span text:style-name="T4">10</text:span></text:p>
              </table:table-cell>
            </table:table-row>
            <table:table-row>
              <table:table-cell table:style-name="Tableau2.A1" office:value-type="string">
                <text:p text:style-name="Table_20_Contents">8.5e-4</text:p>
              </table:table-cell>
              <table:table-cell table:style-name="Tableau2.A1" office:value-type="string">
                <text:p text:style-name="Table_20_Contents">8,5 x 10 <text:span text:style-name="T4">-4</text:span></text:p>
              </table:table-cell>
            </table:table-row>
            <table:table-row>
              <table:table-cell table:style-name="Tableau2.A1" office:value-type="string">
                <text:p text:style-name="Table_20_Contents">35E-3</text:p>
              </table:table-cell>
              <table:table-cell table:style-name="Tableau2.A1" office:value-type="string">
                <text:p text:style-name="Table_20_Contents">35 x 10 <text:span text:style-name="T4">-3</text:span></text:p>
              </table:table-cell>
            </table:table-row>
            <table:table-row>
              <table:table-cell table:style-name="Tableau2.A1" office:value-type="string">
                <text:p text:style-name="Table_20_Contents">-3E-5</text:p>
              </table:table-cell>
              <table:table-cell table:style-name="Tableau2.A1" office:value-type="string">
                <text:p text:style-name="Table_20_Contents">-3 x 10 <text:span text:style-name="T4">-5</text:span></text:p>
              </table:table-cell>
            </table:table-row>
          </table:table>
          <text:h text:style-name="Heading_20_3" text:outline-level="3"><text:bookmark-start text:name="__RefHeading__16372_2073142818"/>Constantes caractères<text:bookmark-end text:name="__RefHeading__16372_2073142818"/></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text:bookmark-start text:name="__RefHeading__16374_2073142818"/>Constantes chaînes de caractères<text:bookmark-end text:name="__RefHeading__16374_2073142818"/></text:h>
          <text:p text:style-name="Text_20_body">Une constante de type chaîne de caractères se compose d'une suite de caractères placés entre guillemets : <text:span text:style-name="Teletype"><text:span text:style-name="T2">"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draw:frame draw:style-name="fr2" draw:name="images39" text:anchor-type="as-char" svg:width="0.397cm" svg:height="0.397cm" draw:z-index="131"><draw:image xlink:href="../../html/attention.gif" xlink:type="simple" xlink:show="embed" xlink:actuate="onLoad"/><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start text:name="__RefHeading__16376_2073142818"/><text:bookmark text:name="decl-var"/><text:soft-page-break/>Déclarations de variables<text:bookmark-end text:name="__RefHeading__16376_2073142818"/></text:h>
          <text:p text:style-name="Text_20_body">Les types de base du <text:span text:style-name="Source_20_Text">C++</text:span> sont les mêmes que les types du <text:span text:style-name="Source_20_Text">C</text:span>, avec les extensions suivantes:</text:p>
          <text:list xml:id="list1801954249" text:style-name="L126">
            <text:list-item>
              <text:p text:style-name="P133">Le type <text:span text:style-name="Source_20_Text">bool</text:span> </text:p>
            </text:list-item>
            <text:list-item>
              <text:p text:style-name="P133">La notion de référence </text:p>
            </text:list-item>
            <text:list-item>
              <text:p text:style-name="P25">Le type <text:span text:style-name="Source_20_Text">class</text:span> (fondamental, car c'est lui qui permet de définir les objets) </text:p>
            </text:list-item>
          </text:list>
          <text:h text:style-name="Heading_20_3" text:outline-level="3"><text:bookmark-start text:name="__RefHeading__16378_2073142818"/><text:bookmark text:name="portee-nom"/>La portée d'un nom<text:bookmark-end text:name="__RefHeading__16378_2073142818"/></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834289816" text:style-name="L127">
            <text:list-item>
              <text:p text:style-name="P134">Elle commence à la ligne de déclaration de <text:span text:style-name="Source_20_Text">A</text:span> </text:p>
            </text:list-item>
            <text:list-item>
              <text:p text:style-name="P26">Elle se termine à la fin du bloc dans lequel la variable <text:span text:style-name="Source_20_Text">A</text:span> a été définie. La fin de bloc est marquée par une accolade fermante <text:span text:style-name="Source_20_Text"><text:span text:style-name="T2">}</text:span></text:span>. </text:p>
            </text:list-item>
          </text:list>
          <text:p text:style-name="Text_20_body"><draw:frame draw:style-name="fr2" draw:name="images40" text:anchor-type="as-char" svg:width="0.529cm" svg:height="0.529cm" draw:z-index="132"><draw:image xlink:href="../../html/nepasfaire.png" xlink:type="simple" xlink:show="embed" xlink:actuate="onLoad"/><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2">int A=5; <text:s text:c="3"/>// DEBUT DE LA PORTEE DE A</text:span></text:p>
          <text:p text:style-name="Preformatted_20_Text"><text:s text:c="3"/>...</text:p>
          <text:p text:style-name="Preformatted_20_Text"><text:s text:c="3"/><text:span text:style-name="T2">}; <text:s text:c="9"/>// FIN DE LA PORTEE DE A</text:span></text:p>
          <text:p text:style-name="P233">...</text:p>
          <text:h text:style-name="Heading_20_4" text:outline-level="4"><text:bookmark-start text:name="__RefHeading__16380_2073142818"/><text:bookmark text:name="nom-global"/>Nom global<text:bookmark-end text:name="__RefHeading__16380_2073142818"/></text:h>
          <text:p text:style-name="Text_20_body">Un nom global est un nom défini à l'extérieur de toute fonction, de toute classe, de tout espace de noms (<draw:a xlink:type="simple" xlink:href="../../html/stdlib.html#namedecl"><draw:frame draw:style-name="fr3" draw:name="images41" text:anchor-type="as-char" svg:width="0.291cm" svg:height="0.344cm" draw:z-index="133"><draw:image xlink:href="../../html/apres.gif" xlink:type="simple" xlink:show="embed" xlink:actuate="onLoad"/><svg:title>apres</svg:title></draw:frame></draw:a>). Un nom global sera donc accessible dans tout le programme.</text:p>
          <text:p text:style-name="Text_20_body"><draw:frame draw:style-name="fr2" draw:name="images42" text:anchor-type="as-char" svg:width="0.397cm" svg:height="0.397cm" draw:z-index="134"><draw:image xlink:href="../../html/attention.gif" xlink:type="simple" xlink:show="embed" xlink:actuate="onLoad"/><svg:title>ATTENTION</svg:title></draw:frame> Ne pas confondre variable globale et variable locale à la fonction main:</text:p>
          <text:p text:style-name="Preformatted_20_Text">...</text:p>
          <text:p text:style-name="P231">int A; <text:s text:c="12"/>// variable globale</text:p>
          <text:p text:style-name="Preformatted_20_Text"/>
          <text:p text:style-name="Preformatted_20_Text">int main() {</text:p>
          <text:p text:style-name="Preformatted_20_Text"><text:s text:c="4"/><text:span text:style-name="T2">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 text:c="4"/>int C=A; <text:s text:c="6"/>// pas de pb, A est accessible</text:p>
          <text:p text:style-name="Preformatted_20_Text"><text:s text:c="4"/><text:span text:style-name="T2">C += B; <text:s text:c="7"/>// ERREUR B n'est pas connu ici</text:span></text:p>
          <text:p text:style-name="Preformatted_20_Text"><text:s text:c="4"/>return C;</text:p>
          <text:p text:style-name="Preformatted_20_Text">};</text:p>
          <text:p text:style-name="P233"/>
          <text:h text:style-name="Heading_20_4" text:outline-level="4"><text:bookmark-start text:name="__RefHeading__16382_2073142818"/><text:bookmark text:name="portee-var"/>La portée d'une variable<text:bookmark-end text:name="__RefHeading__16382_2073142818"/></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2" draw:name="images43" text:anchor-type="as-char" svg:width="0.397cm" svg:height="0.397cm" draw:z-index="135"><draw:image xlink:href="../../html/attention.gif" xlink:type="simple" xlink:show="embed" xlink:actuate="onLoad"/><svg:title>ATTENTION</svg:title></draw:frame> 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soft-page-break/>...</text:p>
          <text:p text:style-name="Preformatted_20_Text">for (<text:span text:style-name="T2">int i=0</text:span>; i&lt;10;i++) <text:s text:c="3"/>// DEBUT DE PORTEE DE i</text:p>
          <text:p text:style-name="Preformatted_20_Text"><text:s text:c="3"/>{...</text:p>
          <text:p text:style-name="Preformatted_20_Text"><text:s text:c="4"/>...</text:p>
          <text:p text:style-name="P233"><text:s text:c="3"/>}; <text:s text:c="21"/>// <text:s/>FIN DE PORTEE DE i</text:p>
          <text:h text:style-name="Heading_20_3" text:outline-level="3"><text:bookmark-start text:name="__RefHeading__16384_2073142818"/>La structure d'une déclaration de variables<text:bookmark-end text:name="__RefHeading__16384_2073142818"/></text:h>
          <text:p text:style-name="Text_20_body">Une déclaration de variables comprend:</text:p>
          <text:list xml:id="list1565055997" text:style-name="L128">
            <text:list-item>
              <text:p text:style-name="P135">Un descripteur optionnel (<text:span text:style-name="Source_20_Text">const</text:span>, <text:span text:style-name="Source_20_Text">extern</text:span>, <text:span text:style-name="Source_20_Text">virtual</text:span>, ...) </text:p>
            </text:list-item>
            <text:list-item>
              <text:p text:style-name="P135">Un type de base <text:span text:style-name="Emphasis">obligatoire</text:span> (<text:span text:style-name="Source_20_Text">int</text:span> etc., ou type défini par le programmeur) </text:p>
            </text:list-item>
            <text:list-item>
              <text:p text:style-name="P135">Un déclarateur <text:span text:style-name="Emphasis">obligatoire</text:span>. Celui-ci est constitué de: </text:p>
              <text:list>
                <text:list-item>
                  <text:p text:style-name="P135">un nom choisi par le programmeur </text:p>
                </text:list-item>
                <text:list-item>
                  <text:p text:style-name="P135">un ou plusieurs opérateurs de déclaration. </text:p>
                </text:list-item>
              </text:list>
            </text:list-item>
            <text:list-item>
              <text:p text:style-name="P27">Un initialiseur optionnel. </text:p>
            </text:list-item>
          </text:list>
          <text:p text:style-name="Text_20_body">Exemple:</text:p>
          <text:p text:style-name="P233">int* A [];</text:p>
          <text:p text:style-name="Text_20_body">La déclaration de variables ci-dessus est constituée de la manière suivante:</text:p>
          <text:list xml:id="list1535807899" text:style-name="L129">
            <text:list-item>
              <text:p text:style-name="P136">Pas de descripteur </text:p>
            </text:list-item>
            <text:list-item>
              <text:p text:style-name="P136">Type de base: <text:span text:style-name="Source_20_Text">int</text:span> </text:p>
            </text:list-item>
            <text:list-item>
              <text:p text:style-name="P136">Déclarateur constitué de: </text:p>
              <text:list>
                <text:list-item>
                  <text:p text:style-name="P136">Le nom <text:span text:style-name="Source_20_Text">A</text:span> </text:p>
                </text:list-item>
                <text:list-item>
                  <text:p text:style-name="P136">Les deux opérateurs de déclaration <text:span text:style-name="Source_20_Text"><text:span text:style-name="T2">*</text:span></text:span> et <text:span text:style-name="Source_20_Text"><text:span text:style-name="T2">[]</text:span></text:span>. Les opérateurs <text:span text:style-name="Emphasis">postfixés</text:span> (<text:span text:style-name="Source_20_Text"><text:span text:style-name="T2">[]</text:span></text:span>) ayant une priorité supérieure aux opérateur <text:span text:style-name="Emphasis">préfixés</text:span> (<text:span text:style-name="Source_20_Text"><text:span text:style-name="T2">*</text:span></text:span>), on a déclaré un tableau de pointeurs, non pas un pointeur vers un tableau. </text:p>
                </text:list-item>
              </text:list>
            </text:list-item>
            <text:list-item>
              <text:p text:style-name="P28">Pas d'initialiseur. </text:p>
            </text:list-item>
          </text:list>
          <text:p text:style-name="Text_20_body">Quelques déclarations légales:</text:p>
          <text:p text:style-name="Preformatted_20_Text">char* ctbl[] = {"bleu","blanc","rouge"}; <text:s text:c="3"/>// 3 parties sont spécifiées</text:p>
          <text:p text:style-name="Preformatted_20_Text">const int A = 2; <text:s text:c="27"/>// 4 parties</text:p>
          <text:p text:style-name="P233">int B; <text:s text:c="37"/>// 2 parties seulement</text:p>
          <text:p text:style-name="Text_20_body">quelques descripteurs sur lesquels nous reviendrons ultérieurement:</text:p>
          <text:p text:style-name="List_20_Heading"><text:span text:style-name="Source_20_Text"><text:span text:style-name="T2">const</text:span></text:span> </text:p>
          <text:p text:style-name="List_20_Contents">Permet de définir une variable constante. Par exemple, un objet constant. Nous verrons dans la suite que cela peut apporter quelques complications. </text:p>
          <text:p text:style-name="List_20_Heading"><text:span text:style-name="Source_20_Text"><text:span text:style-name="T2">mutable</text:span></text:span> </text:p>
          <text:p text:style-name="List_20_Contents">Utilisé dans les déclaration de classes, en lien avec <text:span text:style-name="Source_20_Text">const</text:span> </text:p>
          <text:p text:style-name="List_20_Heading"><text:span text:style-name="Source_20_Text"><text:span text:style-name="T2">static</text:span></text:span> </text:p>
          <text:p text:style-name="List_20_Contents">Utilisé dans les déclarations de classes ou de fonctions </text:p>
          <text:p text:style-name="List_20_Heading"><text:span text:style-name="Source_20_Text"><text:span text:style-name="T2">virtual</text:span></text:span> </text:p>
          <text:p text:style-name="P228">Utilisé dans les déclaration de classes </text:p>
          <text:h text:style-name="Heading_20_2" text:outline-level="2"><text:bookmark-start text:name="__RefHeading__16386_2073142818"/><text:bookmark text:name="type-predef"/>Les types de base<text:bookmark-end text:name="__RefHeading__16386_2073142818"/></text:h>
          <text:h text:style-name="Heading_20_3" text:outline-level="3"><text:bookmark-start text:name="__RefHeading__16388_2073142818"/><text:bookmark text:name="char"/>Le type caractère : char<text:bookmark-end text:name="__RefHeading__16388_2073142818"/></text:h>
          <text:p text:style-name="Text_20_body">Il est le support des caractères le plus souvent codés en ASCII parfois en EBCDIC. Il représente <text:span text:style-name="Emphasis">un entier sur 8 bits</text:span>; sa valeur peut aller de:</text:p>
          <text:list xml:id="list2155707734" text:style-name="L130">
            <text:list-item>
              <text:p text:style-name="P137">-128 à +127 s'il est signé <text:span text:style-name="Source_20_Text">signed char</text:span> (positif ou négatif) </text:p>
            </text:list-item>
            <text:list-item>
              <text:p text:style-name="P29">de 0 à 255 s'il est non signé <text:span text:style-name="Source_20_Text">unsigned char</text:span> (uniquement positif). </text:p>
            </text:list-item>
          </text:list>
          <text:p text:style-name="Text_20_body"><draw:frame draw:style-name="fr2" draw:name="images44" text:anchor-type="as-char" svg:width="0.397cm" svg:height="0.397cm" draw:z-index="136"><draw:image xlink:href="../../html/attention.gif" xlink:type="simple" xlink:show="embed" xlink:actuate="onLoad"/><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bookmark-start text:name="__RefHeading__16390_2073142818"/><text:soft-page-break/>Le type entier : int<text:bookmark-end text:name="__RefHeading__16390_2073142818"/></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start text:name="__RefHeading__16392_2073142818"/><text:bookmark text:name="bool"/>Le type booléen: bool (Seulement en C++)<text:bookmark-end text:name="__RefHeading__16392_2073142818"/></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text:bookmark-start text:name="__RefHeading__16394_2073142818"/>Le type énumération : enum<text:bookmark-end text:name="__RefHeading__16394_2073142818"/></text:h>
          <text:p text:style-name="Text_20_body">C'est un type particulier à valeurs entières; à chaque énumération est associée un ensemble de constantes nommées.:</text:p>
          <text:p text:style-name="Preformatted_20_Text"><text:span text:style-name="T2">enum</text:span> jour_t {lundi, mardi, mercredi, jeudi, vendredi, samedi, dimanche};</text:p>
          <text:p text:style-name="Preformatted_20_Text">jour_t jour;</text:p>
          <text:p text:style-name="Preformatted_20_Text">...</text:p>
          <text:p text:style-name="P233">jour = lundi;</text:p>
          <text:p text:style-name="Text_20_body">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233"><text:span text:style-name="T2">enum</text:span> mois_t={JAN=1, FEV, MAR, AVR, MAI, JUN, JUL, AOU, SEP, OCT, NOV, DEC};</text:p>
          <text:p text:style-name="Text_20_body">JAN vaut 1, FEV 2, MAR 3, etc.</text:p>
          <text:h text:style-name="Heading_20_3" text:outline-level="3"><text:bookmark-start text:name="__RefHeading__16396_2073142818"/>Les types réels<text:bookmark-end text:name="__RefHeading__16396_2073142818"/></text:h>
          <text:p text:style-name="Text_20_body">Ils sont codés de façon interne sous forme mantisse + exposant.</text:p>
          <text:list xml:id="list1298288355" text:style-name="L131">
            <text:list-item>
              <text:p text:style-name="P138"><text:span text:style-name="T2">float</text:span>: c'est le type réel simple précision, codé sur 32 bits </text:p>
            </text:list-item>
            <text:list-item>
              <text:p text:style-name="P138"><text:span text:style-name="T2">double</text:span>: c'est le type réel en double précision, codé sur 64 bits. </text:p>
            </text:list-item>
            <text:list-item>
              <text:p text:style-name="P30"><text:span text:style-name="T2">long double</text:span>: c'est le type réel en précision étendue ou quadruple précision, codé sur 128 bits. </text:p>
            </text:list-item>
          </text:list>
          <text:h text:style-name="Heading_20_3" text:outline-level="3"><text:bookmark-start text:name="__RefHeading__16398_2073142818"/><text:bookmark text:name="void"/>Le type <text:span text:style-name="Emphasis">void</text:span><text:bookmark-end text:name="__RefHeading__16398_2073142818"/></text:h>
          <text:p text:style-name="Text_20_body">Il s'agit d'un "pseudo-type", qui veut dire "rien". On peut l'employer comme type de pointeur;</text:p>
          <text:p text:style-name="P233">void*</text:p>
          <text:p text:style-name="Text_20_body">signifie "pointeur vers n'importe quoi". <text:span text:style-name="Source_20_Text">void</text:span> peut aussi être employé comme type de retour de fonction:</text:p>
          <text:p text:style-name="P233">void <text:s/>f()</text:p>
          <text:p text:style-name="Text_20_body">signifie "fonction qui ne renvoie aucune valeur" (procédure en pascal).</text:p>
          <text:p text:style-name="Text_20_body"><draw:frame draw:style-name="fr2" draw:name="images45" text:anchor-type="as-char" svg:width="0.397cm" svg:height="0.397cm" draw:z-index="137"><draw:image xlink:href="../../html/attention.gif" xlink:type="simple" xlink:show="embed" xlink:actuate="onLoad"/><svg:title>ATTENTION</svg:title></draw:frame> La déclaration suivante:</text:p>
          <text:p text:style-name="P233">fonction();</text:p>
          <text:p text:style-name="Text_20_body">est illégale en C++, mais correspond en C à une fonction qui renvoie une valeur entière (la valeur par défaut). Pour ne rien renvoyer il faut spécifier:</text:p>
          <text:p text:style-name="P233">void fonction();</text:p>
          <text:h text:style-name="Heading_20_3" text:outline-level="3"><text:bookmark-start text:name="__RefHeading__16400_2073142818"/>Nombre d'octets pris par un type donné<text:bookmark-end text:name="__RefHeading__16400_2073142818"/></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233"><text:soft-page-break/>cout &lt;&lt; "Taille d'un entier = " &lt;&lt; sizeof( int );</text:p>
          <text:h text:style-name="Heading_20_3" text:outline-level="3"><text:bookmark-start text:name="__RefHeading__16402_2073142818"/>Des types entiers dont on connait la taille<text:bookmark-end text:name="__RefHeading__16402_2073142818"/></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233">uint32_t c</text:p>
          <text:h text:style-name="Heading_20_2" text:outline-level="2"><text:bookmark-start text:name="__RefHeading__16404_2073142818"/><text:bookmark text:name="type-deriv"/>Types dérivés<text:bookmark-end text:name="__RefHeading__16404_2073142818"/></text:h>
          <text:p text:style-name="Text_20_body">En plus des types de base, il existe un nombre théoriquement infini de types pouvant être construits à partir des types de base :</text:p>
          <text:list xml:id="list604123006" text:style-name="L132">
            <text:list-item>
              <text:p text:style-name="P139">Des tableaux d'objets d'un certain type ; </text:p>
            </text:list-item>
            <text:list-item>
              <text:p text:style-name="P139">Des fonctions renvoyant des objets d'un certain type ; </text:p>
            </text:list-item>
            <text:list-item>
              <text:p text:style-name="P139">Des pointeurs (C/C++) ou des références (C++) sur des objets d'un certain type (cf. ci-dessous); </text:p>
            </text:list-item>
            <text:list-item>
              <text:p text:style-name="P139">Des structures contenant des objets de types divers ; </text:p>
            </text:list-item>
            <text:list-item>
              <text:p text:style-name="P31">Des unions qui peuvent contenir un objet parmi plusieurs de types divers. </text:p>
            </text:list-item>
          </text:list>
          <text:p text:style-name="P9">Ces constructions de types dérivés peuvent se faire en général de manière récursive.</text:p>
          <text:h text:style-name="Heading_20_2" text:outline-level="2"><text:bookmark-start text:name="__RefHeading__16406_2073142818"/><text:bookmark text:name="type-auto"/>Le type auto (C++11)<text:bookmark-end text:name="__RefHeading__16406_2073142818"/></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233"><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start text:name="__RefHeading__16408_2073142818"/><text:bookmark text:name="tableau"/>Les tableaux<text:bookmark-end text:name="__RefHeading__16408_2073142818"/></text:h>
          <text:p text:style-name="Text_20_body">Ce chapitre décrit les tableaux, tels qu'ils sont utilisés en langage C. Nous verrons plus loin que le C++, s'il permet la définition de tableaux "à la C", offre plusieurs autres possibilités pour définir des tableaux.</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text:bookmark-start text:name="__RefHeading__16410_2073142818"/>Déclaration d'un tableau<text:bookmark-end text:name="__RefHeading__16410_2073142818"/></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2">0</text:span></text:span> à <text:span text:style-name="Source_20_Text"><text:span text:style-name="T2">n-1</text:span></text:span>.</text:p>
          <text:p text:style-name="Preformatted_20_Text"><text:span text:style-name="T2">int tab[10]</text:span>; <text:s text:c="4"/>/* Tableau de 10 entiers, les indices vont de 0 à 9 */</text:p>
          <text:p text:style-name="Preformatted_20_Text">tab[0] = 5;</text:p>
          <text:p text:style-name="P233">tab[5] = 2;</text:p>
          <text:p text:style-name="Text_20_body"><draw:frame draw:style-name="fr2" draw:name="images46" text:anchor-type="as-char" svg:width="0.397cm" svg:height="0.397cm" draw:z-index="138"><draw:image xlink:href="../../html/attention.gif" xlink:type="simple" xlink:show="embed" xlink:actuate="onLoad"/><svg:title>ATTENTION</svg:title></draw:frame>Pour des raisons d'extensibilité et de lisibilité, il est recommandé de définir une constante pour indiquer la dimension d'un tableau en utilisant la directive <text:span text:style-name="Source_20_Text"><text:span text:style-name="T2">#define</text:span></text:span> du préprocesseur:</text:p>
          <text:p text:style-name="Preformatted_20_Text"><text:soft-page-break/><text:span text:style-name="T2">#define TAILLE 10</text:span> <text:s text:c="8"/>/* Attention à la syntaxe: pas de ; */</text:p>
          <text:p text:style-name="P233">int tab[TAILLE];</text:p>
          <text:h text:style-name="Heading_20_3" text:outline-level="3"><text:bookmark-start text:name="__RefHeading__16412_2073142818"/>Initialisation du tableau<text:bookmark-end text:name="__RefHeading__16412_2073142818"/></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2">int tab[5]</text:span> = {0,1,2,3,4};</text:p>
          <text:p text:style-name="Preformatted_20_Text"><text:span text:style-name="T2">float x[5]</text:span> = {1.3,2.4,9.3}; <text:s text:c="2"/>/* Les constantes sont affectées aux 3 premiers éléments, </text:p>
          <text:p text:style-name="Preformatted_20_Text"><text:s text:c="33"/>les 2 derniers sont initialisés à 0 */</text:p>
          <text:p text:style-name="Preformatted_20_Text"><text:span text:style-name="T2">int num[]</text:span> = {0,1,2}; <text:s text:c="9"/>/* On peut ne pas spécifier la dimension, </text:p>
          <text:p text:style-name="P233"><text:s text:c="33"/>qui est alors égale au nombre de constantes */</text:p>
          <text:h text:style-name="Heading_20_3" text:outline-level="3"><text:bookmark-start text:name="__RefHeading__16414_2073142818"/>Passage d'un tableau à une fonction<text:bookmark-end text:name="__RefHeading__16414_2073142818"/></text:h>
          <text:p text:style-name="Text_20_body">Pour passer un tableau en paramètre d'une fonction, on doit passer obligatoirement <text:span text:style-name="Emphasis">deux paramètres:</text:span></text:p>
          <text:list xml:id="list1731591590" text:style-name="L133">
            <text:list-item>
              <text:p text:style-name="P140">L'adresse de base du tableau </text:p>
            </text:list-item>
            <text:list-item>
              <text:p text:style-name="P32">La longueur du tableau (nombre de cases) </text:p>
            </text:list-item>
          </text:list>
          <text:h text:style-name="Heading_20_4" text:outline-level="4"><text:bookmark-start text:name="__RefHeading__16416_2073142818"/>Déclaration de paramètre de type tableau:<text:bookmark-end text:name="__RefHeading__16416_2073142818"/></text:h>
          <text:p text:style-name="Text_20_body">On peut procéder de deux manières équivalentes pour déclarer l'adresse de base du tableau:</text:p>
          <text:list xml:id="list1632874910" text:style-name="L134">
            <text:list-item>
              <text:p text:style-name="P141">Utiliser la notation <text:span text:style-name="Source_20_Text">int tab[]</text:span>: il n'y a pas d'allocation mémoire à réaliser, donc la dimension du tableau n'est pas spécifiée dans la déclaration. </text:p>
            </text:list-item>
            <text:list-item>
              <text:p text:style-name="P33">Utiliser uniquement l'adresse de base du tableau, sous forme d'un pointeur: <text:span text:style-name="Source_20_Text">int *tab</text:span> </text:p>
            </text:list-item>
          </text:lis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233"><text:s/>}</text:p>
          <text:h text:style-name="Heading_20_3" text:outline-level="3"><text:bookmark-start text:name="__RefHeading__16418_2073142818"/>Utilisation de tableaux<text:bookmark-end text:name="__RefHeading__16418_2073142818"/></text:h>
          <text:p text:style-name="Text_20_body">Lorsque l'on manipule des tableaux, on utilise fréquemment les boucles itératives ( for ou while) et les opérateurs d'incrémentation:</text:p>
          <text:p text:style-name="Text_20_body"><text:span text:style-name="T2">Exemple:</text:span>Initialisation d'un tableau avec une boucle for</text:p>
          <text:p text:style-name="Preformatted_20_Text">#define TAILLE 100</text:p>
          <text:p text:style-name="Preformatted_20_Text">float y[TAILLE];</text:p>
          <text:p text:style-name="Preformatted_20_Text">int i;</text:p>
          <text:p text:style-name="Preformatted_20_Text">for (i=0;i&lt;TAILLE;++i)</text:p>
          <text:p text:style-name="P233"><text:s text:c="3"/>y[i]=i*i;</text:p>
          <text:p text:style-name="Text_20_body"><text:span text:style-name="T2">Exemple:</text:span> Recherche du premier élément nul d'un tableau</text:p>
          <text:p text:style-name="Preformatted_20_Text"><text:soft-page-break/>int tab[TAILLE] ) {18, 15, 13, 10, 0, 67};</text:p>
          <text:p text:style-name="Preformatted_20_Text">int i = 0;</text:p>
          <text:p text:style-name="Preformatted_20_Text">while (i&lt;TAILLE &amp;&amp; tab[i]!=0) <text:s/>// Attention à ne pas déborder !</text:p>
          <text:p text:style-name="Preformatted_20_Text"><text:s text:c="3"/>++i;</text:p>
          <text:p text:style-name="P233">cout &lt;&lt; i &lt;&lt; '\n';</text:p>
          <text:h text:style-name="Heading_20_3" text:outline-level="3"><text:bookmark-start text:name="__RefHeading__16420_2073142818"/>Tableaux (chaîne) de caractères<text:bookmark-end text:name="__RefHeading__16420_2073142818"/></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D"/>
            <table:table-column table:style-name="Tableau4.H"/>
            <table:table-row>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2">char ligne[80];</text:span> <text:s text:c="35"/>/* Déclaration d'une chaine de 80 caractères */</text:p>
          <text:p text:style-name="Preformatted_20_Text"><text:span text:style-name="T2">char titre[]</text:span> = "Introduction"; <text:s text:c="20"/>/* Initialisation d'une chaine de 13 caractères */</text:p>
          <text:p text:style-name="Preformatted_20_Text"><text:span text:style-name="T2">char salut[]</text:span> = {'b','o','n','j','o','u','r','\0'}; /* Initialisation lourde mais correcte */</text:p>
          <text:p text:style-name="Preformatted_20_Text"><text:span text:style-name="T2">char salut[]</text:span> = "bonjour"; <text:s text:c="25"/>/* Pareil, mais plus élégant */</text:p>
          <text:p text:style-name="P233"><text:span text:style-name="T2">char pasplein[15]</text:span>="pas plein"; <text:s text:c="20"/>/* La chaine est complétée par des \0 */</text:p>
          <text:p text:style-name="Text_20_body">Stockage mémoire de la variable <text:span text:style-name="Source_20_Text"><text:span text:style-name="T2">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ext:bookmark-start text:name="__RefHeading__16422_2073142818"/>Tableaux à 2 dimensions :<text:bookmark-end text:name="__RefHeading__16422_2073142818"/></text:h>
          <text:p text:style-name="Text_20_body">En C, un tableau à 2 dimensions est en fait un tableau à une dimension dont chaque élément est un tableau. L'exemple suivant déclare un tableau de 10 tableaux de 20 entiers:</text:p>
          <text:p text:style-name="P233">int tab[10][20];</text:p>
          <text:p text:style-name="Text_20_body">Pour accéder à un élément du tableau : </text:p>
          <text:p text:style-name="P233"><text:span text:style-name="T2">tab[i][j]</text:span> = 12;</text:p>
          <text:h text:style-name="Heading_20_3" text:outline-level="3"><text:bookmark-start text:name="__RefHeading__16424_2073142818"/>Initialisation du tableau à 2 dimensions:<text:bookmark-end text:name="__RefHeading__16424_2073142818"/></text:h>
          <text:p text:style-name="Preformatted_20_Text">int tab[4][3] = {{1,2,3},</text:p>
          <text:p text:style-name="Preformatted_20_Text"><text:s text:c="17"/>{4,5,6},</text:p>
          <text:p text:style-name="Preformatted_20_Text"><text:s text:c="17"/>{7,8,9},</text:p>
          <text:p text:style-name="P233"><text:s text:c="17"/>{10,11,12}};</text:p>
          <text:p text:style-name="Text_20_body">Un exemple d'utilisation d'un tableau à deux dimensions:</text:p>
          <text:p text:style-name="Preformatted_20_Text">#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233">}</text:p>
          <text:h text:style-name="Heading_20_2" text:outline-level="2"><text:bookmark-start text:name="__RefHeading__16426_2073142818"/><text:bookmark text:name="struct"/>Les structures<text:bookmark-end text:name="__RefHeading__16426_2073142818"/></text:h>
          <text:h text:style-name="Heading_20_3" text:outline-level="3"><text:bookmark-start text:name="__RefHeading__16428_2073142818"/>Structure<text:bookmark-end text:name="__RefHeading__16428_2073142818"/></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text:bookmark-start text:name="__RefHeading__16430_2073142818"/>Déclaration d'une structure<text:bookmark-end text:name="__RefHeading__16430_2073142818"/></text:h>
          <text:p text:style-name="Text_20_body">Voici un exemple de déclaration d'une structure:</text:p>
          <text:p text:style-name="Preformatted_20_Text"><text:soft-page-break/><text:span text:style-name="T2">struct</text:span> personne {</text:p>
          <text:p text:style-name="Preformatted_20_Text"><text:s text:c="3"/>char nom[20];</text:p>
          <text:p text:style-name="Preformatted_20_Text"><text:s text:c="3"/>char prenom[20];</text:p>
          <text:p text:style-name="Preformatted_20_Text"><text:s text:c="3"/>int no_ss;</text:p>
          <text:p text:style-name="P233">}</text:p>
          <text:h text:style-name="Heading_20_3" text:outline-level="3"><text:bookmark-start text:name="__RefHeading__16432_2073142818"/>Initialisation d'une structure:<text:bookmark-end text:name="__RefHeading__16432_2073142818"/></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233">struct complexe z = {1.,1.};</text:p>
          <text:h text:style-name="Heading_20_3" text:outline-level="3"><text:bookmark-start text:name="__RefHeading__16434_2073142818"/>Accès aux champs d'une structure:<text:bookmark-end text:name="__RefHeading__16434_2073142818"/></text:h>
          <text:p text:style-name="Text_20_body">L'accès aux champs d'une structure se fait avec l'opérateur <text:span text:style-name="Source_20_Text"><text:span text:style-name="T2">.</text:span></text:span>. Par exemple, si l'on reprend la structure complexe z, on désignera le champ re par z.re. Les champs ainsi désignés peuvent être utilisés comme toute autre variable.</text:p>
          <text:h text:style-name="Heading_20_2" text:outline-level="2"><text:bookmark-start text:name="__RefHeading__16436_2073142818"/><text:bookmark text:name="union"/>Les unions<text:bookmark-end text:name="__RefHeading__16436_2073142818"/></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233">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start text:name="__RefHeading__16438_2073142818"/><text:bookmark text:name="operateurs"/>Opérateurs et expressions<text:bookmark-end text:name="__RefHeading__16438_2073142818"/></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bookmark-start text:name="__RefHeading__16440_2073142818"/>Opérateur d'affection<text:bookmark-end text:name="__RefHeading__16440_2073142818"/></text:h>
          <text:p text:style-name="Text_20_body"><text:span text:style-name="Strong_20_Emphasis">=</text:span></text:p>
          <text:p text:style-name="Text_20_body">Copie d'un objet sur un autre (voir plus loin)</text:p>
          <text:p text:style-name="P233">A = 3</text:p>
          <text:h text:style-name="Heading_20_3" text:outline-level="3"><text:bookmark-start text:name="__RefHeading__16442_2073142818"/>Opérateurs arithmétiques binaires<text:bookmark-end text:name="__RefHeading__16442_2073142818"/></text:h>
          <text:p text:style-name="Text_20_body"><text:span text:style-name="Strong_20_Emphasis">+ - * / % </text:span></text:p>
          <text:p text:style-name="P233">A = B + C</text:p>
          <text:h text:style-name="Heading_20_3" text:outline-level="3"><text:bookmark-start text:name="__RefHeading__16444_2073142818"/>Opérateurs arithmétiques unaires<text:bookmark-end text:name="__RefHeading__16444_2073142818"/></text:h>
          <text:p text:style-name="Text_20_body"><text:span text:style-name="Strong_20_Emphasis">+= -= *= /= %=</text:span></text:p>
          <text:p text:style-name="P233"><text:soft-page-break/>A += 4 // est un raccourci de A = A + 4</text:p>
          <text:h text:style-name="Heading_20_3" text:outline-level="3"><text:bookmark-start text:name="__RefHeading__16446_2073142818"/>Opérateur d'incrémentation ou de décrémentation<text:bookmark-end text:name="__RefHeading__16446_2073142818"/></text:h>
          <text:p text:style-name="Text_20_body"><text:span text:style-name="Strong_20_Emphasis">++ --</text:span></text:p>
          <text:p text:style-name="Text_20_body">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233">int A = ++i; // A et i contiennent 1</text:p>
          <text:h text:style-name="Heading_20_3" text:outline-level="3"><text:bookmark-start text:name="__RefHeading__16448_2073142818"/>Opérateurs de comparaison<text:bookmark-end text:name="__RefHeading__16448_2073142818"/></text:h>
          <text:p text:style-name="Text_20_body"><text:span text:style-name="Strong_20_Emphasis">== != &lt; &lt;= &gt; &gt;=</text:span></text:p>
          <text:p text:style-name="Text_20_body">Ils renvoient 0 ou 1 (en C), false ou true (en C++). Ils sont utilisés dans les boucles while, if, etc.</text:p>
          <text:p text:style-name="P233">if ( A == 3 ) ...</text:p>
          <text:h text:style-name="Heading_20_3" text:outline-level="3"><text:bookmark-start text:name="__RefHeading__16450_2073142818"/>Opérateurs logiques<text:bookmark-end text:name="__RefHeading__16450_2073142818"/></text:h>
          <text:p text:style-name="Text_20_body"><text:span text:style-name="Strong_20_Emphasis">! &amp;&amp; ||</text:span></text:p>
          <text:p text:style-name="Text_20_body">NON, ET, OU</text:p>
          <text:p text:style-name="P233">if ( A==3 &amp;&amp; (B==4 || C==5) ) ...</text:p>
          <text:h text:style-name="Heading_20_3" text:outline-level="3"><text:bookmark-start text:name="__RefHeading__16452_2073142818"/>Opérateurs agissant sur un nombre binaire<text:bookmark-end text:name="__RefHeading__16452_2073142818"/></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int A=1;</text:p>
          <text:p text:style-name="Preformatted_20_Text">int B= A&lt;&lt;2; // A et B valent 2</text:p>
          <text:p text:style-name="P233">B = B&lt;&lt;2; <text:s text:c="3"/>// B vaut 4</text:p>
          <text:h text:style-name="Heading_20_3" text:outline-level="3"><text:bookmark-start text:name="__RefHeading__16454_2073142818"/>Opérateur de séparation d'instruction<text:bookmark-end text:name="__RefHeading__16454_2073142818"/></text:h>
          <text:p text:style-name="Text_20_body"><text:span text:style-name="Strong_20_Emphasis">,</text:span></text:p>
          <text:p text:style-name="Text_20_body">La virgule permet de séparer plusieurs instructions, la valeur retournée est la valeur retournée par la dernière instruction</text:p>
          <text:p text:style-name="P233">A = 4, B = 5; // La valeur retournée par cette expression est 5</text:p>
          <text:h text:style-name="Heading_20_2" text:outline-level="2"><text:bookmark-start text:name="__RefHeading__16456_2073142818"/><text:bookmark text:name="fonctions"/>Les fonctions<text:bookmark-end text:name="__RefHeading__16456_2073142818"/></text:h>
          <text:h text:style-name="Heading_20_3" text:outline-level="3"><text:bookmark-start text:name="__RefHeading__16458_2073142818"/><text:bookmark text:name="decl-def"/>Déclaration et définition de fonctions <text:bookmark-end text:name="__RefHeading__16458_2073142818"/></text:h>
          <text:p text:style-name="Text_20_body">Une <text:span text:style-name="Emphasis">fonction</text:span> comprend une ou deux parties distinctes:</text:p>
          <text:list xml:id="list1705409843" text:style-name="L135">
            <text:list-item>
              <text:p text:style-name="P142"><text:span text:style-name="Emphasis">La déclaration</text:span> (optionnelle): Le nom de la fonction, les paramètres dont elle a besoin, et ce qu'elle renverra. </text:p>
            </text:list-item>
            <text:list-item>
              <text:p text:style-name="P34"><text:span text:style-name="Emphasis">La définition</text:span>: la déclaration (redite au besoin), suivie de ce que fait la fonction (le code). </text:p>
            </text:list-item>
          </text:list>
          <text:h text:style-name="Heading_20_4" text:outline-level="4"><text:bookmark-start text:name="__RefHeading__16460_2073142818"/><text:bookmark text:name="decl"/><text:soft-page-break/>Déclaration<text:bookmark-end text:name="__RefHeading__16460_2073142818"/></text:h>
          <text:p text:style-name="Text_20_body">Une <text:span text:style-name="Emphasis">déclaration de fonction</text:span> comprend trois parties:</text:p>
          <text:list xml:id="list2161620831" text:style-name="L136">
            <text:list-item>
              <text:p text:style-name="P143">Le type de retour (éventuellement <text:span text:style-name="Source_20_Text">void</text:span> si elle ne renvoie rien) </text:p>
            </text:list-item>
            <text:list-item>
              <text:p text:style-name="P143">Le nom de la fonction </text:p>
            </text:list-item>
            <text:list-item>
              <text:p text:style-name="P35">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233">int f1 (int,int,int);</text:p>
          <text:h text:style-name="Heading_20_4" text:outline-level="4"><text:bookmark-start text:name="__RefHeading__16462_2073142818"/><text:bookmark text:name="def"/>Définition<text:bookmark-end text:name="__RefHeading__16462_2073142818"/></text:h>
          <text:p text:style-name="Text_20_body">Une <text:span text:style-name="Emphasis">définition de fonction</text:span> comprend deux parties:</text:p>
          <text:list xml:id="list444706913" text:style-name="L137">
            <text:list-item>
              <text:p text:style-name="P144">La <text:span text:style-name="Emphasis">déclaration</text:span> de la fonction, <text:span text:style-name="Emphasis">avec cette fois le nom des paramètres</text:span> </text:p>
            </text:list-item>
            <text:list-item>
              <text:p text:style-name="P36">Le <text:span text:style-name="Emphasis">corps de la fonction</text:span>, sous la forme d'un bloc </text:p>
            </text:list-item>
          </text:list>
          <text:p text:style-name="Text_20_body"><draw:frame draw:style-name="fr2" draw:name="images47" text:anchor-type="as-char" svg:width="0.397cm" svg:height="0.397cm" draw:z-index="139"><draw:image xlink:href="../../html/attention.gif" xlink:type="simple" xlink:show="embed" xlink:actuate="onLoad"/><svg:title>ATTENTION</svg:title></draw:frame> La déclaration de fonction est optionnelle, seule est indispensable sa définition.</text:p>
          <text:p text:style-name="Text_20_body"><draw:frame draw:style-name="fr2" draw:name="images48" text:anchor-type="as-char" svg:width="0.397cm" svg:height="0.397cm" draw:z-index="140"><draw:image xlink:href="../../html/attention.gif" xlink:type="simple" xlink:show="embed" xlink:actuate="onLoad"/><svg:title>attention</svg:title></draw:frame> 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start text:name="__RefHeading__16464_2073142818"/><text:bookmark text:name="recursivite"/>Récursivité<text:bookmark-end text:name="__RefHeading__16464_2073142818"/></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233">int factorielle(int n) {return n==1?1:n*factorielle(n-1);}</text:p>
          <text:h text:style-name="Heading_20_2" text:outline-level="2"><text:bookmark-start text:name="__RefHeading__16466_2073142818"/><text:bookmark text:name="lrvalue"/>Lvalues, Rvalues<text:bookmark-end text:name="__RefHeading__16466_2073142818"/></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A = 2; <text:s/>// A est une lvalue</text:p>
          <text:p text:style-name="P233">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233">A + 1</text:p>
          <text:p text:style-name="Text_20_body"><draw:frame draw:style-name="fr2" draw:name="images49" text:anchor-type="as-char" svg:width="0.397cm" svg:height="0.397cm" draw:z-index="141"><draw:image xlink:href="../../html/attention.gif" xlink:type="simple" xlink:show="embed" xlink:actuate="onLoad"/><svg:title>ATTENTION</svg:title></draw:frame> 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la rvalue dans une lvalue.</text:p>
          <text:h text:style-name="Heading_20_2" text:outline-level="2"><text:bookmark-start text:name="__RefHeading__16468_2073142818"/><text:bookmark text:name="ptr-ref-const"/>Pointeurs (*), références (&amp;), descripteur const<text:bookmark-end text:name="__RefHeading__16468_2073142818"/></text:h>
          <text:p text:style-name="Text_20_body"><draw:frame draw:style-name="fr2" draw:name="images50" text:anchor-type="as-char" svg:width="0.397cm" svg:height="0.397cm" draw:z-index="142"><draw:image xlink:href="../../html/attention.gif" xlink:type="simple" xlink:show="embed" xlink:actuate="onLoad"/><svg:title>ATTENTION</svg:title></draw:frame><text:span text:style-name="T2">Note typographique</text:span>. On le verra dans la suite, il est aisé de confondre:</text:p>
          <text:list xml:id="list1598208216" text:style-name="L138">
            <text:list-item>
              <text:p text:style-name="P145">les deux significations du caractère * dans: <text:span text:style-name="Source_20_Text">int * x</text:span> et <text:span text:style-name="Source_20_Text">y = *x </text:span></text:p>
            </text:list-item>
            <text:list-item>
              <text:p text:style-name="P37">les deux significations du caractère &amp; dans: <text:span text:style-name="Source_20_Text">int &amp; </text:span>et <text:span text:style-name="Source_20_Text">x = &amp; y </text:span></text:p>
            </text:list-item>
          </text:list>
          <text:p text:style-name="Text_20_body">Pour faciliter les choses, on écrira: </text:p>
          <text:list xml:id="list1954759419" text:style-name="L139">
            <text:list-item>
              <text:p text:style-name="P146"><text:span text:style-name="Source_20_Text"><text:span text:style-name="T2">int* x</text:span></text:span> ou <text:span text:style-name="Source_20_Text"><text:span text:style-name="T2">int&amp; y </text:span></text:span>pour les déclarations </text:p>
            </text:list-item>
            <text:list-item>
              <text:p text:style-name="P38"><text:span text:style-name="Source_20_Text"><text:span text:style-name="T2">*x </text:span></text:span>ou <text:span text:style-name="Source_20_Text"><text:span text:style-name="T2">&amp;y </text:span></text:span>pour les opérateurs. </text:p>
            </text:list-item>
          </text:list>
          <text:p text:style-name="Text_20_body"><text:soft-page-break/>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3">types</text:span> <text:span text:style-name="Source_20_Text">int*</text:span> ou <text:span text:style-name="Source_20_Text">int&amp;</text:span>.</text:p>
          <text:h text:style-name="Heading_20_2" text:outline-level="2"><text:bookmark-start text:name="__RefHeading__16470_2073142818"/><text:bookmark text:name="ptr-ana"/><draw:frame draw:style-name="fr2" draw:name="images51" text:anchor-type="as-char" svg:width="0.529cm" svg:height="0.529cm" draw:z-index="143"><draw:image xlink:href="../../html/61.gif" xlink:type="simple" xlink:show="embed" xlink:actuate="onLoad"/><svg:title>Pour les terriens</svg:title></draw:frame> Quelques analogies avec le monde dit "réel"<text:bookmark-end text:name="__RefHeading__16470_2073142818"/></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16472_2073142818"/>Initialisation, opérateur = : Un peu de Science Fiction<text:bookmark-end text:name="__RefHeading__16472_2073142818"/></text:h>
          <text:p text:style-name="Text_20_body">Contrairement à ce qu'on pourrait penser, ces opérations, qui paraissent les plus simples (par analogie avec les maths), sont en fait très lourdes pour l'ordinateur...</text:p>
          <text:h text:style-name="Heading_20_3" text:outline-level="3"><text:bookmark-start text:name="__RefHeading__16474_2073142818"/><text:bookmark text:name="clonage"/>Initialisation = Clônage<text:bookmark-end text:name="__RefHeading__16474_2073142818"/></text:h>
          <text:p text:style-name="Preformatted_20_Text">homme jacques;</text:p>
          <text:p text:style-name="P234">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2" draw:name="images52" text:anchor-type="as-char" svg:width="0.397cm" svg:height="0.397cm" draw:z-index="144"><draw:image xlink:href="../../html/attention.gif" xlink:type="simple" xlink:show="embed" xlink:actuate="onLoad"/><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start text:name="__RefHeading__16476_2073142818"/><text:bookmark text:name="ptr-egal"/>Opérateur= : Je me prends pour un autre.<text:bookmark-end text:name="__RefHeading__16476_2073142818"/></text:h>
          <text:p text:style-name="Preformatted_20_Text">homme pierre;</text:p>
          <text:p text:style-name="Preformatted_20_Text">...</text:p>
          <text:p text:style-name="P234">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draw:frame draw:style-name="fr2" draw:name="images53" text:anchor-type="as-char" svg:width="0.397cm" svg:height="0.397cm" draw:z-index="145"><draw:image xlink:href="../../html/attention.gif" xlink:type="simple" xlink:show="embed" xlink:actuate="onLoad"/><svg:title>ATTENTION</svg:title></draw:frame>Ces opérations permettent d'obtenir deux objets <text:span text:style-name="T3">égaux</text:span>, on l'a vu, mais pas <text:span text:style-name="T3">identiques</text:span>.</text:p>
          <text:h text:style-name="Heading_20_3" text:outline-level="3"><text:bookmark-start text:name="__RefHeading__16478_2073142818"/><text:bookmark text:name="ptr-surnom"/>Références = Surnoms<text:bookmark-end text:name="__RefHeading__16478_2073142818"/></text:h>
          <text:p text:style-name="Preformatted_20_Text">homme pierre;</text:p>
          <text:p text:style-name="P231">homme&amp; pierrot = pierre;</text:p>
          <text:p text:style-name="P234">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2" draw:name="images54" text:anchor-type="as-char" svg:width="0.397cm" svg:height="0.397cm" draw:z-index="146"><draw:image xlink:href="../../html/attention.gif" xlink:type="simple" xlink:show="embed" xlink:actuate="onLoad"/><svg:title>ATTENTION</svg:title></draw:frame>Cette fois, on a obtenu deux objets <text:span text:style-name="T3">identiques</text:span> (donc aussi égaux). </text:p>
          <text:h text:style-name="Heading_20_3" text:outline-level="3"><text:bookmark-start text:name="__RefHeading__16480_2073142818"/><text:bookmark text:name="ptr-ptr"/>Pointeurs = Attention, on vous montre du doigt<text:bookmark-end text:name="__RefHeading__16480_2073142818"/></text:h>
          <text:p text:style-name="Preformatted_20_Text">homme pierre;</text:p>
          <text:p text:style-name="P231">homme* ce_mec = pierre;</text:p>
          <text:p text:style-name="P231">homme* le_type_la_bas = pierre;</text:p>
          <text:p text:style-name="P234">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text:soft-page-break/><draw:frame draw:style-name="fr2" draw:name="images55" text:anchor-type="as-char" svg:width="0.397cm" svg:height="0.397cm" draw:z-index="147"><draw:image xlink:href="../../html/attention.gif" xlink:type="simple" xlink:show="embed" xlink:actuate="onLoad"/><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1222496815" text:style-name="L140">
            <text:list-item>
              <text:p text:style-name="P147">Le pointeur est détruit, mais pas l'objet pointé. Si rien ne pointe plus sur lui, on peut perdre sa trace dans la mémoire de l'ordinateur... celui-ci a alors la migraine (fuites de mémoire). </text:p>
            </text:list-item>
            <text:list-item>
              <text:p text:style-name="P39">L'objet pointé peut disparaître, alors que le pointeur continue de pointer sur lui: Risque important de plantages aléatoires. </text:p>
            </text:list-item>
          </text:list>
          <text:h text:style-name="Heading_20_2" text:outline-level="2"><text:bookmark-start text:name="__RefHeading__16482_2073142818"/>Pierre va chez le coiffeur...<text:bookmark-end text:name="__RefHeading__16482_2073142818"/></text:h>
          <text:p text:style-name="Text_20_body">Soit la fonction <text:span text:style-name="Source_20_Text">coupe</text:span> qui a deux paramètres: le coiffeur et le client, le coiffeur coupant les cheveux au client.</text:p>
          <text:h text:style-name="Heading_20_3" text:outline-level="3"><text:bookmark-start text:name="__RefHeading__16484_2073142818"/><text:bookmark text:name="ptr-prmval"/>Passage des paramètres par valeur<text:bookmark-end text:name="__RefHeading__16484_2073142818"/></text:h>
          <text:p text:style-name="Preformatted_20_Text">void coupe(<text:span text:style-name="T2">homme coiffeur, homme client</text:span>);</text:p>
          <text:p text:style-name="Preformatted_20_Text">...</text:p>
          <text:p text:style-name="Preformatted_20_Text">homme pierre;</text:p>
          <text:p text:style-name="Preformatted_20_Text">homme jacques;</text:p>
          <text:p text:style-name="P233">coupe(jacques, pierre);</text:p>
          <text:p text:style-name="Text_20_body"><draw:frame draw:style-name="fr2" draw:name="images56" text:anchor-type="as-char" svg:width="0.529cm" svg:height="0.529cm" draw:z-index="148"><draw:image xlink:href="../../html/nepasfaire.png" xlink:type="simple" xlink:show="embed" xlink:actuate="onLoad"/><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start text:name="__RefHeading__16486_2073142818"/><text:bookmark text:name="ptr-prmref"/>Passage du client par référence<text:bookmark-end text:name="__RefHeading__16486_2073142818"/></text:h>
          <text:p text:style-name="Preformatted_20_Text">void coupe(<text:span text:style-name="T2">homme coiffeur, homme&amp; client</text:span>);</text:p>
          <text:p text:style-name="Preformatted_20_Text">...</text:p>
          <text:p text:style-name="Preformatted_20_Text">homme pierre;</text:p>
          <text:p text:style-name="Preformatted_20_Text">homme jacques;</text:p>
          <text:p text:style-name="P233">coupe(jacques, pierre);</text:p>
          <text:p text:style-name="Text_20_body"><draw:frame draw:style-name="fr2" draw:name="images57" text:anchor-type="as-char" svg:width="0.529cm" svg:height="0.529cm" draw:z-index="149"><draw:image xlink:href="../../html/nepasfaire.png" xlink:type="simple" xlink:show="embed" xlink:actuate="onLoad"/><svg:title>NOOON</svg:title></draw:frame><text:span text:style-name="Source_20_Text">pierre</text:span> est passé par référence à la fonction <text:span text:style-name="Source_20_Text">coupe</text:span>: <text:span text:style-name="Source_20_Text">client</text:span> est tout simplement un surnom qu'on lui donne 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start text:name="__RefHeading__16488_2073142818"/><text:bookmark text:name="ptr-prmconstref"/>Passage du coiffeur par const référence<text:bookmark-end text:name="__RefHeading__16488_2073142818"/></text:h>
          <text:p text:style-name="Preformatted_20_Text">void coupe(<text:span text:style-name="T2">const homme&amp; coiffeur, homme&amp; client</text:span>);</text:p>
          <text:p text:style-name="Preformatted_20_Text">...</text:p>
          <text:p text:style-name="Preformatted_20_Text">homme pierre;</text:p>
          <text:p text:style-name="Preformatted_20_Text">homme jacques;</text:p>
          <text:p text:style-name="P233">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16490_2073142818"/>Un accouchement difficile<text:bookmark-end text:name="__RefHeading__16490_2073142818"/></text:h>
          <text:p text:style-name="Text_20_body">Voici l'histoire d'un accouchement à haut risque, suite à l'exécution de la fonction <text:span text:style-name="Source_20_Text">coït</text:span>...</text:p>
          <text:h text:style-name="Heading_20_3" text:outline-level="3"><text:bookmark-start text:name="__RefHeading__16492_2073142818"/><text:bookmark text:name="ptr-retval"/><text:soft-page-break/>Retour d'un paramètre par valeur<text:bookmark-end text:name="__RefHeading__16492_2073142818"/></text:h>
          <text:p text:style-name="Preformatted_20_Text"><text:span text:style-name="T2">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2">return enfant;</text:span></text:p>
          <text:p text:style-name="Preformatted_20_Text">};</text:p>
          <text:p text:style-name="Preformatted_20_Text"/>
          <text:p text:style-name="Preformatted_20_Text">homme pierre;</text:p>
          <text:p text:style-name="Preformatted_20_Text">femme marie;</text:p>
          <text:p text:style-name="P233">humain loulou = coit(pierre,marie);</text:p>
          <text:p text:style-name="Text_20_body">Une drôle de manière de faire un enfant: l'enfant nait dans le contexte de la fonction <text:span text:style-name="Source_20_Text">coit</text:span>, mais à la fin de la fonction, on en fait un clône, on sort le clône et on massacre l'enfant. Merci de ne pas prévenir le comité d'éthique... C'est long, compliqué et immoral, mais ça marche.</text:p>
          <text:p text:style-name="Text_20_body">Que s'est-il passé au juste ? Tout simplement que la fonction a renvoyé une valeur.. qui est une rvalue (la valeur renvoyée par cette fonction ne peut se trouver à gauche du signe =). Comme on l'a déjà dit <draw:a xlink:type="simple" xlink:href="../../html/types.html#lrvalue"><draw:frame draw:style-name="fr3" draw:name="images58" text:anchor-type="as-char" svg:width="0.291cm" svg:height="0.344cm" draw:z-index="150"><draw:image xlink:href="../../html/avant.gif" xlink:type="simple" xlink:show="embed" xlink:actuate="onLoad"/><svg:title>avant</svg:title></draw:frame></draw:a>, si on désire pérenniser cette valeur, la seule solution est de la <text:span text:style-name="Emphasis">copier</text:span> dans une lvalue.</text:p>
          <text:h text:style-name="Heading_20_3" text:outline-level="3"><text:bookmark-start text:name="__RefHeading__16494_2073142818"/><text:bookmark text:name="ptr-retref"/>Retour d'un paramètre par référence<text:bookmark-end text:name="__RefHeading__16494_2073142818"/></text:h>
          <text:p text:style-name="Preformatted_20_Text"><text:span text:style-name="T2">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2">return enfant;</text:span></text:p>
          <text:p text:style-name="Preformatted_20_Text">};</text:p>
          <text:p text:style-name="Preformatted_20_Text"/>
          <text:p text:style-name="Preformatted_20_Text">homme pierre;</text:p>
          <text:p text:style-name="Preformatted_20_Text">femme marie;</text:p>
          <text:p text:style-name="P233">humain&amp; loulou = coit(pierre,marie);</text:p>
          <text:p text:style-name="Text_20_body">Voilà qui est encore pire: l'enfant, après s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2" draw:name="images59" text:anchor-type="as-char" svg:width="0.397cm" svg:height="0.397cm" draw:z-index="151"><draw:image xlink:href="../../html/attention.gif" xlink:type="simple" xlink:show="embed" xlink:actuate="onLoad"/><svg:title>ATTENTION</svg:title></draw:frame> Attention, cela ne veut pas dire qu'on ne doit pas renvoyer de références en sortie d'une fonction. On ne doit pas renvoyer de référence sur un objet interne à la fonction, car cet objet cesse d'exister lorsque la fonction a fini son exécution. Le pire, c'est que... ça peut marcher: rien ne dit que le système aura détruit tout-de-suite l'objet. Mais gare au plantage si vous changez de conditions (de compilateur, par exemple).</text:p>
          <text:h text:style-name="Heading_20_3" text:outline-level="3"><text:bookmark-start text:name="__RefHeading__16496_2073142818"/><text:bookmark text:name="ptr-retptr"/>Retour d'un paramètre par pointeur<text:bookmark-end text:name="__RefHeading__16496_2073142818"/></text:h>
          <text:p text:style-name="Preformatted_20_Text"><text:span text:style-name="T2">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2">return enfant;</text:span></text:p>
          <text:p text:style-name="Preformatted_20_Text">};</text:p>
          <text:p text:style-name="Preformatted_20_Text"/>
          <text:p text:style-name="Preformatted_20_Text">homme pierre;</text:p>
          <text:p text:style-name="Preformatted_20_Text">femme marie;</text:p>
          <text:p text:style-name="P233">humain* nouveau_ne = coit(pierre,marie);</text:p>
          <text:p text:style-name="Text_20_body">Cette fois, ça va mieux: l'enfant est créé par <text:span text:style-name="Source_20_Text">new</text:span>, mais il est <text:span text:style-name="T3">quelque part ailleurs</text:span>, et <text:span text:style-name="T3">il n'a pas été baptisé (pas de nom)</text:span>. On ne sait que l'appeler <text:span text:style-name="Source_20_Text">*enfant</text:span>. Seul le pointeur est interne à la fonction. On renvoie (par une recopie) le pointeur à l'extérieur, et on détruit le pointeur d'origine (mais cela n'a aucune importance, l'enfant est préservé). </text:p>
          <text:h text:style-name="Heading_20_3" text:outline-level="3"><text:bookmark-start text:name="__RefHeading__16498_2073142818"/><text:bookmark text:name="move"/>Utilisation du constructeur de déplacement (c++11)<text:bookmark-end text:name="__RefHeading__16498_2073142818"/></text:h>
          <text:p text:style-name="Text_20_body">Finalement, la meilleure solution pour renvoyer un objet créé dans une fonction est d'utiliser la sémantique de pointeurs tel que décrite ci-dessus. Or, cela est fort ennuyeux, en effet cela aboutit à un code fort peu lisible, alors que tout l'intérêt du C++, par rapport au C, est justement d'améliorer la lisibilité du code: la dernière norme, le C++11, répod à cette préoccupation grâce aux "Rvalue-references" et aux constructeurs de déplacement. Nous n'en dirons pas plus dans ce cours, sachez cependant que ces deux concepts permettent d'améliorer les performances des bibliothèques.</text:p>
          <text:h text:style-name="Heading_20_2" text:outline-level="2"><text:bookmark-start text:name="__RefHeading__16500_2073142818"/><text:bookmark text:name="ptr-virt"/><text:soft-page-break/>Retour au monde virtuel...<text:bookmark-end text:name="__RefHeading__16500_2073142818"/></text:h>
          <text:h text:style-name="Heading_20_3" text:outline-level="3"><text:bookmark-start text:name="__RefHeading__16502_2073142818"/><text:bookmark text:name="ref"/>Le type référence<text:bookmark-end text:name="__RefHeading__16502_2073142818"/></text:h>
          <text:p text:style-name="Text_20_body">Soit le programme suivant:</text:p>
          <text:p text:style-name="Preformatted_20_Text">int A=3;</text:p>
          <text:p text:style-name="Preformatted_20_Text">int&amp; a=A;</text:p>
          <text:p text:style-name="Preformatted_20_Text">A++;</text:p>
          <text:p text:style-name="P233">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2" draw:name="images60" text:anchor-type="as-char" svg:width="0.529cm" svg:height="0.529cm" draw:z-index="152"><draw:image xlink:href="../../html/nepasfaire.png" xlink:type="simple" xlink:show="embed" xlink:actuate="onLoad"/><svg:title>NOOON</svg:title></draw:frame> La déclaration suivante <text:span text:style-name="Emphasis">dans un programme ou une fonction</text:span> n'a pas de sens:</text:p>
          <text:p text:style-name="P233"><text:span text:style-name="T2">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html/types.html#init-memb"><draw:frame draw:style-name="fr3" draw:name="images61" text:anchor-type="as-char" svg:width="0.291cm" svg:height="0.344cm" draw:z-index="153"><draw:image xlink:href="../../html/apres.gif" xlink:type="simple" xlink:show="embed" xlink:actuate="onLoad"/><svg:title>apres</svg:title></draw:frame></draw:a>). De même, une telle déclaration dans une liste de paramètres d'une fonction a une signification <draw:a xlink:type="simple" xlink:href="../../html/types.html#prm-ref"><draw:frame draw:style-name="fr3" draw:name="images62" text:anchor-type="as-char" svg:width="0.291cm" svg:height="0.344cm" draw:z-index="154"><draw:image xlink:href="../../html/apres.gif" xlink:type="simple" xlink:show="embed" xlink:actuate="onLoad"/><svg:title>apres</svg:title></draw:frame></draw:a></text:p>
          <text:p text:style-name="Text_20_body"><draw:frame draw:style-name="fr2" draw:name="images63" text:anchor-type="as-char" svg:width="0.397cm" svg:height="0.397cm" draw:z-index="155"><draw:image xlink:href="../../html/attention.gif" xlink:type="simple" xlink:show="embed" xlink:actuate="onLoad"/><svg:title>ATTENTION</svg:title></draw:frame> 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234">a=B;</text:p>
          <text:p text:style-name="Text_20_body">L'expression: <text:span text:style-name="Source_20_Text"><text:span text:style-name="T2">a=B</text:span></text:span> changera la <text:span text:style-name="Emphasis">valeur</text:span> de <text:span text:style-name="Source_20_Text">a</text:span>, donc aussi la valeur de <text:span text:style-name="Source_20_Text">A</text:span>.</text:p>
          <text:h text:style-name="Heading_20_3" text:outline-level="3"><text:bookmark-start text:name="__RefHeading__16504_2073142818"/><text:bookmark text:name="ptr"/>Le type pointeur<text:bookmark-end text:name="__RefHeading__16504_2073142818"/></text:h>
          <text:p text:style-name="Text_20_body">De même que ci-dessus, Le programme suivant imprimera deux fois le chiffre 4:</text:p>
          <text:p text:style-name="Preformatted_20_Text">int A=3;</text:p>
          <text:p text:style-name="Preformatted_20_Text">int* a;</text:p>
          <text:p text:style-name="Preformatted_20_Text"/>
          <text:p text:style-name="P231">a = &amp;A;</text:p>
          <text:p text:style-name="Preformatted_20_Text">A++;</text:p>
          <text:p text:style-name="P233">cout &lt;&lt; "valeur de A = " &lt;&lt; A &lt;&lt; "valeur pointee par a = " &lt;&lt; *a &lt;&lt; "\n";</text:p>
          <text:p text:style-name="Text_20_body"><text:span text:style-name="Source_20_Text"><text:span text:style-name="T2">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2">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231">a= &amp;A;</text:p>
          <text:p text:style-name="Preformatted_20_Text">cout &lt;&lt; "valeur de A = " &lt;&lt; A &lt;&lt; "valeur pointee par a = " &lt;&lt; *a &lt;&lt; "\n";</text:p>
          <text:p text:style-name="P231">a= &amp;B;</text:p>
          <text:p text:style-name="P233">cout &lt;&lt; "valeur de B = " &lt;&lt; B &lt;&lt; "valeur pointee par a = " &lt;&lt; *a &lt;&lt; "\n";</text:p>
          <text:p text:style-name="Text_20_body"><draw:frame draw:style-name="fr2" draw:name="images64" text:anchor-type="as-char" svg:width="0.397cm" svg:height="0.397cm" draw:z-index="156"><draw:image xlink:href="../../html/attention.gif" xlink:type="simple" xlink:show="embed" xlink:actuate="onLoad"/><svg:title>ATTENTION</svg:title></draw:frame>Dans l'expression <text:span text:style-name="Source_20_Text"><text:span text:style-name="T2">a= &amp;B</text:span></text:span> le signe <text:span text:style-name="Source_20_Text"><text:span text:style-name="T2">&amp;</text:span></text:span> est un <text:span text:style-name="Emphasis">opérateur</text:span>. Il ne s'agit pas d'une déclaration de type comme dans le paragraphe précédent: le même symbole a donc deux significations différentes. </text:p>
          <text:p text:style-name="Text_20_body"><draw:frame draw:style-name="fr2" draw:name="images65" text:anchor-type="as-char" svg:width="0.397cm" svg:height="0.397cm" draw:z-index="157"><draw:image xlink:href="../../html/attention.gif" xlink:type="simple" xlink:show="embed" xlink:actuate="onLoad"/><svg:title>ATTENTION</svg:title></draw:frame> 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il sera aisé de tester la valeur du pointeur pour savoir s'il est initialisé ou non:</text:p>
          <text:p text:style-name="Preformatted_20_Text"><text:soft-page-break/>int * p = NULL;</text:p>
          <text:p text:style-name="Preformatted_20_Text">...</text:p>
          <text:p text:style-name="Preformatted_20_Text">if ( p == NULL )</text:p>
          <text:p text:style-name="Preformatted_20_Text">{</text:p>
          <text:p text:style-name="Preformatted_20_Text"><text:s text:c="3"/>...</text:p>
          <text:p text:style-name="P233">}</text:p>
          <text:h text:style-name="Heading_20_4" text:outline-level="4"><text:bookmark-start text:name="__RefHeading__16506_2073142818"/>Les pointeurs de type void *<text:bookmark-end text:name="__RefHeading__16506_2073142818"/></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2" draw:name="images66" text:anchor-type="as-char" svg:width="0.397cm" svg:height="0.397cm" draw:z-index="158"><draw:image xlink:href="../../html/attention.gif" xlink:type="simple" xlink:show="embed" xlink:actuate="onLoad"/><svg:title>ATTENTION</svg:title></draw:frame> 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233">int * q <text:s/>= (int *) p;</text:p>
          <text:h text:style-name="Heading_20_3" text:outline-level="3"><text:bookmark-start text:name="__RefHeading__16508_2073142818"/>Pointeurs et tableaux<text:bookmark-end text:name="__RefHeading__16508_2073142818"/></text:h>
          <text:p text:style-name="Text_20_body">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2">tab+1</text:span></text:span> pointe sur l'élément d'indice 1 de <text:span text:style-name="Source_20_Text">tab</text:span>.</text:p>
          <text:p text:style-name="Text_20_body">De façon plus générale, on peut ajouter un entier i à un pointeur: <text:span text:style-name="Source_20_Text"><text:span text:style-name="T2">tab+i</text:span></text:span> pointe sur l'élément d'indice i de tab. Les écritures <text:span text:style-name="Source_20_Text"><text:span text:style-name="T2">tab[i]</text:span></text:span> et <text:span text:style-name="Source_20_Text"><text:span text:style-name="T2">*(tab+i)</text:span></text:span> sont équivalentes, elles renvoient le <text:span text:style-name="Emphasis">contenu</text:span> de la cellule i du tableau. De même, <text:span text:style-name="Source_20_Text"><text:span text:style-name="T2">&amp;tab[i]</text:span></text:span> et <text:span text:style-name="Source_20_Text"><text:span text:style-name="T2">tab+i</text:span></text:span> sont deux notations équivalentes, elles renvoient <text:span text:style-name="Emphasis">l'adresse mémoire de l'élément i</text:span>.</text:p>
          <text:p text:style-name="Text_20_body"><draw:frame draw:style-name="fr2" draw:name="images67" text:anchor-type="as-char" svg:width="0.397cm" svg:height="0.397cm" draw:z-index="159"><draw:image xlink:href="../../html/attention.gif" xlink:type="simple" xlink:show="embed" xlink:actuate="onLoad"/><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233">}</text:p>
          <text:p text:style-name="Text_20_body"><draw:frame draw:style-name="fr2" draw:name="images68" text:anchor-type="as-char" svg:width="0.397cm" svg:height="0.397cm" draw:z-index="160"><draw:image xlink:href="../../html/attention.gif" xlink:type="simple" xlink:show="embed" xlink:actuate="onLoad"/><svg:title>ATTENTION</svg:title></draw:frame> 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text:bookmark-start text:name="__RefHeading__16510_2073142818"/><text:bookmark text:name="structptr"/>Pointeurs sur une structure<text:bookmark-end text:name="__RefHeading__16510_2073142818"/></text:h>
          <text:p text:style-name="Text_20_body">L'accès aux champs d'une structure par l'intermédiaire d'un pointeur se fait avec l'opérateur <text:span text:style-name="Source_20_Text"><text:span text:style-name="T2">-&gt;</text:span></text:span>:</text:p>
          <text:p text:style-name="Preformatted_20_Text"><text:soft-page-break/>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personne *p;</text:p>
          <text:p text:style-name="Preformatted_20_Text">p -&gt; nom <text:s text:c="3"/>= "Dupont";</text:p>
          <text:p text:style-name="Preformatted_20_Text">p -&gt; prenom = "Claude";</text:p>
          <text:p text:style-name="P233">p -&gt; age <text:s text:c="3"/>= 20;</text:p>
          <text:p text:style-name="Text_20_body">Dans l'exemple ci-dessus, on aurait aussi pu accéder au champ age par: <text:span text:style-name="Source_20_Text"><text:span text:style-name="T2">*(p.age)</text:span></text:span></text:p>
          <text:p text:style-name="Text_20_body"><draw:frame draw:style-name="fr2" draw:name="images69" text:anchor-type="as-char" svg:width="0.397cm" svg:height="0.397cm" draw:z-index="161"><draw:image xlink:href="../../html/attention.gif" xlink:type="simple" xlink:show="embed" xlink:actuate="onLoad"/><svg:title>ATTENTION</svg:title></draw:frame>La taille d'une structure (donnée par l'opérateur sizeof) n'est pas forcément égale à la somme de la taille de ses champs.</text:p>
          <text:h text:style-name="Heading_20_3" text:outline-level="3"><text:bookmark-start text:name="__RefHeading__16512_2073142818"/><text:bookmark text:name="ref-pourquoi"/>Une référence, pour quoi faire ?<text:bookmark-end text:name="__RefHeading__16512_2073142818"/></text:h>
          <text:p text:style-name="Text_20_body">Les principales utilisations des références sont les suivantes:</text:p>
          <text:list xml:id="list468763571" text:style-name="L141">
            <text:list-item>
              <text:p text:style-name="P148">Le passage des paramètres aux fonctions </text:p>
            </text:list-item>
            <text:list-item>
              <text:p text:style-name="P148">La déclaration de membres de classes </text:p>
            </text:list-item>
            <text:list-item>
              <text:p text:style-name="P40">La valeur de retour renvoyée par les fonctions </text:p>
            </text:list-item>
          </text:list>
          <text:p text:style-name="Text_20_body">Les deux premières utilisations sont utiles pour:</text:p>
          <text:list xml:id="list807420673" text:style-name="L142">
            <text:list-item>
              <text:p text:style-name="P149">Economiser de la place en mémoire, si les objets à passer prennent beaucoup de mémoire. </text:p>
            </text:list-item>
            <text:list-item>
              <text:p text:style-name="P41">Utiliser le polymorphisme <draw:a xlink:type="simple" xlink:href="../../html/heritage.html"><draw:frame draw:style-name="fr3" draw:name="images70" text:anchor-type="as-char" svg:width="0.291cm" svg:height="0.344cm" draw:z-index="162"><draw:image xlink:href="../../html/apres.gif" xlink:type="simple" xlink:show="embed" xlink:actuate="onLoad"/><svg:title>apres</svg:title></draw:frame></draw:a> </text:p>
            </text:list-item>
          </text:list>
          <text:h text:style-name="Heading_20_4" text:outline-level="4"><text:bookmark-start text:name="__RefHeading__16514_2073142818"/><text:bookmark text:name="prm-ref"/>Passage des paramètres par référence<text:bookmark-end text:name="__RefHeading__16514_2073142818"/></text:h>
          <text:p text:style-name="Text_20_body">Le programme ci-dessous imprime 5:</text:p>
          <text:p text:style-name="Preformatted_20_Text">void f(<text:span text:style-name="T2">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2">f(A);</text:span></text:p>
          <text:p text:style-name="Preformatted_20_Text"><text:s text:c="3"/>cout &lt;&lt; A &lt;&lt; "\n";</text:p>
          <text:p text:style-name="P233">};</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2">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2">f(A);</text:span></text:p>
          <text:p text:style-name="Preformatted_20_Text"><text:s text:c="3"/>cout &lt;&lt; A &lt;&lt; "\n";</text:p>
          <text:p text:style-name="P233">};</text:p>
          <text:p text:style-name="Text_20_body">En effet, la déclaration <text:span text:style-name="Source_20_Text"><text:span text:style-name="T2">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2">X=0</text:span></text:span> dans <text:span text:style-name="Source_20_Text">f</text:span> remet à 0 la variable <text:span text:style-name="Source_20_Text">A</text:span>. Passer un paramètre par référence revient 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start text:name="__RefHeading__16516_2073142818"/><text:bookmark text:name="pourquoi-renv-ref"/>Pourquoi renvoyer des références ?<text:bookmark-end text:name="__RefHeading__16516_2073142818"/></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text:soft-page-break/>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2">renvAouB(true) = 5;</text:span> </text:p>
          <text:p text:style-name="Preformatted_20_Text"><text:s text:c="2"/>cout &lt;&lt; A &lt;&lt; B &lt;&lt;"\n"; <text:s/>// ecrit 5 20</text:p>
          <text:p text:style-name="P233">};</text:p>
          <text:p text:style-name="Text_20_body">La fonction renv renvoie une <text:span text:style-name="Emphasis">référence</text:span> vers la variable <text:span text:style-name="Source_20_Text">A</text:span>. Il est donc légal d'écrire <text:span text:style-name="Source_20_Text"><text:span text:style-name="T2">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3" draw:name="images71" text:anchor-type="as-char" svg:width="0.291cm" svg:height="0.344cm" draw:z-index="163"><draw:image xlink:href="../../html/apres.gif" xlink:type="simple" xlink:show="embed" xlink:actuate="onLoad"/><svg:title>apres</svg:title></draw:frame></draw:a>), en particulier <text:span text:style-name="Source_20_Text"><text:span text:style-name="T2">map</text:span></text:span>, <text:span text:style-name="Source_20_Text"><text:span text:style-name="T2">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3" draw:name="images72" text:anchor-type="as-char" svg:width="0.291cm" svg:height="0.344cm" draw:z-index="164"><draw:image xlink:href="../../html/apres.gif" xlink:type="simple" xlink:show="embed" xlink:actuate="onLoad"/><svg:title>apres</svg:title></draw:frame></draw:a></text:p>
          <text:p text:style-name="Text_20_body"><text:bookmark text:name="ref-boum"/><draw:frame draw:style-name="fr2" draw:name="images73" text:anchor-type="as-char" svg:width="0.397cm" svg:height="0.397cm" draw:z-index="165"><draw:image xlink:href="../../html/attention.gif" xlink:type="simple" xlink:show="embed" xlink:actuate="onLoad"/><svg:title>ATTENTION</svg:title></draw:frame> 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2">int A=99;</text:span></text:p>
          <text:p text:style-name="Preformatted_20_Text"><text:s text:c="2"/>return A; <text:s text:c="5"/>// boum !!! plantage probable.</text:p>
          <text:p text:style-name="P233">};</text:p>
          <text:p text:style-name="Text_20_body"><draw:frame draw:style-name="fr2" draw:name="images74" text:anchor-type="as-char" svg:width="0.661cm" svg:height="0.661cm" draw:z-index="166"><draw:image xlink:href="../../html/dechirure.gif" xlink:type="simple" xlink:show="embed" xlink:actuate="onLoad"/><svg:title>Les autres ?</svg:title></draw:frame><text:span text:style-name="T5">Autres langages objets</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P241">Langage </text:p>
              </table:table-cell>
              <table:table-cell table:style-name="Tableau6.A1" office:value-type="string">
                <text:p text:style-name="P241">Pointeur </text:p>
              </table:table-cell>
              <table:table-cell table:style-name="Tableau6.C1" office:value-type="string">
                <text:p text:style-name="P241">Référence </text:p>
              </table:table-cell>
            </table:table-row>
            <table:table-row>
              <table:table-cell table:style-name="Tableau6.A2" office:value-type="string">
                <text:p text:style-name="Table_20_Heading">C++ </text:p>
              </table:table-cell>
              <table:table-cell table:style-name="Tableau6.A2" office:value-type="string">
                <text:p text:style-name="P240">OUI</text:p>
              </table:table-cell>
              <table:table-cell table:style-name="Tableau6.C2" office:value-type="string">
                <text:p text:style-name="P240">OUI</text:p>
              </table:table-cell>
            </table:table-row>
            <table:table-row>
              <table:table-cell table:style-name="Tableau6.A2" office:value-type="string">
                <text:p text:style-name="Table_20_Heading">perl</text:p>
              </table:table-cell>
              <table:table-cell table:style-name="Tableau6.A2" office:value-type="string">
                <text:p text:style-name="Table_20_Contents"><text:span text:style-name="T2">OUI</text:span><text:span text:style-name="T4">1</text:span></text:p>
              </table:table-cell>
              <table:table-cell table:style-name="Tableau6.C2" office:value-type="string">
                <text:p text:style-name="Table_20_Contents">NON</text:p>
              </table:table-cell>
            </table:table-row>
            <table:table-row>
              <table:table-cell table:style-name="Tableau6.A2" office:value-type="string">
                <text:p text:style-name="Table_20_Heading">java</text:p>
              </table:table-cell>
              <table:table-cell table:style-name="Tableau6.A2" office:value-type="string">
                <text:p text:style-name="Table_20_Contents">NON</text:p>
              </table:table-cell>
              <table:table-cell table:style-name="Tableau6.C2" office:value-type="string">
                <text:p text:style-name="Table_20_Contents">NON</text:p>
              </table:table-cell>
            </table:table-row>
            <table:table-row>
              <table:table-cell table:style-name="Tableau6.A2" office:value-type="string">
                <text:p text:style-name="Table_20_Heading">python<text:span text:style-name="T4">2</text:span></text:p>
              </table:table-cell>
              <table:table-cell table:style-name="Tableau6.A2" office:value-type="string">
                <text:p text:style-name="Table_20_Contents">NON</text:p>
              </table:table-cell>
              <table:table-cell table:style-name="Tableau6.C2" office:value-type="string">
                <text:p text:style-name="Table_20_Contents">NON</text:p>
              </table:table-cell>
            </table:table-row>
            <table:table-row>
              <table:table-cell table:style-name="Tableau6.A2" office:value-type="string">
                <text:p text:style-name="Table_20_Heading">php5</text:p>
              </table:table-cell>
              <table:table-cell table:style-name="Tableau6.A2" office:value-type="string">
                <text:p text:style-name="Table_20_Contents"><text:span text:style-name="T2">OUI</text:span><text:span text:style-name="T4">1</text:span></text:p>
              </table:table-cell>
              <table:table-cell table:style-name="Tableau6.C2" office:value-type="string">
                <text:p text:style-name="Table_20_Contents">NON</text:p>
              </table:table-cell>
            </table:table-row>
          </table:table>
          <text:list xml:id="list650830877" text:style-name="L143">
            <text:list-item>
              <text:p text:style-name="P150">Une <text:span text:style-name="Emphasis">référence</text:span> perl ou en php est en fait équivalent à un <text:span text:style-name="Emphasis">pointeur</text:span> C ou C++. Par contre, étant donné que perl intègre un "ramasse-miette" (gestion de la mémoire), l'utilisation des références en perl est assez différente de celle des pointeurs en C/C++. </text:p>
            </text:list-item>
            <text:list-item>
              <text:p text:style-name="P42">La situation en python est un peu particulière: en effet, dans ce langage, toutes les variables sont des pointeurs vers des zônes de mémoire. Il faut avoir cela présent à l'esprit lorsqu'on réalise des affectations. </text:p>
            </text:list-item>
          </text:list>
          <text:h text:style-name="Heading_20_3" text:outline-level="3"><text:bookmark-start text:name="__RefHeading__16518_2073142818"/><text:bookmark text:name="desc-const"/>Le descripteur const<text:bookmark-end text:name="__RefHeading__16518_2073142818"/></text:h>
          <text:h text:style-name="Heading_20_4" text:outline-level="4"><text:bookmark-start text:name="__RefHeading__16520_2073142818"/><text:bookmark text:name="const-ref"/>Utilisation avec des références:<text:bookmark-end text:name="__RefHeading__16520_2073142818"/></text:h>
          <text:p text:style-name="Text_20_body">Pourquoi passer les paramètres par référence ? Pour deux raisons:</text:p>
          <text:list xml:id="list467623080" text:style-name="L144">
            <text:list-item>
              <text:p text:style-name="P151">Le paramètre est utilisé <text:span text:style-name="Emphasis">en entrée</text:span>, mais aussi <text:span text:style-name="Emphasis">en sortie</text:span>... cf. ci-dessus. </text:p>
            </text:list-item>
            <text:list-item>
              <text:p text:style-name="P43">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2">const</text:span></text:span>, placé devant la déclaration du paramètre, assure que celui-ci <text:span text:style-name="Emphasis">ne pourra pas</text:span> être modifié par la fonction. Ainsi, le programme suivant ne pourra pas être compilé:</text:p>
          <text:p text:style-name="Preformatted_20_Text"><text:soft-page-break/>void f( const int&amp; X) {</text:p>
          <text:p text:style-name="Preformatted_20_Text"><text:s text:c="3"/><text:span text:style-name="T2">X=0;</text:span> <text:s text:c="9"/>// Erreur, car X est constant</text:p>
          <text:p text:style-name="P233">};</text:p>
          <text:h text:style-name="Heading_20_5" text:outline-level="5"><text:bookmark-start text:name="__RefHeading__16522_2073142818"/><text:bookmark text:name="ptr-prm"/>Passage des paramètres par pointeur<text:bookmark-end text:name="__RefHeading__16522_2073142818"/></text:h>
          <text:p text:style-name="Text_20_body">Les possibilités offertes par le passage de paramètres par référence rendent obsolète l'équivalent en C: le passage des paramètres par pointeurs. Voici deux programmes équivalents, à vous de décider lequel est le plus lisible:</text:p>
          <text:p text:style-name="P9">En C:</text:p>
          <text:p text:style-name="Preformatted_20_Text">void f(<text:span text:style-name="T2">int* X</text:span>) {</text:p>
          <text:p text:style-name="Preformatted_20_Text"><text:s text:c="3"/><text:span text:style-name="T2">*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2">f(&amp;A);</text:span></text:p>
          <text:p text:style-name="P233">};</text:p>
          <text:p text:style-name="P9">En C++:</text:p>
          <text:p text:style-name="Preformatted_20_Text">void f(<text:span text:style-name="T2">int&amp; X</text:span>) {</text:p>
          <text:p text:style-name="Preformatted_20_Text"><text:s text:c="3"/><text:span text:style-name="T2">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2">f(A);</text:span></text:p>
          <text:p text:style-name="P233">};</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2" draw:name="images75" text:anchor-type="as-char" svg:width="0.503cm" svg:height="0.503cm" draw:z-index="167"><draw:image xlink:href="../../html/diam.gif" xlink:type="simple" xlink:show="embed" xlink:actuate="onLoad"/><svg:title>REGLE  D'OR</svg:title></draw:frame> Il n'est utile de passer les paramètres par pointeur que dans deux cas:</text:p>
          <text:list xml:id="list2055102361" text:style-name="L145">
            <text:list-item>
              <text:p text:style-name="P152">Pour passer un tableau, mais dans ce cas la notation [] est probablement plus lisible. </text:p>
            </text:list-item>
            <text:list-item>
              <text:p text:style-name="P44">si le cas pointeur=NULL doit être envisagé: </text:p>
              <text:p text:style-name="P232">void f( int* X) {</text:p>
              <text:p text:style-name="P232"><text:s text:c="3"/>if (X == NULL) {</text:p>
              <text:p text:style-name="P232"><text:s text:c="6"/>...faire quelque chose</text:p>
              <text:p text:style-name="P232"><text:s text:c="3"/>} else {</text:p>
              <text:p text:style-name="P232"><text:s text:c="6"/>...faire autre chose</text:p>
              <text:p text:style-name="P232"><text:s text:c="3"/>};</text:p>
              <text:p text:style-name="P235">};</text:p>
              <text:p text:style-name="P44">Il n'est pas possible de gérer ce cas avec des références, puisqu'une référence n'est par définition "synonyme" de quelque chose.</text:p>
            </text:list-item>
          </text:list>
          <text:p text:style-name="Text_20_body"><draw:frame draw:style-name="fr2" draw:name="images76" text:anchor-type="as-char" svg:width="0.397cm" svg:height="0.397cm" draw:z-index="168"><draw:image xlink:href="../../html/attention.gif" xlink:type="simple" xlink:show="embed" xlink:actuate="onLoad"/><svg:title>ATTENTION</svg:title></draw:frame> 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2">const int&amp; x</text:span>) {</text:p>
          <text:p text:style-name="Preformatted_20_Text"><text:s text:c="2"/><text:span text:style-name="T2">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233">};</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3" draw:name="images77" text:anchor-type="as-char" svg:width="0.291cm" svg:height="0.344cm" draw:z-index="169"><draw:image xlink:href="../../html/apres.gif" xlink:type="simple" xlink:show="embed" xlink:actuate="onLoad"/><svg:title>apres</svg:title></draw:frame></draw:a></text:p>
          <text:h text:style-name="Heading_20_4" text:outline-level="4"><text:bookmark-start text:name="__RefHeading__16524_2073142818"/><text:bookmark text:name="const-ptr"/><text:soft-page-break/>Utilisation de const avec des pointeurs<text:bookmark-end text:name="__RefHeading__16524_2073142818"/></text:h>
          <text:p text:style-name="Text_20_body">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2">const</text:span> int* a <text:s text:c="5"/>= new(int);</text:p>
          <text:p text:style-name="Preformatted_20_Text"><text:span text:style-name="T2">*</text:span>a = 10; <text:s text:c="23"/>// Erreur car *a est constant</text:p>
          <text:p text:style-name="Preformatted_20_Text">int* <text:span text:style-name="T2">const</text:span> b <text:s text:c="5"/>= new(int);</text:p>
          <text:p text:style-name="Preformatted_20_Text">b = <text:span text:style-name="T2">new</text:span>(int); <text:s text:c="18"/>// Erreur car b est constant</text:p>
          <text:p text:style-name="Preformatted_20_Text"><text:span text:style-name="T2">const</text:span> int* <text:span text:style-name="T2">const</text:span> c = new(int);</text:p>
          <text:p text:style-name="Preformatted_20_Text"><text:span text:style-name="T2">*</text:span>c = 10; <text:s text:c="23"/>// Erreur car *c est constant</text:p>
          <text:p text:style-name="P233">c <text:s/>= <text:span text:style-name="T2">new</text:span>(int); <text:s text:c="17"/>// Erreur car c est constant</text:p>
          <text:p text:style-name="Text_20_body"><draw:frame draw:style-name="fr2" draw:name="images78" text:anchor-type="as-char" svg:width="0.397cm" svg:height="0.397cm" draw:z-index="170"><draw:image xlink:href="../../html/attention.gif" xlink:type="simple" xlink:show="embed" xlink:actuate="onLoad"/><svg:title>ATTENTION</svg:title></draw:frame> L'expression <text:span text:style-name="Source_20_Text"><text:span text:style-name="T2">const int* a</text:span></text:span> <text:span text:style-name="Emphasis">ne garantit pas</text:span> que <text:span text:style-name="Source_20_Text"><text:span text:style-name="T2">*a</text:span></text:span> ne changera jamais de valeur. Il garantit <text:span text:style-name="Emphasis">uniquement</text:span> qu'il sera impossible de taper quelque chose dans le style <text:span text:style-name="Source_20_Text"><text:span text:style-name="T2">*a=10</text:span></text:span>. Mais le code suivant montre qu'il est parfaitement possible que <text:span text:style-name="Source_20_Text"><text:span text:style-name="T2">*a</text:span></text:span> change de valeur. Il suffit pour cela qu'un autre pointeur, non constant, soit défini avec la même adresse:</text:p>
          <text:p text:style-name="Preformatted_20_Text">int A=10;</text:p>
          <text:p text:style-name="Preformatted_20_Text">const int* a = &amp;A;</text:p>
          <text:p text:style-name="Preformatted_20_Text">cout &lt;&lt; "*a = " &lt;&lt; *a &lt;&lt; "\n";</text:p>
          <text:p text:style-name="Preformatted_20_Text">A=100;</text:p>
          <text:p text:style-name="P233">cout &lt;&lt; "*a = " &lt;&lt; *a &lt;&lt; "\n";</text:p>
          <text:h text:style-name="Heading_20_2" text:outline-level="2"><text:bookmark-start text:name="__RefHeading__16526_2073142818"/><text:bookmark text:name="malloc"/>Allocation dynamique de la mémoire en C<text:bookmark-end text:name="__RefHeading__16526_2073142818"/></text:h>
          <text:p text:style-name="Text_20_body">Un programme C ou C++ dispose en général de 4 types de mémoire :</text:p>
          <text:list xml:id="list287572941" text:style-name="L146">
            <text:list-item>
              <text:p text:style-name="P153">une mémoire statique, ou permanente, gérée par le compilateur (allocation statique) où les variables restent pendant toute la durée de l'exécution du programme ; </text:p>
            </text:list-item>
            <text:list-item>
              <text:p text:style-name="P153">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153">quelques registres, dont l'allocation dynamique est faite par le compilateur à la demande du programmeur qui souhaite optimiser le temps d'accès à certaines variables ; </text:p>
            </text:list-item>
            <text:list-item>
              <text:p text:style-name="P45">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text:bookmark-start text:name="__RefHeading__16528_2073142818"/>Allocation dynamique<text:bookmark-end text:name="__RefHeading__16528_2073142818"/></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233">segmentation fault : core dump</text:p>
          <text:p text:style-name="Text_20_body">Les fonctions d'allocation mémoire sont principalement <text:span text:style-name="Source_20_Text"><text:span text:style-name="T2">malloc</text:span></text:span> (allocation simple) et <text:span text:style-name="Source_20_Text"><text:span text:style-name="T2">realloc</text:span></text:span> (modification de la dimension d'un espace mémoire précédemment alloué). La fonction de desallocation (libération de la mémoire) est : <text:span text:style-name="Source_20_Text"><text:span text:style-name="T2">free</text:span></text:span></text:p>
          <text:h text:style-name="Heading_20_3" text:outline-level="3"><text:bookmark-start text:name="__RefHeading__16530_2073142818"/>Prototype des fonctions (tels qu'ils sont définis dans stdlib.h)<text:bookmark-end text:name="__RefHeading__16530_2073142818"/></text:h>
          <text:list xml:id="list348243906" text:style-name="L147">
            <text:list-item>
              <text:p text:style-name="P154"><text:span text:style-name="Source_20_Text"><text:span text:style-name="T2">void * malloc (size_t size);</text:span></text:span> </text:p>
            </text:list-item>
            <text:list-item>
              <text:p text:style-name="P154"><text:span text:style-name="Source_20_Text"><text:span text:style-name="T2">void * realloc (void * ptr, size_t size);</text:span></text:span> </text:p>
            </text:list-item>
            <text:list-item>
              <text:p text:style-name="P46"><text:span text:style-name="Source_20_Text"><text:span text:style-name="T2">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La fonction <text:span text:style-name="Source_20_Text">malloc</text:span> alloue <text:span text:style-name="Source_20_Text">size</text:span> octets de mémoire contiguë; elle renvoie un pointeur générique sur la zone allouée ou NULL en cas d'échec.</text:p>
          <text:p text:style-name="Text_20_body">La fonction <text:span text:style-name="Source_20_Text">realloc</text:span> modifie la taille du bloc mémoire pointé par <text:span text:style-name="Source_20_Text">ptr</text:span> pour l'amener à une taille de <text:span text:style-name="Source_20_Text">size</text:span> octets; elle conserve le contenu de la zone mémoire commune à l'ancien et au nouveau bloc; le contenu de la zone nouvellement <text:soft-page-break/>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La fonction <text:span text:style-name="Source_20_Text">free</text:span> libère l'espace mémoire alloué par une des fonctions précédentes; <text:span text:style-name="Source_20_Text">ptr</text:span> est le pointeur sur la zone mémoire à désallouer.</text:p>
          <text:p text:style-name="Text_20_body">Voici un exemple d'utilisation de <text:span text:style-name="Source_20_Text">malloc</text:span>, dans lequel on alloue dynamiquement un tableau de 1000 entiers:</text:p>
          <text:p text:style-name="Preformatted_20_Text">size_t dimension = 1000;</text:p>
          <text:p text:style-name="Preformatted_20_Text">int* tab = (int *) malloc ( dimension * sizeof(int) );</text:p>
          <text:p text:style-name="Preformatted_20_Text">...</text:p>
          <text:p text:style-name="P233">free(tab);</text:p>
          <text:h text:style-name="Heading_20_2" text:outline-level="2"><text:bookmark-start text:name="__RefHeading__16532_2073142818"/><text:bookmark text:name="class"/>Le type class<text:bookmark-end text:name="__RefHeading__16532_2073142818"/></text:h>
          <text:p text:style-name="Text_20_body">Le type class va nous permettre de créer différents objets. C'est donc grâce à ce type qu'il est possible de faire de la programmation objets en C++.</text:p>
          <text:p text:style-name="Text_20_body"><draw:frame draw:style-name="fr2" draw:name="images79" text:anchor-type="as-char" svg:width="0.397cm" svg:height="0.397cm" draw:z-index="171"><draw:image xlink:href="../../html/attention.gif" xlink:type="simple" xlink:show="embed" xlink:actuate="onLoad"/><svg:title>ATTENTION</svg:title></draw:frame> 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start text:name="__RefHeading__16534_2073142818"/><text:bookmark text:name="priv-prot-pub"/>Sections privées, protégées, publiques<text:bookmark-end text:name="__RefHeading__16534_2073142818"/></text:h>
          <text:p text:style-name="Text_20_body">Voici la déclaration d'une classe qui implémente des nombres complexes:</text:p>
          <text:p text:style-name="Preformatted_20_Text">class complexe {</text:p>
          <text:p text:style-name="P231">public:</text:p>
          <text:p text:style-name="Preformatted_20_Text"><text:s text:c="3"/>void init(float x, float y);</text:p>
          <text:p text:style-name="Preformatted_20_Text"><text:s text:c="3"/>void copie(const complexe&amp; y);</text:p>
          <text:p text:style-name="P231">private:</text:p>
          <text:p text:style-name="Preformatted_20_Text"><text:s text:c="3"/>float r;</text:p>
          <text:p text:style-name="Preformatted_20_Text"><text:s text:c="3"/>float i;</text:p>
          <text:p text:style-name="P233">}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1006533025" text:style-name="L148">
            <text:list-item>
              <text:p text:style-name="P155">Certains membres sont des fonctions </text:p>
            </text:list-item>
            <text:list-item>
              <text:p text:style-name="P155">On peut déclarer des membres qui sont eux-mêmes des types <draw:a xlink:type="simple" xlink:href="../../html/stdlib.html#localtype"><draw:frame draw:style-name="fr3" draw:name="images80" text:anchor-type="as-char" svg:width="0.291cm" svg:height="0.344cm" draw:z-index="172"><draw:image xlink:href="../../html/apres.gif" xlink:type="simple" xlink:show="embed" xlink:actuate="onLoad"/><svg:title>apres</svg:title></draw:frame></draw:a> (on parle alors de types locaux). </text:p>
            </text:list-item>
            <text:list-item>
              <text:p text:style-name="P47">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start text:name="__RefHeading__16536_2073142818"/><text:bookmark text:name="priv"/>Section private<text:bookmark-end text:name="__RefHeading__16536_2073142818"/></text:h>
          <text:p text:style-name="Text_20_body">Tout ce qui est déclaré dans cette section sera utilisable <text:span text:style-name="Emphasis">uniquement</text:span> (ou presque, il y a aussi les amis <draw:a xlink:type="simple" xlink:href="../../html/types.html#fct-amies"><draw:frame draw:style-name="fr3" draw:name="images81" text:anchor-type="as-char" svg:width="0.291cm" svg:height="0.344cm" draw:z-index="173"><draw:image xlink:href="../../html/apres.gif" xlink:type="simple" xlink:show="embed" xlink:actuate="onLoad"/><svg:title>apres</svg:title></draw:frame></draw:a>) à partir d'une variable de même classe; ainsi, dans l'exemple ci-dessus, le code:</text:p>
          <text:p text:style-name="Preformatted_20_Text">complexe X;</text:p>
          <text:p text:style-name="Preformatted_20_Text">...</text:p>
          <text:p text:style-name="P231">X.r=0;</text:p>
          <text:p text:style-name="P234">X.i=0;</text:p>
          <text:p text:style-name="Text_20_body"><draw:frame draw:style-name="fr2" draw:name="images82" text:anchor-type="as-char" svg:width="0.529cm" svg:height="0.529cm" draw:z-index="174"><draw:image xlink:href="../../html/nepasfaire.png" xlink:type="simple" xlink:show="embed" xlink:actuate="onLoad"/><svg:title>NOOON</svg:title></draw:frame> 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text:soft-page-break/>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231">private:</text:p>
          <text:p text:style-name="Preformatted_20_Text"><text:s text:c="3"/>float r;</text:p>
          <text:p text:style-name="Preformatted_20_Text"><text:s text:c="3"/>float i;</text:p>
          <text:p text:style-name="P233">} <text:s text:c="2"/></text:p>
          <text:h text:style-name="Heading_20_4" text:outline-level="4"><text:bookmark-start text:name="__RefHeading__16538_2073142818"/><text:bookmark text:name="priv-nota"/>Notations<text:bookmark-end text:name="__RefHeading__16538_2073142818"/></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ce cas, il faut spécifier le nom de variable en plus du nom de champ, d'où l'expression <text:span text:style-name="Source_20_Text">y.r</text:span></text:p>
          <text:h text:style-name="Heading_20_3" text:outline-level="3"><text:bookmark-start text:name="__RefHeading__16540_2073142818"/><text:bookmark text:name="pub"/>Section public<text:bookmark-end text:name="__RefHeading__16540_2073142818"/></text:h>
          <text:p text:style-name="Text_20_body">Tout ce qui est déclaré dans cette section sera utilisable depuis l'extérieur de l'objet. Ainsi, dans l'exemple précédent les 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233">X.init(0,0);</text:p>
          <text:h text:style-name="Heading_20_3" text:outline-level="3"><text:bookmark-start text:name="__RefHeading__16542_2073142818"/><text:bookmark text:name="prot"/>Section protected<text:bookmark-end text:name="__RefHeading__16542_2073142818"/></text:h>
          <text:p text:style-name="Text_20_body">Cette section sera décrite plus tard, lorsque nous aborderons l'héritage <draw:a xlink:type="simple" xlink:href="../../html/heritage.html"><draw:frame draw:style-name="fr3" draw:name="images83" text:anchor-type="as-char" svg:width="0.291cm" svg:height="0.344cm" draw:z-index="175"><draw:image xlink:href="../../html/apres.gif" xlink:type="simple" xlink:show="embed" xlink:actuate="onLoad"/><svg:title>apres</svg:title></draw:frame></draw:a>.</text:p>
          <text:h text:style-name="Heading_20_3" text:outline-level="3"><text:bookmark-start text:name="__RefHeading__16544_2073142818"/><text:bookmark text:name="fct-memb"/>Fonctions membres <text:bookmark-end text:name="__RefHeading__16544_2073142818"/></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start text:name="__RefHeading__16546_2073142818"/><text:bookmark text:name="def-fct-memb"/>Définition des fonctions-membres<text:bookmark-end text:name="__RefHeading__16546_2073142818"/></text:h>
          <text:p text:style-name="Text_20_body">Dans l'exemple précédent, nous avons déclaré et défini les deux fonctions-membres à l'intérieur de l'objet lui-même (voir plus loin <draw:a xlink:type="simple" xlink:href="../../html/surch.html#decl-def"><draw:frame draw:style-name="fr3" draw:name="images84" text:anchor-type="as-char" svg:width="0.291cm" svg:height="0.344cm" draw:z-index="176"><draw:image xlink:href="../../html/apres.gif" xlink:type="simple" xlink:show="embed" xlink:actuate="onLoad"/><svg:title>apres</svg:title></draw:frame></draw:a> la différence entre déclaration et définition). Cela offre deux avantages:</text:p>
          <text:list xml:id="list2008148134" text:style-name="L149">
            <text:list-item>
              <text:p text:style-name="P156">Code plus compact et plus lisible pour de petites fonctions </text:p>
            </text:list-item>
            <text:list-item>
              <text:p text:style-name="P48">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start text:name="__RefHeading__16548_2073142818"/><text:bookmark text:name="fct-amies"/>Fonctions et classes amies<text:bookmark-end text:name="__RefHeading__16548_2073142818"/></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3" draw:name="images85" text:anchor-type="as-char" svg:width="0.291cm" svg:height="0.344cm" draw:z-index="177"><draw:image xlink:href="../../html/apres.gif" xlink:type="simple" xlink:show="embed" xlink:actuate="onLoad"/><svg:title>apres</svg:title></draw:frame></draw:a></text:p>
          <text:p text:style-name="Text_20_body"><draw:frame draw:style-name="fr2" draw:name="images86" text:anchor-type="as-char" svg:width="0.397cm" svg:height="0.397cm" draw:z-index="178"><draw:image xlink:href="../../html/attention.gif" xlink:type="simple" xlink:show="embed" xlink:actuate="onLoad"/><svg:title>ATTENTION</svg:title></draw:frame> Une fonction-membre d'une classe a accès aux données privées <text:span text:style-name="T3">de tous les objets de sa classe</text:span>. Cela revient à dire que l'unité de protection n'est pas l'objet, mais <text:span text:style-name="T3">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text:soft-page-break/>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start text:name="__RefHeading__16550_2073142818"/><text:bookmark text:name="acces-donn"/>Accès aux données<text:bookmark-end text:name="__RefHeading__16550_2073142818"/></text:h>
          <text:p text:style-name="Text_20_body"><draw:frame draw:style-name="fr2" draw:name="images87" text:anchor-type="as-char" svg:width="0.503cm" svg:height="0.503cm" draw:z-index="179"><draw:image xlink:href="../../html/diam.gif" xlink:type="simple" xlink:show="embed" xlink:actuate="onLoad"/><svg:title>REGLE  D'OR</svg:title></draw:frame> Dans chaque section, on peut trouver des types, des variables, ou des fonctions. Cependant, même si le langage ne l'impose pas, il est préférable de s'en tenir aux usages suivants:</text:p>
          <text:list xml:id="list342374473" text:style-name="L150">
            <text:list-item>
              <text:p text:style-name="P157">Les types (énumérations notamment) peuvent être définis aussi bien dans la section <text:span text:style-name="Source_20_Text">public</text:span> que dans la section <text:span text:style-name="Source_20_Text">private</text:span>. </text:p>
            </text:list-item>
            <text:list-item>
              <text:p text:style-name="P157">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157">Les fonctions peuvent être définies aussi bien dans la section <text:span text:style-name="Source_20_Text">private</text:span> que dans la section <text:span text:style-name="Source_20_Text">public</text:span>. </text:p>
              <text:list>
                <text:list-item>
                  <text:p text:style-name="P157">Dans la section <text:span text:style-name="Source_20_Text">private</text:span>, on trouvera les fonctions qui participent au <text:span text:style-name="Emphasis">fonctionnement interne</text:span> de l'objet. </text:p>
                </text:list-item>
                <text:list-item>
                  <text:p text:style-name="P49">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2">void init(float x, float y)</text:span> {r=x; <text:s text:c="2"/>i=y; _calc_module();};</text:p>
          <text:p text:style-name="Preformatted_20_Text"><text:s text:c="3"/><text:span text:style-name="T2">copie(const complexe&amp; y)</text:span> <text:s/>{r=y.r; i=y.i; m=y.m;};</text:p>
          <text:p text:style-name="Preformatted_20_Text"><text:s text:c="3"/><text:span text:style-name="T2">float get_r()</text:span> { return r;};</text:p>
          <text:p text:style-name="Preformatted_20_Text"><text:s text:c="3"/><text:span text:style-name="T2">float get_i()</text:span> { return i;};</text:p>
          <text:p text:style-name="Preformatted_20_Text"><text:s text:c="3"/><text:span text:style-name="T2">void set_r(float x)</text:span> { r=x; _calc_module();};</text:p>
          <text:p text:style-name="Preformatted_20_Text"><text:s text:c="3"/><text:span text:style-name="T2">void set_i(float x)</text:span> { i=x; _calc_module();};</text:p>
          <text:p text:style-name="Preformatted_20_Text"><text:s text:c="3"/><text:span text:style-name="T2">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233">}</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2" draw:name="images88" text:anchor-type="as-char" svg:width="0.529cm" svg:height="0.529cm" draw:z-index="180"><draw:image xlink:href="../../html/nepasfaire.png" xlink:type="simple" xlink:show="embed" xlink:actuate="onLoad"/><svg:title>NOOON</svg:title></draw:frame> </text:p>
          <text:p text:style-name="Preformatted_20_Text">complexe X;</text:p>
          <text:p text:style-name="Preformatted_20_Text">X.init(5,5);</text:p>
          <text:p text:style-name="P234">X.m=2;</text:p>
          <text:p text:style-name="Text_20_body">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1817507946" text:style-name="L151">
            <text:list-item>
              <text:p text:style-name="P158">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50">Supposons un programme qui initialise de temps en temps des complexes, mais qui passe son temps à utiliser <text:soft-page-break/>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class complexe {</text:p>
          <text:p text:style-name="Preformatted_20_Text">public:</text:p>
          <text:p text:style-name="Preformatted_20_Text"><text:s text:c="3"/><text:span text:style-name="T2">void init(float x, float y)</text:span> {r=x; <text:s text:c="2"/>i=y;};</text:p>
          <text:p text:style-name="Preformatted_20_Text"><text:s text:c="3"/><text:span text:style-name="T2">copie(const complexe&amp; y)</text:span> <text:s/>{r=y.r; i=y.i;};</text:p>
          <text:p text:style-name="Preformatted_20_Text"><text:s text:c="3"/><text:span text:style-name="T2">float get_r()</text:span> { return r;};</text:p>
          <text:p text:style-name="Preformatted_20_Text"><text:s text:c="3"/><text:span text:style-name="T2">float get_i()</text:span> { return i;};</text:p>
          <text:p text:style-name="Preformatted_20_Text"><text:s text:c="3"/><text:span text:style-name="T2">void set_r(float x)</text:span> { r=x;};</text:p>
          <text:p text:style-name="Preformatted_20_Text"><text:s text:c="3"/><text:span text:style-name="T2">void set_i(float x)</text:span> { i=x;};</text:p>
          <text:p text:style-name="Preformatted_20_Text"><text:s text:c="3"/><text:span text:style-name="T2">float get_m()</text:span> {return sqrt(r*r+i*i);};</text:p>
          <text:p text:style-name="Preformatted_20_Text">private:</text:p>
          <text:p text:style-name="Preformatted_20_Text"><text:s text:c="3"/>float r;</text:p>
          <text:p text:style-name="Preformatted_20_Text"><text:s text:c="3"/>float i;</text:p>
          <text:p text:style-name="P233">}</text:p>
          <text:p text:style-name="Text_20_body">Le nouveau <text:span text:style-name="Source_20_Text">complexe</text:span> est plus simple que le précédent, il calcule le module uniquement lorsque l'on en a besoin: il 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2">void init(float x, float y)</text:span> {r=x; i=y; m=0; m_flg=false;};</text:p>
          <text:p text:style-name="Preformatted_20_Text"><text:s text:c="2"/><text:span text:style-name="T2">void copie(const complexe&amp; y )</text:span> <text:s/>{r=y.r; i=y.i; m=y.m;};</text:p>
          <text:p text:style-name="Preformatted_20_Text"><text:s text:c="2"/><text:span text:style-name="T2">float get_r()</text:span> { return r;};</text:p>
          <text:p text:style-name="Preformatted_20_Text"><text:s text:c="2"/><text:span text:style-name="T2">float get_i()</text:span> { return i;};</text:p>
          <text:p text:style-name="Preformatted_20_Text"><text:s text:c="2"/><text:span text:style-name="T2">void set_r(float x)</text:span> { r=x; m_flg=false;};</text:p>
          <text:p text:style-name="Preformatted_20_Text"><text:s text:c="2"/><text:span text:style-name="T2">void set_i(float x)</text:span> { i=x; m_flg=false;};</text:p>
          <text:p text:style-name="Preformatted_20_Text"><text:s text:c="2"/><text:span text:style-name="T2">float get_m();</text:span></text:p>
          <text:p text:style-name="Preformatted_20_Text">private:</text:p>
          <text:p text:style-name="Preformatted_20_Text"><text:s text:c="2"/>float r;</text:p>
          <text:p text:style-name="Preformatted_20_Text"><text:s text:c="2"/>float i;</text:p>
          <text:p text:style-name="Preformatted_20_Text"><text:s text:c="2"/><text:span text:style-name="T2">bool m_flg;</text:span></text:p>
          <text:p text:style-name="Preformatted_20_Text"><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233">};</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2" draw:name="images89" text:anchor-type="as-char" svg:width="0.397cm" svg:height="0.397cm" draw:z-index="181"><draw:image xlink:href="../../html/attention.gif" xlink:type="simple" xlink:show="embed" xlink:actuate="onLoad"/><svg:title>ATTENTION</svg:title></draw:frame> 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start text:name="__RefHeading__16552_2073142818"/><text:bookmark text:name="construct"/>Constructeurs<text:bookmark-end text:name="__RefHeading__16552_2073142818"/></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text:soft-page-break/>à la valeur (2,0), par exemple ? Actuellement, nous devons écrire:</text:p>
          <text:p text:style-name="Preformatted_20_Text">complexe X;</text:p>
          <text:p text:style-name="P233">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C'est pour résoudre ce problème que le C++ propose une fonction membre spéciale, appelée constructeur. Le constructeur possède deux spécificités:</text:p>
          <text:list xml:id="list2053409156" text:style-name="L152">
            <text:list-item>
              <text:p text:style-name="P159">Le nom est imposé (même nom que le nom de la classe). </text:p>
            </text:list-item>
            <text:list-item>
              <text:p text:style-name="P51">Il ne renvoie aucune valeur. </text:p>
            </text:list-item>
          </text:list>
          <text:p text:style-name="Preformatted_20_Text">class complexe {</text:p>
          <text:p text:style-name="Preformatted_20_Text">public:</text:p>
          <text:p text:style-name="Preformatted_20_Text"><text:s text:c="2"/><text:span text:style-name="T2">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233">};</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234">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start text:name="__RefHeading__16554_2073142818"/><text:bookmark text:name="construct-predef"/>Constructeur prédéfini<text:bookmark-end text:name="__RefHeading__16554_2073142818"/></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2" draw:name="images90" text:anchor-type="as-char" svg:width="0.397cm" svg:height="0.397cm" draw:z-index="182"><draw:image xlink:href="../../html/attention.gif" xlink:type="simple" xlink:show="embed" xlink:actuate="onLoad"/><svg:title>ATTENTION</svg:title></draw:frame> Le (ou les, cf. plus loin) constructeurs définis pas l'utilisateur ne s'ajoutent pas au constructeur par défaut, ils le <text:span text:style-name="Emphasis">remplacent</text:span>. Autrement dit, nous avons le choix entre:</text:p>
          <text:list xml:id="list692316491" text:style-name="L153">
            <text:list-item>
              <text:p text:style-name="P160">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52">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3" draw:name="images91" text:anchor-type="as-char" svg:width="0.291cm" svg:height="0.344cm" draw:z-index="183"><draw:image xlink:href="../../html/apres.gif" xlink:type="simple" xlink:show="embed" xlink:actuate="onLoad"/><svg:title>apres</svg:title></draw:frame></draw:a>.</text:p>
          <text:p text:style-name="Text_20_body"><draw:frame draw:style-name="fr2" draw:name="images92" text:anchor-type="as-char" svg:width="0.397cm" svg:height="0.397cm" draw:z-index="184"><draw:image xlink:href="../../html/attention.gif" xlink:type="simple" xlink:show="embed" xlink:actuate="onLoad"/><svg:title>ATTENTION</svg:title></draw:frame> 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start text:name="__RefHeading__16556_2073142818"/><text:bookmark text:name="init-memb"/>Initialisation des membres<text:bookmark-end text:name="__RefHeading__16556_2073142818"/></text:h>
          <text:p text:style-name="Text_20_body">Le constructeur est le lieu idéal pour faire deux choses:</text:p>
          <text:list xml:id="list983046007" text:style-name="L154">
            <text:list-item>
              <text:p text:style-name="P161">Initialiser les données membres </text:p>
            </text:list-item>
            <text:list-item>
              <text:p text:style-name="P53">Allouer des ressources (mémoire en particulier, mais aussi éventuellement ouverture d'une connexion réseau, création d'un fichier, etc). </text:p>
            </text:list-item>
          </text:list>
          <text:p text:style-name="Text_20_body"><text:soft-page-break/>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2">complexe(float x, float y) : r(x), i(y), m(0), m_flg(false) { };</text:span> </text:p>
          <text:p text:style-name="Preformatted_20_Text"><text:s text:c="3"/>...</text:p>
          <text:p text:style-name="P233">}</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2" draw:name="images93" text:anchor-type="as-char" svg:width="0.397cm" svg:height="0.397cm" draw:z-index="185"><draw:image xlink:href="../../html/attention.gif" xlink:type="simple" xlink:show="embed" xlink:actuate="onLoad"/><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2">complexe&amp; X;</text:span></text:p>
          <text:p text:style-name="Preformatted_20_Text"><text:s text:c="3"/>...</text:p>
          <text:p text:style-name="Preformatted_20_Text">public:</text:p>
          <text:p text:style-name="Preformatted_20_Text"><text:s text:c="3"/><text:span text:style-name="T2">object (const complexe&amp; C) : X(C) {};</text:span></text:p>
          <text:p text:style-name="P233">};</text:p>
          <text:h text:style-name="Heading_20_3" text:outline-level="3"><text:bookmark-start text:name="__RefHeading__16558_2073142818"/><text:bookmark text:name="destruct"/>Destructeur<text:bookmark-end text:name="__RefHeading__16558_2073142818"/></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1734661400" text:style-name="L155">
            <text:list-item>
              <text:p text:style-name="P162">Le nom est imposé (caractère ~ suivi du nom de la classe) </text:p>
            </text:list-item>
            <text:list-item>
              <text:p text:style-name="P162">Il ne renvoie rien. </text:p>
            </text:list-item>
            <text:list-item>
              <text:p text:style-name="P54">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start text:name="__RefHeading__16560_2073142818"/><text:bookmark text:name="compl-debug"/>Le type complexe en mode debug<text:bookmark-end text:name="__RefHeading__16560_2073142818"/></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compliqué, nous aurons toujours une trace de la création ou de la destruction de la variable. Cela pourrait s'écrire de la manière suivante:</text:p>
          <text:p text:style-name="Preformatted_20_Text"><text:soft-page-break/>class complexe {</text:p>
          <text:p text:style-name="Preformatted_20_Text">public:</text:p>
          <text:p text:style-name="Preformatted_20_Text"><text:s text:c="3"/><text:span text:style-name="T2">complexe(float x, float y);</text:span></text:p>
          <text:p text:style-name="Preformatted_20_Text"><text:s text:c="3"/><text:span text:style-name="T2">~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231">complexe::complexe(float x, float y):r(x),i(y),m_flg(false) {</text:p>
          <text:p text:style-name="Preformatted_20_Text"><text:s text:c="3"/><text:span text:style-name="T2">cerr &lt;&lt; "Creation d'un objet de type complexe\n";</text:span></text:p>
          <text:p text:style-name="P231">}</text:p>
          <text:p text:style-name="Preformatted_20_Text"/>
          <text:p text:style-name="Preformatted_20_Text"><text:span text:style-name="T2">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2">complexe A(0,0);</text:span> <text:s text:c="2"/>// Appel du constructeur</text:p>
          <text:p text:style-name="Preformatted_20_Text"><text:s text:c="6"/>...</text:p>
          <text:p text:style-name="P233"><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2">}</text:span></text:span>) (fin de la portée de la variable).</text:p>
          <text:h text:style-name="Heading_20_3" text:outline-level="3"><text:bookmark-start text:name="__RefHeading__16562_2073142818"/><text:bookmark text:name="static"/>Le descripteur <text:span text:style-name="Source_20_Text">static</text:span><text:bookmark-end text:name="__RefHeading__16562_2073142818"/></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2">debflg(false)</text:span> {};</text:p>
          <text:p text:style-name="Preformatted_20_Text"><text:s text:c="3"/>~complexe();</text:p>
          <text:p text:style-name="Preformatted_20_Text"><text:s text:c="3"/><text:span text:style-name="T2">void set_debug() { debflg=true;};</text:span></text:p>
          <text:p text:style-name="Preformatted_20_Text"><text:s text:c="3"/><text:span text:style-name="T2">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2">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2">if (debflg) {cerr &lt;&lt; "Creation d'un objet de type complexe\n";};</text:span></text:p>
          <text:p text:style-name="Preformatted_20_Text">}</text:p>
          <text:p text:style-name="Preformatted_20_Text"/>
          <text:p text:style-name="Preformatted_20_Text">~complexe::complexe() {</text:p>
          <text:p text:style-name="Preformatted_20_Text"><text:s text:c="3"/><text:span text:style-name="T2">if (debflg) {cerr &lt;&lt; "Destruction d'un objet de type complexe\n";};</text:span></text:p>
          <text:p text:style-name="P233">}</text:p>
          <text:p text:style-name="Text_20_body">Ce code nous pose deux problèmes:</text:p>
          <text:list xml:id="list1130675623" text:style-name="L156">
            <text:list-item>
              <text:p text:style-name="P163">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55">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start text:name="__RefHeading__16564_2073142818"/><text:bookmark text:name="static-memb"/>Une donnée membre statique<text:bookmark-end text:name="__RefHeading__16564_2073142818"/></text:h>
          <text:p text:style-name="Text_20_body">La déclaration suivante résout une partie de notre problème:</text:p>
          <text:p text:style-name="Preformatted_20_Text"><text:soft-page-break/>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2">static</text:span> bool debflg;</text:p>
          <text:p text:style-name="P233">}</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603033606" text:style-name="L157">
            <text:list-item>
              <text:p text:style-name="P164">la déclaration <text:span text:style-name="Source_20_Text">static bool debflg</text:span> ne provoquera pas de nouvelle allocation mémoire </text:p>
            </text:list-item>
            <text:list-item>
              <text:p text:style-name="P56">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233">bool complexe::debflg=false;</text:p>
          <text:p text:style-name="Text_20_body"><draw:frame draw:style-name="fr2" draw:name="images94" text:anchor-type="as-char" svg:width="0.397cm" svg:height="0.397cm" draw:z-index="186"><draw:image xlink:href="../../html/attention.gif" xlink:type="simple" xlink:show="embed" xlink:actuate="onLoad"/><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2" draw:name="images95" text:anchor-type="as-char" svg:width="0.397cm" svg:height="0.397cm" draw:z-index="187"><draw:image xlink:href="../../html/attention.gif" xlink:type="simple" xlink:show="embed" xlink:actuate="onLoad"/><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start text:name="__RefHeading__16566_2073142818"/><text:bookmark text:name="static-fct-memb"/>Fonctions membres statiques<text:bookmark-end text:name="__RefHeading__16566_2073142818"/></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2">static</text:span> void set_debug() { debflg=1;};</text:p>
          <text:p text:style-name="Preformatted_20_Text"><text:s text:c="3"/><text:span text:style-name="T2">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2">complexe::set_debug();</text:span> <text:s text:c="7"/>// passe en mode debug</text:p>
          <text:p text:style-name="Preformatted_20_Text"><text:s text:c="3"/>...</text:p>
          <text:p text:style-name="P233"><text:s text:c="3"/><text:span text:style-name="T2">complexe::clr_debug();</text:span> <text:s text:c="7"/>// sort du mode debug</text:p>
          <text:p text:style-name="Text_20_body"><draw:frame draw:style-name="fr2" draw:name="images96" text:anchor-type="as-char" svg:width="0.397cm" svg:height="0.397cm" draw:z-index="188"><draw:image xlink:href="../../html/attention.gif" xlink:type="simple" xlink:show="embed" xlink:actuate="onLoad"/><svg:title>ATTENTION</svg:title></draw:frame> Les membres statiques ou les fonctions-membres statiques sont des choses <text:span text:style-name="Emphasis">très différentes</text:span> des membres ou fonctions-membres ordinaires:</text:p>
          <text:list xml:id="list386984566" text:style-name="L158">
            <text:list-item>
              <text:p text:style-name="P165">Ils obéissent aux règles de portée des membres </text:p>
            </text:list-item>
            <text:list-item>
              <text:p text:style-name="P57">Les fonctions-membres statiques ont le droit d'accéder aux membres privés de l'objet, par contre ils doivent pour cela utiliser le pointeur <text:span text:style-name="Source_20_Text">*this</text:span> <draw:a xlink:type="simple" xlink:href="../../html/types.html#this"><draw:frame draw:style-name="fr3" draw:name="images97" text:anchor-type="as-char" svg:width="0.291cm" svg:height="0.344cm" draw:z-index="189"><draw:image xlink:href="../../html/apres.gif" xlink:type="simple" xlink:show="embed" xlink:actuate="onLoad"/><svg:title>apres</svg:title></draw:frame></draw:a> </text:p>
            </text:list-item>
          </text:list>
          <text:p text:style-name="Text_20_body"><draw:frame draw:style-name="fr2" draw:name="images98" text:anchor-type="as-char" svg:width="0.397cm" svg:height="0.397cm" draw:z-index="190"><draw:image xlink:href="../../html/attention.gif" xlink:type="simple" xlink:show="embed" xlink:actuate="onLoad"/><svg:title>ATTENTION</svg:title></draw:frame> Les fonctions membres statiques ressemblent beaucoup aux fonctions amies <draw:a xlink:type="simple" xlink:href="../../html/types.html#fct-amies"><draw:frame draw:style-name="fr3" draw:name="images99" text:anchor-type="as-char" svg:width="0.291cm" svg:height="0.344cm" draw:z-index="191"><draw:image xlink:href="../../html/avant.gif" xlink:type="simple" xlink:show="embed" xlink:actuate="onLoad"/><svg:title>avant</svg:title></draw:frame></draw:a>:</text:p>
          <text:list xml:id="list513764970" text:style-name="L159">
            <text:list-item>
              <text:p text:style-name="P166">De même qu'une fonction amie de la classe, elles ont accès à l'ensemble des membres et des fonctions membres (private, protected, public) de celle-ci. </text:p>
            </text:list-item>
            <text:list-item>
              <text:p text:style-name="P166">Par contre, une fonction amie peut être: </text:p>
              <text:list>
                <text:list-item>
                  <text:p text:style-name="P166">Soit une fonction "ordinaire" </text:p>
                </text:list-item>
                <text:list-item>
                  <text:p text:style-name="P166"><text:soft-page-break/>Soit une fonction membre d'une autre classe </text:p>
                </text:list-item>
              </text:list>
              <text:p text:style-name="P58">Une fonction membre statique d'une classe est... uniquement une fonction membre de cette classe: c'est donc uniquement la portée qui différencie fonction membre statique et fonction amie. </text:p>
            </text:list-item>
          </text:list>
          <text:h text:style-name="Heading_20_3" text:outline-level="3"><text:bookmark-start text:name="__RefHeading__16568_2073142818"/><text:bookmark text:name="const"/>Le descripteur const<text:bookmark-end text:name="__RefHeading__16568_2073142818"/></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draw:frame draw:style-name="fr2" draw:name="images100" text:anchor-type="as-char" svg:width="0.397cm" svg:height="0.397cm" draw:z-index="192"><draw:image xlink:href="../../html/attention.gif" xlink:type="simple" xlink:show="embed" xlink:actuate="onLoad"/><svg:title>ATTENTION</svg:title></draw:frame> 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text:bookmark-start text:name="__RefHeading__16570_2073142818"/>const, pourquoi faire ?<text:bookmark-end text:name="__RefHeading__16570_2073142818"/></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html/types.html#desc-const"><draw:frame draw:style-name="fr3" draw:name="images101" text:anchor-type="as-char" svg:width="0.291cm" svg:height="0.344cm" draw:z-index="193"><draw:image xlink:href="../../html/avant.gif" xlink:type="simple" xlink:show="embed" xlink:actuate="onLoad"/><svg:title>avant</svg:title></draw:frame></draw:a></text:p>
          <text:h text:style-name="Heading_20_4" text:outline-level="4"><text:bookmark-start text:name="__RefHeading__16572_2073142818"/>membres constants<text:bookmark-end text:name="__RefHeading__16572_2073142818"/></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Preformatted_20_Text">class tableau {</text:p>
          <text:p text:style-name="Preformatted_20_Text">public:</text:p>
          <text:p text:style-name="Preformatted_20_Text"><text:s text:c="2"/>tableau(int);</text:p>
          <text:p text:style-name="Preformatted_20_Text"><text:s text:c="2"/>~tableau() {free buffer; buffer = NULL;};</text:p>
          <text:p text:style-name="Preformatted_20_Text">private:</text:p>
          <text:p text:style-name="Preformatted_20_Text"><text:s text:c="2"/><text:span text:style-name="T2">const</text:span> size_t dimension;</text:p>
          <text:p text:style-name="Preformatted_20_Text"><text:s text:c="2"/>int* buffer;</text:p>
          <text:p text:style-name="Preformatted_20_Text">};</text:p>
          <text:p text:style-name="Preformatted_20_Text"/>
          <text:p text:style-name="Preformatted_20_Text">tableau::tableau(int s) : <text:span text:style-name="T2">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AB(1000);</text:p>
          <text:p text:style-name="P233">};</text:p>
          <text:h text:style-name="Heading_20_4" text:outline-level="4"><text:bookmark-start text:name="__RefHeading__16574_2073142818"/>Objets constants<text:bookmark-end text:name="__RefHeading__16574_2073142818"/></text:h>
          <text:p text:style-name="Text_20_body">Il est bien sûr possible d'utiliser le descripteur <text:span text:style-name="Source_20_Text">const</text:span> avec des objets, pas seulement avec des variables de types prédéfinis.</text:p>
          <text:h text:style-name="Heading_20_5" text:outline-level="5"><text:bookmark-start text:name="__RefHeading__16576_2073142818"/>Les fonctions membres constantes<text:bookmark-end text:name="__RefHeading__16576_2073142818"/></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2" draw:name="images102" text:anchor-type="as-char" svg:width="0.529cm" svg:height="0.529cm" draw:z-index="194"><draw:image xlink:href="../../html/nepasfaire.png" xlink:type="simple" xlink:show="embed" xlink:actuate="onLoad"/><svg:title>NOOON</svg:title></draw:frame></text:p>
          <text:p text:style-name="Preformatted_20_Text"><text:soft-page-break/>class complexe {</text:p>
          <text:p text:style-name="Preformatted_20_Text">public:</text:p>
          <text:p text:style-name="Preformatted_20_Text"><text:s text:c="3"/>complexe(float, float);</text:p>
          <text:p text:style-name="Preformatted_20_Text"><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2">float X = i.get_i();</text:span></text:p>
          <text:p text:style-name="P233">}</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2">const</text:span> { return r;};</text:p>
          <text:p text:style-name="Preformatted_20_Text"><text:s text:c="3"/>float get_i() <text:span text:style-name="T2">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233">}</text:p>
          <text:h text:style-name="Heading_20_5" text:outline-level="5"><text:bookmark-start text:name="__RefHeading__16578_2073142818"/>Le descripteur mutable<text:bookmark-end text:name="__RefHeading__16578_2073142818"/></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2">mutable</text:span> bool m_flg;</text:p>
          <text:p text:style-name="Preformatted_20_Text"><text:s text:c="2"/><text:span text:style-name="T2">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233">};</text:p>
          <text:h text:style-name="Heading_20_3" text:outline-level="3"><text:bookmark-start text:name="__RefHeading__16580_2073142818"/><text:bookmark text:name="this"/>Le pointeur *this<text:bookmark-end text:name="__RefHeading__16580_2073142818"/></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233">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233">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2">complexe&amp;</text:span> set_r(float x) { r=x; return *this;};</text:p>
          <text:p text:style-name="Preformatted_20_Text"><text:s text:c="3"/><text:span text:style-name="T2">complexe&amp;</text:span> set_i(float y) { r=y; return *this;};</text:p>
          <text:p text:style-name="Preformatted_20_Text">private:</text:p>
          <text:p text:style-name="P233"><text:s text:c="3"/>...</text:p>
          <text:p text:style-name="Text_20_body">Le pointeur <text:span text:style-name="Source_20_Text">*this</text:span> est très utilisé pour les opérateurs, et prendra tout son sens avec eux <draw:a xlink:type="simple" xlink:href="../../html/surch.html"><draw:frame draw:style-name="fr3" draw:name="images103" text:anchor-type="as-char" svg:width="0.291cm" svg:height="0.344cm" draw:z-index="195"><draw:image xlink:href="../../html/apres.gif" xlink:type="simple" xlink:show="embed" xlink:actuate="onLoad"/><svg:title>apres</svg:title></draw:frame></draw:a>. Voilà au passage une nouvelle utilisation de la référence en tant que valeur de retour d'une fonction <draw:a xlink:type="simple" xlink:href="../../html/types.html#ptr-retref"><draw:frame draw:style-name="fr3" draw:name="images104" text:anchor-type="as-char" svg:width="0.291cm" svg:height="0.344cm" draw:z-index="196"><draw:image xlink:href="../../html/avant.gif" xlink:type="simple" xlink:show="embed" xlink:actuate="onLoad"/><svg:title>avant</svg:title></draw:frame></draw:a>.</text:p>
          <text:h text:style-name="Heading_20_4" text:outline-level="4"><text:bookmark-start text:name="__RefHeading__16582_2073142818"/>Utilisation de this pour nommer les variables<text:bookmark-end text:name="__RefHeading__16582_2073142818"/></text:h>
          <text:p text:style-name="Text_20_body">Dans les exemples précédents, on s'est toujours arrangé pour donner un nom différent à la varai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233">}</text:p>
          <text:p text:style-name="Text_20_body"/>
          <text:h text:style-name="Heading_20_4" text:outline-level="4"><text:bookmark-start text:name="__RefHeading__16584_2073142818"/><text:soft-page-break/><draw:frame draw:style-name="fr2" draw:name="images105" text:anchor-type="as-char" svg:width="0.529cm" svg:height="0.529cm" draw:z-index="197"><draw:image xlink:href="../../html/dechirure.gif" xlink:type="simple" xlink:show="embed" xlink:actuate="onLoad"/><svg:title>Les autres ?</svg:title></draw:frame> Autres langages objets...<text:bookmark-end text:name="__RefHeading__16584_2073142818"/></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D" table:number-columns-repeated="2"/>
            <table:table-column table:style-name="Tableau7.I"/>
            <table:table-column table:style-name="Tableau7.J"/>
            <table:table-column table:style-name="Tableau7.K"/>
            <table:table-row>
              <table:table-cell table:style-name="Tableau7.A1" office:value-type="string">
                <text:p text:style-name="P241">Langage </text:p>
              </table:table-cell>
              <table:table-cell table:style-name="Tableau7.A1" office:value-type="string">
                <text:p text:style-name="P241">class </text:p>
              </table:table-cell>
              <table:table-cell table:style-name="Tableau7.A1" office:value-type="string">
                <text:p text:style-name="P241">private, public, protected </text:p>
              </table:table-cell>
              <table:table-cell table:style-name="Tableau7.A1" office:value-type="string">
                <text:p text:style-name="P241">Fonctions membres </text:p>
              </table:table-cell>
              <table:table-cell table:style-name="Tableau7.A1" office:value-type="string">
                <text:p text:style-name="P241">Constructeurs </text:p>
              </table:table-cell>
              <table:table-cell table:style-name="Tableau7.A1" office:value-type="string">
                <text:p text:style-name="P241">Destructeurs </text:p>
              </table:table-cell>
              <table:table-cell table:style-name="Tableau7.A1" office:value-type="string">
                <text:p text:style-name="P241">Fonctions amies </text:p>
              </table:table-cell>
              <table:table-cell table:style-name="Tableau7.A1" office:value-type="string">
                <text:p text:style-name="P241">Fonctions membres statiques </text:p>
              </table:table-cell>
              <table:table-cell table:style-name="Tableau7.A1" office:value-type="string">
                <text:p text:style-name="P241">Données membres statiques </text:p>
              </table:table-cell>
              <table:table-cell table:style-name="Tableau7.A1" office:value-type="string">
                <text:p text:style-name="P241">Données ou fonctions membres const </text:p>
              </table:table-cell>
              <table:table-cell table:style-name="Tableau7.A1" office:value-type="string">
                <text:p text:style-name="P241">Pointeur this </text:p>
              </table:table-cell>
            </table:table-row>
            <table:table-row>
              <table:table-cell table:style-name="Tableau7.A1" office:value-type="string">
                <text:p text:style-name="Table_20_Contents"><text:span text:style-name="T2">C++</text:span> </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row>
            <table:table-row>
              <table:table-cell table:style-name="Tableau7.A1" office:value-type="string">
                <text:p text:style-name="P240">perl</text:p>
              </table:table-cell>
              <table:table-cell table:style-name="Tableau7.A1" office:value-type="string">
                <text:p text:style-name="Table_20_Contents">NON</text:p>
              </table:table-cell>
              <table:table-cell table:style-name="Tableau7.A1" office:value-type="string">
                <text:p text:style-name="Table_20_Contents">NON</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Table_20_Contents">NON</text:p>
              </table:table-cell>
              <table:table-cell table:style-name="Tableau7.A1" office:value-type="string">
                <text:p text:style-name="Table_20_Contents">NON</text:p>
              </table:table-cell>
              <table:table-cell table:style-name="Tableau7.A1" office:value-type="string">
                <text:p text:style-name="P240">OUI</text:p>
              </table:table-cell>
              <table:table-cell table:style-name="Tableau7.A1" office:value-type="string">
                <text:p text:style-name="Table_20_Contents">NON</text:p>
              </table:table-cell>
              <table:table-cell table:style-name="Tableau7.A1" office:value-type="string">
                <text:p text:style-name="Table_20_Contents">NON(1)</text:p>
              </table:table-cell>
            </table:table-row>
            <table:table-row>
              <table:table-cell table:style-name="Tableau7.A1" office:value-type="string">
                <text:p text:style-name="P240">java</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Table_20_Contents">NON</text:p>
              </table:table-cell>
              <table:table-cell table:style-name="Tableau7.A1" office:value-type="string">
                <text:p text:style-name="Table_20_Contents">NON</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Table_20_Contents">NON</text:p>
              </table:table-cell>
              <table:table-cell table:style-name="Tableau7.A1" office:value-type="string">
                <text:p text:style-name="P240">OUI</text:p>
              </table:table-cell>
            </table:table-row>
            <table:table-row>
              <table:table-cell table:style-name="Tableau7.A1" office:value-type="string">
                <text:p text:style-name="P240">python</text:p>
              </table:table-cell>
              <table:table-cell table:style-name="Tableau7.A1" office:value-type="string">
                <text:p text:style-name="P240">OUI</text:p>
              </table:table-cell>
              <table:table-cell table:style-name="Tableau7.A1" office:value-type="string">
                <text:p text:style-name="Table_20_Contents">NON</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Table_20_Contents">NON</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Table_20_Contents">NON</text:p>
              </table:table-cell>
              <table:table-cell table:style-name="Tableau7.A1" office:value-type="string">
                <text:p text:style-name="P240">OUI</text:p>
              </table:table-cell>
            </table:table-row>
            <table:table-row>
              <table:table-cell table:style-name="Tableau7.A1" office:value-type="string">
                <text:p text:style-name="P240">php5</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Table_20_Contents">NON</text:p>
              </table:table-cell>
              <table:table-cell table:style-name="Tableau7.A1" office:value-type="string">
                <text:p text:style-name="P240">OUI</text:p>
              </table:table-cell>
              <table:table-cell table:style-name="Tableau7.A1" office:value-type="string">
                <text:p text:style-name="P240">OUI</text:p>
              </table:table-cell>
              <table:table-cell table:style-name="Tableau7.A1" office:value-type="string">
                <text:p text:style-name="Table_20_Contents">(seulement données)</text:p>
              </table:table-cell>
              <table:table-cell table:style-name="Tableau7.A1" office:value-type="string">
                <text:p text:style-name="P240">OUI</text:p>
              </table:table-cell>
            </table:table-row>
          </table:table>
          <text:list xml:id="list2104358503" text:style-name="L160">
            <text:list-item>
              <text:p text:style-name="P59">Le tableau associatif <text:span text:style-name="Source_20_Text">%self</text:span> dans lequel on met généralement les données des objets en perl, joue toutefois le même rôle que <text:span text:style-name="Source_20_Text">this</text:span>. </text:p>
            </text:list-item>
          </text:list>
          <text:p text:style-name="P224"/>
        </text:section>
        <text:section text:style-name="Sect1" text:name="Section8">
          <text:p text:style-name="P226"/>
        </text:section>
        <text:section text:style-name="Sect1" text:name="Section9">
          <text:h text:style-name="Heading_20_1" text:outline-level="1"><text:bookmark-start text:name="__RefHeading__16586_2073142818"/><text:bookmark text:name="contenu3"/><text:bookmark text:name="surch-fonc-op"/>Surcharger fonctions et opérateurs <text:bookmark-end text:name="__RefHeading__16586_2073142818"/></text:h>
          <text:h text:style-name="Heading_20_2" text:outline-level="2"><text:bookmark-start text:name="__RefHeading__16588_2073142818"/><text:bookmark text:name="existant"/>Modifier une fonction sans remettre en cause l'existant <text:bookmark-end text:name="__RefHeading__16588_2073142818"/></text:h>
          <text:p text:style-name="Text_20_body">Il est fréquent, dans un processus de développement, de se trouver confrontés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html/surch.html#surch-fonc"><draw:frame draw:style-name="fr3" draw:name="images112" text:anchor-type="as-char" svg:width="0.291cm" svg:height="0.344cm" draw:z-index="198"><draw:image xlink:href="../../html/apres.gif" xlink:type="simple" xlink:show="embed" xlink:actuate="onLoad"/><svg:title>apres</svg:title></draw:frame></draw:a> Autre situation fréquente: l'algorithme de <text:span text:style-name="Source_20_Text">f</text:span> s'est un peu compliqué, et maintenant nous avons besoin de passer à <text:span text:style-name="Source_20_Text">f</text:span> un second paramètre... <draw:a xlink:type="simple" xlink:href="../../html/surch.html#valdef"><draw:frame draw:style-name="fr3" draw:name="images113" text:anchor-type="as-char" svg:width="0.291cm" svg:height="0.344cm" draw:z-index="199"><draw:image xlink:href="../../html/apres.gif" xlink:type="simple" xlink:show="embed" xlink:actuate="onLoad"/><svg:title>apres</svg:title></draw:frame></draw:a> Comment allons-nous faire ? Deux solutions si nous travaillons en C:</text:p>
          <text:list xml:id="list1477742429" text:style-name="L161">
            <text:list-item>
              <text:p text:style-name="P167">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60">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start text:name="__RefHeading__16590_2073142818"/><text:bookmark text:name="surch-fonc"/>Surcharge de fonctions<text:bookmark-end text:name="__RefHeading__16590_2073142818"/></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2">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2">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233">}</text:p>
          <text:p text:style-name="Text_20_body"><draw:frame draw:style-name="fr2" draw:name="images114" text:anchor-type="as-char" svg:width="0.397cm" svg:height="0.397cm" draw:z-index="200"><draw:image xlink:href="../../html/attention.gif" xlink:type="simple" xlink:show="embed" xlink:actuate="onLoad"/><svg:title>ATTENTION</svg:title></draw:frame> 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2" draw:name="images115" text:anchor-type="as-char" svg:width="0.397cm" svg:height="0.397cm" draw:z-index="201"><draw:image xlink:href="../../html/attention.gif" xlink:type="simple" xlink:show="embed" xlink:actuate="onLoad"/><svg:title>ATTENTION</svg:title></draw:frame> <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2" draw:name="images116" text:anchor-type="as-char" svg:width="0.397cm" svg:height="0.397cm" draw:z-index="202"><draw:image xlink:href="../../html/attention.gif" xlink:type="simple" xlink:show="embed" xlink:actuate="onLoad"/><svg:title>ATTENTION</svg:title></draw:frame> 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même y avoir parfois ambiguïté. D'où l'existence de règles de surcharge, qui ne seront pas explicitées ici. </text:p>
          <text:h text:style-name="Heading_20_3" text:outline-level="3"><text:bookmark-start text:name="__RefHeading__16592_2073142818"/><text:bookmark text:name="surch-construc"/>Surcharge et constructeurs: le constructeur de copie<text:bookmark-end text:name="__RefHeading__16592_2073142818"/></text:h>
          <text:p text:style-name="Text_20_body">Un constructeur <draw:a xlink:type="simple" xlink:href="../../html/types.html#construct"><draw:frame draw:style-name="fr3" draw:name="images117" text:anchor-type="as-char" svg:width="0.291cm" svg:height="0.344cm" draw:z-index="203"><draw:image xlink:href="../../html/avant.gif" xlink:type="simple" xlink:show="embed" xlink:actuate="onLoad"/><svg:title>avant</svg:title></draw:frame></draw:a> 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text:soft-page-break/>class complexe {</text:p>
          <text:p text:style-name="Preformatted_20_Text">public:</text:p>
          <text:p text:style-name="Preformatted_20_Text"><text:s text:c="3"/><text:span text:style-name="T2">complexe(float x,float y)</text:span> : r(x), i(y) {};</text:p>
          <text:p text:style-name="Preformatted_20_Text"><text:s text:c="3"/><text:span text:style-name="T2">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233">}</text:p>
          <text:p text:style-name="Text_20_body"><draw:frame draw:style-name="fr2" draw:name="images118" text:anchor-type="as-char" svg:width="0.397cm" svg:height="0.397cm" draw:z-index="204"><draw:image xlink:href="../../html/attention.gif" xlink:type="simple" xlink:show="embed" xlink:actuate="onLoad"/><svg:title>ATTENTION</svg:title></draw:frame> 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le C++ est un langage récursif, le constructeur de copie va s'appeler lui-même jusqu'à épuisement de la mémoire.</text:p>
          <text:p text:style-name="Text_20_body"><draw:frame draw:style-name="fr2" draw:name="images119" text:anchor-type="as-char" svg:width="0.503cm" svg:height="0.503cm" draw:z-index="205"><draw:image xlink:href="../../html/diam.gif" xlink:type="simple" xlink:show="embed" xlink:actuate="onLoad"/><svg:title>REGLE  D'OR</svg:title></draw:frame> 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start text:name="__RefHeading__16594_2073142818"/><text:bookmark text:name="valdef"/>Valeurs par défaut des arguments<text:bookmark-end text:name="__RefHeading__16594_2073142818"/></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2">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233">};</text:p>
          <text:p text:style-name="Text_20_body">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636709747" text:style-name="L162">
            <text:list-item>
              <text:p text:style-name="P168">Les appels "à l'ancienne mode" type <text:span text:style-name="Source_20_Text">mult (x)</text:span> </text:p>
            </text:list-item>
            <text:list-item>
              <text:p text:style-name="P61">Les appels "à la nouvelle mode" type <text:span text:style-name="Source_20_Text">mult (x,3)</text:span> </text:p>
            </text:list-item>
          </text:list>
          <text:p text:style-name="Text_20_body">Voilà ce que cela donne dans notre exemple:</text:p>
          <text:p text:style-name="Preformatted_20_Text"><text:span text:style-name="T2">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233">};</text:p>
          <text:p text:style-name="Text_20_body"><draw:frame draw:style-name="fr2" draw:name="images120" text:anchor-type="as-char" svg:width="0.397cm" svg:height="0.397cm" draw:z-index="206"><draw:image xlink:href="../../html/attention.gif" xlink:type="simple" xlink:show="embed" xlink:actuate="onLoad"/><svg:title>ATTENTION</svg:title></draw:frame> 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start text:name="__RefHeading__16596_2073142818"/><text:bookmark text:name="valdef-construc"/>Valeurs par défaut et constructeurs<text:bookmark-end text:name="__RefHeading__16596_2073142818"/></text:h>
          <text:p text:style-name="Text_20_body">Nous avons eu précédemment <draw:a xlink:type="simple" xlink:href="../../html/types.html#construct-predef"><draw:frame draw:style-name="fr3" draw:name="images121" text:anchor-type="as-char" svg:width="0.291cm" svg:height="0.344cm" draw:z-index="207"><draw:image xlink:href="../../html/avant.gif" xlink:type="simple" xlink:show="embed" xlink:actuate="onLoad"/><svg:title>avant</svg:title></draw:frame></draw:a> 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span text:style-name="T2">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233">}</text:p>
          <text:h text:style-name="Heading_20_3" text:outline-level="3"><text:bookmark-start text:name="__RefHeading__16598_2073142818"/><text:bookmark text:name="facil"/>Une facilité d'écriture<text:bookmark-end text:name="__RefHeading__16598_2073142818"/></text:h>
          <text:p text:style-name="Text_20_body">Le code ci-dessus permet d'écrire:</text:p>
          <text:p text:style-name="Preformatted_20_Text">main() {</text:p>
          <text:p text:style-name="Preformatted_20_Text"><text:s text:c="3"/><text:span text:style-name="T2">complexe A(5);</text:span></text:p>
          <text:p text:style-name="Preformatted_20_Text"><text:s text:c="3"/><text:span text:style-name="T2">complexe B=5;</text:span></text:p>
          <text:p text:style-name="Preformatted_20_Text"><text:s text:c="3"/><text:span text:style-name="T2">complexe C;</text:span></text:p>
          <text:p text:style-name="P233">};</text:p>
          <text:p text:style-name="Text_20_body">Les deux premières lignes ont exactement la même signification, simplement <text:span text:style-name="Source_20_Text">C=5</text:span> est plus parlant.Tout le monde comprend que l'initialisation d'un complexe par un réel donne un complexe avec une partie imaginaire nulle. D'autre part, la troisième ligne conduit à l'initialisation à 0 d'un nombre complexe.</text:p>
          <text:h text:style-name="Heading_20_4" text:outline-level="4"><text:bookmark-start text:name="__RefHeading__16600_2073142818"/>Le mot-clé explicit<text:bookmark-end text:name="__RefHeading__16600_2073142818"/></text:h>
          <text:p text:style-name="Text_20_body">La facilité d'un jour devient handicap le lendemain: en effet, revenons sur la classe tableau ( <draw:a xlink:type="simple" xlink:href="../../html/types.html#const"><draw:frame draw:style-name="fr3" draw:name="images122" text:anchor-type="as-char" svg:width="0.291cm" svg:height="0.344cm" draw:z-index="208"><draw:image xlink:href="../../html/avant.gif" xlink:type="simple" xlink:show="embed" xlink:actuate="onLoad"/><svg:title>avant</svg:title></draw:frame></draw:a>); Puisque le constructeur ne comporte qu'un seul paramètre, nous pouvons écrire le code suivant:</text:p>
          <text:p text:style-name="Preformatted_20_Text">main() {</text:p>
          <text:p text:style-name="Preformatted_20_Text"><text:s text:c="3"/>tableau B = 1024;</text:p>
          <text:p text:style-name="P233">}</text:p>
          <text:p text:style-name="Text_20_body">Là, il n'est pas du tout évident, lorsqu'on lit le code ci-dessus, que cela signifie "allouer un buffer de <text:span text:style-name="Emphasis">taille</text:span> 1024 octets"... Le concepteur de <text:span text:style-name="Source_20_Text">tableau</text:span> devrait donc inhiber cette écriture, qui se révèle inadéquate. D'autant plus que cette écriture correspond en fait à une conversion (depuis le type int vers le type tableau), qui en l'occurrence n'est pas souhaitable, et peut provoquer des soucis soit à la compilation, soit à l'exécution. On peut donc inhiber cette conversion implicite en utilisant le mot-clé <text:span text:style-name="Source_20_Text">explicit</text:span> devant la définition du constructeur:</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233">};</text:p>
          <text:h text:style-name="Heading_20_2" text:outline-level="2"><text:bookmark-start text:name="__RefHeading__16602_2073142818"/><text:bookmark text:name="surch-op"/>Surcharger les opérateurs<text:bookmark-end text:name="__RefHeading__16602_2073142818"/></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233">}</text:p>
          <text:p text:style-name="Text_20_body">Nous utilisons la surcharge des opérateurs "sans le savoir", tel M.Jourdain faisant de la prose. En effet, du point-de-vue 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oft-page-break/><text:span text:style-name="Emphasis">chaque classe définie</text:span>.</text:p>
          <text:h text:style-name="Heading_20_3" text:outline-level="3"><text:bookmark-start text:name="__RefHeading__16604_2073142818"/><text:bookmark text:name="ope-fonc"/>Opérateurs et fonctions<text:bookmark-end text:name="__RefHeading__16604_2073142818"/></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C)</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233">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2" draw:name="images123" text:anchor-type="as-char" svg:width="0.397cm" svg:height="0.397cm" draw:z-index="209"><draw:image xlink:href="../../html/attention.gif" xlink:type="simple" xlink:show="embed" xlink:actuate="onLoad"/><svg:title>ATTENTION</svg:title></draw:frame> 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text:bookmark-start text:name="__RefHeading__16606_2073142818"/><text:bookmark text:name="ope-surch"/>Opérateurs: le bestiaire<text:bookmark-end text:name="__RefHeading__16606_2073142818"/></text:h>
          <text:p text:style-name="Text_20_body">Les tables ci-dessous indiquent:</text:p>
          <text:list xml:id="list700524914" text:style-name="L163">
            <text:list-item>
              <text:p text:style-name="P169">La liste (<text:span text:style-name="T3">non exhaustive</text:span>) des opérateurs, leurs significations, et la possibilité ou non de surcharge </text:p>
            </text:list-item>
            <text:list-item>
              <text:p text:style-name="P62">Les priorités et associativités des principaux opérateurs </text:p>
            </text:list-item>
          </text:list>
          <text:p text:style-name="P170">Principaux opérateurs du C++</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Opérateurs</text:p>
              </table:table-cell>
              <table:table-cell table:style-name="Tableau8.A1" office:value-type="string">
                <text:p text:style-name="Table_20_Heading">signification </text:p>
              </table:table-cell>
              <table:table-cell table:style-name="Tableau8.A1" office:value-type="string">
                <text:p text:style-name="Table_20_Heading">Surcharge </text:p>
              </table:table-cell>
              <table:table-cell table:style-name="Tableau8.A1" office:value-type="string">
                <text:p text:style-name="Table_20_Heading">Intérêt de la surcharge </text:p>
              </table:table-cell>
            </table:table-row>
            <table:table-row>
              <table:table-cell table:style-name="Tableau8.A1" office:value-type="string">
                <text:p text:style-name="Table_20_Contents">:: </text:p>
              </table:table-cell>
              <table:table-cell table:style-name="Tableau8.A1" office:value-type="string">
                <text:p text:style-name="Table_20_Contents">Résolution de porté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p>
              </table:table-cell>
              <table:table-cell table:style-name="Tableau8.A1" office:value-type="string">
                <text:p text:style-name="Table_20_Contents">Sélection de membr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u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Opérations arithmétiques unaires et performantes<text:line-break/><text:line-break/></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bi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text:line-break/>Opérations arithmétiques binaires<text:line-break/><text:line-break/></text:p>
              </table:table-cell>
            </table:table-row>
            <table:table-row>
              <table:table-cell table:style-name="Tableau8.A1" office:value-type="string">
                <text:p text:style-name="Table_20_Contents">++ <text:line-break/>-- </text:p>
              </table:table-cell>
              <table:table-cell table:style-name="Tableau8.A1" office:value-type="string">
                <text:p text:style-name="Table_20_Contents">Incrémentation, décrémentation</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Itérateurs</text:p>
                <text:p text:style-name="Table_20_Contents"/>
              </table:table-cell>
            </table:table-row>
            <table:table-row>
              <table:table-cell table:style-name="Tableau8.A1" office:value-type="string">
                <text:p text:style-name="Table_20_Contents">=</text:p>
                <text:p text:style-name="Table_20_Contents"/>
              </table:table-cell>
              <table:table-cell table:style-name="Tableau8.A1" office:value-type="string">
                <text:p text:style-name="Table_20_Contents">Opérateur d'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Clônage entre deux objets.</text:p>
                <text:p text:style-name="Table_20_Contents"/>
              </table:table-cell>
            </table:table-row>
            <table:table-row>
              <table:table-cell table:style-name="Tableau8.A1" office:value-type="string">
                <text:p text:style-name="Table_20_Contents">&gt;&gt;<text:line-break/>&lt;&lt;</text:p>
              </table:table-cell>
              <table:table-cell table:style-name="Tableau8.A1" office:value-type="string">
                <text:p text:style-name="Table_20_Contents">Décalage à gauche ou à droite</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ntrée<text:line-break/>sortie.</text:p>
              </table:table-cell>
            </table:table-row>
            <table:table-row>
              <table:table-cell table:style-name="Tableau8.A1" office:value-type="string">
                <text:p text:style-name="Table_20_Contents">[]</text:p>
              </table:table-cell>
              <table:table-cell table:style-name="Tableau8.A1" office:value-type="string">
                <text:p text:style-name="Table_20_Contents">Accès aux membres d'un tableau</text:p>
              </table:table-cell>
              <table:table-cell table:style-name="Tableau8.A1" office:value-type="string">
                <text:p text:style-name="Table_20_Contents">OUI</text:p>
              </table:table-cell>
              <table:table-cell table:style-name="Tableau8.A1" office:value-type="string">
                <text:p text:style-name="Table_20_Contents">Indiçage généralisé</text:p>
              </table:table-cell>
            </table:table-row>
            <table:table-row>
              <table:table-cell table:style-name="Tableau8.A1" office:value-type="string">
                <text:p text:style-name="Table_20_Contents">()</text:p>
              </table:table-cell>
              <table:table-cell table:style-name="Tableau8.A1" office:value-type="string">
                <text:p text:style-name="Table_20_Contents">Appel de fonction</text:p>
              </table:table-cell>
              <table:table-cell table:style-name="Tableau8.A1" office:value-type="string">
                <text:p text:style-name="Table_20_Contents">OUI</text:p>
              </table:table-cell>
              <table:table-cell table:style-name="Tableau8.A1" office:value-type="string">
                <text:p text:style-name="Table_20_Contents">Objets-fonctions </text:p>
              </table:table-cell>
            </table:table-row>
            <table:table-row>
              <table:table-cell table:style-name="Tableau8.A1" office:value-type="string">
                <text:p text:style-name="Table_20_Contents">! </text:p>
              </table:table-cell>
              <table:table-cell table:style-name="Tableau8.A1" office:value-type="string">
                <text:p text:style-name="Table_20_Contents">Opération logique </text:p>
              </table:table-cell>
              <table:table-cell table:style-name="Tableau8.A1" office:value-type="string">
                <text:p text:style-name="Table_20_Contents">OUI</text:p>
              </table:table-cell>
              <table:table-cell table:style-name="Tableau8.A1" office:value-type="string">
                <text:p text:style-name="Table_20_Contents">Permet de comparer un objet à true/false</text:p>
              </table:table-cell>
            </table:table-row>
            <table:table-row>
              <table:table-cell table:style-name="Tableau8.A1" office:value-type="string">
                <text:p text:style-name="Table_20_Contents">==<text:line-break/>!=</text:p>
              </table:table-cell>
              <table:table-cell table:style-name="Tableau8.A1" office:value-type="string">
                <text:p text:style-name="Table_20_Contents">Egalité, non 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galité, non égalité entre deux objets</text:p>
                <text:p text:style-name="Table_20_Contents"/>
              </table:table-cell>
            </table:table-row>
            <table:table-row>
              <table:table-cell table:style-name="Tableau8.A1" office:value-type="string">
                <text:p text:style-name="Table_20_Contents">&gt;<text:line-break/>&lt;<text:line-break/>&gt;=<text:line-break/>&lt;=</text:p>
              </table:table-cell>
              <table:table-cell table:style-name="Tableau8.A1" office:value-type="string">
                <text:p text:style-name="Table_20_Contents"/>
                <text:p text:style-name="Table_20_Contents">Inégalités</text:p>
                <text:p text:style-name="Table_20_Contents"/>
                <text:p text:style-name="Table_20_Contents"/>
              </table:table-cell>
              <table:table-cell table:style-name="Tableau8.A1" office:value-type="string">
                <text:p text:style-name="Table_20_Contents"><text:line-break/>OUI<text:line-break/><text:line-break/></text:p>
              </table:table-cell>
              <table:table-cell table:style-name="Tableau8.A1" office:value-type="string">
                <text:p text:style-name="Table_20_Contents"><text:line-break/>Inégalités <text:line-break/><text:line-break/></text:p>
              </table:table-cell>
            </table:table-row>
            <text:soft-page-break/>
            <table:table-row>
              <table:table-cell table:style-name="Tableau8.A1" office:value-type="string">
                <text:p text:style-name="Table_20_Contents">-&gt; <text:line-break/>-&gt;* <text:line-break/>.* </text:p>
              </table:table-cell>
              <table:table-cell table:style-name="Tableau8.A1" office:value-type="string">
                <text:p text:style-name="Table_20_Contents">Sélection de membre depuis un ou vers un pointeur.<text:line-break/></text:p>
              </table:table-cell>
              <table:table-cell table:style-name="Tableau8.A1" office:value-type="string">
                <text:p text:style-name="Table_20_Contents"><text:line-break/>OUI<text:line-break/></text:p>
              </table:table-cell>
              <table:table-cell table:style-name="Tableau8.A1" office:value-type="string">
                <text:p text:style-name="Table_20_Contents"/>
                <text:p text:style-name="Table_20_Contents">Contrôle de l'accès aux membres</text:p>
                <text:p text:style-name="Table_20_Contents"/>
              </table:table-cell>
            </table:table-row>
            <table:table-row>
              <table:table-cell table:style-name="Tableau8.A1" office:value-type="string">
                <text:p text:style-name="Table_20_Contents">&amp; <text:line-break/>* </text:p>
              </table:table-cell>
              <table:table-cell table:style-name="Tableau8.A1" office:value-type="string">
                <text:p text:style-name="Table_20_Contents">Pointeur, référence.<text:line-break/></text:p>
              </table:table-cell>
              <table:table-cell table:style-name="Tableau8.A1" office:value-type="string">
                <text:p text:style-name="Table_20_Contents">OUI<text:line-break/></text:p>
              </table:table-cell>
              <table:table-cell table:style-name="Tableau8.A1" office:value-type="string">
                <text:p text:style-name="Table_20_Contents">Objets à comptage de référence, itérateurs<text:line-break/></text:p>
              </table:table-cell>
            </table:table-row>
            <table:table-row>
              <table:table-cell table:style-name="Tableau8.A1" office:value-type="string">
                <text:p text:style-name="Table_20_Contents">int<text:line-break/>long<text:line-break/>short<text:line-break/>float<text:line-break/>double<text:line-break/>etc. </text:p>
              </table:table-cell>
              <table:table-cell table:style-name="Tableau8.A1" office:value-type="string">
                <text:p text:style-name="Table_20_Contents"><text:line-break/><text:line-break/>Conversion de types <text:line-break/><text:line-break/><text:line-break/></text:p>
              </table:table-cell>
              <table:table-cell table:style-name="Tableau8.A1" office:value-type="string">
                <text:p text:style-name="Table_20_Contents"><text:line-break/><text:line-break/>OUI<text:line-break/><text:line-break/><text:line-break/></text:p>
              </table:table-cell>
              <table:table-cell table:style-name="Tableau8.A1" office:value-type="string">
                <text:p text:style-name="Table_20_Contents"><text:line-break/><text:line-break/>Conversion vers un type prédéfini depuis un objet<text:line-break/><text:line-break/></text:p>
              </table:table-cell>
            </table:table-row>
          </table:table>
          <text:p text:style-name="Text_20_body"><draw:frame draw:style-name="fr2" draw:name="images124" text:anchor-type="as-char" svg:width="0.397cm" svg:height="0.397cm" draw:z-index="210"><draw:image xlink:href="../../html/attention.gif" xlink:type="simple" xlink:show="embed" xlink:actuate="onLoad"/><svg:title>ATTENTION</svg:title></draw:frame> 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intérêt de la surcharge des opérateurs est que les <text:span text:style-name="Emphasis">utilisateurs</text:span> de vos objets pourront écrire des programmes plus clairs. Utilisez la dernière colonne du tableau ci-dessus afin de surcharger vos opérateurs à bon essient.</text:p>
          <text:p text:style-name="P170">Priorité et associativité des opérateurs</text:p>
          <table:table table:name="Tableau9" table:style-name="Tableau9">
            <table:table-column table:style-name="Tableau9.A"/>
            <table:table-column table:style-name="Tableau9.B" table:number-columns-repeated="3"/>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A"/>
            <table:table-column table:style-name="Tableau9.L"/>
            <table:table-row>
              <table:table-cell table:style-name="Tableau9.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Heading">Associativité</text:p>
              </table:table-cell>
            </table:table-row>
            <table:table-row>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gt; </text:p>
              </table:table-cell>
              <table:table-cell table:style-name="Tableau9.A1" office:value-type="string">
                <text:p text:style-name="Table_20_Contents">. </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int)</text:p>
              </table:table-cell>
              <table:table-cell table:style-name="Tableau9.A1" office:value-type="string">
                <text:p text:style-name="Table_20_Contents">sizeof</text:p>
              </table:table-cell>
              <table:table-cell table:style-name="Tableau9.A1" office:value-type="string">
                <text:p text:style-name="Table_20_Contents"> </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text:p>
              </table:table-cell>
              <table:table-cell table:style-name="Tableau9.A1" office:value-type="string">
                <text:p text:style-name="Table_20_Contents">&lt;=</text:p>
              </table:table-cell>
              <table:table-cell table:style-name="Tableau9.A1" office:value-type="string">
                <text:p text:style-name="Table_20_Contents">&gt;</text:p>
              </table:table-cell>
              <table:table-cell table:style-name="Tableau9.A1" office:value-type="string">
                <text:p text:style-name="Table_20_Contents">&gt;=</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
          <text:h text:style-name="Heading_20_4" text:outline-level="4"><text:bookmark-start text:name="__RefHeading__16608_2073142818"/><text:bookmark text:name="ope-ami"/>Fonction membre ou fonction ordinaire ?<text:bookmark-end text:name="__RefHeading__16608_2073142818"/></text:h>
          <text:p text:style-name="Text_20_body"><draw:frame draw:style-name="fr2" draw:name="images125" text:anchor-type="as-char" svg:width="0.503cm" svg:height="0.503cm" draw:z-index="211"><draw:image xlink:href="../../html/diam.gif" xlink:type="simple" xlink:show="embed" xlink:actuate="onLoad"/><svg:title>REGLE  D'OR</svg:title></draw:frame> Faut-il spécifier un opérateur comme une fonction-membre ou comme une fonction ordinaire (éventuellement amie) ? La règle générale est la suivante: </text:p>
          <text:list xml:id="list1353610018" text:style-name="L164">
            <text:list-item>
              <text:p text:style-name="P171">Opérateur unaire (ex: <text:span text:style-name="Source_20_Text">++</text:span>). Fonction membre </text:p>
            </text:list-item>
            <text:list-item>
              <text:p text:style-name="P63">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Heading_20_3" text:outline-level="3"><text:bookmark-start text:name="__RefHeading__16610_2073142818"/><text:bookmark text:name="ope-plus"/>Les quatre opérations<text:bookmark-end text:name="__RefHeading__16610_2073142818"/></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2">complexe&amp; operator+= (const complexe&amp;)</text:span>;</text:p>
          <text:p text:style-name="Preformatted_20_Text">};</text:p>
          <text:p text:style-name="Preformatted_20_Text"/>
          <text:p text:style-name="P231">complexe&amp; complexe::operator+=(const complexe&amp; c) {</text:p>
          <text:p text:style-name="Preformatted_20_Text"><text:s text:c="2"/><text:span text:style-name="T2">r += c.r;</text:span></text:p>
          <text:p text:style-name="Preformatted_20_Text"><text:s text:c="2"/><text:span text:style-name="T2">i += c.i;</text:span></text:p>
          <text:p text:style-name="Preformatted_20_Text"><text:s text:c="2"/><text:span text:style-name="T2">return *this;</text:span></text:p>
          <text:p text:style-name="P234">};</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2">r += b;</text:span></text:p>
          <text:p text:style-name="Preformatted_20_Text"><text:s text:c="2"/>return r;</text:p>
          <text:p text:style-name="P233">};</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draw:frame draw:style-name="fr2" draw:name="images126" text:anchor-type="as-char" svg:width="0.397cm" svg:height="0.397cm" draw:z-index="212"><draw:image xlink:href="../../html/attention.gif" xlink:type="simple" xlink:show="embed" xlink:actuate="onLoad"/><svg:title>ATTENTION</svg:title></draw:frame> 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3" draw:name="images127" text:anchor-type="as-char" svg:width="0.291cm" svg:height="0.344cm" draw:z-index="213"><draw:image xlink:href="../../html/avant.gif" xlink:type="simple" xlink:show="embed" xlink:actuate="onLoad"/><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start text:name="__RefHeading__16612_2073142818"/><text:bookmark text:name="ope-incr"/>Les opérateurs d'incrémentation ou décrémentation<text:bookmark-end text:name="__RefHeading__16612_2073142818"/></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1830705329" text:style-name="L165">
            <text:list-item>
              <text:p text:style-name="P172">soit préfixées </text:p>
            </text:list-item>
            <text:list-item>
              <text:p text:style-name="P64">soit postfixées </text:p>
            </text:list-item>
          </text:list>
          <text:p text:style-name="Text_20_body">L'opération est la même, simplement la valeur de retour sera différente:</text:p>
          <text:list xml:id="list715999964" text:style-name="L166">
            <text:list-item>
              <text:p text:style-name="P173">dans le cas <text:span text:style-name="Source_20_Text">++i</text:span>, on incrémente, <text:span text:style-name="Emphasis">puis</text:span> on évalue le résultat et on le renvoie </text:p>
            </text:list-item>
            <text:list-item>
              <text:p text:style-name="P65">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1209131789" text:style-name="L167">
            <text:list-item>
              <text:p text:style-name="P174"><text:span text:style-name="Source_20_Text">operator++()</text:span> pour la version <text:span text:style-name="Emphasis">préfixée</text:span> </text:p>
            </text:list-item>
            <text:list-item>
              <text:p text:style-name="P66"><text:span text:style-name="Source_20_Text">operator++(int)</text:span> pour la version <text:span text:style-name="Emphasis">postfixée</text:span> </text:p>
            </text:list-item>
          </text:list>
          <text:p text:style-name="Text_20_body"><draw:frame draw:style-name="fr2" draw:name="images128" text:anchor-type="as-char" svg:width="0.503cm" svg:height="0.503cm" draw:z-index="214"><draw:image xlink:href="../../html/diam.gif" xlink:type="simple" xlink:show="embed" xlink:actuate="onLoad"/><svg:title>REGLE  D'OR</svg:title></draw:frame> Dans le cas de l'opérateur postfixé, on doit:</text:p>
          <text:list xml:id="list1287441174" text:style-name="L168">
            <text:list-item>
              <text:p text:style-name="P175">faire une copie locale de l'objet </text:p>
            </text:list-item>
            <text:list-item>
              <text:p text:style-name="P67">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3" draw:name="images129" text:anchor-type="as-char" svg:width="0.291cm" svg:height="0.344cm" draw:z-index="215"><draw:image xlink:href="../../html/apres.gif" xlink:type="simple" xlink:show="embed" xlink:actuate="onLoad"/><svg:title>après</svg:title></draw:frame></draw:a>.</text:p>
          <text:h text:style-name="Heading_20_3" text:outline-level="3"><text:bookmark-start text:name="__RefHeading__16614_2073142818"/><text:bookmark text:name="ope-affec"/><text:soft-page-break/>L'opérateur d'affectation<text:bookmark-end text:name="__RefHeading__16614_2073142818"/></text:h>
          <text:h text:style-name="Heading_20_4" text:outline-level="4"><text:bookmark-start text:name="__RefHeading__16616_2073142818"/><text:bookmark text:name="affec-init"/>Affectation n'est pas initialisation<text:bookmark-end text:name="__RefHeading__16616_2073142818"/></text:h>
          <text:p text:style-name="Text_20_body"><draw:frame draw:style-name="fr2" draw:name="images130" text:anchor-type="as-char" svg:width="0.529cm" svg:height="0.529cm" draw:z-index="216"><draw:image xlink:href="../../html/nepasfaire.png" xlink:type="simple" xlink:show="embed" xlink:actuate="onLoad"/><svg:title>NOOON</svg:title></draw:frame>En dépit des apparences, les deux lignes de code ci-dessous ne sont pas équivalentes.</text:p>
          <text:p text:style-name="Preformatted_20_Text">complexe A=4;</text:p>
          <text:p text:style-name="P233">A=5;</text:p>
          <text:p text:style-name="Text_20_body">En effet, la première ligne correspond à une déclaration de variable avec <text:span text:style-name="Emphasis">initialisation</text:span>, alors que la seconde ligne correspond à une <text:span text:style-name="Emphasis">affectation</text:span>. L'initialisation est une affectation <text:span text:style-name="Emphasis">précédée d'une allocation de mémoire</text:span>. Dans le cas de l'initialisation, la fonction appelée est le <text:span text:style-name="Emphasis">constructeur de copie</text:span>, dans le cas de l'affectation il s'agit de l'<text:span text:style-name="Source_20_Text">operator=</text:span>. Afin d'éviter de réécrire du code, la manière habituelle de procéder est de définir une fonction privée de copie, fonction qui sera appelée par le constructeur <text:span text:style-name="Emphasis">et</text:span> par l'opérateur d'affectation. Cela pourrait donner par exemple, pour notre objet <text:span text:style-name="Source_20_Text">tableau</text:span>:</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2">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text:s text:c="2"/></text:p>
          <text:p text:style-name="Preformatted_20_Text">tableau&amp; tableau::operator=(const tableau&amp; b) {</text:p>
          <text:p text:style-name="Preformatted_20_Text"><text:s text:c="2"/>if (this !=&amp;b)</text:p>
          <text:p text:style-name="Preformatted_20_Text"><text:s text:c="2"/>{</text:p>
          <text:p text:style-name="Preformatted_20_Text"><text:s text:c="4"/>if (taille != b.taille)</text:p>
          <text:p text:style-name="Preformatted_20_Text"><text:s text:c="6"/>buffer = realloc(buffer,b.taille * sizeof(char));</text:p>
          <text:p text:style-name="Preformatted_20_Text"><text:s text:c="4"/>copie(b);</text:p>
          <text:p text:style-name="Preformatted_20_Text"><text:s text:c="2"/>}</text:p>
          <text:p text:style-name="Preformatted_20_Text"><text:s text:c="2"/>return *this;</text:p>
          <text:p text:style-name="Preformatted_20_Text">};</text:p>
          <text:p text:style-name="Preformatted_20_Text"/>
          <text:p text:style-name="Preformatted_20_Text">void main() {</text:p>
          <text:p text:style-name="Preformatted_20_Text"><text:s text:c="2"/>tableau B(1000);</text:p>
          <text:p text:style-name="Preformatted_20_Text"><text:s text:c="2"/>tableau A(1000);</text:p>
          <text:p text:style-name="Preformatted_20_Text"><text:s text:c="2"/>A=B;</text:p>
          <text:p text:style-name="P233">};</text:p>
          <text:h text:style-name="Heading_20_5" text:outline-level="5"><text:bookmark-start text:name="__RefHeading__16618_2073142818"/><text:bookmark text:name="auto-ref"/>Auto références<text:bookmark-end text:name="__RefHeading__16618_2073142818"/></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4" text:outline-level="4"><text:bookmark-start text:name="__RefHeading__16620_2073142818"/><text:bookmark text:name="affect-trio"/>Le trio infernal<text:bookmark-end text:name="__RefHeading__16620_2073142818"/></text:h>
          <text:p text:style-name="Text_20_body">Le trio infernal est constitué par les trois fonctions suivantes:</text:p>
          <text:list xml:id="list147716581" text:style-name="L169">
            <text:list-item>
              <text:p text:style-name="P176"><text:soft-page-break/>Constructeur de copie </text:p>
            </text:list-item>
            <text:list-item>
              <text:p text:style-name="P176">Opérateur d'affectation </text:p>
            </text:list-item>
            <text:list-item>
              <text:p text:style-name="P68">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2" draw:name="images131" text:anchor-type="as-char" svg:width="0.503cm" svg:height="0.503cm" draw:z-index="217"><draw:image xlink:href="../../html/diam.gif" xlink:type="simple" xlink:show="embed" xlink:actuate="onLoad"/><svg:title>REGLE  D'OR</svg:title></draw:frame> <text:span text:style-name="Emphasis">Si vous fournissez l'une de ces trois fonctions, fournissez les trois</text:span>. Sinon, gros risques de plantages, le compilateur se chargeant de fournir ses versions "à lui" de la ou des fonctions manquantes...</text:p>
          <text:h text:style-name="Heading_20_4" text:outline-level="4"><text:bookmark-start text:name="__RefHeading__16622_2073142818"/><text:bookmark text:name="trio-cage"/>La mise en cage du trio infernal<text:bookmark-end text:name="__RefHeading__16622_2073142818"/></text:h>
          <text:p text:style-name="Text_20_body">Lorsque l'on écrit un objet, on peut parfaitement <text:span text:style-name="Emphasis">empêcher</text:span> les utilisateurs de l'objet en question d'utiliser copie et constructeur de copie: pour cela, il suffit de les définir <text:span text:style-name="Emphasis">dans la section private</text:span>. Ainsi, seul l'objet lui-même (c'est-à-dire <text:span text:style-name="Emphasis">vous</text:span>, le concepteur) sera capable de les utiliser. Vous interdisez aux <text:span text:style-name="Emphasis">utilisateurs</text:span> de l'objet toute copie de celui-ci. Dans ce cas, constructeur de copie et opérateur d'affectation peuvent d'ailleurs être des fonctions vides...</text:p>
          <text:p text:style-name="Preformatted_20_Text">class unique {</text:p>
          <text:p text:style-name="Preformatted_20_Text">private:</text:p>
          <text:p text:style-name="Preformatted_20_Text"><text:s text:c="3"/>unique(const unique&amp;) {};</text:p>
          <text:p text:style-name="Preformatted_20_Text"><text:s text:c="3"/>unique&amp; operator=(const unique&amp;) {};</text:p>
          <text:p text:style-name="P233"><text:s text:c="3"/>...</text:p>
          <text:p text:style-name="Text_20_body">Nous verrons lors du chapitre sur l'héritage une mise en cage un peu moins brutale de l'opérateur = <draw:a xlink:type="simple" xlink:href="../../html/heritage.html#prot-affect"><draw:frame draw:style-name="fr3" draw:name="images132" text:anchor-type="as-char" svg:width="0.291cm" svg:height="0.344cm" draw:z-index="218"><draw:image xlink:href="../../html/apres.gif" xlink:type="simple" xlink:show="embed" xlink:actuate="onLoad"/><svg:title>après</svg:title></draw:frame></draw:a>.</text:p>
          <text:h text:style-name="Heading_20_3" text:outline-level="3"><text:bookmark-start text:name="__RefHeading__16624_2073142818"/><text:bookmark text:name="conv-ope"/>Conversions et opérateurs<text:bookmark-end text:name="__RefHeading__16624_2073142818"/></text:h>
          <text:h text:style-name="Heading_20_4" text:outline-level="4"><text:bookmark-start text:name="__RefHeading__16626_2073142818"/>Conversions vers une classe<text:bookmark-end text:name="__RefHeading__16626_2073142818"/></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233">C = B + A;</text:p>
          <text:p text:style-name="Text_20_body">En fait, dans un cas comme celui-ci, le compilateur cherche à effectuer des conversions de types. Puisque nous avons défini des valeurs par défaut pour les paramètres du constructeur <draw:a xlink:type="simple" xlink:href="../../html/surch.html#valdef-construc"><draw:frame draw:style-name="fr3" draw:name="images133" text:anchor-type="as-char" svg:width="0.291cm" svg:height="0.344cm" draw:z-index="219"><draw:image xlink:href="../../html/avant.gif" xlink:type="simple" xlink:show="embed" xlink:actuate="onLoad"/><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text:bookmark-start text:name="__RefHeading__16628_2073142818"/>Conversions depuis une classe<text:bookmark-end text:name="__RefHeading__16628_2073142818"/></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class complexe {</text:p>
          <text:p text:style-name="Preformatted_20_Text"><text:s text:c="5"/>public:</text:p>
          <text:p text:style-name="Preformatted_20_Text"><text:s text:c="7"/>...</text:p>
          <text:p text:style-name="Preformatted_20_Text"><text:s text:c="7"/><text:span text:style-name="T2">operator float() {return r;};</text:span></text:p>
          <text:p text:style-name="Preformatted_20_Text"><text:s text:c="5"/>private:</text:p>
          <text:p text:style-name="Preformatted_20_Text"><text:s text:c="7"/>...</text:p>
          <text:p text:style-name="P233"><text:s text:c="5"/>};</text:p>
          <text:p text:style-name="Text_20_body">A partir de maintenant, on peut faire une conversion de type comme on a l'habitude en C:</text:p>
          <text:p text:style-name="Preformatted_20_Text"><text:soft-page-break/>...</text:p>
          <text:p text:style-name="Preformatted_20_Text"/>
          <text:p text:style-name="Preformatted_20_Text">complexe J(1,0);</text:p>
          <text:p text:style-name="P234">float I = (float)J;</text:p>
          <text:p text:style-name="Text_20_body"><draw:frame draw:style-name="fr2" draw:name="images134" text:anchor-type="as-char" svg:width="0.397cm" svg:height="0.397cm" draw:z-index="220"><draw:image xlink:href="../../html/attention.gif" xlink:type="simple" xlink:show="embed" xlink:actuate="onLoad"/><svg:title>ATTENTION</svg:title></draw:frame> 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start text:name="__RefHeading__16630_2073142818"/><text:bookmark text:name="autres-ope"/>Autres opérateurs<text:bookmark-end text:name="__RefHeading__16630_2073142818"/></text:h>
          <text:p text:style-name="Text_20_body">Certains opérateurs seront évoqués un peu plus loin:</text:p>
          <text:list xml:id="list837446428" text:style-name="L170">
            <text:list-item>
              <text:p text:style-name="P177"><text:span text:style-name="Source_20_Text">&lt;&lt;</text:span> et <text:span text:style-name="Source_20_Text">&gt;&gt;</text:span> sont utilisés pour les entrées-sorties <draw:a xlink:type="simple" xlink:href="../../html/stdlib.html#stream-fmt"><draw:frame draw:style-name="fr3" draw:name="images135" text:anchor-type="as-char" svg:width="0.291cm" svg:height="0.344cm" draw:z-index="221"><draw:image xlink:href="../../html/apres.gif" xlink:type="simple" xlink:show="embed" xlink:actuate="onLoad"/><svg:title>après</svg:title></draw:frame></draw:a> </text:p>
            </text:list-item>
            <text:list-item>
              <text:p text:style-name="P177"><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3" draw:name="images136" text:anchor-type="as-char" svg:width="0.291cm" svg:height="0.344cm" draw:z-index="222"><draw:image xlink:href="../../html/apres.gif" xlink:type="simple" xlink:show="embed" xlink:actuate="onLoad"/><svg:title>après</svg:title></draw:frame></draw:a> </text:p>
            </text:list-item>
            <text:list-item>
              <text:p text:style-name="P177"><text:span text:style-name="Source_20_Text">[]</text:span> permet de définir des opérateurs d'accès aux tableaux. </text:p>
            </text:list-item>
            <text:list-item>
              <text:p text:style-name="P177"><text:span text:style-name="Source_20_Text">()</text:span> permet de simuler des accès à des tableaux multidimensionnels </text:p>
            </text:list-item>
            <text:list-item>
              <text:p text:style-name="P69"><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p text:style-name="Text_20_body"><draw:frame draw:style-name="fr2" draw:name="images137" text:anchor-type="as-char" svg:width="0.529cm" svg:height="0.529cm" draw:z-index="223"><draw:image xlink:href="../../html/dechirure.gif" xlink:type="simple" xlink:show="embed" xlink:actuate="onLoad"/><svg:title>DECHIRURE</svg:title></draw:frame>Autres langages objets</text:p>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Table_20_Heading">Langage </text:p>
              </table:table-cell>
              <table:table-cell table:style-name="Tableau10.A1" office:value-type="string">
                <text:p text:style-name="Table_20_Heading">Surcharge d'une fonction </text:p>
              </table:table-cell>
              <table:table-cell table:style-name="Tableau10.A1" office:value-type="string">
                <text:p text:style-name="Table_20_Heading">Valeurs par défaut des arguments </text:p>
              </table:table-cell>
              <table:table-cell table:style-name="Tableau10.A1" office:value-type="string">
                <text:p text:style-name="Table_20_Heading">Surcharge des opérateurs </text:p>
              </table:table-cell>
            </table:table-row>
            <table:table-row>
              <table:table-cell table:style-name="Tableau10.A1" office:value-type="string">
                <text:p text:style-name="Table_20_Contents"><text:span text:style-name="T2">C++</text:span> </text:p>
              </table:table-cell>
              <table:table-cell table:style-name="Tableau10.A1" office:value-type="string">
                <text:p text:style-name="P240">OUI</text:p>
              </table:table-cell>
              <table:table-cell table:style-name="Tableau10.A1" office:value-type="string">
                <text:p text:style-name="P240">OUI</text:p>
              </table:table-cell>
              <table:table-cell table:style-name="Tableau10.A1" office:value-type="string">
                <text:p text:style-name="P240">OUI</text:p>
              </table:table-cell>
            </table:table-row>
            <table:table-row>
              <table:table-cell table:style-name="Tableau10.A1" office:value-type="string">
                <text:p text:style-name="P240">perl</text:p>
              </table:table-cell>
              <table:table-cell table:style-name="Tableau10.A1" office:value-type="string">
                <text:p text:style-name="P240">Possible (1)</text:p>
              </table:table-cell>
              <table:table-cell table:style-name="Tableau10.A1" office:value-type="string">
                <text:p text:style-name="P240">OUI</text:p>
              </table:table-cell>
              <table:table-cell table:style-name="Tableau10.A1" office:value-type="string">
                <text:p text:style-name="P240">Possible (2)</text:p>
              </table:table-cell>
            </table:table-row>
            <table:table-row>
              <table:table-cell table:style-name="Tableau10.A1" office:value-type="string">
                <text:p text:style-name="P240">java</text:p>
              </table:table-cell>
              <table:table-cell table:style-name="Tableau10.A1" office:value-type="string">
                <text:p text:style-name="P240">OUI</text:p>
              </table:table-cell>
              <table:table-cell table:style-name="Tableau10.A1" office:value-type="string">
                <text:p text:style-name="Table_20_Contents">NON</text:p>
              </table:table-cell>
              <table:table-cell table:style-name="Tableau10.A1" office:value-type="string">
                <text:p text:style-name="Table_20_Contents">NON</text:p>
              </table:table-cell>
            </table:table-row>
            <table:table-row>
              <table:table-cell table:style-name="Tableau10.A1" office:value-type="string">
                <text:p text:style-name="P240">python</text:p>
              </table:table-cell>
              <table:table-cell table:style-name="Tableau10.A1" office:value-type="string">
                <text:p text:style-name="Table_20_Contents">NON</text:p>
              </table:table-cell>
              <table:table-cell table:style-name="Tableau10.A1" office:value-type="string">
                <text:p text:style-name="P240">OUI</text:p>
              </table:table-cell>
              <table:table-cell table:style-name="Tableau10.A1" office:value-type="string">
                <text:p text:style-name="P240">OUI</text:p>
              </table:table-cell>
            </table:table-row>
            <table:table-row>
              <table:table-cell table:style-name="Tableau10.A1" office:value-type="string">
                <text:p text:style-name="P240">php5</text:p>
              </table:table-cell>
              <table:table-cell table:style-name="Tableau10.A1" office:value-type="string">
                <text:p text:style-name="Table_20_Contents">NON</text:p>
              </table:table-cell>
              <table:table-cell table:style-name="Tableau10.A1" office:value-type="string">
                <text:p text:style-name="P240">OUI</text:p>
              </table:table-cell>
              <table:table-cell table:style-name="Tableau10.A1" office:value-type="string">
                <text:p text:style-name="Table_20_Contents">NON</text:p>
              </table:table-cell>
            </table:table-row>
          </table:table>
          <text:list xml:id="list1932190933" text:style-name="L171">
            <text:list-item>
              <text:p text:style-name="P178">En perl, le typage des données n'existe pas vraiment... du coup, le passage d'arguments est assez "souple" pour qu'il soit possible de surcharger une fonction, même si le langage ne le prévoit pas explicitement </text:p>
            </text:list-item>
            <text:list-item>
              <text:p text:style-name="P70">La surcharge des opérateurs est possible, en perl, par l'intermédiaire du module OVERLOAD. D'autre part, le fonction <text:span text:style-name="Source_20_Text">tie</text:span> peut être considérée comme une sorte de surcharge des opérateurs d'accès aux tableaux. </text:p>
            </text:list-item>
          </text:list>
          <text:p text:style-name="P224"/>
        </text:section>
        <text:section text:style-name="Sect1" text:name="Section11">
          <text:h text:style-name="Heading_20_1" text:outline-level="1"/>
          <text:h text:style-name="P223" text:outline-level="1"/>
          <text:h text:style-name="P223" text:outline-level="1"><text:bookmark-start text:name="__RefHeading__16632_2073142818"/><text:bookmark text:name="contenu4"/><text:bookmark text:name="heritage"/>Héritage<text:bookmark-end text:name="__RefHeading__16632_2073142818"/></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h text:style-name="Heading_20_2" text:outline-level="2"><text:bookmark-start text:name="__RefHeading__16634_2073142818"/><text:bookmark text:name="abstraites"/>Classes abstraites...<text:bookmark-end text:name="__RefHeading__16634_2073142818"/></text:h>
          <text:p text:style-name="Text_20_body">Reprenons l'exemple des machines à café abordé lors de l'introduction à la programmation objet pour les gens normaux <draw:a xlink:type="simple" xlink:href="../../html/progobj.html#cafeteria"><draw:frame draw:style-name="fr3" draw:name="images144" text:anchor-type="as-char" svg:width="0.291cm" svg:height="0.344cm" draw:z-index="224"><draw:image xlink:href="../../html/avant.gif" xlink:type="simple" xlink:show="embed" xlink:actuate="onLoad"/><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1918255930" text:style-name="L172">
            <text:list-item>
              <text:p text:style-name="P179">faire du café </text:p>
            </text:list-item>
            <text:list-item>
              <text:p text:style-name="P179">Produire un système de voyants permettant à l'utilisateur de lire son état. </text:p>
            </text:list-item>
            <text:list-item>
              <text:p text:style-name="P71">Prendre un gobelet, une cuiller, un peu d'eau chaude, à partir de trois réservoirs distincts. </text:p>
            </text:list-item>
          </text:list>
          <text:p text:style-name="Text_20_body">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Text_20_body"><draw:frame draw:style-name="fr2" draw:name="images145" text:anchor-type="as-char" svg:width="5.953cm" svg:height="6.403cm" draw:z-index="225"><draw:image xlink:href="../../html/heritage/cafetiere.png" xlink:type="simple" xlink:show="embed" xlink:actuate="onLoad"/><svg:title>cafetiere en UML</svg:title></draw:frame></text:p>
          <text:p text:style-name="Text_20_body">et le code suivant:</text:p>
          <text:p text:style-name="Preformatted_20_Text"><text:soft-page-break/>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233">}</text:p>
          <text:p text:style-name="Text_20_body">La syntaxe <text:span text:style-name="Source_20_Text">virtual faire_le_cafe() = 0</text:span> permet de définir une <text:span text:style-name="Strong_20_Emphasis">fonction virtuelle pure</text:span>: on se contente ici de dire au compilateur que les objets <text:span text:style-name="Source_20_Text">Cafetiere</text:span> seront dotés de cette fonction, mais nous lui dirons ultérieurement ce 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start text:name="__RefHeading__16636_2073142818"/><text:bookmark text:name="concretes"/>...Classes concrètes <text:bookmark-end text:name="__RefHeading__16636_2073142818"/></text:h>
          <text:p text:style-name="Text_20_body">Notre cafetière peut se décliner en plusieurs modèles:</text:p>
          <text:list xml:id="list895195723" text:style-name="L173">
            <text:list-item>
              <text:p text:style-name="P180">Un modèle à café soluble. </text:p>
            </text:list-item>
            <text:list-item>
              <text:p text:style-name="P72">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et le code ci-dessous:</text:p>
          <text:p text:style-name="Text_20_body"><draw:frame draw:style-name="fr2" draw:name="images146" text:anchor-type="as-char" svg:width="15.61cm" svg:height="11.748cm" draw:z-index="226"><draw:image xlink:href="../../html/heritage/cafetiere2.png" xlink:type="simple" xlink:show="embed" xlink:actuate="onLoad"/><svg:title>cafetiere soluble en poudre en UML</svg:title></draw:frame></text:p>
          <text:p text:style-name="Text_20_body">et le code suivant:</text:p>
          <text:p text:style-name="Preformatted_20_Text"><text:soft-page-break/>class <text:span text:style-name="Strong_20_Emphasis">CafetiereSolubl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233">}</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h text:style-name="Heading_20_3" text:outline-level="3"><text:bookmark-start text:name="__RefHeading__16638_2073142818"/><text:bookmark text:name="prot1"/>Accès aux données: la section protected<text:bookmark-end text:name="__RefHeading__16638_2073142818"/></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2" draw:name="images147" text:anchor-type="as-char" svg:width="0.397cm" svg:height="0.397cm" draw:z-index="227"><draw:image xlink:href="../../html/attention.gif" xlink:type="simple" xlink:show="embed" xlink:actuate="onLoad"/><svg:title>ATTENTION</svg:title></draw:frame> On peut être surpris, à première vue, que les classes dérivées n'aient pas accès à la section <text:span text:style-name="Source_20_Text">private</text:span> de leurs classes de bases... et pourtant, c'est la moindre des choses:</text:p>
          <text:list xml:id="list52957109" text:style-name="L174">
            <text:list-item>
              <text:p text:style-name="P181">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73">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draw:frame draw:style-name="fr2" draw:name="images148" text:anchor-type="as-char" svg:width="0.503cm" svg:height="0.503cm" draw:z-index="228"><draw:image xlink:href="../../html/diam.gif" xlink:type="simple" xlink:show="embed" xlink:actuate="onLoad"/><svg:title>REGLE  D'OR</svg:title></draw:frame> </text:p>
          <text:list xml:id="list782084999" text:style-name="L175">
            <text:list-item>
              <text:p text:style-name="P182">Dans la section <text:span text:style-name="Source_20_Text">private</text:span>, se trouvent les données encapsulées par l'objet, ainsi que quelques fonctions membres correspondant au conctionnement interne de l'objet. </text:p>
            </text:list-item>
            <text:list-item>
              <text:p text:style-name="P182">Dans la section <text:span text:style-name="Source_20_Text">protected</text:span>, ne se trouvent <text:span text:style-name="T2">que</text:span> des fonctions-membres. </text:p>
            </text:list-item>
            <text:list-item>
              <text:p text:style-name="P74">Dans la fonction <text:span text:style-name="Source_20_Text">public</text:span>, ne se trouvent <text:span text:style-name="T2">que</text:span> des fonctions-membres </text:p>
            </text:list-item>
          </text:list>
          <text:p text:style-name="Text_20_body">Ainsi, il est <text:span text:style-name="Emphasis">toujours</text:span> possible de dériver une classe à partir d'une autre. La classe dérivée aura toujours accès aux 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start text:name="__RefHeading__16640_2073142818"/><text:bookmark text:name="const1"/><text:soft-page-break/>Constructeurs...<text:bookmark-end text:name="__RefHeading__16640_2073142818"/></text:h>
          <text:p text:style-name="Text_20_body">En reprenant les classes définies ci-dessus, que se passe-t-il lorsqu'on écrit:</text:p>
          <text:p text:style-name="P233">CafetiereSoluble ma_cafetiere;</text:p>
          <text:p text:style-name="Text_20_body">Il se passe les choses suivantes:</text:p>
          <text:list xml:id="list1173554753" text:style-name="L176">
            <text:list-item>
              <text:p text:style-name="P183">Allocation de mémoire.<text:line-break/>Autant d'octets que nécessaire compte-tenu des champs de <text:span text:style-name="Source_20_Text">CafetiereSoluble</text:span> <text:span text:style-name="Emphasis">et</text:span> de a (ou ses) classes de base. </text:p>
            </text:list-item>
            <text:list-item>
              <text:p text:style-name="P183">Appel du <text:span text:style-name="Emphasis">constructeur par défaut</text:span> de <text:span text:style-name="Source_20_Text">Cafetiere</text:span> </text:p>
            </text:list-item>
            <text:list-item>
              <text:p text:style-name="P75">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start text:name="__RefHeading__16642_2073142818"/><text:bookmark text:name="copie"/>Constructeur de copie: <text:bookmark-end text:name="__RefHeading__16642_2073142818"/></text:h>
          <text:p text:style-name="Text_20_body">Le constructeur de copie doit être écrit de la manière suivante:</text:p>
          <text:p text:style-name="Preformatted_20_Text">class CafetiereSoluble: public Cafetiere {</text:p>
          <text:p text:style-name="Preformatted_20_Text">public:</text:p>
          <text:p text:style-name="Preformatted_20_Text"><text:s text:c="3"/><text:span text:style-name="T2">CafetiereSoluble(const CafetiereSoluble&amp; m) : Cafetiere(m),cafe(m.cafe) {...};</text:span></text:p>
          <text:p text:style-name="P233">}</text:p>
          <text:p text:style-name="Text_20_body">en effet, il faut dire <text:span text:style-name="Emphasis">explicitement</text:span> au compilateur quel constructeur il dit appeler pour la classe de base. Cela peut se faire dans la liste d'initialisation de <text:span text:style-name="Source_20_Text">CafetiereSoluble</text:span>:</text:p>
          <text:p text:style-name="Text_20_body">L'expression <text:span text:style-name="Source_20_Text">Cafetiere(m)</text:span> est correcte puisque <text:span text:style-name="Source_20_Text">m</text:span> étant une CafetiereSoluble, <text:span text:style-name="Source_20_Text">m</text:span> est <text:span text:style-name="Emphasis">aussi</text:span> une <text:span text:style-name="Source_20_Text">Cafetiere</text:span>.</text:p>
          <text:p text:style-name="Text_20_body"><draw:frame draw:style-name="fr2" draw:name="images149" text:anchor-type="as-char" svg:width="0.397cm" svg:height="0.397cm" draw:z-index="229"><draw:image xlink:href="../../html/attention.gif" xlink:type="simple" xlink:show="embed" xlink:actuate="onLoad"/><svg:title>ATTENTION</svg:title></draw:frame> Si on utilise les contructeurs de copie par défaut (c'est le cas, sauf lorsque l'on ne peut faire autrement), tout se passe correctement.</text:p>
          <text:p text:style-name="Text_20_body"><draw:frame draw:style-name="fr2" draw:name="images150" text:anchor-type="as-char" svg:width="0.397cm" svg:height="0.397cm" draw:z-index="230"><draw:image xlink:href="../../html/attention.gif" xlink:type="simple" xlink:show="embed" xlink:actuate="onLoad"/><svg:title>ATTENTION</svg:title></draw:frame> En fait, cela fonctionne <text:span text:style-name="Emphasis">parce que </text:span>le paramètre <text:span text:style-name="Source_20_Text">m</text:span> est passé par référence au constructeur de copie <draw:a xlink:type="simple" xlink:href="../../html/heritage.html#virt-dest"><draw:frame draw:style-name="fr3" draw:name="images151" text:anchor-type="as-char" svg:width="0.291cm" svg:height="0.344cm" draw:z-index="231"><draw:image xlink:href="../../html/apres.gif" xlink:type="simple" xlink:show="embed" xlink:actuate="onLoad"/><svg:title>apres</svg:title></draw:frame></draw:a>. </text:p>
          <text:h text:style-name="Heading_20_3" text:outline-level="3"><text:bookmark-start text:name="__RefHeading__16644_2073142818"/><text:bookmark text:name="autres-const"/>Autres constructeurs<text:bookmark-end text:name="__RefHeading__16644_2073142818"/></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2">Cafetiere(float e, int g, int c,float s) : eau(e), gobelets(g),</text:span></text:p>
          <text:p text:style-name="Preformatted_20_Text"><text:s/><text:span text:style-name="T2">cuillers(c), sucre(s) {};</text:span></text:p>
          <text:p text:style-name="Preformatted_20_Text">...</text:p>
          <text:p text:style-name="P233">}</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class CafetiereSoluble: public Cafetiere {</text:p>
          <text:p text:style-name="Preformatted_20_Text">public:</text:p>
          <text:p text:style-name="Preformatted_20_Text"><text:s text:c="3"/><text:span text:style-name="T2">CafetiereSoluble(float e, int g, int c,float s, float f) : </text:span></text:p>
          <text:p text:style-name="Preformatted_20_Text"><text:s text:c="3"/><text:span text:style-name="T2">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2">CafetierePoudre(float e, int g, int c,float s, float f) : </text:span></text:p>
          <text:p text:style-name="Preformatted_20_Text"><text:s text:c="3"/><text:span text:style-name="T2">Cafetiere(e,g,c,s), cafe(f) {};</text:span></text:p>
          <text:p text:style-name="Preformatted_20_Text">...</text:p>
          <text:p text:style-name="P233">}</text:p>
          <text:p text:style-name="Text_20_body"><draw:frame draw:style-name="fr2" draw:name="images152" text:anchor-type="as-char" svg:width="0.397cm" svg:height="0.397cm" draw:z-index="232"><draw:image xlink:href="../../html/attention.gif" xlink:type="simple" xlink:show="embed" xlink:actuate="onLoad"/><svg:title>ATTENTION</svg:title></draw:frame> On ne peut pas initialiser directement les membres de la classe de base dans la classe dérivée: le code suivant:</text:p>
          <text:p text:style-name="Preformatted_20_Text"><text:soft-page-break/><text:s/></text:p>
          <text:p text:style-name="Preformatted_20_Text">CafetierePoudre(float e, int g, int c, float s, float f) : </text:p>
          <text:p text:style-name="Preformatted_20_Text">eau(e),gobelets(g),cuillers(c),sucre(s),</text:p>
          <text:p text:style-name="P233">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p text:style-name="Text_20_body">.</text:p>
          <text:h text:style-name="Heading_20_3" text:outline-level="3"><text:bookmark-start text:name="__RefHeading__16646_2073142818"/><text:bookmark text:name="dest"/>...et destructeurs<text:bookmark-end text:name="__RefHeading__16646_2073142818"/></text:h>
          <text:p text:style-name="Text_20_body">Lorsqu'un objet de type <text:span text:style-name="Source_20_Text">CafetiereSoluble</text:span> est détruit, il se passe la séquence suivante:</text:p>
          <text:list xml:id="list1531551568" text:style-name="L177">
            <text:list-item>
              <text:p text:style-name="P184">Le destructeur de <text:span text:style-name="Source_20_Text">CafetiereSoluble</text:span> est appelé </text:p>
            </text:list-item>
            <text:list-item>
              <text:p text:style-name="P184">Le destructeur de <text:span text:style-name="Source_20_Text">Cafetiere</text:span> est appelé </text:p>
            </text:list-item>
            <text:list-item>
              <text:p text:style-name="P76">La mémoire est rendue au système </text:p>
            </text:list-item>
          </text:list>
          <text:p text:style-name="Text_20_body"><draw:frame draw:style-name="fr2" draw:name="images153" text:anchor-type="as-char" svg:width="0.397cm" svg:height="0.397cm" draw:z-index="233"><draw:image xlink:href="../../html/attention.gif" xlink:type="simple" xlink:show="embed" xlink:actuate="onLoad"/><svg:title>ATTENTION</svg:title></draw:frame> Si on utilise avec des pointeurs ou des références, on peut avoir quelques surprises, qui nécessitent l'utilisation de destructeurs virtuels. <draw:a xlink:type="simple" xlink:href="../../html/heritage.html#virt-dest"><draw:frame draw:style-name="fr3" draw:name="images154" text:anchor-type="as-char" svg:width="0.291cm" svg:height="0.344cm" draw:z-index="234"><draw:image xlink:href="../../html/apres.gif" xlink:type="simple" xlink:show="embed" xlink:actuate="onLoad"/><svg:title>apres</svg:title></draw:frame></draw:a> </text:p>
          <text:h text:style-name="Heading_20_3" text:outline-level="3"><text:bookmark-start text:name="__RefHeading__16648_2073142818"/><text:bookmark text:name="poly"/>Le polymorphisme<text:bookmark-end text:name="__RefHeading__16648_2073142818"/></text:h>
          <text:p text:style-name="Text_20_body">Observons le code ci-dessous, dans lequel on gère trois machines à café, de deux types différents, par l'intermédiaire d'un tableau de pointeurs:</text:p>
          <text:p text:style-name="Preformatted_20_Text">Cafetiere* machines[3];</text:p>
          <text:p text:style-name="Preformatted_20_Text">machines[0] = new CafetiereSoluble(1.5,500,500,2,0.5);</text:p>
          <text:p text:style-name="Preformatted_20_Text">machines[1] = new CafetiereSoluble(1.5,500,500,2,0.5);</text:p>
          <text:p text:style-name="Preformatted_20_Text">machines[2] = new CafetierePoudre(1.5,500,500,2,0.9);</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233">};</text:p>
          <text:p text:style-name="Text_20_body">Le code ci-dessus déclare un tableau de trois objets de type pointeur sur <text:span text:style-name="Source_20_Text">Cafetiere</text:span>, puis remplit le tableau avec deux machines à café soluble et une en poudre. Souvenez-vous que les fonctions <text:span text:style-name="Source_20_Text">lire_etat</text:span> et <text:span text:style-name="Source_20_Text">faire_le_cafe</text:span> ont été délarées avec le mot-clé <text:span text:style-name="Source_20_Text"><text:span text:style-name="T2">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2">encaisser_monnaie</text:span></text:span> fait l'objet d'une édition de liens statiques (il n'y a pas le mot <text:span text:style-name="Source_20_Text">virtual</text:span> devant, donc il n'y a pas ici de polymorphisme).</text:p>
          <text:p text:style-name="Text_20_body"><draw:frame draw:style-name="fr2" draw:name="images155" text:anchor-type="as-char" svg:width="0.397cm" svg:height="0.397cm" draw:z-index="235"><draw:image xlink:href="../../html/attention.gif" xlink:type="simple" xlink:show="embed" xlink:actuate="onLoad"/><svg:title>ATTENTION</svg:title></draw:frame> Lorsque vous redéfinissez une fonction virtuelle, <text:span text:style-name="T2">la nouvelle définition doit avoir soit le même type de retour</text:span> que la fonction originale, soit <text:span text:style-name="T2">un type dérivé</text:span> (on parle dans ce cas de "types de retour covariants"). Sinon, le compilateur refusera votre code. Bien entendu, elles devront avoir également les mêmes signatures, sinon il s'agit de deux fonctions différentes, et le mécanisme d'édition de liens dynamiques ne s'applique pas.</text:p>
          <text:p text:style-name="Text_20_body"><draw:frame draw:style-name="fr2" draw:name="images156" text:anchor-type="as-char" svg:width="0.397cm" svg:height="0.397cm" draw:z-index="236"><draw:image xlink:href="../../html/attention.gif" xlink:type="simple" xlink:show="embed" xlink:actuate="onLoad"/><svg:title>ATTENTION</svg:title></draw:frame> 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2" draw:name="images157" text:anchor-type="as-char" svg:width="0.503cm" svg:height="0.503cm" draw:z-index="237"><draw:image xlink:href="../../html/diam.gif" xlink:type="simple" xlink:show="embed" xlink:actuate="onLoad"/><svg:title>REGLE  D'OR</svg:title></draw:frame> Si vous surchargez une fonction virtuelle, la fonction surchargée ne sera pas virtuelle automatiquement: il vous faut le spécifier explicitement. </text:p>
          <text:h text:style-name="Heading_20_2" text:outline-level="2"><text:bookmark-start text:name="__RefHeading__16650_2073142818"/><text:bookmark text:name="abc"/><text:soft-page-break/>Classes de bases abstraites<text:bookmark-end text:name="__RefHeading__16650_2073142818"/></text:h>
          <text:p text:style-name="Text_20_body">Le code suivant ne sera jamais compilé:</text:p>
          <text:p text:style-name="P233"><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2">pas</text:span></text:span><text:span text:style-name="Emphasis"> par valeur</text:span> à une fonction, mais on ne peut pas déclarer d'objet de cette classe.</text:p>
          <text:p text:style-name="Text_20_body">Ainsi, le code suivant ne pose aucun problème:</text:p>
          <text:p text:style-name="P233"><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3" draw:name="images158" text:anchor-type="as-char" svg:width="0.291cm" svg:height="0.344cm" draw:z-index="238"><draw:image xlink:href="../../html/apres.gif" xlink:type="simple" xlink:show="embed" xlink:actuate="onLoad"/><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233"><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start text:name="__RefHeading__16652_2073142818"/><text:bookmark text:name="virt-const"/>Constructeurs virtuels...<text:bookmark-end text:name="__RefHeading__16652_2073142818"/></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l'appel d'un constructeur.</text:p>
          <text:h text:style-name="Heading_20_3" text:outline-level="3"><text:bookmark-start text:name="__RefHeading__16654_2073142818"/><text:bookmark text:name="virt-dest"/>...et destructeurs virtuels<text:bookmark-end text:name="__RefHeading__16654_2073142818"/></text:h>
          <text:p text:style-name="Text_20_body">là, ça existe: et c'est même fort utile. En effet, le code suivant risque d'entraîner des résultats catastrophiques:</text:p>
          <text:p text:style-name="Preformatted_20_Text">for (int i=0; i&lt;10; i++) {</text:p>
          <text:p text:style-name="P233"><text:s text:c="4"/>delete machines[i];</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toujours préférable de déclarer pour la classe <text:span text:style-name="Source_20_Text">Cafetiere</text:span> un destructeur virtuel... quitte à ce que celui-ci ne fasse rien:</text:p>
          <text:p text:style-name="Preformatted_20_Text">class Cafetiere {</text:p>
          <text:p text:style-name="Preformatted_20_Text"><text:s text:c="2"/>virtual ~Cafetiere() {};</text:p>
          <text:p text:style-name="P233">};</text:p>
          <text:p text:style-name="Text_20_body"><draw:frame draw:style-name="fr2" draw:name="images159" text:anchor-type="as-char" svg:width="0.503cm" svg:height="0.503cm" draw:z-index="239"><draw:image xlink:href="../../html/diam.gif" xlink:type="simple" xlink:show="embed" xlink:actuate="onLoad"/><svg:title>REGLE  D'OR</svg:title></draw:frame> On pourrait bien sûr considérer que tous les destructeurs doivent être virtuels. Malheureusement, déclarer une fonction virtuelle prend des ressources... c'est d'ailleurs pour cela que toutes les fonctions ne sont pas virtuelles. Généralement, on peut considérer que la déclaration de la <text:span text:style-name="Emphasis">première</text:span> fonction virtuelle prend pas mal de ressources, les fonctions suivantes nettement moins. D'où la recommandation suivante: <text:span text:style-name="Emphasis">toute classe abstraite, ainsi que les classes qui en dérivent, doivent avoir un destructeur virtuel.</text:span> Une classe non abstraite ayant peu ou pas de classes dérivées le destructeur virtuel a moins de chances d'être indispensable </text:p>
          <text:h text:style-name="Heading_20_3" text:outline-level="3"><text:bookmark-start text:name="__RefHeading__16656_2073142818"/><text:bookmark text:name="affect"/>L'opérateur d'affectation dans une classe de base<text:bookmark-end text:name="__RefHeading__16656_2073142818"/></text:h>
          <text:p text:style-name="Text_20_body">Si l'opérateur d'affectation (<text:span text:style-name="Source_20_Text">operator=()</text:span>) d'une classe dérivée doit être défini (c'est-à-dire si l'opérateur d'affectation <text:soft-page-break/>fourni par le compilateur n'est pas suffisant), celui-ci <text:span text:style-name="Emphasis">doit</text:span> appeler l'opérateur d'affectation de sa classe de base: sinon, <text:span text:style-name="Emphasis">tous les champs ne seront pas copiés !!!</text:span>. Par contre, s'il n'est pas nécessaire de définir un opérateur d'affectation particulier pour une classe dérivée, le compilateur se chargera correctement d'appeler l'opérateur d'affectation de la classe de base.</text:p>
          <text:p text:style-name="Preformatted_20_Text">class CafetiereSoluble: public Cafetiere {</text:p>
          <text:p text:style-name="Preformatted_20_Text">public:</text:p>
          <text:p text:style-name="Preformatted_20_Text"><text:s text:c="4"/>CafetiereSoluble&amp; operator=(const CafetiereSoluble&amp; c) {</text:p>
          <text:p text:style-name="Preformatted_20_Text"><text:s text:c="7"/>Cafetiere::operator=(c); <text:s/>// copie de la partie commune</text:p>
          <text:p text:style-name="Preformatted_20_Text"><text:s text:c="7"/>cafe = c.cafe; <text:s text:c="11"/>// copie du reservoir de café</text:p>
          <text:p text:style-name="Preformatted_20_Text"><text:s text:c="7"/>return *this;</text:p>
          <text:p text:style-name="Preformatted_20_Text"><text:s text:c="4"/>};</text:p>
          <text:p text:style-name="P233">}</text:p>
          <text:h text:style-name="Heading_20_4" text:outline-level="4"><text:bookmark-start text:name="__RefHeading__16658_2073142818"/><text:bookmark text:name="prot-affect"/>Protéger l'opérateur d'affectation d'une classe de base abstraite<text:bookmark-end text:name="__RefHeading__16658_2073142818"/></text:h>
          <text:p text:style-name="Text_20_body">L'opérateur d'affectation d'une classe de base abstraite doit normalement être déclaré <text:span text:style-name="Emphasis">dans une section </text:span><text:span text:style-name="Emphasis"><text:span text:style-name="Source_20_Text">protected</text:span></text:span>, quitte à déclarer un <text:span text:style-name="Source_20_Text">operator=</text:span> <text:span text:style-name="Emphasis">uniquement dans ce but</text:span>. En effet, par défaut l'<text:span text:style-name="Source_20_Text">operator=</text:span> est public. Mais pour une classe abstraite, cela risque de conduire à des catastrophes:<draw:frame draw:style-name="fr2" draw:name="images160" text:anchor-type="as-char" svg:width="0.529cm" svg:height="0.529cm" draw:z-index="240"><draw:image xlink:href="../../html/nepasfaire.png" xlink:type="simple" xlink:show="embed" xlink:actuate="onLoad"/><svg:title>NOOON</svg:title></draw:frame></text:p>
          <text:p text:style-name="Preformatted_20_Text">void f(Cafetiere&amp;c1, const Cafetiere&amp;c2) {</text:p>
          <text:p text:style-name="Preformatted_20_Text"><text:s text:c="3"/>...</text:p>
          <text:p text:style-name="Preformatted_20_Text"><text:s text:c="3"/>c1 = c2;</text:p>
          <text:p text:style-name="Preformatted_20_Text"><text:s text:c="3"/>...</text:p>
          <text:p text:style-name="Preformatted_20_Text">};</text:p>
          <text:p text:style-name="Preformatted_20_Text"/>
          <text:p text:style-name="Preformatted_20_Text">main() {</text:p>
          <text:p text:style-name="Preformatted_20_Text"><text:s text:c="2"/>CafetiereSoluble S;</text:p>
          <text:p text:style-name="Preformatted_20_Text"><text:s text:c="2"/>CafetierePoudre P;</text:p>
          <text:p text:style-name="Preformatted_20_Text"><text:s text:c="2"/>f (S,P);</text:p>
          <text:p text:style-name="P233">}</text:p>
          <text:p text:style-name="Text_20_body">Cela aboutit à écrire une égalité entre une machine à café en grains et une machine à capuccino (café soluble+chocolat). Il est clair que cela ne peut pas fonctionner... et pourtant le compilateur a bêtement accepté. D'où le code suivant:</text:p>
          <text:p text:style-name="Preformatted_20_Text">class Cafetiere {</text:p>
          <text:p text:style-name="Preformatted_20_Text">protected:</text:p>
          <text:p text:style-name="Preformatted_20_Text"><text:s text:c="4"/>Cafetiere&amp; operator=(const Cafetiere&amp;c);</text:p>
          <text:p text:style-name="P233">}</text:p>
          <text:p text:style-name="Text_20_body">L'opérateur = étant déclaré dans la section protected, il peut être utilisé par les classes dérivées, <text:span text:style-name="Emphasis">mais il est inaccessible pour le reste du monde</text:span>. De sorte que la fonction suivante ne sera pas compilée:</text:p>
          <text:p text:style-name="Preformatted_20_Text">void f(Cafetiere&amp;c1, const Cafetiere&amp;c2) {</text:p>
          <text:p text:style-name="Preformatted_20_Text"><text:s text:c="3"/>c1 = c2; <text:s text:c="4"/>// ERREUR ! operator= est prive !</text:p>
          <text:p text:style-name="P233">};</text:p>
          <text:h text:style-name="Heading_20_3" text:outline-level="3"><text:bookmark-start text:name="__RefHeading__16660_2073142818"/><text:bookmark text:name="clonage-polymorphique"/>Le clônage polymorphique<text:bookmark-end text:name="__RefHeading__16660_2073142818"/></text:h>
          <text:p text:style-name="Text_20_body">Dans certains cas, on veut bénéficier d'une opération de copie d'un objet dans l'autre, en s'arrangeant pour que l'objet de destination prenne le type de l'objet copié. Il s'agit d'un clônage polymorphique, il ne s'obtient pas avec l'operateur=, mais avec une fonction Clone, définie dans <text:span text:style-name="Emphasis">chaque classe</text:span> de la hiérarchie de la manière suivante:</text:p>
          <text:p text:style-name="Preformatted_20_Text"><text:soft-page-break/>class Cafetiere {</text:p>
          <text:p text:style-name="Preformatted_20_Text"><text:s text:c="3"/>...</text:p>
          <text:p text:style-name="Preformatted_20_Text"><text:s text:c="3"/><text:span text:style-name="T2">virtual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2">virtual CafetiereSoluble* Clone()</text:span></text:p>
          <text:p text:style-name="Preformatted_20_Text"><text:s text:c="3"/><text:span text:style-name="T2">{</text:span></text:p>
          <text:p text:style-name="Preformatted_20_Text"><text:s text:c="8"/><text:span text:style-name="T2">return new CafetiereSoluble(*this);</text:span></text:p>
          <text:p text:style-name="Preformatted_20_Text"><text:s text:c="3"/><text:span text:style-name="T2">}</text:span></text:p>
          <text:p text:style-name="Preformatted_20_Text">};</text:p>
          <text:p text:style-name="Preformatted_20_Text"/>
          <text:p text:style-name="Preformatted_20_Text">void f(const Cafetiere&amp;c2) {</text:p>
          <text:p text:style-name="Preformatted_20_Text"><text:s text:c="3"/>Cafetiere* c1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233">}</text:p>
          <text:p text:style-name="Text_20_body"><draw:frame draw:style-name="fr2" draw:name="images161" text:anchor-type="as-char" svg:width="0.397cm" svg:height="0.397cm" draw:z-index="241"><draw:image xlink:href="../../html/attention.gif" xlink:type="simple" xlink:show="embed" xlink:actuate="onLoad"/><svg:title>ATTENTION</svg:title></draw:frame> La fonction Clone doit être redéfinie dans <text:span text:style-name="T2">toutes les classes dérivées</text:span> de la classe de base. A chaque fois, la définition sera la même, mais on doit la réécrire. Si on oublie une redéfinition, le compilateur ne s'apercevra de rien, mais on risque d'avoir un comportement erratique lors de l'exécution du programme. </text:p>
          <text:h text:style-name="Heading_20_2" text:outline-level="2"><text:bookmark-start text:name="__RefHeading__16662_2073142818"/><text:bookmark text:name="mult"/>L'héritage multiple<text:bookmark-end text:name="__RefHeading__16662_2073142818"/></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text:bookmark-start text:name="__RefHeading__16664_2073142818"/>Implémentation du "pattern" observateur en utilisant l'héritage multiple<text:bookmark-end text:name="__RefHeading__16664_2073142818"/></text:h>
          <text:p text:style-name="Text_20_body">Imaginons la situation suivante, extrêmement courante:</text:p>
          <text:list xml:id="list1160101541" text:style-name="L178">
            <text:list-item>
              <text:p text:style-name="P185">Un objet de type <text:span text:style-name="Source_20_Text">traitement</text:span> appelle la fonction-membre <text:span text:style-name="Source_20_Text">run()</text:span>, qui dure plusieurs minutes. </text:p>
            </text:list-item>
            <text:list-item>
              <text:p text:style-name="P185">Cet objet fait partie d'une chaîne d'héritage, c'est-à-dire qu'il hérite d'un autre objet, ainsi qu'il a paru judicieux au concepteur de la chaîne de traitement de concevoir la chose. </text:p>
            </text:list-item>
            <text:list-item>
              <text:p text:style-name="P77">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Le pattern observateur permet de répondre à ce cahier des charges:</text:p>
          <text:p text:style-name="Text_20_body"><draw:frame draw:style-name="fr2" draw:name="images162" text:anchor-type="as-char" svg:width="20.902cm" svg:height="8.573cm" draw:z-index="242"><draw:image xlink:href="../../html/heritage/observateur.png" xlink:type="simple" xlink:show="embed" xlink:actuate="onLoad"/><svg:title>diagramme UML</svg:title></draw:frame></text:p>
          <text:p text:style-name="Preformatted_20_Text"><text:soft-page-break/><text:span text:style-name="T2">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2">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text:span text:style-name="T2">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2">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233">};</text:p>
          <text:p text:style-name="Text_20_body">Une fois n'est pas coutune, vous pouvez <text:a xlink:type="simple" xlink:href="../../html/heritage/pattern_observateur.tgz">télécharger ici</text:a> un petit programme que vous devriez pouvoir compiler. On voit que:</text:p>
          <text:list xml:id="list2064811953" text:style-name="L179">
            <text:list-item>
              <text:p text:style-name="P186">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186">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186">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186">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78"><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h text:style-name="Heading_20_4" text:outline-level="4"><text:bookmark-start text:name="__RefHeading__16666_2073142818"/><draw:frame draw:style-name="fr2" draw:name="images163" text:anchor-type="as-char" svg:width="0.661cm" svg:height="0.661cm" draw:z-index="243"><draw:image xlink:href="../../html/dechirure.gif" xlink:type="simple" xlink:show="embed" xlink:actuate="onLoad"/><svg:title>Les autres ?</svg:title></draw:frame> Autres langages objets...<text:bookmark-end text:name="__RefHeading__16666_2073142818"/></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Table_20_Heading">Langage </text:p>
              </table:table-cell>
              <table:table-cell table:style-name="Tableau11.A1" office:value-type="string">
                <text:p text:style-name="Table_20_Heading">Héritage </text:p>
              </table:table-cell>
              <table:table-cell table:style-name="Tableau11.A1" office:value-type="string">
                <text:p text:style-name="Table_20_Heading">mot-clé virtual </text:p>
              </table:table-cell>
              <table:table-cell table:style-name="Tableau11.A1" office:value-type="string">
                <text:p text:style-name="Table_20_Heading">Classe abstraite </text:p>
              </table:table-cell>
              <table:table-cell table:style-name="Tableau11.A1" office:value-type="string">
                <text:p text:style-name="Table_20_Heading">Héritage multiple </text:p>
              </table:table-cell>
            </table:table-row>
            <table:table-row>
              <table:table-cell table:style-name="Tableau11.A1" office:value-type="string">
                <text:p text:style-name="Table_20_Contents"><text:span text:style-name="T2">C++</text:span> </text:p>
              </table:table-cell>
              <table:table-cell table:style-name="Tableau11.A1" office:value-type="string">
                <text:p text:style-name="P240">OUI</text:p>
              </table:table-cell>
              <table:table-cell table:style-name="Tableau11.A1" office:value-type="string">
                <text:p text:style-name="P240">OUI</text:p>
              </table:table-cell>
              <table:table-cell table:style-name="Tableau11.A1" office:value-type="string">
                <text:p text:style-name="P240">OUI</text:p>
              </table:table-cell>
              <table:table-cell table:style-name="Tableau11.A1" office:value-type="string">
                <text:p text:style-name="P240">OUI</text:p>
              </table:table-cell>
            </table:table-row>
            <table:table-row>
              <table:table-cell table:style-name="Tableau11.A1" office:value-type="string">
                <text:p text:style-name="P240">perl</text:p>
              </table:table-cell>
              <table:table-cell table:style-name="Tableau11.A1" office:value-type="string">
                <text:p text:style-name="P240">OUI<text:span text:style-name="T4">(1)</text:span></text:p>
              </table:table-cell>
              <table:table-cell table:style-name="Tableau11.A1" office:value-type="string">
                <text:p text:style-name="Table_20_Contents">NON<text:span text:style-name="T4">(3)</text:span></text:p>
              </table:table-cell>
              <table:table-cell table:style-name="Tableau11.A1" office:value-type="string">
                <text:p text:style-name="P240">Possible <text:span text:style-name="T4">(6)</text:span></text:p>
              </table:table-cell>
              <table:table-cell table:style-name="Tableau11.A1" office:value-type="string">
                <text:p text:style-name="P240">OUI</text:p>
              </table:table-cell>
            </table:table-row>
            <table:table-row>
              <table:table-cell table:style-name="Tableau11.A1" office:value-type="string">
                <text:p text:style-name="P240">java</text:p>
              </table:table-cell>
              <table:table-cell table:style-name="Tableau11.A1" office:value-type="string">
                <text:p text:style-name="P240">OUI<text:span text:style-name="T4">(2)</text:span></text:p>
              </table:table-cell>
              <table:table-cell table:style-name="Tableau11.A1" office:value-type="string">
                <text:p text:style-name="Table_20_Contents">NON<text:span text:style-name="T4">(3)</text:span></text:p>
              </table:table-cell>
              <table:table-cell table:style-name="Tableau11.A1" office:value-type="string">
                <text:p text:style-name="P240">OUI <text:span text:style-name="T4">(4)</text:span></text:p>
              </table:table-cell>
              <table:table-cell table:style-name="Tableau11.A1" office:value-type="string">
                <text:p text:style-name="Table_20_Contents">NON<text:span text:style-name="T4">(5)</text:span></text:p>
              </table:table-cell>
            </table:table-row>
            <table:table-row>
              <table:table-cell table:style-name="Tableau11.A1" office:value-type="string">
                <text:p text:style-name="P240">python</text:p>
              </table:table-cell>
              <table:table-cell table:style-name="Tableau11.A1" office:value-type="string">
                <text:p text:style-name="P240">OUI</text:p>
              </table:table-cell>
              <table:table-cell table:style-name="Tableau11.A1" office:value-type="string">
                <text:p text:style-name="Table_20_Contents">NON<text:span text:style-name="T4">(3)</text:span></text:p>
              </table:table-cell>
              <table:table-cell table:style-name="Tableau11.A1" office:value-type="string">
                <text:p text:style-name="P240">Possible <text:span text:style-name="T4">(6)</text:span></text:p>
              </table:table-cell>
              <table:table-cell table:style-name="Tableau11.A1" office:value-type="string">
                <text:p text:style-name="Table_20_Contents">NON<text:span text:style-name="T4">(5)</text:span></text:p>
              </table:table-cell>
            </table:table-row>
            <table:table-row>
              <table:table-cell table:style-name="Tableau11.A1" office:value-type="string">
                <text:p text:style-name="P240">php5</text:p>
              </table:table-cell>
              <table:table-cell table:style-name="Tableau11.A1" office:value-type="string">
                <text:p text:style-name="P240">OUI</text:p>
              </table:table-cell>
              <table:table-cell table:style-name="Tableau11.A1" office:value-type="string">
                <text:p text:style-name="Table_20_Contents">NON<text:span text:style-name="T4">(3)</text:span></text:p>
              </table:table-cell>
              <table:table-cell table:style-name="Tableau11.A1" office:value-type="string">
                <text:p text:style-name="P240">OUI <text:span text:style-name="T4">(4)</text:span></text:p>
              </table:table-cell>
              <table:table-cell table:style-name="Tableau11.A1" office:value-type="string">
                <text:p text:style-name="Table_20_Contents">NON<text:span text:style-name="T4">(5)</text:span></text:p>
              </table:table-cell>
            </table:table-row>
          </table:table>
          <text:list xml:id="list2109100323" text:style-name="L180">
            <text:list-item>
              <text:p text:style-name="P187">Utilisation du tableau <text:span text:style-name="Source_20_Text">@ISA</text:span> (Est une sorte de) </text:p>
            </text:list-item>
            <text:list-item>
              <text:p text:style-name="P187">Mot-clé <text:span text:style-name="Source_20_Text">extends</text:span> (étendre les fonctionnalités de) </text:p>
            </text:list-item>
            <text:list-item>
              <text:p text:style-name="P187">Toutes les fonctions sont des fonctions virtuelles </text:p>
            </text:list-item>
            <text:list-item>
              <text:p text:style-name="P187">On définit une classe abstraite et on spécifie les fonctions qui doivent être redéfinies, par le mot-clé <text:span text:style-name="Source_20_Text">abstract</text:span> </text:p>
            </text:list-item>
            <text:list-item>
              <text:p text:style-name="P187">Mais les mots-clés <text:span text:style-name="Source_20_Text">interface</text:span> et <text:span text:style-name="Source_20_Text">implementation</text:span> en java, <text:span text:style-name="Source_20_Text">implements</text:span> en php correspondent aux mêmes fonctionnalités que l'héritage multiple. </text:p>
            </text:list-item>
            <text:list-item>
              <text:p text:style-name="P79">Pour définir une classe abstraite en perl ou en python, il suffit de s'arranger pour que certaines fonctions (les "fonctions membres virtuelles pures") génèrent une exception. </text:p>
            </text:list-item>
          </text:list>
        </text:section>
        <text:section text:style-name="Sect1" text:name="Section13">
          <text:h text:style-name="Heading_20_1" text:outline-level="1"><text:soft-page-break/></text:h>
          <text:h text:style-name="P223" text:outline-level="1"><text:bookmark-start text:name="__RefHeading__16668_2073142818"/><text:bookmark text:name="contenu5"/><text:bookmark text:name="titre_page"/><text:bookmark text:name="modeles"/>Les modèles <text:bookmark-end text:name="__RefHeading__16668_2073142818"/></text:h>
          <text:p text:style-name="Text_20_body">Nous sommes maintenant capables d'exprimer plusieurs types de relations entre objets:</text:p>
          <text:list xml:id="list385643676" text:style-name="L181">
            <text:list-item>
              <text:p text:style-name="P188">Associations, agrégation, composition: </text:p>
            </text:list-item>
            <text:list-item>
              <text:p text:style-name="P80">Est une sorte de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3" draw:name="images170" text:anchor-type="as-char" svg:width="0.291cm" svg:height="0.344cm" draw:z-index="244"><draw:image xlink:href="../../html/apres.gif" xlink:type="simple" xlink:show="embed" xlink:actuate="onLoad"/><svg:title>apres</svg:title></draw:frame></draw:a></text:p>
          <text:h text:style-name="Heading_20_2" text:outline-level="2"><text:bookmark-start text:name="__RefHeading__16670_2073142818"/><text:bookmark text:name="modele-fct"/>Les modèles de fonctions<text:bookmark-end text:name="__RefHeading__16670_2073142818"/></text:h>
          <text:p text:style-name="Text_20_body">La fonction <text:span text:style-name="Source_20_Text">min</text:span> ci-dessous renvoie simplement le plus petit de deux nombres... ou de deux objets:</text:p>
          <text:p text:style-name="P231">template &lt;typename T&gt; const min(T const&amp; a,T const&amp; b)</text:p>
          <text:p text:style-name="P231">{</text:p>
          <text:p text:style-name="Preformatted_20_Text"><text:s text:c="3"/><text:span text:style-name="T2">return a &gt; b ? b : a;</text:span></text:p>
          <text:p text:style-name="P234">}</text:p>
          <text:p text:style-name="Text_20_body">La fonction peut être utilisée avec n'importe quel objet (ou presque):</text:p>
          <text:p text:style-name="P231">int i=4,j=6;</text:p>
          <text:p text:style-name="P231">int m = min(i,j);</text:p>
          <text:p text:style-name="Preformatted_20_Text"/>
          <text:p text:style-name="P231">float x=3.14, y=5.65;</text:p>
          <text:p text:style-name="P231">float z= min(x,y);</text:p>
          <text:p text:style-name="Preformatted_20_Text"/>
          <text:p text:style-name="P231">string s1="houlala", s2="aieaieaie";</text:p>
          <text:p text:style-name="P231">string s = min(s1, s2);</text:p>
          <text:p text:style-name="Preformatted_20_Text"/>
          <text:p text:style-name="P231">complexe c1=0, c2=1;</text:p>
          <text:p text:style-name="P234">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234">cout &lt;&lt; min(i,y) &lt;&lt; endl;</text:p>
          <text:p text:style-name="Text_20_body">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234">cout &lt;&lt; min&lt;float&gt;(i,y) &lt;&lt; endl;</text:p>
          <text:h text:style-name="Heading_20_2" text:outline-level="2"><text:bookmark-start text:name="__RefHeading__16672_2073142818"/><text:bookmark text:name="class-param"/>Classes paramétrées<text:bookmark-end text:name="__RefHeading__16672_2073142818"/></text:h>
          <text:h text:style-name="Heading_20_3" text:outline-level="3"><text:bookmark-start text:name="__RefHeading__16674_2073142818"/><text:bookmark text:name="def-class-param"/>Définition d'une classe paramétrée<text:bookmark-end text:name="__RefHeading__16674_2073142818"/></text:h>
          <text:p text:style-name="Text_20_body">Voici la nouvelle définition de la classe <text:span text:style-name="Source_20_Text">complexe</text:span>, en utilisant des modèles:</text:p>
          <text:p text:style-name="Preformatted_20_Text"><text:soft-page-break/><text:span text:style-name="T2">template&lt;typename NUM=float&gt;</text:span> class complexe {</text:p>
          <text:p text:style-name="Preformatted_20_Text">public:</text:p>
          <text:p text:style-name="Preformatted_20_Text"><text:s/>complexe(<text:span text:style-name="T2">NUM</text:span> x=0, <text:span text:style-name="T2">NUM</text:span> y=0);</text:p>
          <text:p text:style-name="Preformatted_20_Text"><text:s/>complexe(const <text:span text:style-name="T2">complexe&lt;NUM&gt;</text:span> &amp; );</text:p>
          <text:p text:style-name="Preformatted_20_Text"><text:s/>~complexe();</text:p>
          <text:p text:style-name="Preformatted_20_Text"><text:s/>operator <text:span text:style-name="T2">NUM</text:span>();</text:p>
          <text:p text:style-name="Preformatted_20_Text"><text:s/><text:span text:style-name="T2">complexe&lt;NUM&gt;</text:span> &amp; operator=(const <text:span text:style-name="T2">complexe&lt;NUM&gt;</text:span> &amp;);</text:p>
          <text:p text:style-name="Preformatted_20_Text"><text:s/><text:span text:style-name="T2">complexe&lt;NUM&gt;</text:span> &amp; operator+= (const <text:span text:style-name="T2">complexe&lt;NUM&gt;</text:span> &amp;);</text:p>
          <text:p text:style-name="Preformatted_20_Text"><text:s/><text:span text:style-name="T2">NUM</text:span> get_r() const { return r;};</text:p>
          <text:p text:style-name="Preformatted_20_Text"><text:s/><text:span text:style-name="T2">NUM</text:span> get_i() const { return i;};</text:p>
          <text:p text:style-name="Preformatted_20_Text"><text:s/>void set_r(<text:span text:style-name="T2">NUM</text:span> x) { r=x; m_flg=false;};</text:p>
          <text:p text:style-name="Preformatted_20_Text"><text:s/>void set_i(<text:span text:style-name="T2">NUM</text:span> x) { i=x; m_flg=false;};</text:p>
          <text:p text:style-name="Preformatted_20_Text"><text:s/><text:span text:style-name="T2">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2">NUM</text:span> r;</text:p>
          <text:p text:style-name="Preformatted_20_Text"><text:s/><text:span text:style-name="T2">NUM</text:span> i;</text:p>
          <text:p text:style-name="Preformatted_20_Text"><text:s/>mutable bool m_flg;</text:p>
          <text:p text:style-name="Preformatted_20_Text"><text:s/>mutable <text:span text:style-name="T2">NUM</text:span> m;</text:p>
          <text:p text:style-name="Preformatted_20_Text"><text:s/>static bool debflg;</text:p>
          <text:p text:style-name="Preformatted_20_Text"><text:s/>void _calc_module() const {m=sqrt(r*r+i*i);};</text:p>
          <text:p text:style-name="P233">};</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2" draw:name="images171" text:anchor-type="as-char" svg:width="0.397cm" svg:height="0.397cm" draw:z-index="245"><draw:image xlink:href="../../html/attention.gif" xlink:type="simple" xlink:show="embed" xlink:actuate="onLoad"/><svg:title>ATTENTION</svg:title></draw:frame> 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2" draw:name="images172" text:anchor-type="as-char" svg:width="0.397cm" svg:height="0.397cm" draw:z-index="246"><draw:image xlink:href="../../html/attention.gif" xlink:type="simple" xlink:show="embed" xlink:actuate="onLoad"/><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draw:frame draw:style-name="fr2" draw:name="images173" text:anchor-type="as-char" svg:width="0.397cm" svg:height="0.397cm" draw:z-index="247"><draw:image xlink:href="../../html/attention.gif" xlink:type="simple" xlink:show="embed" xlink:actuate="onLoad"/><svg:title>ATTENTION</svg:title></draw:frame>Définir une fonction <text:span text:style-name="Emphasis">en-dehors de la portée de la déclaration de classe</text:span> revient à définir un modèle de fonction:</text:p>
          <text:p text:style-name="P233"><text:span text:style-name="T2">template &lt;typename NUM&gt; complexe&lt;NUM&gt;</text:span>::~complexe()</text:p>
          <text:p text:style-name="Text_20_body">Ce qui signifie:</text:p>
          <text:list xml:id="list1028810059" text:style-name="L182">
            <text:list-item>
              <text:p text:style-name="P189">la fonction est un modèle paramétré par <text:span text:style-name="Source_20_Text">NUM</text:span> </text:p>
            </text:list-item>
            <text:list-item>
              <text:p text:style-name="P189">Le nom de la classe est <text:span text:style-name="Source_20_Text"><text:span text:style-name="T2">complexe&lt;NUM&gt;</text:span></text:span> </text:p>
            </text:list-item>
            <text:list-item>
              <text:p text:style-name="P81">Le nom de la fonction est <text:span text:style-name="Source_20_Text">~complexe</text:span> (le destructeur, en l'occurrence) </text:p>
            </text:list-item>
          </text:list>
          <text:h text:style-name="Heading_20_3" text:outline-level="3"><text:bookmark-start text:name="__RefHeading__16676_2073142818"/><text:bookmark text:name="def-prm"/>Paramètres par défaut<text:bookmark-end text:name="__RefHeading__16676_2073142818"/></text:h>
          <text:p text:style-name="Text_20_body">Dans le code ci-dessus, on remarque la structure <text:span text:style-name="Source_20_Text"><text:span text:style-name="T2">typename NUM=float</text:span></text:span>, qui revient à donner à <text:span text:style-name="Source_20_Text">NUM</text:span> une valeur par défaut (<text:span text:style-name="Source_20_Text">float</text:span> en l'occurrence).</text:p>
          <text:h text:style-name="Heading_20_3" text:outline-level="3"><text:bookmark-start text:name="__RefHeading__16678_2073142818"/><text:bookmark text:name="instant"/>Instantiation<text:bookmark-end text:name="__RefHeading__16678_2073142818"/></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233">}</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start text:name="__RefHeading__16680_2073142818"/><text:bookmark text:name="param-util"/><text:soft-page-break/>Paramètres utilisables<text:bookmark-end text:name="__RefHeading__16680_2073142818"/></text:h>
          <text:p text:style-name="Text_20_body">On peut mettre plusieurs paramètres dans les modèles. Ces paramètres peuvent être de deux sortes:</text:p>
          <text:list xml:id="list820159406" text:style-name="L183">
            <text:list-item>
              <text:p text:style-name="P190">Le mot-clé <text:span text:style-name="Source_20_Text">typename</text:span> suivi d'un nom de type existant. </text:p>
            </text:list-item>
            <text:list-item>
              <text:p text:style-name="P82"><text:span text:style-name="Source_20_Text">int</text:span> suivi d'un nombre, pour exprimer par exemple une dimension. </text:p>
            </text:list-item>
          </text:list>
          <text:h text:style-name="Heading_20_4" text:outline-level="4"><text:bookmark-start text:name="__RefHeading__16682_2073142818"/>Exemple: La classe tableau<text:bookmark-end text:name="__RefHeading__16682_2073142818"/></text:h>
          <text:p text:style-name="Text_20_body">La classe <text:span text:style-name="Source_20_Text">tableau</text:span> <draw:a xlink:type="simple" xlink:href="../../html/types.html#const"><draw:frame draw:style-name="fr3" draw:name="images174" text:anchor-type="as-char" svg:width="0.291cm" svg:height="0.344cm" draw:z-index="248"><draw:image xlink:href="../../html/avant.gif" xlink:type="simple" xlink:show="embed" xlink:actuate="onLoad"/><svg:title>avant</svg:title></draw:frame></draw:a> définie ci-dessus peut être réécrite en utilisant un modèle:</text:p>
          <text:p text:style-name="Preformatted_20_Text">template&lt;size_t TAILLE&gt; class tableau {</text:p>
          <text:p text:style-name="Preformatted_20_Text"><text:s/>char buffer[TAILLE];</text:p>
          <text:p text:style-name="Preformatted_20_Text"><text:s/>void copie(const tableau&lt;TAILLE&gt; &amp;);</text:p>
          <text:p text:style-name="Preformatted_20_Text">public:</text:p>
          <text:p text:style-name="Preformatted_20_Text"><text:s/>tableau(){};</text:p>
          <text:p text:style-name="Preformatted_20_Text"><text:s/>tableau(const tableau &amp;);</text:p>
          <text:p text:style-name="Preformatted_20_Text"><text:s/>tableau&lt;TAILLE&gt; &amp; operator=(const tableau&lt;TAILLE&gt; &amp;);</text:p>
          <text:p text:style-name="Preformatted_20_Text"><text:s/>~tableau() {delete buffer;};</text:p>
          <text:p text:style-name="Preformatted_20_Text">};</text:p>
          <text:p text:style-name="Preformatted_20_Text">template&lt;size_t TAILLE&gt; tableau&lt;TAILLE&gt;::tableau(const tableau &amp; b ) {</text:p>
          <text:p text:style-name="Preformatted_20_Text"><text:s/>copie(b);</text:p>
          <text:p text:style-name="Preformatted_20_Text"><text:s/>cout &lt;&lt; "copie effectuee par const de copie\n";</text:p>
          <text:p text:style-name="Preformatted_20_Text">};</text:p>
          <text:p text:style-name="Preformatted_20_Text">template&lt;size_t TAILLE&gt; void tableau&lt;TAILLE&gt;::copie(const</text:p>
          <text:p text:style-name="Preformatted_20_Text">tableau&lt;TAILLE&gt; &amp; b) { </text:p>
          <text:p text:style-name="Preformatted_20_Text"><text:s/>memcpy(buffer,b.buffer,TAILLE);</text:p>
          <text:p text:style-name="P233">};</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3" draw:name="images175" text:anchor-type="as-char" svg:width="0.291cm" svg:height="0.344cm" draw:z-index="249"><draw:image xlink:href="../../html/avant.gif" xlink:type="simple" xlink:show="embed" xlink:actuate="onLoad"/><svg:title>avant</svg:title></draw:frame></draw:a> Par contre, on ne peut plus choisir la taille du tableau lors de l'exécution du code, celle-ci doit être fixée à la compilation.</text:p>
          <text:h text:style-name="Heading_20_2" text:outline-level="2"><text:bookmark-start text:name="__RefHeading__16684_2073142818"/><text:bookmark text:name="modele-spe"/>Spécialisation<text:bookmark-end text:name="__RefHeading__16684_2073142818"/></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2">template&lt;&gt; class pile&lt;bool&gt;</text:span> {</text:p>
          <text:p text:style-name="P233">}</text:p>
          <text:p text:style-name="Text_20_body">Le nom de type correspondant à la spécialisation se trouve <text:span text:style-name="Emphasis">après</text:span> le nom du template.</text:p>
          <text:h text:style-name="Heading_20_3" text:outline-level="3"><text:bookmark-start text:name="__RefHeading__16686_2073142818"/>Spécialisation partielle<text:bookmark-end text:name="__RefHeading__16686_2073142818"/></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233">}</text:p>
          <text:p text:style-name="Text_20_body">peut être spécialisée de plusieurs manières:</text:p>
          <text:p text:style-name="Preformatted_20_Text"><text:soft-page-break/>// Les deux paramètres ont le même type</text:p>
          <text:p text:style-name="Preformatted_20_Text"><text:span text:style-name="T2">template&lt;typename T&gt; class Machin&lt;T,T&gt;</text:span> {</text:p>
          <text:p text:style-name="Preformatted_20_Text">...</text:p>
          <text:p text:style-name="Preformatted_20_Text">}</text:p>
          <text:p text:style-name="Preformatted_20_Text"/>
          <text:p text:style-name="Preformatted_20_Text">// Le second type est double</text:p>
          <text:p text:style-name="Preformatted_20_Text"><text:span text:style-name="T2">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2">template&lt;typename T1, typename T2&gt; class Machin&lt;T1 *, T2 *&gt;</text:span> {</text:p>
          <text:p text:style-name="Preformatted_20_Text">...</text:p>
          <text:p text:style-name="P233">}</text:p>
          <text:h text:style-name="Heading_20_2" text:outline-level="2"><text:bookmark-start text:name="__RefHeading__16688_2073142818"/><text:bookmark text:name="conseils"/>Quelques conseils...<text:bookmark-end text:name="__RefHeading__16688_2073142818"/></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1347382595" text:style-name="L184">
            <text:list-item>
              <text:p text:style-name="P191"><text:span text:style-name="Emphasis">toujours</text:span> utiliser des <text:span text:style-name="Source_20_Text">typedef</text:span>, afin de n'entrer qu'une seule fois le modèle lui-même avec toute sa complexité. </text:p>
            </text:list-item>
            <text:list-item>
              <text:p text:style-name="P83">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p text:style-name="P3"><draw:frame draw:style-name="fr2" draw:name="images176" text:anchor-type="as-char" svg:width="0.529cm" svg:height="0.529cm" draw:z-index="250"><draw:image xlink:href="../../html/dechirure.gif" xlink:type="simple" xlink:show="embed" xlink:actuate="onLoad"/><svg:title>DECHIRURE</svg:title></draw:frame> </text:p>
          <table:table table:name="Tableau12" table:style-name="Tableau12">
            <table:table-column table:style-name="Tableau12.A"/>
            <table:table-column table:style-name="Tableau12.B"/>
            <table:table-row>
              <table:table-cell table:style-name="Tableau12.A1" office:value-type="string">
                <text:p text:style-name="Table_20_Heading">Langage </text:p>
              </table:table-cell>
              <table:table-cell table:style-name="Tableau12.A1" office:value-type="string">
                <text:p text:style-name="Table_20_Heading">Modèles </text:p>
              </table:table-cell>
            </table:table-row>
            <table:table-row>
              <table:table-cell table:style-name="Tableau12.A1" office:value-type="string">
                <text:p text:style-name="Table_20_Contents"><text:span text:style-name="T2">C++</text:span> </text:p>
              </table:table-cell>
              <table:table-cell table:style-name="Tableau12.A1" office:value-type="string">
                <text:p text:style-name="P240">OUI</text:p>
              </table:table-cell>
            </table:table-row>
            <table:table-row>
              <table:table-cell table:style-name="Tableau12.A1" office:value-type="string">
                <text:p text:style-name="P240">perl</text:p>
              </table:table-cell>
              <table:table-cell table:style-name="Tableau12.A1" office:value-type="string">
                <text:p text:style-name="Table_20_Contents">NON</text:p>
              </table:table-cell>
            </table:table-row>
            <table:table-row>
              <table:table-cell table:style-name="Tableau12.A1" office:value-type="string">
                <text:p text:style-name="P240">java</text:p>
              </table:table-cell>
              <table:table-cell table:style-name="Tableau12.A1" office:value-type="string">
                <text:p text:style-name="Table_20_Contents">NON</text:p>
              </table:table-cell>
            </table:table-row>
            <table:table-row>
              <table:table-cell table:style-name="Tableau12.A1" office:value-type="string">
                <text:p text:style-name="P240">python</text:p>
              </table:table-cell>
              <table:table-cell table:style-name="Tableau12.A1" office:value-type="string">
                <text:p text:style-name="Table_20_Contents">NON</text:p>
              </table:table-cell>
            </table:table-row>
            <table:table-row>
              <table:table-cell table:style-name="Tableau12.A1" office:value-type="string">
                <text:p text:style-name="P240">php5</text:p>
              </table:table-cell>
              <table:table-cell table:style-name="Tableau12.A1" office:value-type="string">
                <text:p text:style-name="Table_20_Contents">NON</text:p>
              </table:table-cell>
            </table:table-row>
          </table:table>
          <text:p text:style-name="P224"/>
        </text:section>
        <text:section text:style-name="Sect1" text:name="Section15">
          <text:h text:style-name="P223" text:outline-level="1"><text:bookmark-start text:name="__RefHeading__16690_2073142818"/><text:bookmark text:name="contenu6"/><text:bookmark text:name="surch-fonc-op1"/>Exceptions<text:bookmark-end text:name="__RefHeading__16690_2073142818"/></text:h>
          <text:h text:style-name="Heading_20_2" text:outline-level="2"><text:bookmark-start text:name="__RefHeading__16692_2073142818"/><text:bookmark text:name="erreur"/>Que faire en cas d'erreur ?<text:bookmark-end text:name="__RefHeading__16692_2073142818"/></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1338544483" text:style-name="L185">
            <text:list-item>
              <text:p text:style-name="P192">Retourner un code d'erreur comme valeur de retour de la fonction. </text:p>
            </text:list-item>
            <text:list-item>
              <text:p text:style-name="P192">Mettre un code d'erreur dans une valeur globale (<text:span text:style-name="Source_20_Text">errno</text:span> en C) </text:p>
            </text:list-item>
            <text:list-item>
              <text:p text:style-name="P84">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start text:name="__RefHeading__16694_2073142818"/><text:bookmark text:name="poste"/><draw:frame draw:style-name="fr2" draw:name="images183" text:anchor-type="as-char" svg:width="0.529cm" svg:height="0.529cm" draw:z-index="251"><draw:image xlink:href="../../html/61.gif" xlink:type="simple" xlink:show="embed" xlink:actuate="onLoad"/><svg:title>Pour les terriens</svg:title></draw:frame>Une analogie avec la vie courante<text:bookmark-end text:name="__RefHeading__16694_2073142818"/></text:h>
          <text:p text:style-name="Text_20_body">Afin de bien comprendre le système des exceptions, imaginons l'administration des postes d'un pays quelconque. L'organisation est la suivante:</text:p>
          <text:list xml:id="list128686720" text:style-name="L186">
            <text:list-item>
              <text:p text:style-name="P193">Service National des Postes </text:p>
            </text:list-item>
            <text:list-item>
              <text:p text:style-name="P193">Service Régional des Postes </text:p>
            </text:list-item>
            <text:list-item>
              <text:p text:style-name="P193">Bureau de Postes de quartier </text:p>
            </text:list-item>
            <text:list-item>
              <text:p text:style-name="P85">Facteur </text:p>
            </text:list-item>
          </text:list>
          <text:p text:style-name="Text_20_body">Il faut comprendre cette analogie de la manière suivante:</text:p>
          <text:list xml:id="list250447336" text:style-name="L187">
            <text:list-item>
              <text:p text:style-name="P194">Le Service National des Postes correspond au programme principal </text:p>
            </text:list-item>
            <text:list-item>
              <text:p text:style-name="P194">Le Service Régional correspond à une fonction appelée par le programme principal. </text:p>
            </text:list-item>
            <text:list-item>
              <text:p text:style-name="P194">Le Bureau de postes de quartier correspond à une fonction appelée par la fonction précédente. </text:p>
            </text:list-item>
            <text:list-item>
              <text:p text:style-name="P86">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3">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text:soft-page-break/>le renvoie à nouveau à un échelon supérieur... </text:p>
          <text:p text:style-name="Text_20_body">C'est un système analogue qui est employé par le C++ pour traiter les exceptions:</text:p>
          <text:list xml:id="list185367992" text:style-name="L188">
            <text:list-item>
              <text:p text:style-name="P195">Si une fonction peut traiter l'exception, elle la traite. </text:p>
            </text:list-item>
            <text:list-item>
              <text:p text:style-name="P87">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start text:name="__RefHeading__16696_2073142818"/><text:bookmark text:name="excep"/>Le système d'exceptions<text:bookmark-end text:name="__RefHeading__16696_2073142818"/></text:h>
          <text:p text:style-name="Text_20_body">Voici une implémentation de l'opérateur /= permettant de diviser un complexe par un flottant quelconque:</text:p>
          <text:p text:style-name="Preformatted_20_Text">complexe&amp; complexe::operator/=(float x) {</text:p>
          <text:p text:style-name="Preformatted_20_Text"><text:s text:c="2"/>r /= x;</text:p>
          <text:p text:style-name="Preformatted_20_Text"><text:s text:c="2"/>i /= x;</text:p>
          <text:p text:style-name="Preformatted_20_Text"><text:s text:c="2"/>return *this;</text:p>
          <text:p text:style-name="P233">}</text:p>
          <text:p text:style-name="Text_20_body">Il n'y a ici <text:span text:style-name="Emphasis">aucun traitement d'erreur.</text:span> Si on passe 0 à cette fonction, le programme va se planter, mais nous n'avons aucun moyen de récupérer la situation.</text:p>
          <text:p text:style-name="Text_20_body">Voici une première manière d'introduire un traitement d'erreur:</text:p>
          <text:p text:style-name="Preformatted_20_Text">complexe&amp; complexe::operator/=(float x) {</text:p>
          <text:p text:style-name="Preformatted_20_Text"><text:s text:c="2"/>if ( x == 0 ) <text:span text:style-name="T2">throw</text:span> ( "division par zéro" ); <text:s/></text:p>
          <text:p text:style-name="Preformatted_20_Text"><text:s text:c="2"/>r /= x;</text:p>
          <text:p text:style-name="Preformatted_20_Text"><text:s text:c="2"/>i /= x;</text:p>
          <text:p text:style-name="Preformatted_20_Text"><text:s text:c="2"/>return *this;</text:p>
          <text:p text:style-name="P233">}</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complexe c(5,6);</text:p>
          <text:p text:style-name="Preformatted_20_Text"><text:s text:c="3"/><text:span text:style-name="T2">try</text:span></text:p>
          <text:p text:style-name="Preformatted_20_Text"><text:s text:c="3"/>{</text:p>
          <text:p text:style-name="Preformatted_20_Text"><text:s text:c="8"/>float x;</text:p>
          <text:p text:style-name="Preformatted_20_Text"><text:s text:c="8"/>cout &lt;&lt; "Entrez un dividende: ";</text:p>
          <text:p text:style-name="Preformatted_20_Text"><text:s text:c="8"/>cin &gt;&gt; x;</text:p>
          <text:p text:style-name="Preformatted_20_Text"><text:s text:c="8"/>c /= x;</text:p>
          <text:p text:style-name="Preformatted_20_Text"><text:s text:c="3"/>}</text:p>
          <text:p text:style-name="Preformatted_20_Text"><text:s text:c="3"/><text:span text:style-name="T2">catch</text:span> ( const char * c )</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233">}</text:p>
          <text:p text:style-name="Text_20_body">La fonction <text:span text:style-name="Source_20_Text">main</text:span> a "attrapé" l'objet envoyé (ici un <text:span text:style-name="Source_20_Text">const char *</text:span>) et l'a simplement affiché. La version suivante va plus loin: elle demande à l'utilisateur de rentrer une valeur jusqu'à ce que celle-ci soit différente de 0.</text:p>
          <text:p text:style-name="Preformatted_20_Text"><text:soft-page-break/>int main() {</text:p>
          <text:p text:style-name="Preformatted_20_Text"><text:s text:c="3"/>complexe c(5,6);</text:p>
          <text:p text:style-name="Preformatted_20_Text"><text:s text:c="3"/><text:span text:style-name="T2">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text:span text:style-name="T2">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2">while (true)</text:span>;</text:p>
          <text:p text:style-name="Preformatted_20_Text"><text:s text:c="3"/>return 0;</text:p>
          <text:p text:style-name="P233">}</text:p>
          <text:p text:style-name="Text_20_body">On voit donc ici que si le traitement de l'erreur (dans la fonction main) a changé, la génération de l'erreur, elle, est la même. Le code suivant montre une troisième manière de procéder: tout le traitement d'erreur se fait ici au niveau de la fonction <text:span text:style-name="Source_20_Text">input_et_divise</text:span>:</text:p>
          <text:p text:style-name="Preformatted_20_Text">void input_et_divise(complexe&amp; c) {</text:p>
          <text:p text:style-name="Preformatted_20_Text"><text:s text:c="3"/><text:span text:style-name="T2">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text:span text:style-name="T2">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2">while (true)</text:span>;</text:p>
          <text:p text:style-name="Preformatted_20_Text">}</text:p>
          <text:p text:style-name="Preformatted_20_Text"/>
          <text:p text:style-name="Preformatted_20_Text">int main() {</text:p>
          <text:p text:style-name="Preformatted_20_Text"><text:s text:c="3"/>complexe c(5,6);</text:p>
          <text:p text:style-name="Preformatted_20_Text"><text:s text:c="3"/>input_et_divise(c);</text:p>
          <text:p text:style-name="Preformatted_20_Text"><text:s text:c="3"/>cout &lt;&lt; "Partie reelle <text:s text:c="3"/>: " &lt;&lt; c.get_r() &lt;&lt; "\n";</text:p>
          <text:p text:style-name="Preformatted_20_Text"><text:s text:c="3"/>cout &lt;&lt; "Partie imaginaire: " &lt;&lt; c.get_i() &lt;&lt; "\n";</text:p>
          <text:p text:style-name="P233">}</text:p>
          <text:h text:style-name="Heading_20_3" text:outline-level="3"><text:bookmark-start text:name="__RefHeading__16698_2073142818"/><text:bookmark text:name="hier"/>Les hiérarchies d'objets exceptions<text:bookmark-end text:name="__RefHeading__16698_2073142818"/></text:h>
          <text:p text:style-name="Text_20_body">Plutôt que d'envoyer directement des chaines de caractère, il est beaucoup plus riche d'encapsuler ces messages dans des objets. On peut bien sûr définir ses propres exceptions, mais il est bien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Text_20_body"><text:soft-page-break/><draw:frame draw:style-name="fr2" draw:name="images184" text:anchor-type="as-char" svg:width="17.383cm" svg:height="7.382cm" draw:z-index="252"><draw:image xlink:href="../../html/hierarchie-exception.png" xlink:type="simple" xlink:show="embed" xlink:actuate="onLoad"/><svg:title>La hiérarchie d'exceptions standards</svg:title></draw:frame> </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Heading">Nom</text:p>
              </table:table-cell>
              <table:table-cell table:style-name="Tableau13.A1" office:value-type="string">
                <text:p text:style-name="Table_20_Heading">Dérive de</text:p>
              </table:table-cell>
              <table:table-cell table:style-name="Tableau13.A1" office:value-type="string">
                <text:p text:style-name="P242">Constructeur</text:p>
              </table:table-cell>
              <table:table-cell table:style-name="Tableau13.A1" office:value-type="string">
                <text:p text:style-name="Table_20_Heading">Signification</text:p>
              </table:table-cell>
            </table:table-row>
            <table:table-row>
              <table:table-cell table:style-name="Tableau13.A1" office:value-type="string">
                <text:p text:style-name="Table_20_Contents"><text:span text:style-name="Strong_20_Emphasis">exception</text:span></text:p>
              </table:table-cell>
              <table:table-cell table:style-name="Tableau13.A1" office:value-type="string">
                <text:p text:style-name="Table_20_Contents"> </text:p>
              </table:table-cell>
              <table:table-cell table:style-name="Tableau13.A1" office:value-type="string">
                <text:p text:style-name="Table_20_Contents"><text:span text:style-name="Teletype"><text:span text:style-name="T7">exception()</text:span></text:span></text:p>
              </table:table-cell>
              <table:table-cell table:style-name="Tableau13.A1" office:value-type="string">
                <text:p text:style-name="Table_20_Contents">Toutes les exceptions dérivent de cette classe</text:p>
              </table:table-cell>
            </table:table-row>
            <table:table-row>
              <table:table-cell table:style-name="Tableau13.A1" office:value-type="string">
                <text:p text:style-name="Table_20_Contents"><text:span text:style-name="Strong_20_Emphasis">bad_alloc</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7">bad_alloc()</text:span></text:span></text:p>
                <text:p text:style-name="Table_20_Contents"><text:span text:style-name="Teletype"><text:span text:style-name="T7"/></text:span></text:p>
              </table:table-cell>
              <table:table-cell table:style-name="Tableau13.A1" office:value-type="string">
                <text:p text:style-name="Table_20_Contents">Problème d'allocation mémoire, peut être lancée par l'opérateur <text:span text:style-name="Teletype">new</text:span></text:p>
              </table:table-cell>
            </table:table-row>
            <table:table-row>
              <table:table-cell table:style-name="Tableau13.A1" office:value-type="string">
                <text:p text:style-name="Table_20_Contents"><text:span text:style-name="Strong_20_Emphasis">ios_base::failure</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7">failure(const string&amp;)</text:span></text:span></text:p>
                <text:p text:style-name="Table_20_Contents"><text:span text:style-name="Teletype"><text:span text:style-name="T7"/></text:span></text:p>
              </table:table-cell>
              <table:table-cell table:style-name="Tableau13.A1" office:value-type="string">
                <text:p text:style-name="Table_20_Contents">Problème d'entrées-sorties, peut être lancée par les fonctions d'entrées-sorties</text:p>
              </table:table-cell>
            </table:table-row>
            <table:table-row>
              <table:table-cell table:style-name="Tableau13.A1" office:value-type="string">
                <text:p text:style-name="Table_20_Contents"><text:span text:style-name="Strong_20_Emphasis">runtime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7">runtime_error(const string&amp;)</text:span></text:span></text:p>
              </table:table-cell>
              <table:table-cell table:style-name="Tableau13.A1" office:value-type="string">
                <text:p text:style-name="Table_20_Contents">Erreurs difficiles à éviter, en particulier dans des programmes de calcul.</text:p>
              </table:table-cell>
            </table:table-row>
            <table:table-row>
              <table:table-cell table:style-name="Tableau13.A1" office:value-type="string">
                <text:p text:style-name="Table_20_Contents"><text:span text:style-name="Strong_20_Emphasis">range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7">range_error(const string&amp;)</text:span></text:span></text:p>
              </table:table-cell>
              <table:table-cell table:style-name="Tableau13.A1" office:value-type="string">
                <text:p text:style-name="Table_20_Contents">Erreur dans les valeurs retournées lors d'un calcul interne</text:p>
              </table:table-cell>
            </table:table-row>
            <table:table-row>
              <table:table-cell table:style-name="Tableau13.A1" office:value-type="string">
                <text:p text:style-name="Table_20_Contents"><text:span text:style-name="Strong_20_Emphasis">ov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7">overflow_error(const string&amp;)</text:span></text:span></text:p>
              </table:table-cell>
              <table:table-cell table:style-name="Tableau13.A1" office:value-type="string">
                <text:p text:style-name="Table_20_Contents">Dépassement de capacité lors d'un calcul (nombre trop gros)</text:p>
              </table:table-cell>
            </table:table-row>
            <table:table-row>
              <table:table-cell table:style-name="Tableau13.A1" office:value-type="string">
                <text:p text:style-name="Table_20_Contents"><text:span text:style-name="Strong_20_Emphasis">und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7">underflow_error(const string&amp;)</text:span></text:span></text:p>
              </table:table-cell>
              <table:table-cell table:style-name="Tableau13.A1" office:value-type="string">
                <text:p text:style-name="Table_20_Contents">Dépassement de capacité lors d'un calcul (nombre trop proche de zéro)</text:p>
              </table:table-cell>
            </table:table-row>
            <table:table-row>
              <table:table-cell table:style-name="Tableau13.A1" office:value-type="string">
                <text:p text:style-name="Table_20_Contents"><text:span text:style-name="Strong_20_Emphasis">logic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7">logic_error(const string&amp;)</text:span></text:span></text:p>
              </table:table-cell>
              <table:table-cell table:style-name="Tableau13.A1" office:value-type="string">
                <text:p text:style-name="Table_20_Contents">Erreur dans la logique interne du programme (devraient être évitables)</text:p>
              </table:table-cell>
            </table:table-row>
            <table:table-row>
              <table:table-cell table:style-name="Tableau13.A1" office:value-type="string">
                <text:p text:style-name="Table_20_Contents"><text:span text:style-name="Strong_20_Emphasis">domain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7">domain_error(const string&amp;)</text:span></text:span></text:p>
              </table:table-cell>
              <table:table-cell table:style-name="Tableau13.A1" office:value-type="string">
                <text:p text:style-name="Table_20_Contents">Erreur de domaine (au sens mathématique du terme). Exemple: division par 0</text:p>
              </table:table-cell>
            </table:table-row>
            <table:table-row>
              <table:table-cell table:style-name="Tableau13.A1" office:value-type="string">
                <text:p text:style-name="Table_20_Contents"><text:span text:style-name="Strong_20_Emphasis">invalid_argument</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7">invalid_argument(const string&amp;)</text:span></text:span></text:p>
              </table:table-cell>
              <table:table-cell table:style-name="Tableau13.A1" office:value-type="string">
                <text:p text:style-name="Table_20_Contents">Mauvais argument passé à une fonction</text:p>
                <text:p text:style-name="Table_20_Contents"/>
              </table:table-cell>
            </table:table-row>
            <table:table-row>
              <table:table-cell table:style-name="Tableau13.A1" office:value-type="string">
                <text:p text:style-name="Table_20_Contents"><text:span text:style-name="Strong_20_Emphasis">length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7">length_error(const string&amp;)</text:span></text:span></text:p>
                <text:p text:style-name="Table_20_Contents"><text:span text:style-name="Teletype"><text:span text:style-name="T7"/></text:span></text:p>
              </table:table-cell>
              <table:table-cell table:style-name="Tableau13.A1" office:value-type="string">
                <text:p text:style-name="Table_20_Contents">Vous avez voulu créer un objet trop gros pour le système (par exemple une chaîne plus longue que std::string::max_size()</text:p>
              </table:table-cell>
            </table:table-row>
            <table:table-row>
              <table:table-cell table:style-name="Tableau13.A1" office:value-type="string">
                <text:p text:style-name="Table_20_Contents"><text:span text:style-name="Strong_20_Emphasis">out_of_range</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7">out_of_range(const string&amp;)</text:span></text:span></text:p>
              </table:table-cell>
              <table:table-cell table:style-name="Tableau13.A1" office:value-type="string">
                <text:p text:style-name="Table_20_Contents">Par exemple: "index inférieur à 0" pour un tableau</text:p>
              </table:table-cell>
            </table:table-row>
          </table:table>
          <text:p text:style-name="Text_20_body">Il est très simple d'utiliser ces exceptions dans votre programme. L'opérateur précédent peut être réécrit de la manière suivante:</text:p>
          <text:p text:style-name="Preformatted_20_Text">complexe&amp; complexe::operator/=(float x) {</text:p>
          <text:p text:style-name="Preformatted_20_Text"><text:s text:c="2"/>if ( x == 0 ) {</text:p>
          <text:p text:style-name="Preformatted_20_Text"><text:s text:c="5"/><text:span text:style-name="T2">domain_error e ("division par zero" );</text:span></text:p>
          <text:p text:style-name="Preformatted_20_Text"><text:s text:c="5"/><text:span text:style-name="T2">throw (e)</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233">}</text:p>
          <text:p text:style-name="Text_20_body">ou encore, de manière plus concise:</text:p>
          <text:p text:style-name="Preformatted_20_Text"><text:soft-page-break/>complexe&amp; complexe::operator/=(float x) {</text:p>
          <text:p text:style-name="Preformatted_20_Text"><text:s text:c="2"/>if ( x == 0 ) {</text:p>
          <text:p text:style-name="Preformatted_20_Text"><text:s text:c="5"/><text:span text:style-name="T2">throw domain_error( "division par zero" )</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233">}</text:p>
          <text:p text:style-name="Text_20_body">Le traitement d'erreur première manière s'écrira cette fois:</text:p>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8"/>float x;</text:p>
          <text:p text:style-name="Preformatted_20_Text"><text:s text:c="8"/>cout &lt;&lt; "Entrez un dividende: ";</text:p>
          <text:p text:style-name="Preformatted_20_Text"><text:s text:c="8"/>cin &gt;&gt; x;</text:p>
          <text:p text:style-name="Preformatted_20_Text"><text:s text:c="8"/>c /= x;</text:p>
          <text:p text:style-name="Preformatted_20_Text"><text:s text:c="3"/>}</text:p>
          <text:p text:style-name="Preformatted_20_Text"><text:s text:c="3"/><text:span text:style-name="T2">catch ( exception &amp; e )</text:span> </text:p>
          <text:p text:style-name="Preformatted_20_Text"><text:s text:c="3"/>{</text:p>
          <text:p text:style-name="Preformatted_20_Text"><text:s text:c="8"/>cout &lt;&lt; e.what() &lt;&lt; "\n";</text:p>
          <text:p text:style-name="Preformatted_20_Text"><text:s text:c="3"/>}</text:p>
          <text:p text:style-name="Preformatted_20_Text"><text:s text:c="3"/>return 0;</text:p>
          <text:p text:style-name="P233">}</text:p>
          <text:p text:style-name="Text_20_body">Le traitement d'erreur troisième manière s'écrira comme indiqué ci-dessous. Si une exception de type domain_error est attrapée par la fonction <text:span text:style-name="Source_20_Text">input_et_divise</text:span>, elle la traite. Si une autre exception dérivant du type générique <text:span text:style-name="Source_20_Text">exception</text:span> est émise, elle ne sera pas attrapée par <text:span text:style-name="Source_20_Text">input_et_divise</text:span>, mais elle sera traitée de manière générique par <text:span text:style-name="Source_20_Text">main</text:span>.</text:p>
          <text:p text:style-name="Preformatted_20_Text">void input_et_divise(complexe&amp; c) {</text:p>
          <text:p text:style-name="Preformatted_20_Text"><text:s text:c="8"/>do</text:p>
          <text:p text:style-name="Preformatted_20_Text"><text:s text:c="8"/>{</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break;</text:p>
          <text:p text:style-name="Preformatted_20_Text"><text:s text:c="6"/>}</text:p>
          <text:p text:style-name="Preformatted_20_Text"><text:s text:c="6"/><text:span text:style-name="T2">catch ( const domain_error&amp; e )</text:span></text:p>
          <text:p text:style-name="Preformatted_20_Text"><text:s text:c="6"/>{</text:p>
          <text:p text:style-name="Preformatted_20_Text"><text:s text:c="9"/>cout &lt;&lt; e.what() &lt;&lt; " Recommencez\n";</text:p>
          <text:p text:style-name="Preformatted_20_Text"><text:s text:c="6"/>}</text:p>
          <text:p text:style-name="Preformatted_20_Text"><text:s text:c="3"/>} while (true);</text:p>
          <text:p text:style-name="Preformatted_20_Text">}</text:p>
          <text:p text:style-name="Preformatted_20_Text"/>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6"/>input_et_divise(c);</text:p>
          <text:p text:style-name="Preformatted_20_Text"><text:s text:c="6"/>cout &lt;&lt; "Partie reelle <text:s text:c="3"/>: " &lt;&lt; c.get_r() &lt;&lt; "\n";</text:p>
          <text:p text:style-name="Preformatted_20_Text"><text:s text:c="6"/>cout &lt;&lt; "Partie imaginaire: " &lt;&lt; c.get_i() &lt;&lt; "\n";</text:p>
          <text:p text:style-name="Preformatted_20_Text"><text:s text:c="3"/>}</text:p>
          <text:p text:style-name="Preformatted_20_Text"><text:s text:c="3"/>catch ( const exception&amp; e )</text:p>
          <text:p text:style-name="Preformatted_20_Text"><text:s text:c="3"/>{</text:p>
          <text:p text:style-name="Preformatted_20_Text"><text:s text:c="6"/>cout &lt;&lt; e.what() &lt;&lt; "\n";</text:p>
          <text:p text:style-name="Preformatted_20_Text"><text:s text:c="3"/>}</text:p>
          <text:p text:style-name="P233">}</text:p>
          <text:p text:style-name="Text_20_body"><draw:frame draw:style-name="fr2" draw:name="images185" text:anchor-type="as-char" svg:width="0.397cm" svg:height="0.397cm" draw:z-index="253"><draw:image xlink:href="../../html/attention.gif" xlink:type="simple" xlink:show="embed" xlink:actuate="onLoad"/><svg:title>ATTENTION</svg:title></draw:frame> En fait, plusieurs programmes de capture d'exceptions auraient pu être écrits, suivant la finesse avec laquelle on veut traiter les exceptions:</text:p>
          <text:list xml:id="list914343224" text:style-name="L189">
            <text:list-item>
              <text:p text:style-name="P196">On pourrait se contenter de capturer les exceptions de type <text:span text:style-name="Source_20_Text">domain_error</text:span> </text:p>
            </text:list-item>
            <text:list-item>
              <text:p text:style-name="P196">Dans un traitement plus grossier, on peut capturer les exceptions de type <text:span text:style-name="Source_20_Text">logic_error</text:span> </text:p>
            </text:list-item>
            <text:list-item>
              <text:p text:style-name="P88">Dans un traitement encore plus grossier, on peut se contenter de capturer les exceptions de type <text:span text:style-name="Source_20_Text">exception</text:span>. </text:p>
            </text:list-item>
          </text:list>
          <text:p text:style-name="Text_20_body"><draw:frame draw:style-name="fr2" draw:name="images186" text:anchor-type="as-char" svg:width="0.503cm" svg:height="0.503cm" draw:z-index="254"><draw:image xlink:href="../../html/diam.gif" xlink:type="simple" xlink:show="embed" xlink:actuate="onLoad"/><svg:title>REGLE  D'OR</svg:title></draw:frame> Il est donc important de passer l'objet exception par <text:span text:style-name="Source_20_Text"><text:span text:style-name="T2">const exception &amp;</text:span></text:span>, afin de s'assurer que le bon objet sera au final utilisé (notamment la bonne version de la fonction <text:span text:style-name="Source_20_Text">what()</text:span>).</text:p>
          <text:p text:style-name="Text_20_body"><text:soft-page-break/><draw:frame draw:style-name="fr2" draw:name="images187" text:anchor-type="as-char" svg:width="0.503cm" svg:height="0.503cm" draw:z-index="255"><draw:image xlink:href="../../html/diam.gif" xlink:type="simple" xlink:show="embed" xlink:actuate="onLoad"/><svg:title>REGLE  D'OR</svg:title></draw:frame> Il est plus simple d'utiliser les exception prédéfinies, néanmoins il est possible de redéfinir ses propres exception. Dans ce cas, il est important de les définir de manière hiérarchique, et de préférence comme des classes dérivées de la classe <text:span text:style-name="Source_20_Text">exception</text:span>. Cela permet en effet le traitement hiérarchisé des exceptions, ainsi qu'on vient de le voir. </text:p>
          <text:h text:style-name="Heading_20_3" text:outline-level="3"><text:bookmark-start text:name="__RefHeading__16700_2073142818"/><text:bookmark text:name="noncapt"/>Exceptions non capturées<text:bookmark-end text:name="__RefHeading__16700_2073142818"/></text:h>
          <text:p text:style-name="Text_20_body">Que se passe-t-il si une exception <text:span text:style-name="Source_20_Text">bad_alloc</text:span> est générée ? Elle ne sera pas traitée: à la place, elle sera transmise à nouveau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233">} </text:p>
          <text:h text:style-name="Heading_20_3" text:outline-level="3"><text:bookmark-start text:name="__RefHeading__16702_2073142818"/><text:bookmark text:name="line"/>Introduire le numéro de ligne dans l'exception générée<text:bookmark-end text:name="__RefHeading__16702_2073142818"/></text:h>
          <text:p text:style-name="Text_20_body">Pour ajouter le nom du fichier et le numéro de la ligne, c'est un peu plus compliqué, parce que la macro <text:span text:style-name="Teletype">__LINE__</text:span> qui renvoie le numéro de ligne renvoie un entier, alors que nous avons besoin d'une string. On peut toutefois s'en sortir avec deux macros (voir par exemple <text:a xlink:type="simple" xlink:href="http://www.decompile.com/cpp/faq/file_and_line_error_string.htm">ici</text:a> pour des explications plus complètes sur la nécessité de passer par deux macros):</text:p>
          <text:p text:style-name="Preformatted_20_Text">#include &lt;stdexcept&gt;</text:p>
          <text:p text:style-name="Preformatted_20_Text"/>
          <text:p text:style-name="Preformatted_20_Text">#define STRINGIFY(x) #x</text:p>
          <text:p text:style-name="Preformatted_20_Text">#define TOSTRING(x) STRINGIFY(x)</text:p>
          <text:p text:style-name="Preformatted_20_Text">#define AT __FILE__ ":" TOSTRING(__LINE__)</text:p>
          <text:p text:style-name="Preformatted_20_Text">...</text:p>
          <text:p text:style-name="Preformatted_20_Text">string msg = "ERREUR - division par 0 - Fichier ";</text:p>
          <text:p text:style-name="Preformatted_20_Text">msg += AT;</text:p>
          <text:p text:style-name="P233">throw(runtime_error(AT));</text:p>
          <text:h text:style-name="Heading_20_3" text:outline-level="3"><text:bookmark-start text:name="__RefHeading__16704_2073142818"/><text:bookmark text:name="callstack"/>Afficher la pile d'appels lors d'une exception<text:bookmark-end text:name="__RefHeading__16704_2073142818"/></text:h>
          <text:p text:style-name="Text_20_body">Contrairement à java, python ou perl, Il n'est pas évident d'afficher la pile d'appels lorsqu'une exception est générée: le C++ est un langage complé, et les symboles sont en général absents de l'exécutable. La manière la plus évidente de procéder est d'utiliser le programme à travers un débogueur (<text:span text:style-name="Teletype">gdb</text:span> par exemple); il est possible d'afficher la pile d'appels sans passer par le 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1563327029" text:style-name="L190">
            <text:list-item>
              <text:p text:style-name="P197"><text:span text:style-name="Teletype">backtrace</text:span> </text:p>
            </text:list-item>
            <text:list-item>
              <text:p text:style-name="P197"><text:span text:style-name="Teletype">backtrace_symbols</text:span> </text:p>
            </text:list-item>
            <text:list-item>
              <text:p text:style-name="P89"><text:span text:style-name="Teletype">abi::__cxa_demangle</text:span> </text:p>
            </text:list-item>
          </text:list>
          <text:p text:style-name="Text_20_body">Le programme peut être téléchargé ici:</text:p>
          <text:list xml:id="list915952130" text:style-name="L191">
            <text:list-item>
              <text:p text:style-name="P198"><text:a xlink:type="simple" xlink:href="../../html/rtstack/rtstack.hpp"><text:span text:style-name="Teletype">rtstack.hpp</text:span></text:a> <text:a xlink:type="simple" xlink:href="../../html/rtstack/rtstack.cpp"><text:span text:style-name="Teletype">rtstack.cpp</text:span></text:a> L'objet à réutiliser </text:p>
            </text:list-item>
            <text:list-item>
              <text:p text:style-name="P90"><text:a xlink:type="simple" xlink:href="../../html/rtstack/rtstack-main.cpp"><text:span text:style-name="Teletype">rtstack-main.cpp</text:span></text:a> Un petit programme de démo </text:p>
            </text:list-item>
          </text:list>
          <text:p text:style-name="Horizontal_20_Line"/>
          <text:h text:style-name="Heading_20_2" text:outline-level="2"><text:bookmark-start text:name="__RefHeading__16706_2073142818"/><text:bookmark text:name="exceptet"/><text:soft-page-break/>Exceptions et ...<text:bookmark-end text:name="__RefHeading__16706_2073142818"/></text:h>
          <text:h text:style-name="Heading_20_3" text:outline-level="3"><text:bookmark-start text:name="__RefHeading__16708_2073142818"/><text:bookmark text:name="const2"/>...constructeurs<text:bookmark-end text:name="__RefHeading__16708_2073142818"/></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à moins que l'objet soit suffisamment bien écrit pour que toutes les fonctions-membres testent la valeur de <text:span text:style-name="Source_20_Text">err</text:span> afin de s'assurer que l'objet n'est pas un zombie... Par contre, si le constructeur est interrompu par une exception, <text:span text:style-name="Emphasis">l'objet ne sera pas construit du tout</text:span>... Or, un vrai mort vaut mieux qu'un faux zombie, qui ira prétendre le contraire ?</text:p>
          <text:h text:style-name="Heading_20_3" text:outline-level="3"><text:bookmark-start text:name="__RefHeading__16710_2073142818"/><text:bookmark text:name="dest1"/>...destructeurs<text:bookmark-end text:name="__RefHeading__16710_2073142818"/></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2" draw:name="images188" text:anchor-type="as-char" svg:width="0.397cm" svg:height="0.397cm" draw:z-index="256"><draw:image xlink:href="../../html/attention.gif" xlink:type="simple" xlink:show="embed" xlink:actuate="onLoad"/><svg:title>ATTENTION</svg:title></draw:frame> Cette dissymétrie peut paraître surprenante à première vue... mais en fait, en informatique comme dans la vie, il est bien plus simple de détruire que de construire: on peut avoir du mal à construire une maison, rien ne devrait pouvoir vous empêcher de la détruire... De même, le constructeur peut rencontrer un grand nombre de problèmes (ressources impossibles à trouver, par exemple), mais normalement le destructeur ne <text:span text:style-name="Emphasis">devrait pas</text:span> générer d'erreur... ou alors, c'est grave, car cela signifie que le système refuse de récupérer une ressource. </text:p>
          <text:p text:style-name="P3"><draw:frame draw:style-name="fr2" draw:name="images189" text:anchor-type="as-char" svg:width="0.529cm" svg:height="0.529cm" draw:z-index="257"><draw:image xlink:href="../../html/dechirure.gif" xlink:type="simple" xlink:show="embed" xlink:actuate="onLoad"/><svg:title>DECHIRURE</svg:title></draw:frame> </text:p>
          <table:table table:name="Tableau14" table:style-name="Tableau14">
            <table:table-column table:style-name="Tableau14.A"/>
            <table:table-column table:style-name="Tableau14.B"/>
            <table:table-row>
              <table:table-cell table:style-name="Tableau14.A1" office:value-type="string">
                <text:p text:style-name="Table_20_Heading">Langage </text:p>
              </table:table-cell>
              <table:table-cell table:style-name="Tableau14.A1" office:value-type="string">
                <text:p text:style-name="Table_20_Heading">Exceptions </text:p>
              </table:table-cell>
            </table:table-row>
            <table:table-row>
              <table:table-cell table:style-name="Tableau14.A1" office:value-type="string">
                <text:p text:style-name="Table_20_Contents"><text:span text:style-name="T2">C++</text:span> </text:p>
              </table:table-cell>
              <table:table-cell table:style-name="Tableau14.A1" office:value-type="string">
                <text:p text:style-name="P240">OUI</text:p>
              </table:table-cell>
            </table:table-row>
            <table:table-row>
              <table:table-cell table:style-name="Tableau14.A1" office:value-type="string">
                <text:p text:style-name="P240">perl</text:p>
              </table:table-cell>
              <table:table-cell table:style-name="Tableau14.A1" office:value-type="string">
                <text:p text:style-name="Table_20_Contents">NON</text:p>
              </table:table-cell>
            </table:table-row>
            <table:table-row>
              <table:table-cell table:style-name="Tableau14.A1" office:value-type="string">
                <text:p text:style-name="P240">java</text:p>
              </table:table-cell>
              <table:table-cell table:style-name="Tableau14.A1" office:value-type="string">
                <text:p text:style-name="P240">OUI</text:p>
              </table:table-cell>
            </table:table-row>
            <table:table-row>
              <table:table-cell table:style-name="Tableau14.A1" office:value-type="string">
                <text:p text:style-name="P240">python</text:p>
              </table:table-cell>
              <table:table-cell table:style-name="Tableau14.A1" office:value-type="string">
                <text:p text:style-name="P240">OUI</text:p>
              </table:table-cell>
            </table:table-row>
            <table:table-row>
              <table:table-cell table:style-name="Tableau14.A1" office:value-type="string">
                <text:p text:style-name="P240">php5</text:p>
              </table:table-cell>
              <table:table-cell table:style-name="Tableau14.A1" office:value-type="string">
                <text:p text:style-name="P240">OUI</text:p>
              </table:table-cell>
            </table:table-row>
          </table:table>
          <text:p text:style-name="P224"/>
        </text:section>
        <text:section text:style-name="Sect1" text:name="Section17">
          <text:h text:style-name="Heading_20_1" text:outline-level="1"/>
          <text:h text:style-name="P223" text:outline-level="1"/>
          <text:h text:style-name="P223" text:outline-level="1"><text:bookmark-start text:name="__RefHeading__16712_2073142818"/><text:bookmark text:name="contenu7"/><text:bookmark text:name="surch-fonc-op2"/>Gestion de la mémoire<text:bookmark-end text:name="__RefHeading__16712_2073142818"/></text:h>
          <text:p text:style-name="Text_20_body">Ce paragraphe traite des pointeurs, des problèmes liés à l'allocation dynamique de mémoire, et des moyens qui existent de résoudre ces problèmes... plutôt d'éviter leur apparition, car en ce domaine le préventif est bien plus aisé que le curatif...</text:p>
          <text:h text:style-name="Heading_20_2" text:outline-level="2"><text:bookmark-start text:name="__RefHeading__16714_2073142818"/><text:bookmark text:name="alloc-dynam"/>Qu'est-ce que l'allocation dynamique de mémoire ?<text:bookmark-end text:name="__RefHeading__16714_2073142818"/></text:h>
          <text:p text:style-name="Text_20_body">Nous avons vu précédemment que la durée de vie d'une variable s'étendait durant toute la portée <draw:a xlink:type="simple" xlink:href="../../html/types.html#portee-nom"><draw:frame draw:style-name="fr3" draw:name="images196" text:anchor-type="as-char" svg:width="0.291cm" svg:height="0.344cm" draw:z-index="258"><draw:image xlink:href="../../html/avant.gif" xlink:type="simple" xlink:show="embed" xlink:actuate="onLoad"/><svg:title>avant</svg:title></draw:frame></draw:a> 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il peut être intéressant de stocker des données à des endroits de la mémoire qui ne seront pas sujets soumis aux règles de portée; cela peut se faire grâce à:</text:p>
          <text:list xml:id="list876310261" text:style-name="L192">
            <text:list-item>
              <text:p text:style-name="P199">d'une part l'utilisation de pointeurs </text:p>
            </text:list-item>
            <text:list-item>
              <text:p text:style-name="P91">d'autre part à 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2" draw:name="images197" text:anchor-type="as-char" svg:width="0.397cm" svg:height="0.397cm" draw:z-index="259"><draw:image xlink:href="../../html/attention.gif" xlink:type="simple" xlink:show="embed" xlink:actuate="onLoad"/><svg:title>ATTENTION</svg:title></draw:frame> Le programmeur doit <text:span text:style-name="Emphasis">effectivement</text:span> gérer la libération de mémoire... s'il ne le fait pas, ou s'il le fait mal, les pires conséquences (à savoir un plantage du programme) peuvent arriver.</text:p>
          <text:h text:style-name="Heading_20_3" text:outline-level="3"><text:bookmark-start text:name="__RefHeading__16716_2073142818"/><text:bookmark text:name="pile-tas"/>Pointeurs empilés, objets entassés<text:bookmark-end text:name="__RefHeading__16716_2073142818"/></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Garder ce lien intact est la première préoccupation d'une bonne gestion de la mémoire.</text:p>
          <text:h text:style-name="Heading_20_3" text:outline-level="3"><text:bookmark-start text:name="__RefHeading__16718_2073142818"/><text:bookmark text:name="fuite-mem"/>Objets perdus et fuites de mémoire<text:bookmark-end text:name="__RefHeading__16718_2073142818"/></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start text:name="__RefHeading__16720_2073142818"/><text:bookmark text:name="dangling"/>Les pointeurs qui pendouillent<text:bookmark-end text:name="__RefHeading__16720_2073142818"/></text:h>
          <text:p text:style-name="Text_20_body">Il est parfaitement possibl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mais le pire est à craindre.</text:p>
          <text:h text:style-name="Heading_20_3" text:outline-level="3"><text:bookmark-start text:name="__RefHeading__16722_2073142818"/><text:bookmark text:name="proprio"/>Propriétaires et référents<text:bookmark-end text:name="__RefHeading__16722_2073142818"/></text:h>
          <text:p text:style-name="Text_20_body">Compte tenu de ce qui précède, on voit donc qu'on peut définir deux sortes de pointeurs:</text:p>
          <text:list xml:id="list1840470261" text:style-name="L193">
            <text:list-item>
              <text:p text:style-name="P200">Un pointeur <text:span text:style-name="Emphasis">propriétaire</text:span> de l'objet. Il a la responsabilité de la destruction de cet objet. L'objet est le <text:span text:style-name="Emphasis">référent</text:span>. </text:p>
            </text:list-item>
            <text:list-item>
              <text:p text:style-name="P92">Les autres pointeurs. Ils peuvent accéder à l'objet tant que celui-ci existe, mais ils ne sont pas censés s'occuper de sa destruction. </text:p>
            </text:list-item>
          </text:list>
          <text:p text:style-name="Text_20_body">Bien sûr, la propriété d'un objet peut passer d'un pointeur à l'autre. D'autre part, il faut bien avoir présent à l'esprit que ces notions, importantes lors de la phase de conception, <text:span text:style-name="Emphasis">ne sont pas présentes dans le langage lui-même</text:span>: le C++ ne comprend en effet aucune gestion de la mémoire, celle-ci restant à la charge du programmeur. Cependant, des objets <text:soft-page-break/>(dont l'un d'entre eux se trouve déclaré dans la bibliothèque standard) vont pouvoir nous aider.</text:p>
          <text:h text:style-name="Heading_20_2" text:outline-level="2"><text:bookmark-start text:name="__RefHeading__16724_2073142818"/><text:bookmark text:name="oper"/>Opérateurs et fonctions<text:bookmark-end text:name="__RefHeading__16724_2073142818"/></text:h>
          <text:h text:style-name="Heading_20_3" text:outline-level="3"><text:bookmark-start text:name="__RefHeading__16726_2073142818"/><text:bookmark text:name="new"/>Les opérateurs <text:span text:style-name="Source_20_Text">new</text:span> et <text:span text:style-name="Source_20_Text">delete</text:span><text:bookmark-end text:name="__RefHeading__16726_2073142818"/></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2">complexe* C = new complexe(5,5);</text:span></text:p>
          <text:p text:style-name="Preformatted_20_Text"><text:s text:c="3"/>*C = J;</text:p>
          <text:p text:style-name="Preformatted_20_Text"><text:s text:c="3"/><text:span text:style-name="T2">delete C;</text:span></text:p>
          <text:p text:style-name="P233">};</text:p>
          <text:h text:style-name="Heading_20_3" text:outline-level="3"><text:bookmark-start text:name="__RefHeading__16728_2073142818"/><text:bookmark text:name="new-tab"/>Les opérateurs <text:span text:style-name="Source_20_Text">new[]</text:span> et <text:span text:style-name="Source_20_Text">delete[]</text:span><text:bookmark-end text:name="__RefHeading__16728_2073142818"/></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2">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 text:c="3"/><text:span text:style-name="T2">delete[] C;</text:span></text:p>
          <text:p text:style-name="P233">};</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2" draw:name="images198" text:anchor-type="as-char" svg:width="0.397cm" svg:height="0.397cm" draw:z-index="260"><draw:image xlink:href="../../html/attention.gif" xlink:type="simple" xlink:show="embed" xlink:actuate="onLoad"/><svg:title>ATTENTION</svg:title></draw:frame> 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2" draw:name="images199" text:anchor-type="as-char" svg:width="0.397cm" svg:height="0.397cm" draw:z-index="261"><draw:image xlink:href="../../html/attention.gif" xlink:type="simple" xlink:show="embed" xlink:actuate="onLoad"/><svg:title>ATTENTION</svg:title></draw:frame>La taille peut parfaitement être une variable, comme on le voit dans cet exemple.</text:p>
          <text:h text:style-name="Heading_20_3" text:outline-level="3"><text:bookmark-start text:name="__RefHeading__16730_2073142818"/><text:bookmark text:name="malloc1"/>Fonctions malloc, free, realloc<text:bookmark-end text:name="__RefHeading__16730_2073142818"/></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prendre quelques précautions:</text:p>
          <text:list xml:id="list2087644377" text:style-name="L194">
            <text:list-item>
              <text:p text:style-name="P201"><text:span text:style-name="Source_20_Text">new</text:span> alloue la mémoire, <text:span text:style-name="Emphasis">puis</text:span> appelle le constructeur. <text:span text:style-name="Source_20_Text">malloc</text:span> <text:span text:style-name="Emphasis">n'appelle pas le constructeur</text:span>. Attention, donc à l'initialisation correcte de l'objet. </text:p>
            </text:list-item>
            <text:list-item>
              <text:p text:style-name="P201"><text:span text:style-name="Source_20_Text">delete</text:span> appelle le destructeur <text:span text:style-name="T3">puis</text:span> rend la mémoire au système. <text:span text:style-name="Source_20_Text">free</text:span> <text:span text:style-name="Emphasis">n'appelle pas le destructeur</text:span>. Attention donc au code qui ne sera pas exécuté </text:p>
            </text:list-item>
            <text:list-item>
              <text:p text:style-name="P201"><text:span text:style-name="Source_20_Text">realloc</text:span> <text:span text:style-name="Emphasis">ne doit pas être utilisé</text:span> dans le cas d'objets de type class: <text:span text:style-name="Source_20_Text">realloc</text:span> va provoquer une copie de la mémoire bit à bit, ce qui risque de provoquer des catastrophes dans certains cas. </text:p>
            </text:list-item>
            <text:list-item>
              <text:p text:style-name="P93"><text:span text:style-name="Emphasis">Soyez cohérent</text:span>: si vous avez utilisé <text:span text:style-name="Source_20_Text">new</text:span> pour créer un objet, utilisez <text:span text:style-name="Source_20_Text">delete</text:span> pour le détruire. Si vous avez utilisé <text:span text:style-name="Source_20_Text">alloc</text:span> pour créer un objet, utilisez <text:span text:style-name="Source_20_Text">free</text:span> pour le détruire. </text:p>
            </text:list-item>
          </text:list>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start text:name="__RefHeading__16732_2073142818"/><text:bookmark text:name="constr-destr"/>Allocation mémoire et constructeurs-destructeurs<text:bookmark-end text:name="__RefHeading__16732_2073142818"/></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bookmark-start text:name="__RefHeading__16734_2073142818"/><text:soft-page-break/>Constructeurs de copie<text:bookmark-end text:name="__RefHeading__16734_2073142818"/></text:h>
          <text:p text:style-name="Text_20_body">Attention au constructeur de copie; à chaque copie, il faudra prendre une décision; il peut en effet se présenter plusieurs cas de figure:</text:p>
          <text:list xml:id="list1066313330" text:style-name="L195">
            <text:list-item>
              <text:p text:style-name="P202">L'objet source est propriétaire d'un objet référent, l'objet copié pointe vers le référent sans être propriétaire. </text:p>
            </text:list-item>
            <text:list-item>
              <text:p text:style-name="P202">L'objet source est propriétaire d'un référent, à la suite de la copie l'objet copié devient le nouveau propriétaire. </text:p>
            </text:list-item>
            <text:list-item>
              <text:p text:style-name="P94">Le référent de l'objet source est copié dans une autre zône mémoire, et l'objet copié est propriétaire de la copie du référent. </text:p>
            </text:list-item>
          </text:list>
          <text:p text:style-name="Text_20_body"><draw:frame draw:style-name="fr2" draw:name="images200" text:anchor-type="as-char" svg:width="0.397cm" svg:height="0.397cm" draw:z-index="262"><draw:image xlink:href="../../html/attention.gif" xlink:type="simple" xlink:show="embed" xlink:actuate="onLoad"/><svg:title>ATTENTION</svg:title></draw:frame> 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html/mem.html#compt"><draw:frame draw:style-name="fr3" draw:name="images201" text:anchor-type="as-char" svg:width="0.291cm" svg:height="0.344cm" draw:z-index="263"><draw:image xlink:href="../../html/apres.gif" xlink:type="simple" xlink:show="embed" xlink:actuate="onLoad"/><svg:title>apres</svg:title></draw:frame></draw:a>. La seconde solution peut être implémentée par un <text:span text:style-name="Source_20_Text">auto_ptr</text:span>.</text:p>
          <text:h text:style-name="Heading_20_2" text:outline-level="2"><text:bookmark-start text:name="__RefHeading__16736_2073142818"/><text:bookmark text:name="obj1"/>Objets utilisés pour la gestion de la mémoire<text:bookmark-end text:name="__RefHeading__16736_2073142818"/></text:h>
          <text:h text:style-name="Heading_20_3" text:outline-level="3"><text:bookmark-start text:name="__RefHeading__16738_2073142818"/><text:bookmark text:name="auto_ptr"/>L'objet <text:span text:style-name="Source_20_Text">auto_ptr</text:span><text:bookmark-end text:name="__RefHeading__16738_2073142818"/></text:h>
          <text:p text:style-name="Text_20_body"><text:span text:style-name="Source_20_Text">auto_ptr</text:span> fait partie de la bibliothèque standard du C++ <draw:a xlink:type="simple" xlink:href="../../html/stdlib.html"><draw:frame draw:style-name="fr3" draw:name="images202" text:anchor-type="as-char" svg:width="0.291cm" svg:height="0.344cm" draw:z-index="264"><draw:image xlink:href="../../html/apres.gif" xlink:type="simple" xlink:show="embed" xlink:actuate="onLoad"/><svg:title>apres</svg:title></draw:frame></draw:a> . Il sert à définir un pointeur "intelligent"... en tous cas fort sympathique, ayant les caractéristiques suivantes:</text:p>
          <text:list xml:id="list1705271021" text:style-name="L196">
            <text:list-item>
              <text:p text:style-name="P203">Un <text:span text:style-name="Source_20_Text">auto_ptr</text:span> est <text:span text:style-name="Emphasis">toujours</text:span> propriétaire de l'objet sur lequel il pointe </text:p>
            </text:list-item>
            <text:list-item>
              <text:p text:style-name="P203">Lorsque l'<text:span text:style-name="Source_20_Text">auto_ptr</text:span> est détruit, l'objet sur lequel il pointe est détruit également. On est donc assuré de ne pas avoir de pointeur pendouillant. </text:p>
            </text:list-item>
            <text:list-item>
              <text:p text:style-name="P95">Si l'on copie un <text:span text:style-name="Source_20_Text">auto_ptr</text:span>, l'<text:span text:style-name="Source_20_Text">auto_ptr</text:span> original perd l'objet pointé, de sorte que s'il est détruit, le référent ne sera pas détruit. Par contre, si le <text:span text:style-name="Emphasis">nouvel</text:span> <text:span text:style-name="Source_20_Text">auto_ptr</text:span> est détruit, le référent sera détruit puisque la copie est le nouveau propriétaire. </text:p>
            </text:list-item>
          </text:list>
          <text:p text:style-name="Text_20_body">Le code suivant, qui utilise des objets de type <text:span text:style-name="Source_20_Text">complexe</text:span>, illustre l'utilisation d'<text:span text:style-name="Source_20_Text">auto_ptr</text:span>:</text:p>
          <text:p text:style-name="Preformatted_20_Text">typedef auto_ptr&lt;complexe&gt; complexe_ptr;</text:p>
          <text:p text:style-name="Preformatted_20_Text"/>
          <text:p text:style-name="Preformatted_20_Text">void main() {</text:p>
          <text:p text:style-name="Preformatted_20_Text"><text:s text:c="2"/><text:span text:style-name="T2">complexe_ptr c2(new complexe);</text:span> <text:s text:c="11"/>// allocation d'un auto_ptr.</text:p>
          <text:p text:style-name="Preformatted_20_Text"><text:s text:c="2"/>{</text:p>
          <text:p text:style-name="Preformatted_20_Text"><text:s text:c="4"/><text:span text:style-name="T2">complexe_ptr c1(new complexe(5,5));</text:span> <text:s text:c="4"/>// allocation d'un auto_ptr</text:p>
          <text:p text:style-name="Preformatted_20_Text"><text:s text:c="4"/>c2=c1; <text:s text:c="33"/>// c2 devient proprietaire du complexe</text:p>
          <text:p text:style-name="Preformatted_20_Text"><text:s text:c="44"/>// son ancien referent est detruit</text:p>
          <text:p text:style-name="Preformatted_20_Text"><text:s text:c="44"/>// c1 n'est plus le propriétaire, </text:p>
          <text:p text:style-name="Preformatted_20_Text"><text:s text:c="2"/>}; <text:s text:c="39"/>// il peut être détruit.</text:p>
          <text:p text:style-name="P233">}</text:p>
          <text:p text:style-name="Text_20_body">Un objet de type <text:span text:style-name="Source_20_Text">auto_ptr</text:span> peut donc avantageusement être alloué dans le constructeur à la place d'un objet ordinaire. La destruction du référent sera automatique au moment de la destruction de l'objet, sans même qu'il soit nécessaire de le spécifier dans le destructeur. Dans le code ci-dessus, tous nos ennuis viennent en effet uniquement de <text:span text:style-name="Source_20_Text">c3</text:span>, déclaré comme <text:span text:style-name="Source_20_Text">complexe*</text:span>.</text:p>
          <text:p text:style-name="Text_20_body"><draw:frame draw:style-name="fr2" draw:name="images203" text:anchor-type="as-char" svg:width="0.397cm" svg:height="0.397cm" draw:z-index="265"><draw:image xlink:href="../../html/attention.gif" xlink:type="simple" xlink:show="embed" xlink:actuate="onLoad"/><svg:title>ATTENTION</svg:title></draw:frame> En fait, l'important n'est pas là: après tout, vous êtes bien assez malin pour ne pas oublier d'écrire les quelques lignes de code du destructeur correspondant aux instructions <text:span text:style-name="Source_20_Text">delete</text:span>. L'important, c'est qu'il est fort possible que le constructeur, <text:span text:style-name="Emphasis">après avoir alloué un ou plusieurs pointeurs</text:span>, génère une exception (fonctionnement normal pour un constructeur). La construction de l'objet est alors interrompue, et <text:span text:style-name="Emphasis">le destructeur n'est pas appelé</text:span>. Résultat: une fuite de mémoire. L'<text:span text:style-name="Source_20_Text">auto_ptr</text:span> est donc la solution élégante, car lorsque l'auto_ptr sera détruit, le référent sera lui aussi détruit. </text:p>
          <text:h text:style-name="Heading_20_3" text:outline-level="3"><text:bookmark-start text:name="__RefHeading__16740_2073142818"/><text:bookmark text:name="gest"/>Objets gestionnaires de ressources<text:bookmark-end text:name="__RefHeading__16740_2073142818"/></text:h>
          <text:p text:style-name="Text_20_body">Pour éviter les ennuis évoqués ci-dessus, arrangez-vous pour qu'un objet <text:span text:style-name="Emphasis">ne gère qu'une seule ressource</text:span>. Eventuellement, si vous devez gérer trois ressources, rien ne vous empêche d'utiliser trois objets différents, quitte à les insérer dans un autre objet.</text:p>
          <text:p text:style-name="Text_20_body"><draw:frame draw:style-name="fr2" draw:name="images204" text:anchor-type="as-char" svg:width="0.503cm" svg:height="0.503cm" draw:z-index="266"><draw:image xlink:href="../../html/diam.gif" xlink:type="simple" xlink:show="embed" xlink:actuate="onLoad"/><svg:title>REGLE  D'OR</svg:title></draw:frame> Les trois principes fondamentaux pour gérer les ressources sont:</text:p>
          <text:p text:style-name="List_20_Heading"><text:span text:style-name="T2">Propriété</text:span> </text:p>
          <text:p text:style-name="List_20_Contents">A chaque ressource allouée, correspond <text:span text:style-name="Emphasis">un et un seul</text:span> objet gestionnaire, qui sera propriétaire de cette ressource. </text:p>
          <text:p text:style-name="List_20_Heading"><text:span text:style-name="T2">Responsabilité</text:span> </text:p>
          <text:p text:style-name="List_20_Contents">L'objet gestionnaire est <text:span text:style-name="Emphasis">responsable</text:span> de la ressource, et il est <text:span text:style-name="Emphasis">le seul responsable</text:span> </text:p>
          <text:p text:style-name="List_20_Heading"><text:span text:style-name="T2">Simplicité</text:span> </text:p>
          <text:p text:style-name="P228"><text:soft-page-break/>L'objet gestionnaire ne fait <text:span text:style-name="Emphasis">rien d'autre</text:span>. </text:p>
          <text:p text:style-name="Text_20_body"><text:span text:style-name="Source_20_Text">auto_ptr</text:span> est un bon exemple d'objet dont l'unique raison d'être est la gestion d'une ressource (en l'occurrence la mémoire).</text:p>
          <text:h text:style-name="Heading_20_3" text:outline-level="3"><text:bookmark-start text:name="__RefHeading__16742_2073142818"/><text:bookmark text:name="robuste"/>Produire du code robuste, malgré les exceptions<text:bookmark-end text:name="__RefHeading__16742_2073142818"/></text:h>
          <text:p text:style-name="Text_20_body">On l'a vu, les exceptions peuvent avoir pour conséquence l'apparition de fuites de mémoire ou de pointeurs pendouillants. Voici quelques astuces permettant d'éviter ces désagrément.</text:p>
          <text:h text:style-name="Heading_20_4" text:outline-level="4"><text:bookmark-start text:name="__RefHeading__16744_2073142818"/>auto_ptr<text:bookmark-end text:name="__RefHeading__16744_2073142818"/></text:h>
          <text:p text:style-name="Text_20_body">Utiliser <text:span text:style-name="Source_20_Text">auto_ptr</text:span> le plus souvent possible.</text:p>
          <text:h text:style-name="Heading_20_4" text:outline-level="4"><text:bookmark-start text:name="__RefHeading__16746_2073142818"/>p=NULL<text:bookmark-end text:name="__RefHeading__16746_2073142818"/></text:h>
          <text:p text:style-name="Text_20_body">Après avoir exécuté <text:span text:style-name="Source_20_Text">delete p</text:span>, <text:span text:style-name="Emphasis">on se retrouve avec un pointeur pendouillant</text:span>. Donc, remettez les choses en ordre <text:span text:style-name="Emphasis">dès la ligne suivante</text:span> (à moins, bien sûr, qu'on ne sorte de la portée). Par exemple avec <text:span text:style-name="Source_20_Text">p=NULL;</text:span> En effet, s'il arrive qu'un second appel <text:span text:style-name="Source_20_Text">delete</text:span> soit lancé (par exemple à partir du destructeur), il ne se passera rien si <text:span text:style-name="Source_20_Text">p</text:span> vaut <text:span text:style-name="Source_20_Text">NULL</text:span>, alors que le résultat sera catastrophique si <text:span text:style-name="Source_20_Text">p</text:span> pendouille.</text:p>
          <text:p text:style-name="Text_20_body"><draw:frame draw:style-name="fr2" draw:name="images205" text:anchor-type="as-char" svg:width="0.397cm" svg:height="0.397cm" draw:z-index="267"><draw:image xlink:href="../../html/attention.gif" xlink:type="simple" xlink:show="embed" xlink:actuate="onLoad"/><svg:title>ATTENTION</svg:title></draw:frame> Le code suivant est <text:span text:style-name="Emphasis">dangereux</text:span>:<draw:frame draw:style-name="fr2" draw:name="images206" text:anchor-type="as-char" svg:width="0.529cm" svg:height="0.529cm" draw:z-index="268"><draw:image xlink:href="../../html/nepasfaire.png" xlink:type="simple" xlink:show="embed" xlink:actuate="onLoad"/><svg:title>NOOON</svg:title></draw:frame></text:p>
          <text:p text:style-name="Preformatted_20_Text">delete p ;</text:p>
          <text:p text:style-name="P233">p = new toto();</text:p>
          <text:p text:style-name="Text_20_body"><draw:frame draw:style-name="fr2" draw:name="images207" text:anchor-type="as-char" svg:width="0.503cm" svg:height="0.503cm" draw:z-index="269"><draw:image xlink:href="../../html/diam.gif" xlink:type="simple" xlink:show="embed" xlink:actuate="onLoad"/><svg:title>REGLE  D'OR</svg:title></draw:frame>Si <text:span text:style-name="Source_20_Text">toto</text:span> envoie une exception, <text:span text:style-name="Source_20_Text">p</text:span> continue à pendouiller. Il vaut mieux faire:</text:p>
          <text:p text:style-name="Preformatted_20_Text">delete p ;</text:p>
          <text:p text:style-name="Preformatted_20_Text">p = NULL;</text:p>
          <text:p text:style-name="Preformatted_20_Text">p = new toto();</text:p>
          <text:p text:style-name="P233"/>
          <text:h text:style-name="Heading_20_3" text:outline-level="3"><text:bookmark-start text:name="__RefHeading__16748_2073142818"/><text:bookmark text:name="compt"/>Les objets à comptage de référence<text:bookmark-end text:name="__RefHeading__16748_2073142818"/></text:h>
          <text:p text:style-name="Text_20_body">Il est possible d'implémenter des objets qui <text:span text:style-name="Emphasis">comptent</text:span> le nombre de pointeurs mis sur eux. De cette manière, il est aisé, lorsque ce nombre arrive à 0, de faire en sorte que ces objets s'auto-détruisent. Cela passe, bien sûr, par la surcharge des opérateurs <text:span text:style-name="Source_20_Text">=, *, -&gt;</text:span>.</text:p>
          <text:p text:style-name="P224"/>
        </text:section>
        <text:section text:style-name="Sect1" text:name="Section19">
          <text:h text:style-name="Heading_20_1" text:outline-level="1"/>
          <text:h text:style-name="P223" text:outline-level="1"><text:bookmark-start text:name="__RefHeading__16750_2073142818"/><text:bookmark text:name="contenu8"/>La bibliothèque standard <text:bookmark-end text:name="__RefHeading__16750_2073142818"/></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start text:name="__RefHeading__16752_2073142818"/><text:bookmark text:name="compl"/>Compléments sur le langage<text:bookmark-end text:name="__RefHeading__16752_2073142818"/></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start text:name="__RefHeading__16754_2073142818"/><text:bookmark text:name="namespace"/>Les espaces de noms<text:bookmark-end text:name="__RefHeading__16754_2073142818"/></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start text:name="__RefHeading__16756_2073142818"/><text:bookmark text:name="namedecl"/>La déclaration <text:span text:style-name="Source_20_Text">namespace</text:span><text:bookmark-end text:name="__RefHeading__16756_2073142818"/></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233">}</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233">}</text:p>
          <text:p text:style-name="Text_20_body">pour la seconde.</text:p>
          <text:h text:style-name="Heading_20_4" text:outline-level="4"><text:bookmark-start text:name="__RefHeading__16758_2073142818"/><text:bookmark text:name="namealia"/>Les aliases d'espaces de noms<text:bookmark-end text:name="__RefHeading__16758_2073142818"/></text:h>
          <text:p text:style-name="Text_20_body">On conseille de donner des noms longs pour les espaces de noms: plus le long sera long plus le risque de conflit sera faible. Par contre, plus le long sera long plus la souffrance sera aigûe pour l'utilisateur. Mais, heureusement, nous avons la possibilité de définir des aliases d'espaces de noms comme suit:</text:p>
          <text:p text:style-name="Preformatted_20_Text">namespace GB = GenialeBibliotheque;</text:p>
          <text:p text:style-name="P233">namespace SB = SublimeBibliotheque;</text:p>
          <text:h text:style-name="Heading_20_4" text:outline-level="4"><text:bookmark-start text:name="__RefHeading__16760_2073142818"/><text:bookmark text:name="nameutil"/>L'utilisation des espaces de noms<text:bookmark-end text:name="__RefHeading__16760_2073142818"/></text:h>
          <text:p text:style-name="Text_20_body">A partir de là, comment le code utilisateur va-t-il prévenir le compilateur qu'il veut utiliser l'un ou l'autre des espaces de noms ? Trois solutions:</text:p>
          <text:list xml:id="list1115486708" text:style-name="L197">
            <text:list-item>
              <text:p text:style-name="P204">L'opérateur de portée </text:p>
            </text:list-item>
            <text:list-item>
              <text:p text:style-name="P204">Les déclarations <text:span text:style-name="Source_20_Text">using</text:span> </text:p>
            </text:list-item>
            <text:list-item>
              <text:p text:style-name="P96">La directive <text:span text:style-name="Source_20_Text">using</text:span> </text:p>
            </text:list-item>
          </text:list>
          <text:p text:style-name="Text_20_body">L'opérateur de portée permet de spécifier la totalité du nom, comme indiqué ci-dessous:</text:p>
          <text:p text:style-name="P233"><text:soft-page-break/>GB::string S;</text:p>
          <text:p text:style-name="Text_20_body">La notation est lourde, conduisant à un code peu lisible.</text:p>
          <text:p text:style-name="Text_20_body">Les <text:span text:style-name="T3">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233">string S;</text:p>
          <text:p text:style-name="Text_20_body">On a autant de contrôle qu'avec la méthode précédente, mais sans la lourdeur de la notation.</text:p>
          <text:p text:style-name="Text_20_body">La <text:span text:style-name="T3">directive</text:span> <text:span text:style-name="Source_20_Text">using</text:span> est plus radicale: elle dit au compilateur que tous les objets de l'espace de noms considéré doivent être accessibles:</text:p>
          <text:p text:style-name="Preformatted_20_Text">using namespace GB;</text:p>
          <text:p text:style-name="P233">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start text:name="__RefHeading__16762_2073142818"/><text:bookmark text:name="namestd"/>L'espace de noms de la bibliothèque standard<text:bookmark-end text:name="__RefHeading__16762_2073142818"/></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233">using namespace std;</text:p>
          <text:p text:style-name="Text_20_body"><draw:frame draw:style-name="fr2" draw:name="images214" text:anchor-type="as-char" svg:width="0.397cm" svg:height="0.397cm" draw:z-index="270"><draw:image xlink:href="../../html/attention.gif" xlink:type="simple" xlink:show="embed" xlink:actuate="onLoad"/><svg:title>ATTENTION</svg:title></draw:frame>Certains compilateurs nécessitent l'utilisation d'une option de compilation pour utiliser la bibliothèque standard. A vérifier dans votre documentation.</text:p>
          <text:h text:style-name="Heading_20_3" text:outline-level="3"><text:bookmark-start text:name="__RefHeading__16764_2073142818"/><text:bookmark text:name="typedef"/>Les instructions <text:span text:style-name="Source_20_Text">typedef</text:span> et <text:span text:style-name="Source_20_Text">auto</text:span><text:bookmark-end text:name="__RefHeading__16764_2073142818"/></text:h>
          <text:p text:style-name="Text_20_body">L'instruction <text:span text:style-name="Source_20_Text">typedef</text:span> (issue du <text:span text:style-name="Source_20_Text">C</text:span>) ne définit pas, contrairement à ce que son nom pourrait laisser croire, un nouveau type. Elle ne fait que donner un autre nom (synonyme) <text:span text:style-name="T3">à un type existant</text:span>. Il est recommandé de s'en servir, car l'utilisation systématique des modèles dans la bibliothèque standard rend le code difficilement compréhensible si on ne l'utilise pas.</text:p>
          <text:p text:style-name="Text_20_body">Une autre manière de rendre le code lisible est l'utilisation du spécificateur de type <text:span text:style-name="Source_20_Text">auto</text:span>.</text:p>
          <text:h text:style-name="Heading_20_3" text:outline-level="3"><text:bookmark-start text:name="__RefHeading__16766_2073142818"/><text:bookmark text:name="localtype"/>Les types locaux<text:bookmark-end text:name="__RefHeading__16766_2073142818"/></text:h>
          <text:p text:style-name="Text_20_body">Nous avons vu <draw:a xlink:type="simple" xlink:href="../../html/types.html#priv-prot-pub"><draw:frame draw:style-name="fr3" draw:name="images215" text:anchor-type="as-char" svg:width="0.291cm" svg:height="0.344cm" draw:z-index="271"><draw:image xlink:href="../../html/avant.gif" xlink:type="simple" xlink:show="embed" xlink:actuate="onLoad"/><svg:title>avant</svg:title></draw:frame></draw:a> 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233">}</text:p>
          <text:p text:style-name="Text_20_body">Remarquez la notation <text:span text:style-name="Source_20_Text">semaine::lundi</text:span>, utilisant l'opérateur de portée <text:span text:style-name="Source_20_Text">::</text:span><text:line-break/>Les itérateurs <draw:a xlink:type="simple" xlink:href="../../html/stdlib.html#iterateurs"><draw:frame draw:style-name="fr3" draw:name="images216" text:anchor-type="as-char" svg:width="0.291cm" svg:height="0.344cm" draw:z-index="272"><draw:image xlink:href="../../html/apres.gif" xlink:type="simple" xlink:show="embed" xlink:actuate="onLoad"/><svg:title>apres</svg:title></draw:frame></draw:a> décrits ci-dessous, apparaissent eux aussi comme des types locaux dans les prototypes de la bibliothèque standard. D'où la syntaxe que nous verrons ci-dessous:</text:p>
          <text:p text:style-name="P233"><text:soft-page-break/>typedef vector &lt;int&gt;::iterator i_int;</text:p>
          <text:h text:style-name="Heading_20_3" text:outline-level="3"><text:bookmark-start text:name="__RefHeading__16768_2073142818"/><text:bookmark text:name="typename"/>L'instruction <text:span text:style-name="Source_20_Text">typename</text:span><text:bookmark-end text:name="__RefHeading__16768_2073142818"/></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683350442" text:style-name="L198">
            <text:list-item>
              <text:p text:style-name="P205">Soit rien n'est spécifié, dans ce cas il s'agit d'une variable </text:p>
            </text:list-item>
            <text:list-item>
              <text:p text:style-name="P97">Si on veut forcer une définition de type, on emploie <text:span text:style-name="Source_20_Text">typename</text:span> </text:p>
            </text:list-item>
          </text:list>
          <text:h text:style-name="Heading_20_2" text:outline-level="2"><text:bookmark-start text:name="__RefHeading__16770_2073142818"/><text:bookmark text:name="conteneurs"/>Les conteneurs<text:bookmark-end text:name="__RefHeading__16770_2073142818"/></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3" draw:name="images217" text:anchor-type="as-char" svg:width="0.291cm" svg:height="0.344cm" draw:z-index="273"><draw:image xlink:href="../../html/avant.gif" xlink:type="simple" xlink:show="embed" xlink:actuate="onLoad"/><svg:title>avant</svg:title></draw:frame></draw:a>: on devra donc spécifier "ce que" le conteneur contient lors de la déclaration de la variable. Par rapport à un tableau classique "à la C", un conteneur offre un certain nombre d'avantages:</text:p>
          <text:list xml:id="list136218004" text:style-name="L199">
            <text:list-item>
              <text:p text:style-name="P206">Allocation dynamique et automatique de mémoire </text:p>
            </text:list-item>
            <text:list-item>
              <text:p text:style-name="P206">Possibilité d'insérer ou supprimer les éléments, pour certains types de conteneurs </text:p>
            </text:list-item>
            <text:list-item>
              <text:p text:style-name="P98">Utilisation d'algorithmes prédéfinis sur ces conteneurs </text:p>
            </text:list-item>
          </text:list>
          <text:p text:style-name="Text_20_body"><draw:frame draw:style-name="fr2" draw:name="images218" text:anchor-type="as-char" svg:width="0.397cm" svg:height="0.397cm" draw:z-index="274"><draw:image xlink:href="../../html/attention.gif" xlink:type="simple" xlink:show="embed" xlink:actuate="onLoad"/><svg:title>ATTENTION</svg:title></draw:frame> <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start text:name="__RefHeading__16772_2073142818"/><text:bookmark text:name="contobjptr"/>Conteneurs d'objets ou conteneurs de pointeurs ?<text:bookmark-end text:name="__RefHeading__16772_2073142818"/></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Cependant, une solution plus élégante, disponible en C++11, consiste à définir pour vos objets un constructeur de déplacement et un opérateur= de déplacement: ceux-ci seront utilisés et permettront alors de générer des "copies" bien plus efficaces. Attention tout de même, l'existence de ces fonction entraine quelques conséquences sur l'écriture des objets eux-mếmes <text:span text:style-name="Emphasis">(non abordées dans ce cours)</text:span>.</text:p>
          <text:p text:style-name="Text_20_body"><draw:frame draw:style-name="fr2" draw:name="images219" text:anchor-type="as-char" svg:width="0.397cm" svg:height="0.397cm" draw:z-index="275"><draw:image xlink:href="../../html/attention.gif" xlink:type="simple" xlink:show="embed" xlink:actuate="onLoad"/><svg:title>ATTENTION</svg:title></draw:frame> On a déjà évoqué <draw:a xlink:type="simple" xlink:href="../../html/mem.html#alloc-dynam"><draw:frame draw:style-name="fr3" draw:name="images220" text:anchor-type="as-char" svg:width="0.291cm" svg:height="0.344cm" draw:z-index="276"><draw:image xlink:href="../../html/avant.gif" xlink:type="simple" xlink:show="embed" xlink:actuate="onLoad"/><svg:title>avant</svg:title></draw:frame></draw:a> 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2" draw:name="images221" text:anchor-type="as-char" svg:width="0.397cm" svg:height="0.397cm" draw:z-index="277"><draw:image xlink:href="../../html/attention.gif" xlink:type="simple" xlink:show="embed" xlink:actuate="onLoad"/><svg:title>ATTENTION</svg:title></draw:frame> L'objet <text:span text:style-name="Source_20_Text">auto_ptr</text:span> <draw:a xlink:type="simple" xlink:href="../../html/mem.html#auto_ptr"><draw:frame draw:style-name="fr3" draw:name="images222" text:anchor-type="as-char" svg:width="0.291cm" svg:height="0.344cm" draw:z-index="278"><draw:image xlink:href="../../html/avant.gif" xlink:type="simple" xlink:show="embed" xlink:actuate="onLoad"/><svg:title>avant</svg:title></draw:frame></draw:a> <text:span text:style-name="Emphasis">n'est pas</text:span> une bonne solution dans ce cas: lors de la copie d'un <text:span text:style-name="Source_20_Text">auto_ptr</text:span>, l'objet source est en effet détruit.</text:p>
          <text:h text:style-name="Heading_20_4" text:outline-level="4"><text:bookmark-start text:name="__RefHeading__16774_2073142818"/>Conteneurs hétérogènes ou homogènes ?<text:bookmark-end text:name="__RefHeading__16774_2073142818"/></text:h>
          <text:p text:style-name="Text_20_body">Reprenons l'exemple des <text:span text:style-name="Source_20_Text">shape</text:span> <draw:a xlink:type="simple" xlink:href="../../html/progobj.html#class-obj"><draw:frame draw:style-name="fr3" draw:name="images223" text:anchor-type="as-char" svg:width="0.291cm" svg:height="0.344cm" draw:z-index="279"><draw:image xlink:href="../../html/avant.gif" xlink:type="simple" xlink:show="embed" xlink:actuate="onLoad"/><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sont les seuls conteneurs hétérogènes vraiment utiles: grâce à l'utilisation des relations d'héritage et des fonctions virtuelles, vous n'aurez pas à vous poser cette question.</text:p>
          <text:p text:style-name="Text_20_body"><draw:frame draw:style-name="fr2" draw:name="images224" text:anchor-type="as-char" svg:width="0.503cm" svg:height="0.503cm" draw:z-index="280"><draw:image xlink:href="../../html/diam.gif" xlink:type="simple" xlink:show="embed" xlink:actuate="onLoad"/><svg:title>REGLE D'OR</svg:title></draw:frame> La règle d'or:</text:p>
          <text:list xml:id="list816832962" text:style-name="L200">
            <text:list-item>
              <text:p text:style-name="P207">Utilisez les <text:span text:style-name="Emphasis">conteneurs de valeurs</text:span>, sauf si vous ne pouvez faire autrement. </text:p>
            </text:list-item>
            <text:list-item>
              <text:p text:style-name="P207"><text:soft-page-break/>Dans ce cas, utilisez les <text:span text:style-name="Emphasis">conteneurs de pointeurs.</text:span> </text:p>
            </text:list-item>
            <text:list-item>
              <text:p text:style-name="P207">Utilisez les <text:span text:style-name="Emphasis">conteneurs homogènes</text:span> autant que possible. </text:p>
            </text:list-item>
            <text:list-item>
              <text:p text:style-name="P207">En cas de besoin, les conteneurs hétérogènes sont utilisables également. Ils seront implémentés sous la forme de conteneurs de pointeurs vers une classe de base. </text:p>
            </text:list-item>
            <text:list-item>
              <text:p text:style-name="P99">En aucun cas, vous ne pourrez utiliser de <text:span text:style-name="Emphasis">conteneurs de références.</text:span> </text:p>
            </text:list-item>
          </text:list>
          <text:h text:style-name="Heading_20_3" text:outline-level="3"><text:bookmark-start text:name="__RefHeading__16776_2073142818"/><text:bookmark text:name="contseqass"/>Conteneurs séquentiels et conteneurs associatifs (ordonnés).<text:bookmark-end text:name="__RefHeading__16776_2073142818"/></text:h>
          <text:p text:style-name="Text_20_body">Les conteneurs de la bibliothèque standard se regroupent en deux familles principales:</text:p>
          <text:list xml:id="list841646521" text:style-name="L201">
            <text:list-item>
              <text:p text:style-name="P208">Conteneurs séquentiels </text:p>
            </text:list-item>
            <text:list-item>
              <text:p text:style-name="P100">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2" draw:name="images225" text:anchor-type="as-char" svg:width="0.397cm" svg:height="0.397cm" draw:z-index="281"><draw:image xlink:href="../../html/attention.gif" xlink:type="simple" xlink:show="embed" xlink:actuate="onLoad"/><svg:title>ATTENTION</svg:title></draw:frame> 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233">p.second=54;</text:p>
          <text:h text:style-name="Heading_20_3" text:outline-level="3"><text:bookmark-start text:name="__RefHeading__16778_2073142818"/><text:bookmark text:name="constd"/>Les conteneurs de la bibliothèque standard<text:bookmark-end text:name="__RefHeading__16778_2073142818"/></text:h>
          <text:p text:style-name="Text_20_body">Les conteneurs disponibles dans la bibliothèque standard sont présentés rapidement ci-dessous:</text:p>
          <text:h text:style-name="Heading_20_4" text:outline-level="4"><text:bookmark-start text:name="__RefHeading__16780_2073142818"/>Conteneurs séquentiels généralistes:<text:bookmark-end text:name="__RefHeading__16780_2073142818"/></text:h>
          <text:p text:style-name="List_20_Heading"><text:a xlink:type="simple" xlink:href="http://www.cplusplus.com/reference/stl/vector"><text:span text:style-name="Source_20_Text">vector</text:span></text:a> </text:p>
          <text:p text:style-name="List_20_Contents">Tableau à une dimension </text:p>
          <text:p text:style-name="List_20_Heading"><text:a xlink:type="simple" xlink:href="http://www.cplusplus.com/reference/stl/List"><text:span text:style-name="Source_20_Text">list</text:span></text:a> </text:p>
          <text:p text:style-name="List_20_Contents">Liste doublement chaînée </text:p>
          <text:p text:style-name="List_20_Heading"><text:a xlink:type="simple" xlink:href="http://www.cplusplus.com/reference/stl/deque"><text:span text:style-name="Source_20_Text">deque</text:span></text:a> </text:p>
          <text:p text:style-name="List_20_Contents">Ressemble à un vecteur, sauf que l'insertion et la suppression en tête de liste sont plus performantes. </text:p>
          <text:p text:style-name="List_20_Heading"><text:a xlink:type="simple" xlink:href="http://www.cplusplus.com/reference/stl/queue"><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l/stack"><text:span text:style-name="Source_20_Text">stack</text:span></text:a> </text:p>
          <text:p text:style-name="P228">Pile (dernier entré, premier sorti). <text:span text:style-name="Emphasis">C'est un adaptateur de conteneur.</text:span> </text:p>
          <text:h text:style-name="Heading_20_4" text:outline-level="4"><text:bookmark-start text:name="__RefHeading__16782_2073142818"/>Conteneurs ordonnés généralistes:<text:bookmark-end text:name="__RefHeading__16782_2073142818"/></text:h>
          <text:p text:style-name="List_20_Heading"><text:a xlink:type="simple" xlink:href="http://www.cplusplus.com/reference/stl/map"><text:span text:style-name="Source_20_Text">map</text:span></text:a>, <text:a xlink:type="simple" xlink:href="http://www.cplusplus.com/reference/stl/multimap"><text:span text:style-name="Source_20_Text">multimap</text:span></text:a> </text:p>
          <text:p text:style-name="List_20_Contents">Tableau associatif, dans le cas de multimap plusieurs éléments peuvent avoir la même clé </text:p>
          <text:p text:style-name="List_20_Heading"><text:a xlink:type="simple" xlink:href="http://www.cplusplus.com/reference/stl/set"><text:span text:style-name="Source_20_Text">set</text:span></text:a>, <text:a xlink:type="simple" xlink:href="http://www.cplusplus.com/reference/stl/multiset"><text:span text:style-name="Source_20_Text">multiset</text:span></text:a> </text:p>
          <text:p text:style-name="List_20_Contents">Ensemble (set), dans le cas de multiset on peut avoir plusieurs fois le même élément. </text:p>
          <text:p text:style-name="List_20_Heading"><text:a xlink:type="simple" xlink:href="http://www.cplusplus.com/reference/stl/priority_queue"><text:span text:style-name="Source_20_Text">priority_queue</text:span></text:a> </text:p>
          <text:p text:style-name="P228">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text:bookmark-start text:name="__RefHeading__16784_2073142818"/>Conteneurs spécialisés:<text:bookmark-end text:name="__RefHeading__16784_2073142818"/></text:h>
          <text:p text:style-name="List_20_Heading"><text:a xlink:type="simple" xlink:href="http://www.cplusplus.com/reference/string"><text:span text:style-name="Source_20_Text">string, wstring</text:span></text:a> </text:p>
          <text:p text:style-name="List_20_Contents">Chaînes de caractères </text:p>
          <text:p text:style-name="List_20_Heading"><text:soft-page-break/><text:a xlink:type="simple" xlink:href="http://www.cplusplus.com/reference/stl/bitset"><text:span text:style-name="Source_20_Text">bitset</text:span></text:a> </text:p>
          <text:p text:style-name="P228">Tableau de booléens. </text:p>
          <text:p text:style-name="Text_20_body"><draw:frame draw:style-name="fr2" draw:name="images226" text:anchor-type="as-char" svg:width="0.397cm" svg:height="0.397cm" draw:z-index="282"><draw:image xlink:href="../../html/attention.gif" xlink:type="simple" xlink:show="embed" xlink:actuate="onLoad"/><svg:title>ATTENTION</svg:title></draw:frame> 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start text:name="__RefHeading__16786_2073142818"/><text:bookmark text:name="typecont"/>Types définis sur les conteneurs<text:bookmark-end text:name="__RefHeading__16786_2073142818"/></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453049888" text:style-name="L202">
            <text:list-item>
              <text:p text:style-name="P209"><text:span text:style-name="Source_20_Text">seq&lt;objet&gt;</text:span> (un conteneur séquentiel) </text:p>
            </text:list-item>
            <text:list-item>
              <text:p text:style-name="P101"><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2" draw:name="images227" text:anchor-type="as-char" svg:width="0.397cm" svg:height="0.397cm" draw:z-index="283"><draw:image xlink:href="../../html/attention.gif" xlink:type="simple" xlink:show="embed" xlink:actuate="onLoad"/><svg:title>ATTENTION</svg:title></draw:frame> 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2">value_type</text:span></text:span> </text:p>
          <text:p text:style-name="List_20_Contents">Type d'élément: <text:span text:style-name="Source_20_Text">seq&lt;objet&gt;::value_type</text:span> n'est autre que <text:span text:style-name="Source_20_Text">objet</text:span> </text:p>
          <text:p text:style-name="List_20_Heading"><text:span text:style-name="Source_20_Text"><text:span text:style-name="T2">reference</text:span></text:span> </text:p>
          <text:p text:style-name="List_20_Contents"><text:span text:style-name="Source_20_Text"><text:span text:style-name="T2">value_type&amp;</text:span></text:span> (ici <text:span text:style-name="Source_20_Text"><text:span text:style-name="T2">objet &amp;</text:span></text:span>) </text:p>
          <text:p text:style-name="List_20_Heading"><text:span text:style-name="Source_20_Text"><text:span text:style-name="T2">const_reference</text:span></text:span> </text:p>
          <text:p text:style-name="List_20_Contents"><text:span text:style-name="Source_20_Text"><text:span text:style-name="T2">const value_type &amp; </text:span></text:span>(ici <text:span text:style-name="Source_20_Text"><text:span text:style-name="T2">const objet &amp; </text:span></text:span>) </text:p>
          <text:p text:style-name="List_20_Heading"><text:span text:style-name="Source_20_Text"><text:span text:style-name="T2">size_type</text:span></text:span> </text:p>
          <text:p text:style-name="List_20_Contents">Numéros d'indices, nombre d'éléments, etc. </text:p>
          <text:p text:style-name="List_20_Heading"><text:span text:style-name="Source_20_Text"><text:span text:style-name="T2">iterator</text:span></text:span> </text:p>
          <text:p text:style-name="List_20_Contents"><text:span text:style-name="Source_20_Text"><text:span text:style-name="T2">value_type*</text:span></text:span>, (ici <text:span text:style-name="Source_20_Text"><text:span text:style-name="T2">objet *</text:span></text:span>) permet de balayer le conteneur <draw:a xlink:type="simple" xlink:href="../../html/stdlib.html#iterateurs"><draw:frame draw:style-name="fr3" draw:name="images228" text:anchor-type="as-char" svg:width="0.291cm" svg:height="0.344cm" draw:z-index="284"><draw:image xlink:href="../../html/apres.gif" xlink:type="simple" xlink:show="embed" xlink:actuate="onLoad"/><svg:title>apres</svg:title></draw:frame></draw:a> </text:p>
          <text:p text:style-name="List_20_Heading"><text:span text:style-name="Source_20_Text"><text:span text:style-name="T2">const_iterator</text:span></text:span> </text:p>
          <text:p text:style-name="List_20_Contents">Méme chose, mais garantit que les objets récupérés ne seront pas modifiés. </text:p>
          <text:p text:style-name="List_20_Heading"><text:span text:style-name="Source_20_Text"><text:span text:style-name="T2">reverse_iterator</text:span></text:span> </text:p>
          <text:p text:style-name="List_20_Contents">Pour balayer le conteneur à l'envers </text:p>
          <text:p text:style-name="List_20_Heading"><text:span text:style-name="Source_20_Text"><text:span text:style-name="T2">const_reverse_iterator</text:span></text:span> </text:p>
          <text:p text:style-name="List_20_Contents">no comment </text:p>
          <text:p text:style-name="List_20_Heading"><text:span text:style-name="Source_20_Text"><text:span text:style-name="T2">difference_type</text:span></text:span> </text:p>
          <text:p text:style-name="P228">Différence entre deux itérateurs </text:p>
          <text:h text:style-name="Heading_20_4" text:outline-level="4"><text:bookmark-start text:name="__RefHeading__16788_2073142818"/>Cas des conteneurs associatifs<text:bookmark-end text:name="__RefHeading__16788_2073142818"/></text:h>
          <text:p text:style-name="Text_20_body">Les conteneurs associatifs définissent également les types suivants:</text:p>
          <text:p text:style-name="List_20_Heading"><text:span text:style-name="Source_20_Text"><text:span text:style-name="T2">Key</text:span></text:span> ou <text:span text:style-name="Source_20_Text"><text:span text:style-name="T2">key_type</text:span></text:span> </text:p>
          <text:p text:style-name="List_20_Contents">Clé d'accès aux éléments. (Ici, <text:span text:style-name="Source_20_Text">cle</text:span>) </text:p>
          <text:p text:style-name="List_20_Heading"><text:span text:style-name="Source_20_Text"><text:span text:style-name="T2">T</text:span></text:span> ou <text:span text:style-name="Source_20_Text"><text:span text:style-name="T2">data_type</text:span></text:span> </text:p>
          <text:p text:style-name="List_20_Contents">Type d'éléments stockés. (Ici, <text:span text:style-name="Source_20_Text">valeur</text:span>) </text:p>
          <text:p text:style-name="List_20_Heading"><text:span text:style-name="Source_20_Text"><text:span text:style-name="T2">pair&lt;key,T&gt;</text:span></text:span> </text:p>
          <text:p text:style-name="P228">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text:span text:style-name="Source_20_Text">map</text:span></text:a>). </text:p>
          <text:h text:style-name="Heading_20_3" text:outline-level="3"><text:bookmark-start text:name="__RefHeading__16790_2073142818"/><text:bookmark text:name="fctopcont"/>Quelques fonctions membres ou opérateurs définis sur les conteneurs<text:bookmark-end text:name="__RefHeading__16790_2073142818"/></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747132741" text:style-name="L203">
            <text:list-item>
              <text:p text:style-name="P102"><text:span text:style-name="T2">Itérateurs</text:span> </text:p>
              <text:p text:style-name="P225"><text:span text:style-name="Source_20_Text"><text:span text:style-name="T2">iterator begin()</text:span></text:span>, <text:span text:style-name="Source_20_Text"><text:span text:style-name="T2">const_iterator begin()</text:span></text:span> <text:span text:style-name="Emphasis">(tous)</text:span> </text:p>
              <text:p text:style-name="P227">Retourne un itérateur qui pointe sur le premier élément. Permet donc de démarrer une boucle pour faire <text:soft-page-break/>défiler tous les éléments du conteneur. </text:p>
              <text:p text:style-name="P225"><text:span text:style-name="Source_20_Text"><text:span text:style-name="T2">iterator end()</text:span></text:span>,<text:span text:style-name="Source_20_Text"><text:span text:style-name="T2">const_iterator begin()</text:span></text:span> <text:span text:style-name="Emphasis">(tous)</text:span> </text:p>
              <text:p text:style-name="P229">Retourne un itérateur qui pointe <text:span text:style-name="Emphasis">après</text:span> le dernier élément. Permet donc de donner une condition de fin à la boucle. Cet objet est aussi utilisé par de nombreuses fonctions (algorithmes <draw:a xlink:type="simple" xlink:href="../../html/stdlib.html#algo"><draw:frame draw:style-name="fr3" draw:name="images229" text:anchor-type="as-char" svg:width="0.291cm" svg:height="0.344cm" draw:z-index="285"><draw:image xlink:href="../../html/apres.gif" xlink:type="simple" xlink:show="embed" xlink:actuate="onLoad"/><svg:title>apres</svg:title></draw:frame></draw:a>), par exemple <text:span text:style-name="Source_20_Text">find</text:span> pour signifier que l'objet recherché n'a pas été trouvé. </text:p>
              <text:p text:style-name="P237">typedef conteneur&lt;int&gt;::const_iterator citr;</text:p>
              <text:p text:style-name="P237">for (citr i=V1.begin(); i!=V1.end(); ++i) {</text:p>
              <text:p text:style-name="P237"><text:s text:c="3"/>cout &lt;&lt; *i &lt;&lt; endl;</text:p>
              <text:p text:style-name="P239">}</text:p>
              <text:p text:style-name="P229"><text:span text:style-name="Emphasis">ou, plus lisible, en c++11:</text:span> </text:p>
              <text:p text:style-name="P237">for ( auto i=V1.begin(); i!=V1.end(); ++i) {</text:p>
              <text:p text:style-name="P237"><text:s text:c="3"/>cout &lt;&lt; *i &lt;&lt; endl;</text:p>
              <text:p text:style-name="P239">}</text:p>
              <text:p text:style-name="P229"><text:span text:style-name="Emphasis">encore plus lisible, toujours en c++11:</text:span> </text:p>
              <text:p text:style-name="P237">for ( auto x : V1 ) {</text:p>
              <text:p text:style-name="P237"><text:s text:c="3"/>cout &lt;&lt; x &lt;&lt; endl;</text:p>
              <text:p text:style-name="P239">}</text:p>
            </text:list-item>
            <text:list-item>
              <text:p text:style-name="P102"><text:span text:style-name="T2">Accès aux éléments</text:span> </text:p>
              <text:p text:style-name="P225"><text:span text:style-name="Source_20_Text"><text:span text:style-name="T2">reference top() const</text:span></text:span>, <text:span text:style-name="Source_20_Text"><text:span text:style-name="T2">const_reference top() const</text:span></text:span> <text:span text:style-name="Emphasis">(stack)</text:span> </text:p>
              <text:p text:style-name="P227">Renvoie l'élément situé en haut de la pile. Temps d'exécution constant. La pile ne doit pas être vide. </text:p>
              <text:p text:style-name="P225"><text:span text:style-name="Source_20_Text"><text:span text:style-name="T2">reference front() const</text:span></text:span>, <text:span text:style-name="Source_20_Text"><text:span text:style-name="T2">const_reference front() const</text:span></text:span> <text:span text:style-name="Emphasis">(vector,list,deque)</text:span> </text:p>
              <text:p text:style-name="P227">Renvoie le premier élément </text:p>
              <text:p text:style-name="P225"><text:span text:style-name="Source_20_Text"><text:span text:style-name="T2">reference back() const</text:span></text:span>,<text:span text:style-name="Source_20_Text"><text:span text:style-name="T2">const_reference back() const</text:span></text:span> <text:span text:style-name="Emphasis">(vector,list,deque)</text:span> </text:p>
              <text:p text:style-name="P229">Renvoie le dernier élément </text:p>
              <text:p text:style-name="P237">vector&lt;int&gt; V1;</text:p>
              <text:p text:style-name="P237">...</text:p>
              <text:p text:style-name="P237">int f = V1.front();</text:p>
              <text:p text:style-name="P237">int b = V1.back();</text:p>
              <text:p text:style-name="P237"/>
              <text:p text:style-name="P237">cout &lt;&lt; "Premier entier " &lt;&lt; f <text:s/>&lt;&lt; endl;</text:p>
              <text:p text:style-name="P239">cout &lt;&lt; "Dernier entier " &lt;&lt; b <text:s/>&lt;&lt; endl;</text:p>
              <text:p text:style-name="P225"><text:span text:style-name="Source_20_Text"><text:span text:style-name="T2">reference operator[](size_type n)</text:span></text:span>, <text:span text:style-name="Source_20_Text"><text:span text:style-name="T2">const_reference operator[](size_type n)</text:span></text:span> <text:span text:style-name="Emphasis">(vector,string,deque )</text:span> </text:p>
              <text:p text:style-name="P229">Permet d'accéder à un élément indicé. Attention, il n'y a pas de contrôle de débordement. Le premier élément a l'indice 0. </text:p>
              <text:p text:style-name="P237">string s = "hello";</text:p>
              <text:p text:style-name="P239">cout &lt;&lt; s[0]; // renvoie h</text:p>
              <text:p text:style-name="P225"><text:span text:style-name="Source_20_Text"><text:span text:style-name="T2">data_type &amp; operator[](const key_type&amp; k)</text:span></text:span> <text:span text:style-name="Emphasis">(map)</text:span> </text:p>
              <text:p text:style-name="P229">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237">map&lt;string,string&gt; couleurs;</text:p>
              <text:p text:style-name="P237">...</text:p>
              <text:p text:style-name="P237">couleurs["foreground_color"]="rouge";</text:p>
              <text:p text:style-name="P239">couleurs["background_color"]="blanc";</text:p>
              <text:p text:style-name="P225"><text:span text:style-name="Source_20_Text"><text:span text:style-name="T2">iterator find(const key_type &amp; k)</text:span></text:span>, <text:span text:style-name="Source_20_Text"><text:span text:style-name="T2">const_iterator find(const key_type &amp; k)</text:span></text:span> <text:span text:style-name="Emphasis">(map,set)</text:span> </text:p>
              <text:p text:style-name="P229">Renvoie un itérateur pointant sur l'élément de clé <text:span text:style-name="Source_20_Text">k</text:span>. S'il n'y a pas d'élément de clé k, renvoie <text:span text:style-name="Source_20_Text">end()</text:span> </text:p>
              <text:p text:style-name="P237"><text:soft-page-break/>map&lt;string,string&gt; couleurs;</text:p>
              <text:p text:style-name="P237">...</text:p>
              <text:p text:style-name="P237">map&lt;string,string&gt;::iterator i = couleurs.find("foreground_color");</text:p>
              <text:p text:style-name="P237">if (i==couleurs.end()) {</text:p>
              <text:p text:style-name="P237"><text:s text:c="3"/>cout &lt;&lt; "Pas trouvé" &lt;&lt; endl;</text:p>
              <text:p text:style-name="P237">} else {</text:p>
              <text:p text:style-name="P239"><text:s text:c="3"/>cout <text:s/>&lt;&lt; "clé=" &lt;&lt; i-&gt;first &lt;&lt; "valeur=" &lt;&lt; i-&gt;second &lt;&lt; endl;</text:p>
              <text:p text:style-name="P229"><text:span text:style-name="Emphasis">ou, plus lisible, en c++11:</text:span> </text:p>
              <text:p text:style-name="P237">map&lt;string,string&gt; couleurs;</text:p>
              <text:p text:style-name="P237">...</text:p>
              <text:p text:style-name="P237">auto i = couleurs.find("foreground_color");</text:p>
              <text:p text:style-name="P237">if (i==couleurs.end()) {</text:p>
              <text:p text:style-name="P237"><text:s text:c="3"/>cout &lt;&lt; "Pas trouvé" &lt;&lt; endl;</text:p>
              <text:p text:style-name="P237">} else {</text:p>
              <text:p text:style-name="P239"><text:s text:c="3"/>cout <text:s/>&lt;&lt; "clé=" &lt;&lt; i-&gt;first &lt;&lt; "valeur=" &lt;&lt; i-&gt;second &lt;&lt; endl;</text:p>
            </text:list-item>
            <text:list-item>
              <text:p text:style-name="P102"><text:span text:style-name="T2">Opérations d'insertion et de suppression d'éléments.</text:span> </text:p>
              <text:p text:style-name="P225"><text:span text:style-name="Source_20_Text"><text:span text:style-name="T2">void push(const value_type &amp; x)</text:span></text:span><text:span text:style-name="Emphasis">(stack,queue)</text:span> </text:p>
              <text:p text:style-name="P227">Insère <text:span text:style-name="Source_20_Text">x</text:span> en haut de la pile ou à la fin de la queue. Temps d'exécution constant. </text:p>
              <text:p text:style-name="P225"><text:span text:style-name="Source_20_Text"><text:span text:style-name="T2">void pop()</text:span></text:span><text:span text:style-name="Emphasis">(stack,queue)</text:span> </text:p>
              <text:p text:style-name="P227">Supprime l'élément situé en haut de la pile ou en tête de la queue. Temps d'exécution constant. La pile ou la queue ne doit pas être vide. </text:p>
              <text:p text:style-name="P225"><text:span text:style-name="Source_20_Text"><text:span text:style-name="T2">void push_front(const value_type &amp; x)</text:span></text:span> <text:span text:style-name="Emphasis">(deque,list)</text:span> </text:p>
              <text:p text:style-name="P227">Insère <text:span text:style-name="Source_20_Text">x</text:span> au début. </text:p>
              <text:p text:style-name="P225"><text:span text:style-name="Source_20_Text"><text:span text:style-name="T2">void pop_front()</text:span></text:span> <text:span text:style-name="Emphasis">(deque,list)</text:span> </text:p>
              <text:p text:style-name="P227">Supprime <text:span text:style-name="Source_20_Text">x</text:span> du début. Ces fonctions ont un comportement indéfini si le conteneur est vide: utiliser la fonction <text:span text:style-name="Source_20_Text">empty()</text:span> auparavant. </text:p>
              <text:p text:style-name="P225"><text:span text:style-name="Source_20_Text"><text:span text:style-name="T2">void push_back(const value_type &amp; x)</text:span></text:span> <text:span text:style-name="Emphasis">(string, deque,list,vector)</text:span> </text:p>
              <text:p text:style-name="P227">Insère <text:span text:style-name="Source_20_Text">x</text:span> à la fin. </text:p>
              <text:p text:style-name="P225"><text:span text:style-name="Source_20_Text"><text:span text:style-name="T2">void pop_back()</text:span></text:span> <text:span text:style-name="Emphasis">(string, deque,list,vector)</text:span> </text:p>
              <text:p text:style-name="P227">Supprime <text:span text:style-name="Source_20_Text">x</text:span> à la fin. Ces fonctions ont un comportement indéfini si le conteneur est vide: utiliser la fonction <text:span text:style-name="Source_20_Text">empty()</text:span> auparavant. </text:p>
              <text:p text:style-name="P225"><text:span text:style-name="Source_20_Text"><text:span text:style-name="T2">iterator insert(iterator p,const value_type &amp; x)</text:span></text:span> <text:span text:style-name="Emphasis">(vector,list,deque)</text:span> </text:p>
              <text:p text:style-name="P227">Insère <text:span text:style-name="Source_20_Text">x</text:span> avant <text:span text:style-name="Source_20_Text">p</text:span> et retourne un itérateur pointant sur <text:span text:style-name="Source_20_Text">x</text:span>. </text:p>
              <text:p text:style-name="P225"><text:span text:style-name="Source_20_Text"><text:span text:style-name="T2">void insert(iterator p, In first, In last)</text:span></text:span> <text:span text:style-name="Emphasis">(vector,list,deque)</text:span> </text:p>
              <text:p text:style-name="P229">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237">vector&lt;int&gt; V1;</text:p>
              <text:p text:style-name="P237">list&lt;int&gt; L1;</text:p>
              <text:p text:style-name="P237">...</text:p>
              <text:p text:style-name="P237">vector&lt;int&gt;::iterator i=V1.begin()+3;</text:p>
              <text:p text:style-name="P239">L1.insert(L1.begin(),i, V1.end());</text:p>
              <text:p text:style-name="P229"><text:span text:style-name="Emphasis">ou, plus lisible, en c++11:</text:span> </text:p>
              <text:p text:style-name="P237">vector&lt;int&gt; V1;</text:p>
              <text:p text:style-name="P237">list&lt;int&gt; L1;</text:p>
              <text:p text:style-name="P237">...</text:p>
              <text:p text:style-name="P237">auto i=V1.begin()+3;</text:p>
              <text:p text:style-name="P239">L1.insert(L1.begin(),i, V1.end());</text:p>
              <text:p text:style-name="P225"><text:span text:style-name="Source_20_Text"><text:span text:style-name="T2">iterator erase(iterator p)</text:span></text:span> <text:span text:style-name="Emphasis">(vector,deque,list)</text:span><text:line-break/><text:span text:style-name="Source_20_Text"><text:span text:style-name="T2">void erase(iterator p)</text:span></text:span> <text:span text:style-name="Emphasis">(map,set)</text:span> </text:p>
              <text:p text:style-name="P227">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225"><text:span text:style-name="Source_20_Text"><text:span text:style-name="T2">iterator erase(iterator first, iterator last)</text:span></text:span> <text:soft-page-break/><text:span text:style-name="Emphasis">(vector,deque,list)</text:span><text:line-break/><text:span text:style-name="Source_20_Text"><text:span text:style-name="T2">void erase(iterator first, iterator last)</text:span></text:span> <text:span text:style-name="Emphasis">(map,set)</text:span> </text:p>
              <text:p text:style-name="P227">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225"><text:span text:style-name="Source_20_Text"><text:span text:style-name="T2">void remove(const value_type &amp; valeur)</text:span></text:span> <text:span text:style-name="Emphasis">(list)</text:span> </text:p>
              <text:p text:style-name="P227">Supprime de la liste tous les éléments égaux à <text:span text:style-name="Source_20_Text">valeur</text:span> </text:p>
              <text:p text:style-name="P225"><text:span text:style-name="Source_20_Text"><text:span text:style-name="T2">void unique()</text:span></text:span> <text:span text:style-name="Emphasis">(list)</text:span> </text:p>
              <text:p text:style-name="P227">Supprime de la liste tous les éléments conécutifs égaux de la liste, sauf un. </text:p>
              <text:p text:style-name="P225"><text:span text:style-name="Source_20_Text"><text:span text:style-name="T2">void clear()</text:span></text:span> <text:span text:style-name="Emphasis">(tous sauf stack)</text:span> </text:p>
              <text:p text:style-name="P227">Efface tous les éléments. </text:p>
            </text:list-item>
            <text:list-item>
              <text:p text:style-name="P102"><text:span text:style-name="T2">Opérations affectant l'ordre des éléments </text:span><text:span text:style-name="Emphasis"><text:span text:style-name="T2">(uniquement list)</text:span></text:span> </text:p>
              <text:p text:style-name="P225"><text:span text:style-name="Source_20_Text"><text:span text:style-name="T2">void reverse()</text:span></text:span> </text:p>
              <text:p text:style-name="P227">Retourne l'ordre des éléments dans la liste. </text:p>
              <text:p text:style-name="P225"><text:span text:style-name="Source_20_Text"><text:span text:style-name="T2">void sort()</text:span></text:span> </text:p>
              <text:p text:style-name="P227">Trie les éléments de la liste en utilisant <text:span text:style-name="Source_20_Text">operator&lt;</text:span> </text:p>
            </text:list-item>
            <text:list-item>
              <text:p text:style-name="P102"><text:span text:style-name="T2">Opérations diverses</text:span> </text:p>
              <text:p text:style-name="P225"><text:span text:style-name="Source_20_Text"><text:span text:style-name="T2">size_type size() const</text:span></text:span> <text:span text:style-name="Emphasis">(tous)</text:span> </text:p>
              <text:p text:style-name="P227">renvoie le nombre d'éléments dans le conteneur. </text:p>
              <text:p text:style-name="P225"><text:span text:style-name="Source_20_Text"><text:span text:style-name="T2">bool empty() const</text:span></text:span> <text:span text:style-name="Emphasis">(tous)</text:span> </text:p>
              <text:p text:style-name="P229">renvoie <text:span text:style-name="Source_20_Text">true</text:span> si le conteneur est vide. </text:p>
            </text:list-item>
          </text:list>
          <text:p text:style-name="Text_20_body"><text:a xlink:type="simple" xlink:href="../../html/stdlib.html#"/></text:p>
          <text:p text:style-name="Horizontal_20_Line"/>
          <text:h text:style-name="Heading_20_3" text:outline-level="3"><text:bookmark-start text:name="__RefHeading__16792_2073142818"/><text:bookmark text:name="string"/>string: les chaînes de caractères<text:bookmark-end text:name="__RefHeading__16792_2073142818"/></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228">Surcharge de l'opérateur <text:span text:style-name="Source_20_Text"><text:span text:style-name="T2">+</text:span></text:span> </text:p>
          <text:p text:style-name="P236">string A="hello";</text:p>
          <text:p text:style-name="P236">string B="world";</text:p>
          <text:p text:style-name="P236">string C = A + " <text:s text:c="2"/>" + B; <text:s text:c="2"/>// C contient hello world</text:p>
          <text:p text:style-name="P238">...</text:p>
          <text:p text:style-name="List_20_Heading"><text:span text:style-name="Emphasis">Tester l'égalité entre deux chaînes.</text:span> </text:p>
          <text:p text:style-name="List_20_Contents">Comme d'habitude, les opéteurs <text:span text:style-name="Source_20_Text"><text:span text:style-name="T2">==</text:span></text:span>, <text:span text:style-name="Source_20_Text"><text:span text:style-name="T2">!=</text:span></text:span>, <text:span text:style-name="Source_20_Text"><text:span text:style-name="T2">&lt;</text:span></text:span>, <text:span text:style-name="Source_20_Text"><text:span text:style-name="T2">&gt;</text:span></text:span> etc. sont là pour cela. </text:p>
          <text:p text:style-name="List_20_Heading"><text:span text:style-name="Emphasis">Connaître la longueur d'une chaîne.</text:span> </text:p>
          <text:p text:style-name="List_20_Contents">Par la fonction-membre <text:span text:style-name="Source_20_Text"><text:span text:style-name="T2">length()</text:span></text:span>. </text:p>
          <text:p text:style-name="List_20_Heading"><text:span text:style-name="Emphasis">Trouver un caractère ou une sous-chaîne dans une chaîne</text:span> </text:p>
          <text:p text:style-name="P228">La fonction-membre <text:span text:style-name="Source_20_Text"><text:span text:style-name="T2">find</text:span></text:span> renvoie un nombre de type <text:span text:style-name="Source_20_Text"><text:span text:style-name="T2">string::size_type</text:span></text:span>. Si le caractère n'existe pas, elle renvoie le membre constant <text:span text:style-name="Source_20_Text"><text:span text:style-name="T2">string::npos</text:span></text:span>. Comme pour les autres conteneurs, le premier élément a pour indice 0. </text:p>
          <text:p text:style-name="P236">...</text:p>
          <text:p text:style-name="P236">string::size_type p1 = C.find('o'); <text:s text:c="6"/>// renvoie 4</text:p>
          <text:p text:style-name="P236">string::size_type p2 = C.find('o',p1+1); <text:s/>// renvoie 9</text:p>
          <text:p text:style-name="P236">string::size_type p3 = C.find('z'); <text:s text:c="6"/>// renvoie npos</text:p>
          <text:p text:style-name="P236">if (p3 == string::npos) {</text:p>
          <text:p text:style-name="P236"><text:s text:c="3"/>cout &lt;&lt; "Pas de lettre z " &lt;&lt; endl;</text:p>
          <text:p text:style-name="P238">...</text:p>
          <text:p text:style-name="P228"><text:span text:style-name="Emphasis">ou, plus lisible, en c++11:</text:span> </text:p>
          <text:p text:style-name="P236"><text:soft-page-break/>...</text:p>
          <text:p text:style-name="P236">auto p1 = C.find('o'); <text:s text:c="3"/>// renvoie 4</text:p>
          <text:p text:style-name="P236">auto p2 = C.find('o',p1+1); <text:s/>// renvoie 9</text:p>
          <text:p text:style-name="P236">auto p3 = C.find('z'); <text:s text:c="6"/>// renvoie npos</text:p>
          <text:p text:style-name="P236">if (p3 == string::npos) {</text:p>
          <text:p text:style-name="P236"><text:s text:c="3"/>cout &lt;&lt; "Pas de lettre z " &lt;&lt; endl;</text:p>
          <text:p text:style-name="P238">...</text:p>
          <text:p text:style-name="List_20_Heading"><text:span text:style-name="Emphasis">Touver un caractère différent d'un caractère donné:</text:span> </text:p>
          <text:p text:style-name="P228">La fonction-membre <text:span text:style-name="Source_20_Text"><text:span text:style-name="T2">find_first_not_of</text:span></text:span> est faite pour cela: </text:p>
          <text:p text:style-name="P236">...</text:p>
          <text:p text:style-name="P236">string::size_type c1 = C.find(' '); <text:s text:c="17"/>// renvoie 5</text:p>
          <text:p text:style-name="P236">string::size_type m2 = C.find_first_not_of(' ',c1); <text:s/>// renvoie 8</text:p>
          <text:p text:style-name="P238">...</text:p>
          <text:p text:style-name="P228"><text:span text:style-name="Emphasis">ou, plus lisible, en c++11:</text:span> </text:p>
          <text:p text:style-name="P236">...</text:p>
          <text:p text:style-name="P236">auto c1 = C.find(' '); <text:s text:c="14"/>// renvoie 5</text:p>
          <text:p text:style-name="P236">auto c2 = C.find_first_not_of(' ',c1); <text:s/>// renvoie 8</text:p>
          <text:p text:style-name="P238">...</text:p>
          <text:p text:style-name="List_20_Heading"><text:span text:style-name="Emphasis">Définir une sous-chaîne</text:span> </text:p>
          <text:p text:style-name="P228">Fonction-membre <text:span text:style-name="Source_20_Text"><text:span text:style-name="T2">substr</text:span></text:span>. Ses deux paramètres sont: la position à partir de laquelle démarrer la sous-chaîne, et la longueur de celle-ci. </text:p>
          <text:p text:style-name="P236">...</text:p>
          <text:p text:style-name="P236">string milieu = C.substr(p1,p2-p1+1); // renvoie o <text:s text:c="2"/>wo </text:p>
          <text:p text:style-name="P238">...</text:p>
          <text:p text:style-name="List_20_Heading"><text:span text:style-name="Emphasis">Effacer une sous-chaîne</text:span> </text:p>
          <text:p text:style-name="P228">Fonction-membre <text:span text:style-name="Source_20_Text"><text:span text:style-name="T2">erase</text:span></text:span>. Ses deux paramètres sont: la position à partir de laquelle démarrer la sous-chaîne, et la longueur de celle-ci. Renvoie la chaîne après la suppression réalisée: </text:p>
          <text:p text:style-name="P236">...</text:p>
          <text:p text:style-name="P236">C.erase(p1,p2-p1+1); <text:s text:c="2"/>// C vaut maintenant hellrld</text:p>
          <text:p text:style-name="P236">string milieu = C.substr(p1,p2-p1+1); // renvoie o <text:s text:c="2"/>wo </text:p>
          <text:p text:style-name="P238">...</text:p>
          <text:p text:style-name="List_20_Heading"><text:span text:style-name="Emphasis">Insérer une sous-chaîne</text:span> </text:p>
          <text:p text:style-name="P228">Fonction-membre <text:span text:style-name="Source_20_Text"><text:span text:style-name="T2">insert</text:span></text:span>. Ses deux paramètres sont: la position à partir de laquelle démarrer l'insertion, et la chaîne à insérer. </text:p>
          <text:p text:style-name="P236">...</text:p>
          <text:p text:style-name="P236">C.insert(1,milieu); <text:s text:c="3"/>// C vaut maintenant ho <text:s text:c="2"/>woellrld </text:p>
          <text:p text:style-name="P238">...</text:p>
          <text:p text:style-name="List_20_Heading"><text:span text:style-name="Emphasis">Ajouter des caractères en fin de chaîne</text:span> </text:p>
          <text:p text:style-name="List_20_Contents">La fonction-membre <text:span text:style-name="Source_20_Text"><text:span text:style-name="T2">push_back</text:span></text:span> est utilisable dans ce but. </text:p>
          <text:p text:style-name="List_20_Heading"><text:span text:style-name="Emphasis">Travailler avec des </text:span><text:span text:style-name="Emphasis"><text:span text:style-name="Source_20_Text">char *</text:span></text:span> </text:p>
          <text:p text:style-name="P228">De nombreuses fonctions C utilisent non pas l'objet <text:span text:style-name="Source_20_Text"><text:span text:style-name="T2">string</text:span></text:span>, mais le type <text:span text:style-name="Source_20_Text"><text:span text:style-name="T2">char *</text:span></text:span>. La fonction <text:span text:style-name="Source_20_Text"><text:span text:style-name="T2">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236">...</text:p>
          <text:p text:style-name="P236">char * c = C.c_str();</text:p>
          <text:p text:style-name="P238">...</text:p>
          <text:h text:style-name="Heading_20_2" text:outline-level="2"><text:bookmark-start text:name="__RefHeading__16794_2073142818"/><text:bookmark text:name="iterateurs"/>Les itérateurs<text:bookmark-end text:name="__RefHeading__16794_2073142818"/></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text:soft-page-break/>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31">for (v_int_it i=V.begin();i!=V.end();++i) {</text:p>
          <text:p text:style-name="Preformatted_20_Text"><text:s text:c="2"/><text:span text:style-name="T2">cout &lt;&lt; *i &lt;&lt; endl;</text:span></text:p>
          <text:p text:style-name="Preformatted_20_Text">};</text:p>
          <text:p text:style-name="P233"><text:s text:c="2"/>...</text:p>
          <text:p text:style-name="Text_20_body"><text:span text:style-name="Emphasis">ou, plus lisible, en c++11:</text:span> </text:p>
          <text:p text:style-name="Preformatted_20_Text">vector&lt;int&g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31">for (auto i=V.begin();i!=V.end();++i) {</text:p>
          <text:p text:style-name="Preformatted_20_Text"><text:s text:c="2"/><text:span text:style-name="T2">cout &lt;&lt; *i &lt;&lt; endl;</text:span></text:p>
          <text:p text:style-name="Preformatted_20_Text">};</text:p>
          <text:p text:style-name="P233"><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231">for (auto x : V) {</text:p>
          <text:p text:style-name="Preformatted_20_Text"><text:s text:c="2"/><text:span text:style-name="T2">cout &lt;&lt; x &lt;&lt; endl;</text:span></text:p>
          <text:p text:style-name="Preformatted_20_Text">};</text:p>
          <text:p text:style-name="P233"><text:s text:c="2"/>...</text:p>
          <text:p text:style-name="Text_20_body"><draw:frame draw:style-name="fr2" draw:name="images230" text:anchor-type="as-char" svg:width="0.397cm" svg:height="0.397cm" draw:z-index="286"><draw:image xlink:href="../../html/attention.gif" xlink:type="simple" xlink:show="embed" xlink:actuate="onLoad"/><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2" draw:name="images231" text:anchor-type="as-char" svg:width="0.397cm" svg:height="0.397cm" draw:z-index="287"><draw:image xlink:href="../../html/attention.gif" xlink:type="simple" xlink:show="embed" xlink:actuate="onLoad"/><svg:title>ATTENTION</svg:title></draw:frame> <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215958507" text:style-name="L204">
            <text:list-item>
              <text:p text:style-name="P210">Initialiser l'itérateur sur <text:span text:style-name="Source_20_Text">V1.begin()</text:span> </text:p>
            </text:list-item>
            <text:list-item>
              <text:p text:style-name="P210">Incrémenter (<text:span text:style-name="Source_20_Text">++</text:span>) l'itérateur à chaque itération, de préférence à l'aide de la version préfixée <draw:a xlink:type="simple" xlink:href="../../html/surch.html#ope-incr"><draw:frame draw:style-name="fr3" draw:name="images232" text:anchor-type="as-char" svg:width="0.291cm" svg:height="0.344cm" draw:z-index="288"><draw:image xlink:href="../../html/avant.gif" xlink:type="simple" xlink:show="embed" xlink:actuate="onLoad"/><svg:title>avant</svg:title></draw:frame></draw:a> </text:p>
            </text:list-item>
            <text:list-item>
              <text:p text:style-name="P103">Sortir de la boucle dès que l'itérateur est égal à <text:span text:style-name="Source_20_Text">V1.end()</text:span> </text:p>
            </text:list-item>
          </text:list>
          <text:p text:style-name="Text_20_body"><draw:frame draw:style-name="fr2" draw:name="images233" text:anchor-type="as-char" svg:width="0.397cm" svg:height="0.397cm" draw:z-index="289"><draw:image xlink:href="../../html/attention.gif" xlink:type="simple" xlink:show="embed" xlink:actuate="onLoad"/><svg:title>ATTENTION</svg:title></draw:frame> 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start text:name="__RefHeading__16796_2073142818"/><text:bookmark text:name="it-val"/>Itérateurs valides et invalides<text:bookmark-end text:name="__RefHeading__16796_2073142818"/></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2042243510" text:style-name="L205">
            <text:list-item>
              <text:p text:style-name="P211">Il n'a pas été initialisé </text:p>
            </text:list-item>
            <text:list-item>
              <text:p text:style-name="P211">Le conteneur a été redimensionné (par des insertions ou des suppressions, par exemple). </text:p>
            </text:list-item>
            <text:list-item>
              <text:p text:style-name="P211">Le conteneur a été détruit </text:p>
            </text:list-item>
            <text:list-item>
              <text:p text:style-name="P104">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text:soft-page-break/>vector &lt;int&gt; V1;</text:p>
          <text:p text:style-name="Preformatted_20_Text">i=V1.begin() + 4; <text:s text:c="5"/>// pointe sur le 5 è élément.</text:p>
          <text:p text:style-name="Preformatted_20_Text"><text:span text:style-name="T2">V1.insert(i,100000,0); // insère plein de cases juste avant </text:span><text:span text:style-name="Source_20_Text"><text:span text:style-name="T2">i</text:span></text:span></text:p>
          <text:p text:style-name="P234">cout &lt;&lt; *i &lt;&lt;endl; <text:s text:c="4"/>// plantage car i est devenu invalide</text:p>
          <text:p text:style-name="Text_20_body">En effet, lors de l'insertion de 100000 entiers, il y a fort à parier que le vecteur s'est trouvé une autre zône de mémoire, de sorte que l'itérateur s'est mis à pendouiller bêtement. Par contre, le code suivant ne présentera pas de problème:</text:p>
          <text:p text:style-name="P231">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2">L1.insert(i,100000,0); // insère plein de cases juste avant </text:span><text:span text:style-name="Source_20_Text"><text:span text:style-name="T2">i</text:span></text:span></text:p>
          <text:p text:style-name="P234">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start text:name="__RefHeading__16798_2073142818"/><text:bookmark text:name="it-cat"/>Les différentes catégories d'itérateurs<text:bookmark-end text:name="__RefHeading__16798_2073142818"/></text:h>
          <text:p text:style-name="Text_20_body">Les itérateurs peuvent être classés en plusieurs catégories; suivant les catégories auxquelles ils appartiennent, nous avons plus ou moins d'opérations à notre disposition;</text:p>
          <text:h text:style-name="Heading_20_4" text:outline-level="4"><text:bookmark-start text:name="__RefHeading__16800_2073142818"/>Intérateurs In (Input)<text:bookmark-end text:name="__RefHeading__16800_2073142818"/></text:h>
          <text:p text:style-name="Text_20_body">On ne peut effectuer que 4 opérations:</text:p>
          <text:list xml:id="list534850506" text:style-name="L206">
            <text:list-item>
              <text:p text:style-name="P212"><text:span text:style-name="Emphasis">égalité</text:span> <text:span text:style-name="Source_20_Text"><text:span text:style-name="T2">j = i </text:span></text:span></text:p>
            </text:list-item>
            <text:list-item>
              <text:p text:style-name="P212"><text:span text:style-name="Emphasis">Incrémentation</text:span> <text:span text:style-name="Source_20_Text"><text:span text:style-name="T2">++i</text:span></text:span> ou <text:span text:style-name="Source_20_Text"><text:span text:style-name="T2">i++</text:span></text:span> </text:p>
            </text:list-item>
            <text:list-item>
              <text:p text:style-name="P212"><text:span text:style-name="Emphasis">Déréférencement, en lecture seule</text:span> <text:span text:style-name="Source_20_Text"><text:span text:style-name="T2">A = *i </text:span></text:span></text:p>
            </text:list-item>
            <text:list-item>
              <text:p text:style-name="P105"><text:span text:style-name="Emphasis">Test d'égalité</text:span> <text:span text:style-name="Source_20_Text"><text:span text:style-name="T2">i == j </text:span></text:span></text:p>
            </text:list-item>
          </text:list>
          <text:p text:style-name="Text_20_body"><draw:frame draw:style-name="fr2" draw:name="images234" text:anchor-type="as-char" svg:width="0.397cm" svg:height="0.397cm" draw:z-index="290"><draw:image xlink:href="../../html/attention.gif" xlink:type="simple" xlink:show="embed" xlink:actuate="onLoad"/><svg:title>ATTENTION</svg:title></draw:frame>Il est impossible de faire <text:span text:style-name="Source_20_Text"><text:span text:style-name="T2">*i = A </text:span></text:span>avec cet itérateur.</text:p>
          <text:p text:style-name="Text_20_body"><draw:frame draw:style-name="fr2" draw:name="images235" text:anchor-type="as-char" svg:width="0.397cm" svg:height="0.397cm" draw:z-index="291"><draw:image xlink:href="../../html/attention.gif" xlink:type="simple" xlink:show="embed" xlink:actuate="onLoad"/><svg:title>ATTENTION</svg:title></draw:frame>Il est impossible de déréférencer plus d'une fois le même élément. Ainsi, le code <text:span text:style-name="Source_20_Text"><text:span text:style-name="T2">A = *i; B = *i</text:span></text:span> ne marche pas.</text:p>
          <text:p text:style-name="Text_20_body">On doit penser à cet itérateur comme à un objet permettant de lire un fichier.</text:p>
          <text:h text:style-name="Heading_20_4" text:outline-level="4"><text:bookmark-start text:name="__RefHeading__16802_2073142818"/>Intérateurs Out (Output)<text:bookmark-end text:name="__RefHeading__16802_2073142818"/></text:h>
          <text:p text:style-name="Text_20_body">On ne peut effectuer que 3 opérations:</text:p>
          <text:list xml:id="list201987341" text:style-name="L207">
            <text:list-item>
              <text:p text:style-name="P213"><text:span text:style-name="Emphasis">égalité</text:span> <text:span text:style-name="Source_20_Text"><text:span text:style-name="T2">j = i </text:span></text:span></text:p>
            </text:list-item>
            <text:list-item>
              <text:p text:style-name="P213"><text:span text:style-name="Emphasis">Incrémentation</text:span> <text:span text:style-name="Source_20_Text"><text:span text:style-name="T2">++i</text:span></text:span> ou <text:span text:style-name="Source_20_Text"><text:span text:style-name="T2">i++</text:span></text:span> </text:p>
            </text:list-item>
            <text:list-item>
              <text:p text:style-name="P106"><text:span text:style-name="Emphasis">Déréférencement, en écriture seule</text:span> <text:span text:style-name="Source_20_Text"><text:span text:style-name="T2">*i = A </text:span></text:span></text:p>
            </text:list-item>
          </text:list>
          <text:p text:style-name="Text_20_body"><draw:frame draw:style-name="fr2" draw:name="images236" text:anchor-type="as-char" svg:width="0.397cm" svg:height="0.397cm" draw:z-index="292"><draw:image xlink:href="../../html/attention.gif" xlink:type="simple" xlink:show="embed" xlink:actuate="onLoad"/><svg:title>ATTENTION</svg:title></draw:frame>Il est impossible de faire <text:span text:style-name="Source_20_Text"><text:span text:style-name="T2">A = *i</text:span></text:span> avec cet itérateur.</text:p>
          <text:p text:style-name="Text_20_body"><draw:frame draw:style-name="fr2" draw:name="images237" text:anchor-type="as-char" svg:width="0.397cm" svg:height="0.397cm" draw:z-index="293"><draw:image xlink:href="../../html/attention.gif" xlink:type="simple" xlink:show="embed" xlink:actuate="onLoad"/><svg:title>ATTENTION</svg:title></draw:frame>Il est impossible de déréférencer plus d'une fois le même élément. Ainsi, le code <text:span text:style-name="Source_20_Text"><text:span text:style-name="T2">*i = A; *i = B</text:span></text:span> ne marche pas.</text:p>
          <text:p text:style-name="Text_20_body">On doit penser à cet itérateur comme à un objet permettant d'écrire un fichier.</text:p>
          <text:h text:style-name="Heading_20_4" text:outline-level="4"><text:bookmark-start text:name="__RefHeading__16804_2073142818"/>Intérateurs For (Forward)<text:bookmark-end text:name="__RefHeading__16804_2073142818"/></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fois qu'on veut. </text:p>
          <text:p text:style-name="Text_20_body"><draw:frame draw:style-name="fr2" draw:name="images238" text:anchor-type="as-char" svg:width="0.397cm" svg:height="0.397cm" draw:z-index="294"><draw:image xlink:href="../../html/attention.gif" xlink:type="simple" xlink:show="embed" xlink:actuate="onLoad"/><svg:title>ATTENTION</svg:title></draw:frame> Partout où un itérateur <text:span text:style-name="Source_20_Text">In</text:span> ou <text:span text:style-name="Source_20_Text">Out</text:span> est requis, vous pourrez fournir un itérateur <text:span text:style-name="Source_20_Text">For</text:span>.</text:p>
          <text:h text:style-name="Heading_20_4" text:outline-level="4"><text:bookmark-start text:name="__RefHeading__16806_2073142818"/><text:soft-page-break/>Intérateurs Bi (Bidirectionnels)<text:bookmark-end text:name="__RefHeading__16806_2073142818"/></text:h>
          <text:p text:style-name="Text_20_body">Tout ce qui est permis par l'itérateur <text:span text:style-name="Source_20_Text">For</text:span>, avec en plus:</text:p>
          <text:list xml:id="list1652097717" text:style-name="L208">
            <text:list-item>
              <text:p text:style-name="P107"><text:span text:style-name="Emphasis">Décrémentation</text:span> <text:span text:style-name="Source_20_Text"><text:span text:style-name="T2">--i</text:span></text:span> ou <text:span text:style-name="Source_20_Text"><text:span text:style-name="T2">i--</text:span></text:span> </text:p>
            </text:list-item>
          </text:list>
          <text:p text:style-name="Text_20_body"><draw:frame draw:style-name="fr2" draw:name="images239" text:anchor-type="as-char" svg:width="0.397cm" svg:height="0.397cm" draw:z-index="295"><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text:bookmark-start text:name="__RefHeading__16808_2073142818"/>Intérateurs Ran (Random)<text:bookmark-end text:name="__RefHeading__16808_2073142818"/></text:h>
          <text:p text:style-name="Text_20_body">Tout ce qui est permis par l'itérateur <text:span text:style-name="Source_20_Text">Bi</text:span>, avec en plus:</text:p>
          <text:list xml:id="list1376647566" text:style-name="L209">
            <text:list-item>
              <text:p text:style-name="P214"><text:span text:style-name="Emphasis">Opérateur d'indexation</text:span> <text:span text:style-name="Source_20_Text"><text:span text:style-name="T2">i[3]</text:span></text:span> </text:p>
            </text:list-item>
            <text:list-item>
              <text:p text:style-name="P214"><text:span text:style-name="Emphasis">Ajout ou suppression d'entiers</text:span> <text:span text:style-name="Source_20_Text"><text:span text:style-name="T2">j=i+3; j=i-4; i +=2;</text:span></text:span> </text:p>
            </text:list-item>
            <text:list-item>
              <text:p text:style-name="P108"><text:span text:style-name="Emphasis">Opérateur </text:span><text:span text:style-name="Emphasis"><text:span text:style-name="T2">-</text:span></text:span><text:span text:style-name="Emphasis">: la différence entre deux itérateurs random est un entier</text:span> <text:span text:style-name="Source_20_Text"><text:span text:style-name="T2">if (j-i==4)...</text:span></text:span> </text:p>
            </text:list-item>
          </text:list>
          <text:p text:style-name="Text_20_body"><draw:frame draw:style-name="fr2" draw:name="images240" text:anchor-type="as-char" svg:width="0.397cm" svg:height="0.397cm" draw:z-index="296"><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2" draw:name="images241" text:anchor-type="as-char" svg:width="0.397cm" svg:height="0.397cm" draw:z-index="297"><draw:image xlink:href="../../html/attention.gif" xlink:type="simple" xlink:show="embed" xlink:actuate="onLoad"/><svg:title>ATTENTION</svg:title></draw:frame> Un itérateur random offre les mêmes possibilités qu'un pointeur conventionnel. </text:p>
          <text:h text:style-name="Heading_20_4" text:outline-level="4"><text:bookmark-start text:name="__RefHeading__16810_2073142818"/>Les itérateurs <text:span text:style-name="Source_20_Text">const</text:span><text:bookmark-end text:name="__RefHeading__16810_2073142818"/></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2">cout &lt;&lt; *i &lt;&lt; <text:s/>endl;</text:span></text:p>
          <text:p text:style-name="Preformatted_20_Text"><text:s text:c="2"/>};</text:p>
          <text:p text:style-name="P233">};</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231">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2">cout &lt;&lt; *i &lt;&lt; <text:s/>endl;</text:span></text:p>
          <text:p text:style-name="Preformatted_20_Text"><text:s text:c="2"/>};</text:p>
          <text:p text:style-name="P233">};</text:p>
          <text:p text:style-name="Text_20_body"><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2">auto</text:span> i=L.begin();i!=L.end();i++) {</text:p>
          <text:p text:style-name="Preformatted_20_Text"><text:s text:c="4"/><text:span text:style-name="T2">cout &lt;&lt; *i &lt;&lt; <text:s/>endl;</text:span></text:p>
          <text:p text:style-name="Preformatted_20_Text"><text:s text:c="2"/>};</text:p>
          <text:p text:style-name="P233">};</text:p>
          <text:h text:style-name="Heading_20_4" text:outline-level="4"><text:bookmark-start text:name="__RefHeading__16812_2073142818"/>Les itérateurs <text:span text:style-name="Source_20_Text">reverse</text:span><text:bookmark-end text:name="__RefHeading__16812_2073142818"/></text:h>
          <text:p text:style-name="Text_20_body">Ils permettent de balayer la séquence en sens inverse. </text:p>
          <text:p text:style-name="Text_20_body"><text:span text:style-name="Emphasis">Un exemple simple en c++11</text:span> </text:p>
          <text:p text:style-name="Preformatted_20_Text">typedef list&lt;int&gt; li;</text:p>
          <text:p text:style-name="Preformatted_20_Text">void <text:s/>print_list(const li &amp; L) {</text:p>
          <text:p text:style-name="Preformatted_20_Text"><text:s text:c="2"/>for(<text:span text:style-name="T2">auto</text:span> i=L.<text:span text:style-name="T2">rbegin</text:span>();i!=L.<text:span text:style-name="T2">rend</text:span>();i++) {</text:p>
          <text:p text:style-name="Preformatted_20_Text"><text:s text:c="4"/><text:span text:style-name="T2">cout &lt;&lt; *i &lt;&lt; <text:s/>endl;</text:span></text:p>
          <text:p text:style-name="Preformatted_20_Text"><text:s text:c="2"/>};</text:p>
          <text:p text:style-name="P233">};</text:p>
          <text:p text:style-name="Text_20_body"><text:span text:style-name="Strong_20_Emphasis">Leur description complète sort toutefois du cadre de ce cours.</text:span></text:p>
          <text:h text:style-name="Heading_20_3" text:outline-level="3"><text:bookmark-start text:name="__RefHeading__16814_2073142818"/><text:bookmark text:name="it-int"/><text:soft-page-break/>Spécifier un intervalle à l'aide de deux itérateurs.<text:bookmark-end text:name="__RefHeading__16814_2073142818"/></text:h>
          <text:p text:style-name="Text_20_body">Un grand nombre de fonctions membres, ou d'algorithmes, demandent deux itérateurs en entrée, afin de spécifier un intervalle: <text:span text:style-name="Emphasis">Dans tous les cas</text:span>, cet intervalle est semi-ouvert:</text:p>
          <text:list xml:id="list2007944401" text:style-name="L210">
            <text:list-item>
              <text:p text:style-name="P215">Fermé sur la borne inférieure </text:p>
            </text:list-item>
            <text:list-item>
              <text:p text:style-name="P109">Ouvert sur la borne supérieure </text:p>
            </text:list-item>
          </text:list>
          <text:p text:style-name="Text_20_body">En effet, utiliser des intervalles de ce type présente plusieurs intérêts:</text:p>
          <text:list xml:id="list1557745244" text:style-name="L211">
            <text:list-item>
              <text:p text:style-name="P216">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10">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2" draw:name="images242" text:anchor-type="as-char" svg:width="0.397cm" svg:height="0.397cm" draw:z-index="298"><draw:image xlink:href="../../html/attention.gif" xlink:type="simple" xlink:show="embed" xlink:actuate="onLoad"/><svg:title>ATTENTION</svg:title></draw:frame> 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start text:name="__RefHeading__16816_2073142818"/><text:bookmark text:name="kikoi"/>Qui fait quoi ? <text:bookmark-end text:name="__RefHeading__16816_2073142818"/></text:h>
          <text:p text:style-name="Text_20_body">Les tableaux ci-dessous ne sont qu'un résumé des paragraphes ci-dessus. En particulier, on a insité ici sur les différences de performances entre les différents conteneurs, suivant les fonctions membres.</text:p>
          <text:list xml:id="list260964046" text:style-name="L212">
            <text:list-item>
              <text:p text:style-name="P217"><text:span text:style-name="Source_20_Text"><text:span text:style-name="T2">o</text:span></text:span> Fonction-membre présente </text:p>
            </text:list-item>
            <text:list-item>
              <text:p text:style-name="P217"><text:span text:style-name="Source_20_Text"><text:span text:style-name="T2">const</text:span></text:span> Fonction-membre présente, performance constante (quelque soit le nombre d'éléments dans le conteneur) </text:p>
            </text:list-item>
            <text:list-item>
              <text:p text:style-name="P217"><text:span text:style-name="Source_20_Text"><text:span text:style-name="T2">O(n)</text:span></text:span> Fonction-membre présente, durée proportionnelle au nombre d'éléments </text:p>
            </text:list-item>
            <text:list-item>
              <text:p text:style-name="P217"><text:span text:style-name="Source_20_Text"><text:span text:style-name="T2">O(log(n))</text:span></text:span> Fonction-membre présente, durée proportionnelle au logarithme du nombre d'éléments </text:p>
            </text:list-item>
            <text:list-item>
              <text:p text:style-name="P111"><text:span text:style-name="Source_20_Text"><text:span text:style-name="T2">+</text:span></text:span> surcoût à prévoir de temps en temps (lors de demandes automatiques d'allocation mémoire, par exemple) </text:p>
            </text:list-item>
          </text:list>
          <text:p text:style-name="P170"><text:span text:style-name="Emphasis">Fonctions membres "non mutantes"</text:span></text:p>
          <table:table table:name="Tableau15" table:style-name="Tableau15">
            <table:table-column table:style-name="Tableau15.A"/>
            <table:table-column table:style-name="Tableau15.B"/>
            <table:table-column table:style-name="Tableau15.C"/>
            <table:table-column table:style-name="Tableau15.D"/>
            <table:table-column table:style-name="Tableau15.E" table:number-columns-repeated="2"/>
            <table:table-column table:style-name="Tableau15.G"/>
            <table:table-row>
              <table:table-cell table:style-name="Tableau15.A1" office:value-type="string">
                <text:p text:style-name="Table_20_Heading">Conteneurs </text:p>
              </table:table-cell>
              <table:table-cell table:style-name="Tableau15.A1" office:value-type="string">
                <text:p text:style-name="Table_20_Heading">Itérateurs </text:p>
              </table:table-cell>
              <table:table-cell table:style-name="Tableau15.A1" table:number-columns-spanned="5" office:value-type="string">
                <text:p text:style-name="Table_20_Heading">Fonctions membres </text:p>
              </table:table-cell>
              <table:covered-table-cell/>
              <table:covered-table-cell/>
              <table:covered-table-cell/>
              <table:covered-table-cell/>
            </table:table-row>
            <table:table-row>
              <table:table-cell table:style-name="Tableau15.A1" office:value-type="string">
                <text:p text:style-name="Table_20_Contents"> </text:p>
                <text:p text:style-name="Table_20_Contents"/>
              </table:table-cell>
              <table:table-cell table:style-name="Tableau15.A1" office:value-type="string">
                <text:p text:style-name="Table_20_Contents"> </text:p>
                <text:p text:style-name="Table_20_Contents"/>
              </table:table-cell>
              <table:table-cell table:style-name="Tableau15.A1" office:value-type="string">
                <text:p text:style-name="Table_20_Contents"><text:span text:style-name="Source_20_Text">(r)begin()</text:span>,<text:line-break/><text:span text:style-name="Source_20_Text">(r)end()</text:span></text:p>
              </table:table-cell>
              <table:table-cell table:style-name="Tableau15.A1" office:value-type="string">
                <text:p text:style-name="Table_20_Contents"><text:span text:style-name="Source_20_Text">front()</text:span>,<text:line-break/><text:span text:style-name="Source_20_Text">back()</text:span></text:p>
              </table:table-cell>
              <table:table-cell table:style-name="Tableau15.A1" office:value-type="string">
                <text:p text:style-name="Table_20_Contents"><text:span text:style-name="Source_20_Text">[]</text:span></text:p>
                <text:p text:style-name="Table_20_Contents"><text:span text:style-name="Source_20_Text"/></text:p>
              </table:table-cell>
              <table:table-cell table:style-name="Tableau15.A1" office:value-type="string">
                <text:p text:style-name="Table_20_Contents"><text:span text:style-name="Source_20_Text">Find()</text:span></text:p>
                <text:p text:style-name="Table_20_Contents"><text:span text:style-name="Source_20_Text"/></text:p>
              </table:table-cell>
              <table:table-cell table:style-name="Tableau15.A1" office:value-type="string">
                <text:p text:style-name="Table_20_Contents"><text:span text:style-name="Source_20_Text">Size()</text:span></text:p>
                <text:p text:style-name="Table_20_Contents"><text:span text:style-name="Source_20_Text"/></text:p>
              </table:table-cell>
            </table:table-row>
            <table:table-row>
              <table:table-cell table:style-name="Tableau15.A1" office:value-type="string">
                <text:p text:style-name="Table_20_Contents"><text:span text:style-name="Source_20_Text"><text:span text:style-name="T2">vector</text:span></text:span> </text:p>
              </table:table-cell>
              <table:table-cell table:style-name="Tableau15.A1" office:value-type="string">
                <text:p text:style-name="P240">Ran</text:p>
              </table:table-cell>
              <table:table-cell table:style-name="Tableau15.A1" office:value-type="string">
                <text:p text:style-name="P240">o</text:p>
              </table:table-cell>
              <table:table-cell table:style-name="Tableau15.A1" office:value-type="string">
                <text:p text:style-name="P240">o</text:p>
              </table:table-cell>
              <table:table-cell table:style-name="Tableau15.A1" office:value-type="string">
                <text:p text:style-name="P240">const</text:p>
              </table:table-cell>
              <table:table-cell table:style-name="Tableau15.A1" office:value-type="string">
                <text:p text:style-name="Table_20_Contents"> </text:p>
              </table:table-cell>
              <table:table-cell table:style-name="Tableau15.A1" office:value-type="string">
                <text:p text:style-name="P240">o</text:p>
              </table:table-cell>
            </table:table-row>
            <table:table-row>
              <table:table-cell table:style-name="Tableau15.A1" office:value-type="string">
                <text:p text:style-name="Table_20_Contents"><text:span text:style-name="Source_20_Text"><text:span text:style-name="T2">list</text:span></text:span> </text:p>
              </table:table-cell>
              <table:table-cell table:style-name="Tableau15.A1" office:value-type="string">
                <text:p text:style-name="P240">Bi</text:p>
              </table:table-cell>
              <table:table-cell table:style-name="Tableau15.A1" office:value-type="string">
                <text:p text:style-name="P240">o</text:p>
              </table:table-cell>
              <table:table-cell table:style-name="Tableau15.A1" office:value-type="string">
                <text:p text:style-name="P240">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0">o</text:p>
              </table:table-cell>
            </table:table-row>
            <table:table-row>
              <table:table-cell table:style-name="Tableau15.A1" office:value-type="string">
                <text:p text:style-name="Table_20_Contents"><text:span text:style-name="Source_20_Text"><text:span text:style-name="T2">deque</text:span></text:span> </text:p>
              </table:table-cell>
              <table:table-cell table:style-name="Tableau15.A1" office:value-type="string">
                <text:p text:style-name="P240">Ran</text:p>
              </table:table-cell>
              <table:table-cell table:style-name="Tableau15.A1" office:value-type="string">
                <text:p text:style-name="P240">o</text:p>
              </table:table-cell>
              <table:table-cell table:style-name="Tableau15.A1" office:value-type="string">
                <text:p text:style-name="P240">o</text:p>
              </table:table-cell>
              <table:table-cell table:style-name="Tableau15.A1" office:value-type="string">
                <text:p text:style-name="P240">const</text:p>
              </table:table-cell>
              <table:table-cell table:style-name="Tableau15.A1" office:value-type="string">
                <text:p text:style-name="Table_20_Contents"> </text:p>
              </table:table-cell>
              <table:table-cell table:style-name="Tableau15.A1" office:value-type="string">
                <text:p text:style-name="P240">o</text:p>
              </table:table-cell>
            </table:table-row>
            <table:table-row>
              <table:table-cell table:style-name="Tableau15.A1" office:value-type="string">
                <text:p text:style-name="Table_20_Contents"><text:span text:style-name="Source_20_Text"><text:span text:style-name="T2">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0">o</text:p>
              </table:table-cell>
            </table:table-row>
            <table:table-row>
              <table:table-cell table:style-name="Tableau15.A1" office:value-type="string">
                <text:p text:style-name="Table_20_Contents"><text:span text:style-name="Source_20_Text"><text:span text:style-name="T2">priority_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0">o</text:p>
              </table:table-cell>
            </table:table-row>
            <table:table-row>
              <table:table-cell table:style-name="Tableau15.A1" office:value-type="string">
                <text:p text:style-name="Table_20_Contents"><text:span text:style-name="Source_20_Text"><text:span text:style-name="T2">stack</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0">o</text:p>
              </table:table-cell>
            </table:table-row>
            <table:table-row>
              <table:table-cell table:style-name="Tableau15.A1" office:value-type="string">
                <text:p text:style-name="Table_20_Contents"><text:span text:style-name="Source_20_Text"><text:span text:style-name="T2">map</text:span></text:span> </text:p>
              </table:table-cell>
              <table:table-cell table:style-name="Tableau15.A1" office:value-type="string">
                <text:p text:style-name="P240">Bi</text:p>
              </table:table-cell>
              <table:table-cell table:style-name="Tableau15.A1" office:value-type="string">
                <text:p text:style-name="P240">o</text:p>
              </table:table-cell>
              <table:table-cell table:style-name="Tableau15.A1" office:value-type="string">
                <text:p text:style-name="Table_20_Contents"> </text:p>
              </table:table-cell>
              <table:table-cell table:style-name="Tableau15.A1" office:value-type="string">
                <text:p text:style-name="P240">O(log(n))</text:p>
              </table:table-cell>
              <table:table-cell table:style-name="Tableau15.A1" office:value-type="string">
                <text:p text:style-name="P240">O(log(n))</text:p>
              </table:table-cell>
              <table:table-cell table:style-name="Tableau15.A1" office:value-type="string">
                <text:p text:style-name="P240">o</text:p>
              </table:table-cell>
            </table:table-row>
            <table:table-row>
              <table:table-cell table:style-name="Tableau15.A1" office:value-type="string">
                <text:p text:style-name="Table_20_Contents"><text:span text:style-name="Source_20_Text"><text:span text:style-name="T2">set</text:span></text:span> </text:p>
              </table:table-cell>
              <table:table-cell table:style-name="Tableau15.A1" office:value-type="string">
                <text:p text:style-name="P240">Bi</text:p>
              </table:table-cell>
              <table:table-cell table:style-name="Tableau15.A1" office:value-type="string">
                <text:p text:style-name="P240">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0">O(log(n))</text:p>
              </table:table-cell>
              <table:table-cell table:style-name="Tableau15.A1" office:value-type="string">
                <text:p text:style-name="P240">o</text:p>
              </table:table-cell>
            </table:table-row>
          </table:table>
          <text:p text:style-name="Text_20_body"/>
          <text:p text:style-name="P170"><text:span text:style-name="Emphasis">Fonctions membres "mutantes"</text:span></text:p>
          <table:table table:name="Tableau16" table:style-name="Tableau16">
            <table:table-column table:style-name="Tableau16.A"/>
            <table:table-column table:style-name="Tableau16.B"/>
            <table:table-column table:style-name="Tableau16.C"/>
            <table:table-column table:style-name="Tableau16.D" table:number-columns-repeated="2"/>
            <table:table-column table:style-name="Tableau16.F"/>
            <table:table-column table:style-name="Tableau16.G"/>
            <table:table-column table:style-name="Tableau16.H"/>
            <table:table-row>
              <table:table-cell table:style-name="Tableau16.A1" office:value-type="string">
                <text:p text:style-name="Table_20_Heading">Conteneurs </text:p>
              </table:table-cell>
              <table:table-cell table:style-name="Tableau16.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table-cell table:style-name="Tableau16.A1" office:value-type="string">
                <text:p text:style-name="Table_20_Contents"> </text:p>
                <text:p text:style-name="Table_20_Contents"/>
              </table:table-cell>
              <table:table-cell table:style-name="Tableau16.A1" office:value-type="string">
                <text:p text:style-name="Table_20_Contents"><text:span text:style-name="Source_20_Text">push_back</text:span>,<text:line-break/><text:span text:style-name="Source_20_Text">pop_back</text:span></text:p>
              </table:table-cell>
              <table:table-cell table:style-name="Tableau16.A1" office:value-type="string">
                <text:p text:style-name="Table_20_Contents"><text:span text:style-name="Source_20_Text">push_front</text:span>,<text:line-break/><text:span text:style-name="Source_20_Text">pop_front</text:span></text:p>
              </table:table-cell>
              <table:table-cell table:style-name="Tableau16.A1" office:value-type="string">
                <text:p text:style-name="Table_20_Contents"><text:span text:style-name="Source_20_Text">Pop</text:span></text:p>
                <text:p text:style-name="Table_20_Contents"><text:span text:style-name="Source_20_Text"/></text:p>
              </table:table-cell>
              <table:table-cell table:style-name="Tableau16.A1" office:value-type="string">
                <text:p text:style-name="Table_20_Contents"><text:span text:style-name="Source_20_Text">Push</text:span></text:p>
                <text:p text:style-name="Table_20_Contents"><text:span text:style-name="Source_20_Text"/></text:p>
              </table:table-cell>
              <table:table-cell table:style-name="Tableau16.A1" office:value-type="string">
                <text:p text:style-name="Table_20_Contents"><text:span text:style-name="Source_20_Text"/></text:p>
                <text:p text:style-name="Table_20_Contents"><text:span text:style-name="Source_20_Text"/></text:p>
              </table:table-cell>
              <table:table-cell table:style-name="Tableau16.A1" office:value-type="string">
                <text:p text:style-name="Table_20_Contents"><text:span text:style-name="Source_20_Text">insert()<text:line-break/>erase()</text:span></text:p>
              </table:table-cell>
              <table:table-cell table:style-name="Tableau16.A1" office:value-type="string">
                <text:p text:style-name="Table_20_Contents"><text:span text:style-name="Source_20_Text">Clear()</text:span></text:p>
                <text:p text:style-name="Table_20_Contents"><text:span text:style-name="Source_20_Text"/></text:p>
              </table:table-cell>
            </table:table-row>
            <table:table-row>
              <table:table-cell table:style-name="Tableau16.A1" office:value-type="string">
                <text:p text:style-name="Table_20_Contents"><text:span text:style-name="Source_20_Text"><text:span text:style-name="T2">vector</text:span></text:span> </text:p>
              </table:table-cell>
              <table:table-cell table:style-name="Tableau16.A1" office:value-type="string">
                <text:p text:style-name="P240">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0">O(n)+</text:p>
              </table:table-cell>
              <table:table-cell table:style-name="Tableau16.A1" office:value-type="string">
                <text:p text:style-name="P240">o</text:p>
              </table:table-cell>
            </table:table-row>
            <table:table-row>
              <table:table-cell table:style-name="Tableau16.A1" office:value-type="string">
                <text:p text:style-name="Table_20_Contents"><text:span text:style-name="Source_20_Text"><text:span text:style-name="T2">list</text:span></text:span> </text:p>
              </table:table-cell>
              <table:table-cell table:style-name="Tableau16.A1" office:value-type="string">
                <text:p text:style-name="P240">const</text:p>
              </table:table-cell>
              <table:table-cell table:style-name="Tableau16.A1" office:value-type="string">
                <text:p text:style-name="P240">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0">const</text:p>
              </table:table-cell>
              <table:table-cell table:style-name="Tableau16.A1" office:value-type="string">
                <text:p text:style-name="P240">o</text:p>
              </table:table-cell>
            </table:table-row>
            <table:table-row>
              <table:table-cell table:style-name="Tableau16.A1" office:value-type="string">
                <text:p text:style-name="Table_20_Contents"><text:span text:style-name="Source_20_Text"><text:span text:style-name="T2">deque</text:span></text:span> </text:p>
              </table:table-cell>
              <table:table-cell table:style-name="Tableau16.A1" office:value-type="string">
                <text:p text:style-name="P240">const</text:p>
              </table:table-cell>
              <table:table-cell table:style-name="Tableau16.A1" office:value-type="string">
                <text:p text:style-name="P240">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0">O(n)</text:p>
              </table:table-cell>
              <table:table-cell table:style-name="Tableau16.A1" office:value-type="string">
                <text:p text:style-name="P240">o</text:p>
              </table:table-cell>
            </table:table-row>
            <table:table-row>
              <table:table-cell table:style-name="Tableau16.A1" office:value-type="string">
                <text:p text:style-name="Table_20_Contents"><text:span text:style-name="Source_20_Text"><text:span text:style-name="T2">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0">const</text:p>
              </table:table-cell>
              <table:table-cell table:style-name="Tableau16.A1" office:value-type="string">
                <text:p text:style-name="P240">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2">priority_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0">O(log(n))</text:p>
              </table:table-cell>
              <table:table-cell table:style-name="Tableau16.A1" office:value-type="string">
                <text:p text:style-name="P240">O(log(n))</text:p>
              </table:table-cell>
              <table:table-cell table:style-name="Tableau16.A1" office:value-type="string">
                <text:p text:style-name="P240">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2">stack</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0">const</text:p>
              </table:table-cell>
              <table:table-cell table:style-name="Tableau16.A1" office:value-type="string">
                <text:p text:style-name="P240">const+</text:p>
              </table:table-cell>
              <table:table-cell table:style-name="Tableau16.A1" office:value-type="string">
                <text:p text:style-name="P240">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2">map</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0">O(log(n))+</text:p>
              </table:table-cell>
              <table:table-cell table:style-name="Tableau16.A1" office:value-type="string">
                <text:p text:style-name="P240">o</text:p>
              </table:table-cell>
            </table:table-row>
            <table:table-row>
              <table:table-cell table:style-name="Tableau16.A1" office:value-type="string">
                <text:p text:style-name="Table_20_Contents"><text:span text:style-name="Source_20_Text"><text:span text:style-name="T2">set</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0">O(log(n))+</text:p>
              </table:table-cell>
              <table:table-cell table:style-name="Tableau16.A1" office:value-type="string">
                <text:p text:style-name="P240">o</text:p>
              </table:table-cell>
            </table:table-row>
          </table:table>
          <text:h text:style-name="Heading_20_2" text:outline-level="2"><text:bookmark-start text:name="__RefHeading__16818_2073142818"/><text:bookmark text:name="algo"/><text:soft-page-break/>Algorithmes<text:bookmark-end text:name="__RefHeading__16818_2073142818"/></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2">find_if</text:span></text:span> qui recherche dans un conteneur les éléments qui répondent à une condition donnée: la condition sera passée sous forme d'un objet 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1531218572" text:style-name="L213">
            <text:list-item>
              <text:p text:style-name="P218">Appeler une fonction pour chaque objet d'un conteneur (<text:span text:style-name="Source_20_Text">for_each</text:span>, équivalente à la fonction prédéfinie <text:span text:style-name="Source_20_Text">map</text:span> du perl). </text:p>
            </text:list-item>
            <text:list-item>
              <text:p text:style-name="P218">Trouver un élément, une paire d'éléments </text:p>
            </text:list-item>
            <text:list-item>
              <text:p text:style-name="P218">Trouver la première occurrence, ou la dernière occurrence d'une valeur dans une séquence. </text:p>
            </text:list-item>
            <text:list-item>
              <text:p text:style-name="P218">Compter les occurrences d'une valeur dans une séquence </text:p>
            </text:list-item>
            <text:list-item>
              <text:p text:style-name="P218">copie, remplace, copie si telle condition est réalisée,... </text:p>
            </text:list-item>
            <text:list-item>
              <text:p text:style-name="P218">retire un élément, retire tous les éléments correspondant à une condition particulière,... </text:p>
            </text:list-item>
            <text:list-item>
              <text:p text:style-name="P218">Trie, effectue une recherche binaire (sur une séquence triée) </text:p>
            </text:list-item>
            <text:list-item>
              <text:p text:style-name="P218">recherche le minimum ou le maximum </text:p>
            </text:list-item>
            <text:list-item>
              <text:p text:style-name="P112">etc. </text:p>
            </text:list-item>
          </text:list>
          <text:h text:style-name="Heading_20_3" text:outline-level="3"><text:bookmark-start text:name="__RefHeading__16820_2073142818"/>Un exemple d'utilisation d'algorithmes<text:bookmark-end text:name="__RefHeading__16820_2073142818"/></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233">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text:span text:style-name="Source_20_Text">for_each</text:span></text:a>.</text:p>
          <text:h text:style-name="Heading_20_3" text:outline-level="3"><text:bookmark-start text:name="__RefHeading__16822_2073142818"/><text:bookmark text:name="tri"/>Trier un conteneur<text:bookmark-end text:name="__RefHeading__16822_2073142818"/></text:h>
          <text:p text:style-name="Text_20_body">Seuls les conteneurs suivants peuvent être triés:</text:p>
          <text:list xml:id="list619947804" text:style-name="L214">
            <text:list-item>
              <text:p text:style-name="P219"><text:span text:style-name="Source_20_Text">vector</text:span> </text:p>
            </text:list-item>
            <text:list-item>
              <text:p text:style-name="P219"><text:span text:style-name="Source_20_Text">deque</text:span> </text:p>
            </text:list-item>
            <text:list-item>
              <text:p text:style-name="P113"><text:span text:style-name="Source_20_Text">list</text:span> </text:p>
            </text:list-item>
          </text:list>
          <text:h text:style-name="Heading_20_4" text:outline-level="4"><text:bookmark-start text:name="__RefHeading__16824_2073142818"/>Trier un <text:span text:style-name="Source_20_Text">vector</text:span> ou un <text:span text:style-name="Source_20_Text">deque</text:span><text:bookmark-end text:name="__RefHeading__16824_2073142818"/></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2">sort(v1.begin(),v1.end());</text:span> <text:s text:c="9"/>// trie le vecteur entier</text:p>
          <text:p text:style-name="P233"><text:span text:style-name="T2">sort(v1.begin(),v1.begin()+10);</text:span> <text:s text:c="4"/>// trie les 10 premiers éléments</text:p>
          <text:p text:style-name="Text_20_body">Les objets du conteneur seront physiquement changés de place, ce qui n'est pas gênant pour des entiers, mais peut <text:soft-page-break/>devenir pénalisant dans le cas d'objets.</text:p>
          <text:h text:style-name="Heading_20_4" text:outline-level="4"><text:bookmark-start text:name="__RefHeading__16826_2073142818"/>Trier une <text:span text:style-name="Source_20_Text">list</text:span><text:bookmark-end text:name="__RefHeading__16826_2073142818"/></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233"><text:span text:style-name="T2">l1.sort();</text:span> <text:s/>// trie la liste en entier</text:p>
          <text:p text:style-name="Text_20_body">Par contre, il n'est pas possible de trier partiellement une liste </text:p>
          <text:h text:style-name="Heading_20_4" text:outline-level="4"><text:bookmark-start text:name="__RefHeading__16828_2073142818"/>Contrôler l'ordre du tri<text:bookmark-end text:name="__RefHeading__16828_2073142818"/></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1386945092" text:style-name="L215">
            <text:list-item>
              <text:p text:style-name="P220">Par la surcharge de l'opérateur &lt; (utilisation par défaut de <text:span text:style-name="Source_20_Text">sort</text:span>) </text:p>
            </text:list-item>
            <text:list-item>
              <text:p text:style-name="P114">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231">l1.sort(Comparaison);</text:p>
          <text:p text:style-name="Preformatted_20_Text"/>
          <text:p text:style-name="Preformatted_20_Text">vector&lt;int&gt; v1;</text:p>
          <text:p text:style-name="P234">sort(v1.begin(),v1.end(),Comparaison);</text:p>
          <text:h text:style-name="Heading_20_3" text:outline-level="3"><text:bookmark-start text:name="__RefHeading__16830_2073142818"/><text:bookmark text:name="listes"/>Manipuler des listes<text:bookmark-end text:name="__RefHeading__16830_2073142818"/></text:h>
          <text:p text:style-name="Text_20_body">Il est aisé de manipuler des éléments de liste: on trouve ainsi de fonctions-membres permettant de:</text:p>
          <text:list xml:id="list1270434278" text:style-name="L216">
            <text:list-item>
              <text:p text:style-name="P221">Supprimer un ou plusieurs objets (<text:span text:style-name="Source_20_Text">remove</text:span>, <text:span text:style-name="Source_20_Text">remove_if</text:span>) </text:p>
            </text:list-item>
            <text:list-item>
              <text:p text:style-name="P221">Faire une liste à partir de deux listes, tout en respectant l'ordre des élémets (<text:span text:style-name="Source_20_Text">merge</text:span>) </text:p>
            </text:list-item>
            <text:list-item>
              <text:p text:style-name="P115">Vider une liste de tous ses éléments (ou seulement de quelques-uns) pour les mettre dans une autre: <text:span text:style-name="Source_20_Text">splice</text:span> </text:p>
            </text:list-item>
          </text:list>
          <text:p text:style-name="Text_20_body">Ci-dessous un exemple d'utilisation de <text:span text:style-name="Source_20_Text">splice:</text:span></text:p>
          <text:p text:style-name="Preformatted_20_Text">list&lt;int&gt;l1, l2,l3;</text:p>
          <text:p text:style-name="Preformatted_20_Text">...</text:p>
          <text:p text:style-name="P231">l1.splice(l1.end(),l2); // (1)</text:p>
          <text:p text:style-name="P231">l3.splice(l3.end(),l2.begin()); // (2)</text:p>
          <text:p text:style-name="P233"/>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text:bookmark-start text:name="__RefHeading__16832_2073142818"/><text:bookmark text:name="stream"/>Les entrées-sorties<text:bookmark-end text:name="__RefHeading__16832_2073142818"/></text:h>
          <text:p text:style-name="Text_20_body">Les entrées-sorties se font à travers plusieurs objets "flots" dont la hiérarchie se trouve partiellement résumée ci-dessous:</text:p>
          <text:p text:style-name="Preformatted_20_Text"><text:soft-page-break/></text:p>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233"><text:span text:style-name="Emphasis"><text:s text:c="7"/>iostream ------- <text:s text:c="4"/>stringstream</text:span></text:p>
          <text:h text:style-name="Heading_20_3" text:outline-level="3"><text:bookmark-start text:name="__RefHeading__16834_2073142818"/><text:bookmark text:name="io-stream"/>Les objets de type ostream ou istream<text:bookmark-end text:name="__RefHeading__16834_2073142818"/></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233">} <text:s text:c="26"/>// fin de bloc = fermeture du fichier</text:p>
          <text:h text:style-name="Heading_20_3" text:outline-level="3"><text:bookmark-start text:name="__RefHeading__16836_2073142818"/><text:bookmark text:name="io-bin"/>Lecture-écriture en binaire<text:bookmark-end text:name="__RefHeading__16836_2073142818"/></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p>
          <text:p text:style-name="Preformatted_20_Text"><text:s text:c="3"/>ifstream IN("toto-bin",ios::binary); <text:s/>// ouvre un fichier en écriture</text:p>
          <text:p text:style-name="Preformatted_20_Text"><text:s text:c="3"/>IN.read(bfr,size); <text:s text:c="19"/>// recopie le buffer</text:p>
          <text:p text:style-name="P233">} <text:s text:c="39"/>// ferme le fichier</text:p>
          <text:p text:style-name="Text_20_body"><draw:frame draw:style-name="fr2" draw:name="images243" text:anchor-type="as-char" svg:width="0.397cm" svg:height="0.397cm" draw:z-index="299"><draw:image xlink:href="../../html/attention.gif" xlink:type="simple" xlink:show="embed" xlink:actuate="onLoad"/><svg:title>ATTENTION</svg:title></draw:frame> Attention aux débordements de buffers en utilisant ces fonctions !!! Rien ne garantit que size n'est pas supérieur à 50000 dans l'exemple ci-dessus. </text:p>
          <text:h text:style-name="Heading_20_3" text:outline-level="3"><text:bookmark-start text:name="__RefHeading__16838_2073142818"/><text:bookmark text:name="io-get"/>Fonctions get, put, getline<text:bookmark-end text:name="__RefHeading__16838_2073142818"/></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3">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233">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draw:frame draw:style-name="fr2" draw:name="images244" text:anchor-type="as-char" svg:width="0.397cm" svg:height="0.397cm" draw:z-index="300"><draw:image xlink:href="../../html/attention.gif" xlink:type="simple" xlink:show="embed" xlink:actuate="onLoad"/><svg:title>ATTENTION</svg:title></draw:frame> 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3">quatre fois plus lentement</text:span> que la fonction-membre <text:span text:style-name="Source_20_Text">getline</text:span>... A utiliser avec parcimonie, donc. </text:p>
          <text:h text:style-name="Heading_20_3" text:outline-level="3"><text:bookmark-start text:name="__RefHeading__16840_2073142818"/><text:bookmark text:name="stream-fmt"/><text:soft-page-break/>Entrées-sorties formattées: &lt;&lt; et &gt;&gt;<text:bookmark-end text:name="__RefHeading__16840_2073142818"/></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233">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start text:name="__RefHeading__16842_2073142818"/><text:bookmark text:name="ctrl-fmt"/>Le contrôle du format<text:bookmark-end text:name="__RefHeading__16842_2073142818"/></text:h>
          <text:p text:style-name="Text_20_body">Nous avons plusieurs outils à notre disposition pour contrôler le format d'écriture ou de lecture:</text:p>
          <text:list xml:id="list1980496202" text:style-name="L217">
            <text:list-item>
              <text:p text:style-name="P222">Les manipulateurs </text:p>
            </text:list-item>
            <text:list-item>
              <text:p text:style-name="P222">Les fonctions membres </text:p>
            </text:list-item>
            <text:list-item>
              <text:p text:style-name="P116">Les bits de contrôle </text:p>
            </text:list-item>
          </text:list>
          <text:h text:style-name="Heading_20_4" text:outline-level="4"><text:bookmark-start text:name="__RefHeading__16844_2073142818"/>Les manipulateurs<text:bookmark-end text:name="__RefHeading__16844_2073142818"/></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text:bookmark-start text:name="__RefHeading__16846_2073142818"/>Les fonctions membres<text:bookmark-end text:name="__RefHeading__16846_2073142818"/></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text:bookmark-start text:name="__RefHeading__16848_2073142818"/>Les bits de contrôle<text:bookmark-end text:name="__RefHeading__16848_2073142818"/></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text:bookmark-start text:name="__RefHeading__16850_2073142818"/>Précision, largeur de champ, caractère de remplissage<text:bookmark-end text:name="__RefHeading__16850_2073142818"/></text:h>
          <table:table table:name="Tableau17" table:style-name="Tableau17">
            <table:table-column table:style-name="Tableau17.A"/>
            <table:table-column table:style-name="Tableau17.B"/>
            <table:table-row>
              <table:table-cell table:style-name="Tableau17.A1" office:value-type="string">
                <text:p text:style-name="Table_20_Heading">Fonctions membres</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233"><text:s text:c="3"/></text:p>
              </table:table-cell>
              <table:table-cell table:style-name="Tableau17.A1" office:value-type="string">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233">x = ###4.57cm</text:p>
              </table:table-cell>
            </table:table-row>
            <table:table-row>
              <table:table-cell table:style-name="Tableau17.A1" office:value-type="string">
                <text:p text:style-name="Table_20_Heading">Manipulateurs </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cout &lt;&lt; setprecision(3) &lt;&lt; "x = " </text:p>
                <text:p text:style-name="Preformatted_20_Text"><text:s text:c="5"/>&lt;&lt; setw(7) &lt;&lt; x &lt;&lt; "cm\n";</text:p>
                <text:p text:style-name="Preformatted_20_Text">cout &lt;&lt; setprecision(3) &lt;&lt; setfill('#') </text:p>
                <text:p text:style-name="P233"><text:s text:c="5"/>&lt;&lt; "x = " &lt;&lt; setw(7) &lt;&lt; x &lt;&lt; "cm\n";</text:p>
              </table:table-cell>
              <table:table-cell table:style-name="Tableau17.A1" office:value-type="string">
                <text:p text:style-name="Preformatted_20_Text"/>
                <text:p text:style-name="Preformatted_20_Text">x = <text:s text:c="3"/>4.57cm</text:p>
                <text:p text:style-name="Preformatted_20_Text"/>
                <text:p text:style-name="P233">x = ###4.57cm</text:p>
              </table:table-cell>
            </table:table-row>
          </table:table>
          <text:p text:style-name="Text_20_body"><draw:frame draw:style-name="fr2" draw:name="images245" text:anchor-type="as-char" svg:width="0.397cm" svg:height="0.397cm" draw:z-index="301"><draw:image xlink:href="../../html/attention.gif" xlink:type="simple" xlink:show="embed" xlink:actuate="onLoad"/><svg:title>ATTENTION</svg:title></draw:frame> La fonction <text:span text:style-name="Source_20_Text">width</text:span> ainsi que le manipulateur <text:span text:style-name="Source_20_Text">setw</text:span> ne précisent la largeur d'impression <text:span text:style-name="Emphasis">que</text:span> pour la prochaine <text:soft-page-break/>opération de sortie. Il n'en est pas de même pour la plupart des autres fonctions ou manipulateurs,dont l'effet est permanent. </text:p>
          <text:h text:style-name="Heading_20_4" text:outline-level="4"><text:bookmark-start text:name="__RefHeading__16852_2073142818"/>Alignement à gauche ou à droite<text:bookmark-end text:name="__RefHeading__16852_2073142818"/></text:h>
          <table:table table:name="Tableau18" table:style-name="Tableau18">
            <table:table-column table:style-name="Tableau18.A"/>
            <table:table-column table:style-name="Tableau18.B"/>
            <table:table-row>
              <table:table-cell table:style-name="Tableau18.A1" office:value-type="string">
                <text:p text:style-name="Table_20_Heading">champs de bits</text:p>
              </table:table-cell>
              <table:table-cell table:style-name="Tableau18.A1" office:value-type="string">
                <text:p text:style-name="Table_20_Heading">Résultats</text:p>
              </table:table-cell>
            </table:table-row>
            <table:table-row>
              <table:table-cell table:style-name="Tableau18.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233">cout &lt;&lt; x &lt;&lt; "cm\n";</text:p>
              </table:table-cell>
              <table:table-cell table:style-name="Tableau18.A1" office:value-type="string">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233">x = <text:s text:c="2"/>-4.57cm</text:p>
              </table:table-cell>
            </table:table-row>
          </table:table>
          <text:h text:style-name="Heading_20_4" text:outline-level="4"><text:bookmark-start text:name="__RefHeading__16854_2073142818"/>Notation scientifique, fixe<text:bookmark-end text:name="__RefHeading__16854_2073142818"/></text:h>
          <table:table table:name="Tableau19" table:style-name="Tableau19">
            <table:table-column table:style-name="Tableau19.A"/>
            <table:table-column table:style-name="Tableau19.B"/>
            <table:table-row>
              <table:table-cell table:style-name="Tableau19.A1" office:value-type="string">
                <text:p text:style-name="Table_20_Heading">champs de bits</text:p>
              </table:table-cell>
              <table:table-cell table:style-name="Tableau19.A1" office:value-type="string">
                <text:p text:style-name="Table_20_Heading">Résultats</text:p>
              </table:table-cell>
            </table:table-row>
            <table:table-row>
              <table:table-cell table:style-name="Tableau19.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233">cout &lt;&lt; x &lt;&lt; "cm\n";</text:p>
              </table:table-cell>
              <table:table-cell table:style-name="Tableau19.A1" office:value-type="string">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233">x = <text:s/>4.568e+03cm</text:p>
              </table:table-cell>
            </table:table-row>
          </table:table>
          <text:h text:style-name="Heading_20_4" text:outline-level="4"><text:bookmark-start text:name="__RefHeading__16856_2073142818"/>Afficher en hexadécimal ou en octal<text:bookmark-end text:name="__RefHeading__16856_2073142818"/></text:h>
          <table:table table:name="Tableau20" table:style-name="Tableau20">
            <table:table-column table:style-name="Tableau20.A"/>
            <table:table-column table:style-name="Tableau20.B"/>
            <table:table-row>
              <table:table-cell table:style-name="Tableau20.A1" office:value-type="string">
                <text:p text:style-name="Table_20_Heading">champs de bit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233">cout &lt;&lt; i &lt;&lt; "..\n";</text:p>
              </table:table-cell>
              <table:table-cell table:style-name="Tableau20.A1" office:value-type="string">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233">x = <text:s text:c="3"/>0XF1206..</text:p>
              </table:table-cell>
            </table:table-row>
            <table:table-row>
              <table:table-cell table:style-name="Tableau20.A1" office:value-type="string">
                <text:p text:style-name="Table_20_Heading">Manipulateur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cout.unsetf(ios::showbase);</text:p>
                <text:p text:style-name="Preformatted_20_Text">cout &lt;&lt; "x = "&lt;&lt; dec &lt;&lt; i &lt;&lt; "..\n";</text:p>
                <text:p text:style-name="Preformatted_20_Text"/>
                <text:p text:style-name="Preformatted_20_Text">cout &lt;&lt; "x = "&lt;&lt; oct &lt;&lt; i &lt;&lt; "..\n";</text:p>
                <text:p text:style-name="Preformatted_20_Text"/>
                <text:p text:style-name="P233">cout &lt;&lt; "x = "&lt;&lt; hex &lt;&lt; i &lt;&lt; "..\n";</text:p>
              </table:table-cell>
              <table:table-cell table:style-name="Tableau20.A1" office:value-type="string">
                <text:p text:style-name="Preformatted_20_Text">x = 987654..</text:p>
                <text:p text:style-name="Preformatted_20_Text"/>
                <text:p text:style-name="Preformatted_20_Text">x = 3611006..</text:p>
                <text:p text:style-name="Preformatted_20_Text"/>
                <text:p text:style-name="P233">x = f1206..</text:p>
              </table:table-cell>
            </table:table-row>
          </table:table>
          <text:h text:style-name="Heading_20_4" text:outline-level="4"><text:bookmark-start text:name="__RefHeading__16858_2073142818"/><text:soft-page-break/>Jouer avec les tampons<text:bookmark-end text:name="__RefHeading__16858_2073142818"/></text:h>
          <table:table table:name="Tableau21" table:style-name="Tableau21">
            <table:table-column table:style-name="Tableau21.A"/>
            <table:table-row>
              <table:table-cell table:style-name="Tableau21.A1" office:value-type="string">
                <text:p text:style-name="Table_20_Heading">champs de bits</text:p>
              </table:table-cell>
            </table:table-row>
            <table:table-row>
              <table:table-cell table:style-name="Tableau21.A1" office:value-type="string">
                <text:p text:style-name="Preformatted_20_Text">int i =987654;</text:p>
                <text:p text:style-name="Preformatted_20_Text">cout.setf(ios::unitbuf);</text:p>
                <text:p text:style-name="Preformatted_20_Text">cout &lt;&lt; "x = " &lt;&lt; i;</text:p>
                <text:p text:style-name="P233"><text:s text:c="4"/></text:p>
              </table:table-cell>
            </table:table-row>
            <table:table-row>
              <table:table-cell table:style-name="Tableau21.A1" office:value-type="string">
                <text:p text:style-name="Table_20_Heading">Manipulateurs</text:p>
              </table:table-cell>
            </table:table-row>
            <table:table-row>
              <table:table-cell table:style-name="Tableau21.A1" office:value-type="string">
                <text:p text:style-name="Preformatted_20_Text">cout &lt;&lt; "x = "&lt;&lt; i &lt;&lt; flush;</text:p>
                <text:p text:style-name="P233"><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start text:name="__RefHeading__16860_2073142818"/><text:bookmark text:name="io-sts"/>Ecrire... ou lire l'état du flot<text:bookmark-end text:name="__RefHeading__16860_2073142818"/></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233">};</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233">};</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start text:name="__RefHeading__16862_2073142818"/><text:bookmark text:name="sortie-surch"/>Surcharger l'opérateur &lt;&lt;<text:bookmark-end text:name="__RefHeading__16862_2073142818"/></text:h>
          <text:p text:style-name="Text_20_body">L'opérateur <text:span text:style-name="Source_20_Text"><text:span text:style-name="T2">&lt;&lt;</text:span></text:span> peut être surchargé lorsqu'on écrit une classe, ainsi qu'on le voit ci-dessous avec notre classe complexe;<draw:a xlink:type="simple" xlink:href="../../html/surch.html#ope-plus"><draw:frame draw:style-name="fr3" draw:name="images246" text:anchor-type="as-char" svg:width="0.291cm" svg:height="0.344cm" draw:z-index="302"><draw:image xlink:href="../../html/avant.gif" xlink:type="simple" xlink:show="embed" xlink:actuate="onLoad"/><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233">cout &lt;&lt; A &lt;&lt; "\n";</text:p>
          <text:p text:style-name="Text_20_body">La dernière opération de sortie écrit:</text:p>
          <text:p text:style-name="P233">Partie reelle = 0 Partie imaginaire = 0</text:p>
          <text:h text:style-name="Heading_20_3" text:outline-level="3"><text:bookmark-start text:name="__RefHeading__16864_2073142818"/><text:bookmark text:name="entree-surch"/>Surcharger l'opérateur &gt;&gt;<text:bookmark-end text:name="__RefHeading__16864_2073142818"/></text:h>
          <text:p text:style-name="Text_20_body">L'opérateur <text:span text:style-name="Source_20_Text"><text:span text:style-name="T2">&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2">&gt;&gt;</text:span></text:span> positionne correctement les bits d'état lorsqu'il rencontre un problème.</text:p>
          <text:p text:style-name="Preformatted_20_Text"><text:soft-page-break/>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233">};</text:p>
          <text:h text:style-name="Heading_20_3" text:outline-level="3"><text:bookmark-start text:name="__RefHeading__16866_2073142818"/><text:bookmark text:name="ite-stream"/>Les itérateurs de flots<text:bookmark-end text:name="__RefHeading__16866_2073142818"/></text:h>
          <text:p text:style-name="Text_20_body">Une autre manière d'utiliser les flots est de faire "comme si" il s'agissait d'un conteneur, et d'utiliser un itérateur, ainsi qu'on peut le voir ci-dessous pour l'entrée:</text:p>
          <text:p text:style-name="P231">istream_iterator&lt;int&gt; input (cin);</text:p>
          <text:p text:style-name="P231">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233">}</text:p>
          <text:p text:style-name="Text_20_body"><draw:frame draw:style-name="fr2" draw:name="images247" text:anchor-type="as-char" svg:width="0.397cm" svg:height="0.397cm" draw:z-index="303"><draw:image xlink:href="../../html/attention.gif" xlink:type="simple" xlink:show="embed" xlink:actuate="onLoad"/><svg:title>ATTENTION</svg:title></draw:frame> 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233">}</text:p>
          <text:p text:style-name="Text_20_body"><draw:frame draw:style-name="fr2" draw:name="images248" text:anchor-type="as-char" svg:width="0.397cm" svg:height="0.397cm" draw:z-index="304"><draw:image xlink:href="../../html/attention.gif" xlink:type="simple" xlink:show="embed" xlink:actuate="onLoad"/><svg:title>ATTENTION</svg:title></draw:frame> 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start text:name="__RefHeading__16868_2073142818"/><text:bookmark text:name="io-conten"/>Remplir un conteneur à partir d'un fichier<text:bookmark-end text:name="__RefHeading__16868_2073142818"/></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234">copy(i,i_end, bii1);</text:p>
          <text:p text:style-name="P224"/>
        </text:section>
        <text:section text:style-name="Sect1" text:name="Section21">
          <text:h text:style-name="Heading_20_1" text:outline-level="1"><text:bookmark-start text:name="__RefHeading__16870_2073142818"/><text:bookmark text:name="contenu9"/><text:soft-page-break/>Références<text:bookmark-end text:name="__RefHeading__16870_2073142818"/></text:h>
          <text:h text:style-name="Heading_20_3" text:outline-level="3"><text:bookmark-start text:name="__RefHeading__16872_2073142818"/>Retour sur le langage C<text:bookmark-end text:name="__RefHeading__16872_2073142818"/></text:h>
          <text:p text:style-name="List_20_Heading"><text:bookmark text:name="RICHIEC"/><text:span text:style-name="T2">[Richie-C]</text:span> </text:p>
          <text:p text:style-name="P228"><text:a xlink:type="simple" xlink:href="http://cm.bell-labs.com/cm/cs/who/dmr/chist.html">http://cm.bell-labs.com/cm/cs/who/dmr/chist.html</text:a> The development of the C Language par Dennis M.Ritchie (1996) </text:p>
          <text:h text:style-name="Heading_20_3" text:outline-level="3"><text:bookmark-start text:name="__RefHeading__16874_2073142818"/>Textes de Bjarne Stroustrup<text:bookmark-end text:name="__RefHeading__16874_2073142818"/></text:h>
          <text:p text:style-name="List_20_Heading"><text:bookmark text:name="STROUSTRUP"/><text:span text:style-name="T2">[Stroustrup-home]</text:span> </text:p>
          <text:p text:style-name="List_20_Contents"><text:a xlink:type="simple" xlink:href="http://www.research.att.com/%7Ebs">http://www.research.att.com/~bs</text:a> La page de Bjarne Stroustrup </text:p>
          <text:p text:style-name="List_20_Heading"><text:bookmark text:name="STROUSTRUPFAQ"/><text:span text:style-name="T2">[Stroustrup-faq]</text:span> </text:p>
          <text:p text:style-name="List_20_Contents"><text:a xlink:type="simple" xlink:href="http://www.research.att.com/%7Ebs/bs_faq.html">http://www.research.att.com/~bs/bs_faq.html</text:a> Les faqs de Stroustrup </text:p>
          <text:p text:style-name="List_20_Heading"><text:bookmark text:name="STROUSTRUPCPP"/><text:span text:style-name="T2">[Stroustrup-c++]</text:span> </text:p>
          <text:p text:style-name="List_20_Contents"><text:a xlink:type="simple" xlink:href="http://www.research.att.com/%7Ebs/C++.html">http://www.research.att.com/~bs/C++.html</text:a> pointeurs vers des ressources C++ </text:p>
          <text:p text:style-name="List_20_Heading"><text:bookmark text:name="STROUSTRUPAPP"/><text:span text:style-name="T2">[Stroustrup-app]</text:span> </text:p>
          <text:p text:style-name="List_20_Contents"><text:a xlink:type="simple" xlink:href="http://www.research.att.com/%7Ebs/learn.html">http://www.research.att.com/~bs/learn.html</text:a> learning C++ (quelques notes sur l'apprentissage du C++, et la différence entre C et C++) </text:p>
          <text:p text:style-name="List_20_Heading"><text:bookmark text:name="STROUSTRUPWOP"/><text:span text:style-name="T2">[Stroustrup-wop]</text:span> </text:p>
          <text:p text:style-name="List_20_Contents"><text:a xlink:type="simple" xlink:href="http://www.research.att.com/%7Ebs/whatis.pdf">http://www.research.att.com/~bs/whatis.pdf</text:a> What is Object Programming ? (article au format pdf) </text:p>
          <text:p text:style-name="List_20_Heading"><text:bookmark text:name="STROUSTRUPBIB"/><text:span text:style-name="T2">[Stroustrup-bib]</text:span> </text:p>
          <text:p text:style-name="List_20_Contents"><text:a xlink:type="simple" xlink:href="http://www.research.att.com/%7Ebs/3rd_tour2.pdf">http://www.research.att.com/~bs/3rd_tour2.pdf</text:a> Description de la bibliothèque standard du C++ </text:p>
          <text:p text:style-name="List_20_Heading"><text:bookmark text:name="STROUSTRUPLANG"/><text:span text:style-name="T2">[Stroustrup-lang]</text:span> </text:p>
          <text:p text:style-name="P228"><text:a xlink:type="simple" xlink:href="http://www.research.att.com/%7Ebs/3rd.html">http://www.research.att.com/~bs/3rd.html</text:a> Le langage C++, 3ème édition (Addison-Wesley) (rassurez-vous c'est juste de la pub) <text:line-break/><text:span text:style-name="Emphasis">Le texte de base n°1</text:span> </text:p>
          <text:h text:style-name="Heading_20_3" text:outline-level="3"><text:bookmark-start text:name="__RefHeading__16876_2073142818"/>Autres pointeurs ou textes en Anglais<text:bookmark-end text:name="__RefHeading__16876_2073142818"/></text:h>
          <text:p text:style-name="List_20_Heading"><text:a xlink:type="simple" xlink:href="http://www.accu.org/">http://www.accu.org</text:a> Association of C and C++ users </text:p>
          <text:p text:style-name="List_20_Contents">Pas mal de pointeurs, en particulier une <text:a xlink:type="simple" xlink:href="http://www.accu.org/bookreviews/public/index.htm">"book review"</text:a> très complète [3000 références...] </text:p>
          <text:p text:style-name="List_20_Heading"><text:span text:style-name="T2">C++ FAQS Second Edition, Addison Wesley (1999)</text:span> (Marshall Cline, Greg Lomow, Mike Girou) </text:p>
          <text:p text:style-name="List_20_Contents">Tout ce que vous avez toujours voulu savoir... <text:span text:style-name="Emphasis"><text:line-break/>Le texte de base n°2</text:span> </text:p>
          <text:p text:style-name="List_20_Heading"><text:a xlink:type="simple" xlink:href="http://www.ensta.fr/%7Ediam/c++/online/c++-faq-lite/"><text:span text:style-name="T2">http://www.ensta.fr/~diam/c++/online/c++-faq-lite</text:span></text:a><text:span text:style-name="T2"> Les C++ FAQ LITE</text:span> </text:p>
          <text:p text:style-name="List_20_Contents"><text:span text:style-name="Emphasis">La version allégée, mais en ligne, du texte de base n°2</text:span> </text:p>
          <text:p text:style-name="List_20_Heading"><text:a xlink:type="simple" xlink:href="http://www.sgi.com/tech/stl/index.html">http://www.sgi.com/tech/stl/index.html</text:a> </text:p>
          <text:p text:style-name="List_20_Contents">La documentation de référence de l'implémentation de Sgi de la bibliothèque standard. Seulement la partie STL (il manque donc les entrées-sorties). </text:p>
          <text:p text:style-name="List_20_Heading"><text:a xlink:type="simple" xlink:href="http://www.cplusplus.com/ref">http://www.cplusplus.com/ref</text:a> </text:p>
          <text:p text:style-name="P228">Un site malheureusement en perte de vitesse, mais intéressant pour sa documentation sur la bibliothèque d'entrées-sorties. </text:p>
          <text:h text:style-name="Heading_20_3" text:outline-level="3"><text:bookmark-start text:name="__RefHeading__16878_2073142818"/><text:bookmark text:name="text-fran"/>Textes en français<text:bookmark-end text:name="__RefHeading__16878_2073142818"/></text:h>
          <text:p text:style-name="List_20_Heading"><text:span text:style-name="T2">Programmer en langage C++, Eyrolles </text:span>(Claude Delannoy) </text:p>
          <text:p text:style-name="List_20_Contents">Un très bon livre, écrit en fran�ais, très complet mais beaucoup plus accessible que le Stroustrup. La bibliothèque standard est abondamment présentée<text:line-break/><text:span text:style-name="Emphasis">Le texte de base n°3</text:span> </text:p>
          <text:p text:style-name="List_20_Heading"><text:span text:style-name="T2">STL, précis et concis, O'Reilly</text:span> (Ray Lischner) </text:p>
          <text:p text:style-name="P228">Le meilleur livre que j'ai trouvé sur la bibliothèque standard du C++: cela tombe bien, il est court et pas cher !<text:line-break/><text:span text:style-name="Emphasis">Le texte de base n°4</text:span> </text:p>
          <text:p text:style-name="P230"/>
          <text:table-of-content text:style-name="Sect2"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43">Table des matières</text:p>
              </text:index-title>
              <text:p text:style-name="P244"><text:a xlink:type="simple" xlink:href="#__RefHeading__15838_1021975873" text:style-name="Index_20_Link" text:visited-style-name="Index_20_Link">Introduction au C++ <text:tab/>1</text:a></text:p>
              <text:p text:style-name="P244"><text:a xlink:type="simple" xlink:href="#__RefHeading__15840_1021975873" text:style-name="Index_20_Link" text:visited-style-name="Index_20_Link">et <text:tab/>1</text:a></text:p>
              <text:p text:style-name="P244"><text:a xlink:type="simple" xlink:href="#__RefHeading__15842_1021975873" text:style-name="Index_20_Link" text:visited-style-name="Index_20_Link">à la programmation objet <text:tab/>1</text:a></text:p>
              <text:p text:style-name="P244"><text:a xlink:type="simple" xlink:href="#__RefHeading__16240_2073142818" text:style-name="Index_20_Link" text:visited-style-name="Index_20_Link">Introduction<text:tab/>3</text:a></text:p>
              <text:p text:style-name="P245"><text:a xlink:type="simple" xlink:href="#__RefHeading__16242_2073142818" text:style-name="Index_20_Link" text:visited-style-name="Index_20_Link">A propos de ce cours<text:tab/>3</text:a></text:p>
              <text:p text:style-name="P245"><text:a xlink:type="simple" xlink:href="#__RefHeading__16244_2073142818" text:style-name="Index_20_Link" text:visited-style-name="Index_20_Link">Symboles et conventions utilisés dans ce cours<text:tab/>3</text:a></text:p>
              <text:p text:style-name="P245"><text:a xlink:type="simple" xlink:href="#__RefHeading__16246_2073142818" text:style-name="Index_20_Link" text:visited-style-name="Index_20_Link">Impasses...<text:tab/>4</text:a></text:p>
              <text:p text:style-name="P245"><text:a xlink:type="simple" xlink:href="#__RefHeading__16248_2073142818" text:style-name="Index_20_Link" text:visited-style-name="Index_20_Link">Un peu d'histoire.<text:tab/>4</text:a></text:p>
              <text:p text:style-name="P244"><text:a xlink:type="simple" xlink:href="#__RefHeading__16252_2073142818" text:style-name="Index_20_Link" text:visited-style-name="Index_20_Link">La programmation objet<text:tab/>7</text:a></text:p>
              <text:p text:style-name="P245"><text:a xlink:type="simple" xlink:href="#__RefHeading__16254_2073142818" text:style-name="Index_20_Link" text:visited-style-name="Index_20_Link">Poser un problème<text:tab/>7</text:a></text:p>
              <text:p text:style-name="P245"><text:a xlink:type="simple" xlink:href="#__RefHeading__16256_2073142818" text:style-name="Index_20_Link" text:visited-style-name="Index_20_Link">La programmation objets expliquée aux programmeurs<text:tab/>7</text:a></text:p>
              <text:p text:style-name="P245"><text:a xlink:type="simple" xlink:href="#__RefHeading__16258_2073142818" text:style-name="Index_20_Link" text:visited-style-name="Index_20_Link">L'approche procédurale<text:tab/>7</text:a></text:p>
              <text:p text:style-name="P245"><text:a xlink:type="simple" xlink:href="#__RefHeading__16264_2073142818" text:style-name="Index_20_Link" text:visited-style-name="Index_20_Link">L'approche modulaire<text:tab/>7</text:a></text:p>
              <text:p text:style-name="P245"><text:a xlink:type="simple" xlink:href="#__RefHeading__16274_2073142818" text:style-name="Index_20_Link" text:visited-style-name="Index_20_Link">L'approche objets<text:tab/>8</text:a></text:p>
              <text:p text:style-name="P245"><text:a xlink:type="simple" xlink:href="#__RefHeading__16304_2073142818" text:style-name="Index_20_Link" text:visited-style-name="Index_20_Link">Des bibliothèques d'objets<text:tab/>12</text:a></text:p>
              <text:p text:style-name="P245"><text:a xlink:type="simple" xlink:href="#__RefHeading__16306_2073142818" text:style-name="Index_20_Link" text:visited-style-name="Index_20_Link">La programmation objets expliquée aux gens normaux<text:tab/>12</text:a></text:p>
              <text:p text:style-name="P245"><text:a xlink:type="simple" xlink:href="#__RefHeading__16328_2073142818" text:style-name="Index_20_Link" text:visited-style-name="Index_20_Link">Classes et objets<text:tab/>15</text:a></text:p>
              <text:p text:style-name="P244"><text:a xlink:type="simple" xlink:href="#__RefHeading__16340_2073142818" text:style-name="Index_20_Link" text:visited-style-name="Index_20_Link">Au coeur des langages C/C++<text:tab/>17</text:a></text:p>
              <text:p text:style-name="P245"><text:a xlink:type="simple" xlink:href="#__RefHeading__16342_2073142818" text:style-name="Index_20_Link" text:visited-style-name="Index_20_Link">Les expressions<text:tab/>17</text:a></text:p>
              <text:p text:style-name="P245"><text:a xlink:type="simple" xlink:href="#__RefHeading__16344_2073142818" text:style-name="Index_20_Link" text:visited-style-name="Index_20_Link">Les instructions<text:tab/>17</text:a></text:p>
              <text:p text:style-name="P245"><text:a xlink:type="simple" xlink:href="#__RefHeading__16362_2073142818" text:style-name="Index_20_Link" text:visited-style-name="Index_20_Link">Les constantes en langage C<text:tab/>19</text:a></text:p>
              <text:p text:style-name="P245"><text:a xlink:type="simple" xlink:href="#__RefHeading__16376_2073142818" text:style-name="Index_20_Link" text:visited-style-name="Index_20_Link">Déclarations de variables<text:tab/>21</text:a></text:p>
              <text:p text:style-name="P245"><text:a xlink:type="simple" xlink:href="#__RefHeading__16386_2073142818" text:style-name="Index_20_Link" text:visited-style-name="Index_20_Link">Les types de base<text:tab/>22</text:a></text:p>
              <text:p text:style-name="P245"><text:a xlink:type="simple" xlink:href="#__RefHeading__16404_2073142818" text:style-name="Index_20_Link" text:visited-style-name="Index_20_Link">Types dérivés<text:tab/>24</text:a></text:p>
              <text:p text:style-name="P245"><text:a xlink:type="simple" xlink:href="#__RefHeading__16406_2073142818" text:style-name="Index_20_Link" text:visited-style-name="Index_20_Link">Le type auto (C++11)<text:tab/>24</text:a></text:p>
              <text:p text:style-name="P245"><text:a xlink:type="simple" xlink:href="#__RefHeading__16408_2073142818" text:style-name="Index_20_Link" text:visited-style-name="Index_20_Link">Les tableaux<text:tab/>24</text:a></text:p>
              <text:p text:style-name="P245"><text:a xlink:type="simple" xlink:href="#__RefHeading__16426_2073142818" text:style-name="Index_20_Link" text:visited-style-name="Index_20_Link">Les structures<text:tab/>26</text:a></text:p>
              <text:p text:style-name="P245"><text:a xlink:type="simple" xlink:href="#__RefHeading__16436_2073142818" text:style-name="Index_20_Link" text:visited-style-name="Index_20_Link">Les unions<text:tab/>27</text:a></text:p>
              <text:p text:style-name="P245"><text:a xlink:type="simple" xlink:href="#__RefHeading__16438_2073142818" text:style-name="Index_20_Link" text:visited-style-name="Index_20_Link">Opérateurs et expressions<text:tab/>27</text:a></text:p>
              <text:p text:style-name="P245"><text:a xlink:type="simple" xlink:href="#__RefHeading__16456_2073142818" text:style-name="Index_20_Link" text:visited-style-name="Index_20_Link">Les fonctions<text:tab/>28</text:a></text:p>
              <text:p text:style-name="P245"><text:a xlink:type="simple" xlink:href="#__RefHeading__16466_2073142818" text:style-name="Index_20_Link" text:visited-style-name="Index_20_Link">Lvalues, Rvalues<text:tab/>29</text:a></text:p>
              <text:p text:style-name="P245"><text:a xlink:type="simple" xlink:href="#__RefHeading__16468_2073142818" text:style-name="Index_20_Link" text:visited-style-name="Index_20_Link">Pointeurs (*), références (&amp;), descripteur const<text:tab/>29</text:a></text:p>
              <text:p text:style-name="P245"><text:a xlink:type="simple" xlink:href="#__RefHeading__16470_2073142818" text:style-name="Index_20_Link" text:visited-style-name="Index_20_Link"><text:s/>Quelques analogies avec le monde dit "réel"<text:tab/>30</text:a></text:p>
              <text:p text:style-name="P245"><text:a xlink:type="simple" xlink:href="#__RefHeading__16472_2073142818" text:style-name="Index_20_Link" text:visited-style-name="Index_20_Link">Initialisation, opérateur = : Un peu de Science Fiction<text:tab/>30</text:a></text:p>
              <text:p text:style-name="P245"><text:a xlink:type="simple" xlink:href="#__RefHeading__16482_2073142818" text:style-name="Index_20_Link" text:visited-style-name="Index_20_Link">Pierre va chez le coiffeur...<text:tab/>31</text:a></text:p>
              <text:p text:style-name="P245"><text:a xlink:type="simple" xlink:href="#__RefHeading__16490_2073142818" text:style-name="Index_20_Link" text:visited-style-name="Index_20_Link">Un accouchement difficile<text:tab/>31</text:a></text:p>
              <text:p text:style-name="P245"><text:a xlink:type="simple" xlink:href="#__RefHeading__16500_2073142818" text:style-name="Index_20_Link" text:visited-style-name="Index_20_Link">Retour au monde virtuel...<text:tab/>33</text:a></text:p>
              <text:p text:style-name="P245"><text:a xlink:type="simple" xlink:href="#__RefHeading__16510_2073142818" text:style-name="Index_20_Link" text:visited-style-name="Index_20_Link">Pointeurs sur une structure<text:tab/>34</text:a></text:p>
              <text:p text:style-name="P245"><text:a xlink:type="simple" xlink:href="#__RefHeading__16526_2073142818" text:style-name="Index_20_Link" text:visited-style-name="Index_20_Link">Allocation dynamique de la mémoire en C<text:tab/>38</text:a></text:p>
              <text:p text:style-name="P245"><text:a xlink:type="simple" xlink:href="#__RefHeading__16532_2073142818" text:style-name="Index_20_Link" text:visited-style-name="Index_20_Link">Le type class<text:tab/>39</text:a></text:p>
              <text:p text:style-name="P244"><text:a xlink:type="simple" xlink:href="#__RefHeading__16586_2073142818" text:style-name="Index_20_Link" text:visited-style-name="Index_20_Link">Surcharger fonctions et opérateurs <text:tab/>51</text:a></text:p>
              <text:p text:style-name="P245"><text:a xlink:type="simple" xlink:href="#__RefHeading__16588_2073142818" text:style-name="Index_20_Link" text:visited-style-name="Index_20_Link">Modifier une fonction sans remettre en cause l'existant <text:tab/>51</text:a></text:p>
              <text:p text:style-name="P245"><text:a xlink:type="simple" xlink:href="#__RefHeading__16602_2073142818" text:style-name="Index_20_Link" text:visited-style-name="Index_20_Link">Surcharger les opérateurs<text:tab/>53</text:a></text:p>
              <text:p text:style-name="P244"><text:a xlink:type="simple" xlink:href="#__RefHeading__16632_2073142818" text:style-name="Index_20_Link" text:visited-style-name="Index_20_Link">Héritage<text:tab/>61</text:a></text:p>
              <text:p text:style-name="P245"><text:a xlink:type="simple" xlink:href="#__RefHeading__16634_2073142818" text:style-name="Index_20_Link" text:visited-style-name="Index_20_Link">Classes abstraites...<text:tab/>61</text:a></text:p>
              <text:p text:style-name="P245"><text:a xlink:type="simple" xlink:href="#__RefHeading__16636_2073142818" text:style-name="Index_20_Link" text:visited-style-name="Index_20_Link">...Classes concrètes <text:tab/>62</text:a></text:p>
              <text:p text:style-name="P245"><text:a xlink:type="simple" xlink:href="#__RefHeading__16650_2073142818" text:style-name="Index_20_Link" text:visited-style-name="Index_20_Link">Classes de bases abstraites<text:tab/>66</text:a></text:p>
              <text:p text:style-name="P245"><text:a xlink:type="simple" xlink:href="#__RefHeading__16662_2073142818" text:style-name="Index_20_Link" text:visited-style-name="Index_20_Link">L'héritage multiple<text:tab/>68</text:a></text:p>
              <text:p text:style-name="P244"><text:a xlink:type="simple" xlink:href="#__RefHeading__16668_2073142818" text:style-name="Index_20_Link" text:visited-style-name="Index_20_Link">Les modèles <text:tab/>71</text:a></text:p>
              <text:p text:style-name="P245"><text:a xlink:type="simple" xlink:href="#__RefHeading__16670_2073142818" text:style-name="Index_20_Link" text:visited-style-name="Index_20_Link">Les modèles de fonctions<text:tab/>71</text:a></text:p>
              <text:p text:style-name="P245"><text:a xlink:type="simple" xlink:href="#__RefHeading__16672_2073142818" text:style-name="Index_20_Link" text:visited-style-name="Index_20_Link">Classes paramétrées<text:tab/>71</text:a></text:p>
              <text:p text:style-name="P245"><text:a xlink:type="simple" xlink:href="#__RefHeading__16684_2073142818" text:style-name="Index_20_Link" text:visited-style-name="Index_20_Link">Spécialisation<text:tab/>73</text:a></text:p>
              <text:p text:style-name="P245"><text:soft-page-break/><text:a xlink:type="simple" xlink:href="#__RefHeading__16688_2073142818" text:style-name="Index_20_Link" text:visited-style-name="Index_20_Link">Quelques conseils...<text:tab/>74</text:a></text:p>
              <text:p text:style-name="P244"><text:a xlink:type="simple" xlink:href="#__RefHeading__16690_2073142818" text:style-name="Index_20_Link" text:visited-style-name="Index_20_Link">Exceptions<text:tab/>75</text:a></text:p>
              <text:p text:style-name="P245"><text:a xlink:type="simple" xlink:href="#__RefHeading__16692_2073142818" text:style-name="Index_20_Link" text:visited-style-name="Index_20_Link">Que faire en cas d'erreur ?<text:tab/>75</text:a></text:p>
              <text:p text:style-name="P245"><text:a xlink:type="simple" xlink:href="#__RefHeading__16694_2073142818" text:style-name="Index_20_Link" text:visited-style-name="Index_20_Link">Une analogie avec la vie courante<text:tab/>75</text:a></text:p>
              <text:p text:style-name="P245"><text:a xlink:type="simple" xlink:href="#__RefHeading__16696_2073142818" text:style-name="Index_20_Link" text:visited-style-name="Index_20_Link">Le système d'exceptions<text:tab/>76</text:a></text:p>
              <text:p text:style-name="P245"><text:a xlink:type="simple" xlink:href="#__RefHeading__16706_2073142818" text:style-name="Index_20_Link" text:visited-style-name="Index_20_Link">Exceptions et ...<text:tab/>81</text:a></text:p>
              <text:p text:style-name="P244"><text:a xlink:type="simple" xlink:href="#__RefHeading__16712_2073142818" text:style-name="Index_20_Link" text:visited-style-name="Index_20_Link">Gestion de la mémoire<text:tab/>83</text:a></text:p>
              <text:p text:style-name="P245"><text:a xlink:type="simple" xlink:href="#__RefHeading__16714_2073142818" text:style-name="Index_20_Link" text:visited-style-name="Index_20_Link">Qu'est-ce que l'allocation dynamique de mémoire ?<text:tab/>83</text:a></text:p>
              <text:p text:style-name="P245"><text:a xlink:type="simple" xlink:href="#__RefHeading__16724_2073142818" text:style-name="Index_20_Link" text:visited-style-name="Index_20_Link">Opérateurs et fonctions<text:tab/>84</text:a></text:p>
              <text:p text:style-name="P245"><text:a xlink:type="simple" xlink:href="#__RefHeading__16736_2073142818" text:style-name="Index_20_Link" text:visited-style-name="Index_20_Link">Objets utilisés pour la gestion de la mémoire<text:tab/>85</text:a></text:p>
              <text:p text:style-name="P244"><text:a xlink:type="simple" xlink:href="#__RefHeading__16750_2073142818" text:style-name="Index_20_Link" text:visited-style-name="Index_20_Link">La bibliothèque standard <text:tab/>87</text:a></text:p>
              <text:p text:style-name="P245"><text:a xlink:type="simple" xlink:href="#__RefHeading__16752_2073142818" text:style-name="Index_20_Link" text:visited-style-name="Index_20_Link">Compléments sur le langage<text:tab/>87</text:a></text:p>
              <text:p text:style-name="P245"><text:a xlink:type="simple" xlink:href="#__RefHeading__16770_2073142818" text:style-name="Index_20_Link" text:visited-style-name="Index_20_Link">Les conteneurs<text:tab/>89</text:a></text:p>
              <text:p text:style-name="P245"><text:a xlink:type="simple" xlink:href="#__RefHeading__16794_2073142818" text:style-name="Index_20_Link" text:visited-style-name="Index_20_Link">Les itérateurs<text:tab/>95</text:a></text:p>
              <text:p text:style-name="P245"><text:a xlink:type="simple" xlink:href="#__RefHeading__16818_2073142818" text:style-name="Index_20_Link" text:visited-style-name="Index_20_Link">Algorithmes<text:tab/>100</text:a></text:p>
              <text:p text:style-name="P245"><text:a xlink:type="simple" xlink:href="#__RefHeading__16832_2073142818" text:style-name="Index_20_Link" text:visited-style-name="Index_20_Link">Les entrées-sorties<text:tab/>101</text:a></text:p>
              <text:p text:style-name="P244"><text:a xlink:type="simple" xlink:href="#__RefHeading__16870_2073142818" text:style-name="Index_20_Link" text:visited-style-name="Index_20_Link">Références<text:tab/>107</text:a></text:p>
            </text:index-body>
          </text:table-of-content>
          <text:p text:style-name="P22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Liberation Serif" fo:font-size="24pt" fo:font-weight="bold" style:font-name-asian="Droid Sans" style:font-size-asian="24pt" style:font-weight-asian="bold" style:font-name-complex="Lohit Hindi"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background-color="transparent" text:number-lines="false" text:line-number="0">
        <style:background-image/>
      </style:paragraph-properties>
      <style:text-properties fo:font-size="8pt" fo:font-style="italic" style:font-size-asian="10.5pt" style:font-style-asian="italic" style:font-style-complex="italic"/>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master-page-name="">
      <style:paragraph-properties fo:margin-top="0cm" fo:margin-bottom="0cm" fo:keep-together="auto" fo:orphans="0" fo:widows="2" style:page-number="auto" fo:background-color="#e6e6e6" style:shadow="none" fo:keep-with-next="always">
        <style:background-image/>
      </style:paragraph-properties>
      <style:text-properties style:font-name="Droid Sans Mono" fo:font-size="8pt" style:font-name-asian="WenQuanYi Micro Hei"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size="10pt" fo:font-style="italic" fo:font-weight="normal" style:font-name-asian="Droid Sans" style:font-size-asian="7pt" style:font-weight-asian="bold" style:font-name-complex="Lohit Hindi" style:font-size-complex="7pt" style:font-weight-complex="bold"/>
    </style:style>
    <style:style style:name="Table_20_Contents" style:display-name="Table Contents" style:family="paragraph" style:parent-style-name="Standard" style:class="extra" style:master-page-name="">
      <style:paragraph-properties style:page-number="auto" fo:background-color="#e6e6e6" fo:padding="0cm" fo:border="none" style:shadow="none" text:number-lines="false" text:line-number="0">
        <style:background-image/>
      </style:paragraph-properties>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roid Sans Mono" style:font-name-asian="WenQuanYi Micro Hei" style:font-name-complex="Lohit Hindi2"/>
    </style:style>
    <style:style style:name="Numbering_20_Symbols" style:display-name="Numbering Symbols" style:family="text"/>
    <style:style style:name="Teletype" style:family="text">
      <style:text-properties style:font-name="Droid Sans Mono" style:font-name-asian="WenQuanYi Micro Hei" style:font-name-complex="Lohit Hindi2"/>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75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110</text:page-number></text:span><text:span text:style-name="MT1"><text:tab/>Cours C++ - Emmanuel Courcelle / CUTIS / Formation permanente du C.N.R.S. - Janvier 2013 - </text:span><draw:a xlink:type="simple" xlink:href="http://creativecommons.org/licenses/by-nc-nd/3.0/deed.fr"><draw:frame draw:style-name="Mfr1" draw:name="images1" text:anchor-type="char" svg:x="14.079cm" svg:y="-0.058cm" svg:width="2.17cm" svg:height="0.45cm" draw:z-index="109"><draw:image xlink:href="../../html/cc-byncnd.png" xlink:type="simple" xlink:show="embed" xlink:actuate="onLoad"/></draw:frame></draw: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1T15:12:34</meta:creation-date>
    <dc:date>2013-03-02T15:12:48</dc:date>
    <meta:editing-duration>PT2H1S</meta:editing-duration>
    <meta:editing-cycles>19</meta:editing-cycles>
    <meta:generator>LibreOffice/3.5$Linux_X86_64 LibreOffice_project/350m1$Build-2</meta:generator>
    <meta:document-statistic meta:table-count="21" meta:image-count="196" meta:object-count="0" meta:page-count="110" meta:paragraph-count="3925" meta:word-count="40476" meta:character-count="253553" meta:non-whitespace-character-count="212049"/>
  </office:meta>
</office:document-meta>
</file>